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andale mono" svg:font-family="'andale mono'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Geocaching">
      <style:table-properties table:display="true" style:writing-mode="lr-tb"/>
    </style:style>
    <style:style style:name="ta2" style:family="table" style:master-page-name="PageStyle_5f_Euler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bottom"/>
      <style:text-properties fo:color="#594a42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fefe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efefe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vertical-align="bottom"/>
      <style:text-properties fo:color="#594a42" style:text-line-through-style="none" style:text-line-through-type="none" style:font-name="andale mono" fo:font-size="10pt" fo:font-style="normal" style:text-underline-style="none" fo:font-weight="normal" style:font-name-asian="andale mon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Geocaching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7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235" table:default-cell-style-name="Default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1" calcext:value-type="float">
            <text:p>91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2" table:number-columns-repeated="23"/>
          <table:table-cell table:number-columns-repeated="2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7"/>
          <table:table-cell table:style-name="ce2" table:number-columns-repeated="18"/>
          <table:table-cell table:style-name="ce7" table:number-columns-repeated="5"/>
          <table:table-cell table:number-columns-repeated="212"/>
        </table:table-row>
        <table:table-row table:style-name="ro2" table:number-rows-repeated="9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Horizontal</text:p>
          </table:table-cell>
          <table:table-cell table:formula="of:=PRODUCT([.A1:.D1])" office:value-type="float" office:value="110880" calcext:value-type="float">
            <text:p>110880</text:p>
          </table:table-cell>
          <table:table-cell table:formula="of:=PRODUCT([.B1:.E1])" office:value-type="float" office:value="873180" calcext:value-type="float">
            <text:p>873180</text:p>
          </table:table-cell>
          <table:table-cell table:formula="of:=PRODUCT([.C1:.F1])" office:value-type="float" office:value="117810" calcext:value-type="float">
            <text:p>117810</text:p>
          </table:table-cell>
          <table:table-cell table:formula="of:=PRODUCT([.D1:.G1])" office:value-type="float" office:value="447678" calcext:value-type="float">
            <text:p>447678</text:p>
          </table:table-cell>
          <table:table-cell table:formula="of:=PRODUCT([.E1:.H1])" office:value-type="float" office:value="691866" calcext:value-type="float">
            <text:p>691866</text:p>
          </table:table-cell>
          <table:table-cell table:formula="of:=PRODUCT([.F1:.I1])" office:value-type="float" office:value="571064" calcext:value-type="float">
            <text:p>571064</text:p>
          </table:table-cell>
          <table:table-cell table:formula="of:=PRODUCT([.G1:.J1])" office:value-type="float" office:value="2149888" calcext:value-type="float">
            <text:p>2149888</text:p>
          </table:table-cell>
          <table:table-cell table:formula="of:=PRODUCT([.H1:.K1])" office:value-type="float" office:value="1697280" calcext:value-type="float">
            <text:p>1697280</text:p>
          </table:table-cell>
          <table:table-cell table:formula="of:=PRODUCT([.I1:.L1])" office:value-type="float" office:value="1248000" calcext:value-type="float">
            <text:p>1248000</text:p>
          </table:table-cell>
          <table:table-cell table:formula="of:=PRODUCT([.J1:.M1])" office:value-type="float" office:value="432000" calcext:value-type="float">
            <text:p>432000</text:p>
          </table:table-cell>
          <table:table-cell table:formula="of:=PRODUCT([.K1:.N1])" office:value-type="float" office:value="756000" calcext:value-type="float">
            <text:p>756000</text:p>
          </table:table-cell>
          <table:table-cell table:formula="of:=PRODUCT([.L1:.O1])" office:value-type="float" office:value="4939200" calcext:value-type="float">
            <text:p>4939200</text:p>
          </table:table-cell>
          <table:table-cell table:formula="of:=PRODUCT([.M1:.P1])" office:value-type="float" office:value="4544064" calcext:value-type="float">
            <text:p>4544064</text:p>
          </table:table-cell>
          <table:table-cell table:formula="of:=PRODUCT([.N1:.Q1])" office:value-type="float" office:value="4039168" calcext:value-type="float">
            <text:p>4039168</text:p>
          </table:table-cell>
          <table:table-cell table:formula="of:=PRODUCT([.O1:.R1])" office:value-type="float" office:value="1983520" calcext:value-type="float">
            <text:p>1983520</text:p>
          </table:table-cell>
          <table:table-cell table:formula="of:=PRODUCT([.P1:.S1])" office:value-type="float" office:value="404800" calcext:value-type="float">
            <text:p>404800</text:p>
          </table:table-cell>
          <table:table-cell table:formula="of:=PRODUCT([.Q1:.T1])" office:value-type="float" office:value="1795200" calcext:value-type="float">
            <text:p>179520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2:.D2])" office:value-type="float" office:value="34656" calcext:value-type="float">
            <text:p>34656</text:p>
          </table:table-cell>
          <table:table-cell table:formula="of:=PRODUCT([.B2:.E2])" office:value-type="float" office:value="415872" calcext:value-type="float">
            <text:p>415872</text:p>
          </table:table-cell>
          <table:table-cell table:formula="of:=PRODUCT([.C2:.F2])" office:value-type="float" office:value="623808" calcext:value-type="float">
            <text:p>623808</text:p>
          </table:table-cell>
          <table:table-cell table:formula="of:=PRODUCT([.D2:.G2])" office:value-type="float" office:value="317376" calcext:value-type="float">
            <text:p>317376</text:p>
          </table:table-cell>
          <table:table-cell table:formula="of:=PRODUCT([.E2:.H2])" office:value-type="float" office:value="768384" calcext:value-type="float">
            <text:p>768384</text:p>
          </table:table-cell>
          <table:table-cell table:formula="of:=PRODUCT([.F2:.I2])" office:value-type="float" office:value="160080" calcext:value-type="float">
            <text:p>160080</text:p>
          </table:table-cell>
          <table:table-cell table:formula="of:=PRODUCT([.G2:.J2])" office:value-type="float" office:value="213440" calcext:value-type="float">
            <text:p>213440</text:p>
          </table:table-cell>
          <table:table-cell table:formula="of:=PRODUCT([.H2:.K2])" office:value-type="float" office:value="257600" calcext:value-type="float">
            <text:p>257600</text:p>
          </table:table-cell>
          <table:table-cell table:formula="of:=PRODUCT([.I2:.L2])" office:value-type="float" office:value="364000" calcext:value-type="float">
            <text:p>364000</text:p>
          </table:table-cell>
          <table:table-cell table:formula="of:=PRODUCT([.J2:.M2])" office:value-type="float" office:value="1747200" calcext:value-type="float">
            <text:p>1747200</text:p>
          </table:table-cell>
          <table:table-cell table:formula="of:=PRODUCT([.K2:.N2])" office:value-type="float" office:value="2402400" calcext:value-type="float">
            <text:p>2402400</text:p>
          </table:table-cell>
          <table:table-cell table:formula="of:=PRODUCT([.L2:.O2])" office:value-type="float" office:value="960960" calcext:value-type="float">
            <text:p>960960</text:p>
          </table:table-cell>
          <table:table-cell table:formula="of:=PRODUCT([.M2:.P2])" office:value-type="float" office:value="1995840" calcext:value-type="float">
            <text:p>1995840</text:p>
          </table:table-cell>
          <table:table-cell table:formula="of:=PRODUCT([.N2:.Q2])" office:value-type="float" office:value="1247400" calcext:value-type="float">
            <text:p>1247400</text:p>
          </table:table-cell>
          <table:table-cell table:formula="of:=PRODUCT([.O2:.R2])" office:value-type="float" office:value="1530900" calcext:value-type="float">
            <text:p>1530900</text:p>
          </table:table-cell>
          <table:table-cell table:formula="of:=PRODUCT([.P2:.S2])" office:value-type="float" office:value="218700" calcext:value-type="float">
            <text:p>218700</text:p>
          </table:table-cell>
          <table:table-cell table:formula="of:=PRODUCT([.Q2:.T2])" office:value-type="float" office:value="147420" calcext:value-type="float">
            <text:p>14742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3:.D3])" office:value-type="float" office:value="2192520" calcext:value-type="float">
            <text:p>2192520</text:p>
          </table:table-cell>
          <table:table-cell table:formula="of:=PRODUCT([.B3:.E3])" office:value-type="float" office:value="163080" calcext:value-type="float">
            <text:p>163080</text:p>
          </table:table-cell>
          <table:table-cell table:formula="of:=PRODUCT([.C3:.F3])" office:value-type="float" office:value="47565" calcext:value-type="float">
            <text:p>47565</text:p>
          </table:table-cell>
          <table:table-cell table:formula="of:=PRODUCT([.D3:.G3])" office:value-type="float" office:value="22365" calcext:value-type="float">
            <text:p>22365</text:p>
          </table:table-cell>
          <table:table-cell table:formula="of:=PRODUCT([.E3:.H3])" office:value-type="float" office:value="40257" calcext:value-type="float">
            <text:p>40257</text:p>
          </table:table-cell>
          <table:table-cell table:formula="of:=PRODUCT([.F3:.I3])" office:value-type="float" office:value="286272" calcext:value-type="float">
            <text:p>286272</text:p>
          </table:table-cell>
          <table:table-cell table:formula="of:=PRODUCT([.G3:.J3])" office:value-type="float" office:value="1799424" calcext:value-type="float">
            <text:p>1799424</text:p>
          </table:table-cell>
          <table:table-cell table:formula="of:=PRODUCT([.H3:.K3])" office:value-type="float" office:value="963072" calcext:value-type="float">
            <text:p>963072</text:p>
          </table:table-cell>
          <table:table-cell table:formula="of:=PRODUCT([.I3:.L3])" office:value-type="float" office:value="3210240" calcext:value-type="float">
            <text:p>3210240</text:p>
          </table:table-cell>
          <table:table-cell table:formula="of:=PRODUCT([.J3:.M3])" office:value-type="float" office:value="551760" calcext:value-type="float">
            <text:p>551760</text:p>
          </table:table-cell>
          <table:table-cell table:formula="of:=PRODUCT([.K3:.N3])" office:value-type="float" office:value="263340" calcext:value-type="float">
            <text:p>263340</text:p>
          </table:table-cell>
          <table:table-cell table:formula="of:=PRODUCT([.L3:.O3])" office:value-type="float" office:value="221760" calcext:value-type="float">
            <text:p>221760</text:p>
          </table:table-cell>
          <table:table-cell table:formula="of:=PRODUCT([.M3:.P3])" office:value-type="float" office:value="199584" calcext:value-type="float">
            <text:p>199584</text:p>
          </table:table-cell>
          <table:table-cell table:formula="of:=PRODUCT([.N3:.Q3])" office:value-type="float" office:value="489888" calcext:value-type="float">
            <text:p>489888</text:p>
          </table:table-cell>
          <table:table-cell table:formula="of:=PRODUCT([.O3:.R3])" office:value-type="float" office:value="1936224" calcext:value-type="float">
            <text:p>1936224</text:p>
          </table:table-cell>
          <table:table-cell table:formula="of:=PRODUCT([.P3:.S3])" office:value-type="float" office:value="1089126" calcext:value-type="float">
            <text:p>1089126</text:p>
          </table:table-cell>
          <table:table-cell table:formula="of:=PRODUCT([.Q3:.T3])" office:value-type="float" office:value="645408" calcext:value-type="float">
            <text:p>645408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4:.D4])" office:value-type="float" office:value="2869760" calcext:value-type="float">
            <text:p>2869760</text:p>
          </table:table-cell>
          <table:table-cell table:formula="of:=PRODUCT([.B4:.E4])" office:value-type="float" office:value="269040" calcext:value-type="float">
            <text:p>269040</text:p>
          </table:table-cell>
          <table:table-cell table:formula="of:=PRODUCT([.C4:.F4])" office:value-type="float" office:value="283200" calcext:value-type="float">
            <text:p>283200</text:p>
          </table:table-cell>
          <table:table-cell table:formula="of:=PRODUCT([.D4:.G4])" office:value-type="float" office:value="148680" calcext:value-type="float">
            <text:p>148680</text:p>
          </table:table-cell>
          <table:table-cell table:formula="of:=PRODUCT([.E4:.H4])" office:value-type="float" office:value="42840" calcext:value-type="float">
            <text:p>42840</text:p>
          </table:table-cell>
          <table:table-cell table:formula="of:=PRODUCT([.F4:.I4])" office:value-type="float" office:value="592620" calcext:value-type="float">
            <text:p>592620</text:p>
          </table:table-cell>
          <table:table-cell table:formula="of:=PRODUCT([.G4:.J4])" office:value-type="float" office:value="266679" calcext:value-type="float">
            <text:p>266679</text:p>
          </table:table-cell>
          <table:table-cell table:formula="of:=PRODUCT([.H4:.K4])" office:value-type="float" office:value="203184" calcext:value-type="float">
            <text:p>203184</text:p>
          </table:table-cell>
          <table:table-cell table:formula="of:=PRODUCT([.I4:.L4])" office:value-type="float" office:value="896400" calcext:value-type="float">
            <text:p>896400</text:p>
          </table:table-cell>
          <table:table-cell table:formula="of:=PRODUCT([.J4:.M4])" office:value-type="float" office:value="583200" calcext:value-type="float">
            <text:p>583200</text:p>
          </table:table-cell>
          <table:table-cell table:formula="of:=PRODUCT([.K4:.N4])" office:value-type="float" office:value="3304800" calcext:value-type="float">
            <text:p>3304800</text:p>
          </table:table-cell>
          <table:table-cell table:formula="of:=PRODUCT([.L4:.O4])" office:value-type="float" office:value="5163750" calcext:value-type="float">
            <text:p>5163750</text:p>
          </table:table-cell>
          <table:table-cell table:formula="of:=PRODUCT([.M4:.P4])" office:value-type="float" office:value="1652400" calcext:value-type="float">
            <text:p>1652400</text:p>
          </table:table-cell>
          <table:table-cell table:formula="of:=PRODUCT([.N4:.Q4])" office:value-type="float" office:value="459000" calcext:value-type="float">
            <text:p>459000</text:p>
          </table:table-cell>
          <table:table-cell table:formula="of:=PRODUCT([.O4:.R4])" office:value-type="float" office:value="63000" calcext:value-type="float">
            <text:p>63000</text:p>
          </table:table-cell>
          <table:table-cell table:formula="of:=PRODUCT([.P4:.S4])" office:value-type="float" office:value="70560" calcext:value-type="float">
            <text:p>70560</text:p>
          </table:table-cell>
          <table:table-cell table:formula="of:=PRODUCT([.Q4:.T4])" office:value-type="float" office:value="64680" calcext:value-type="float">
            <text:p>6468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5:.D5])" office:value-type="float" office:value="20832" calcext:value-type="float">
            <text:p>20832</text:p>
          </table:table-cell>
          <table:table-cell table:formula="of:=PRODUCT([.B5:.E5])" office:value-type="float" office:value="156240" calcext:value-type="float">
            <text:p>156240</text:p>
          </table:table-cell>
          <table:table-cell table:formula="of:=PRODUCT([.C5:.F5])" office:value-type="float" office:value="323640" calcext:value-type="float">
            <text:p>323640</text:p>
          </table:table-cell>
          <table:table-cell table:formula="of:=PRODUCT([.D5:.G5])" office:value-type="float" office:value="1941840" calcext:value-type="float">
            <text:p>1941840</text:p>
          </table:table-cell>
          <table:table-cell table:formula="of:=PRODUCT([.E5:.H5])" office:value-type="float" office:value="1315440" calcext:value-type="float">
            <text:p>1315440</text:p>
          </table:table-cell>
          <table:table-cell table:formula="of:=PRODUCT([.F5:.I5])" office:value-type="float" office:value="175392" calcext:value-type="float">
            <text:p>175392</text:p>
          </table:table-cell>
          <table:table-cell table:formula="of:=PRODUCT([.G5:.J5])" office:value-type="float" office:value="136080" calcext:value-type="float">
            <text:p>136080</text:p>
          </table:table-cell>
          <table:table-cell table:formula="of:=PRODUCT([.H5:.K5])" office:value-type="float" office:value="52920" calcext:value-type="float">
            <text:p>52920</text:p>
          </table:table-cell>
          <table:table-cell table:formula="of:=PRODUCT([.I5:.L5])" office:value-type="float" office:value="68040" calcext:value-type="float">
            <text:p>68040</text:p>
          </table:table-cell>
          <table:table-cell table:formula="of:=PRODUCT([.J5:.M5])" office:value-type="float" office:value="782460" calcext:value-type="float">
            <text:p>782460</text:p>
          </table:table-cell>
          <table:table-cell table:formula="of:=PRODUCT([.K5:.N5])" office:value-type="float" office:value="556416" calcext:value-type="float">
            <text:p>556416</text:p>
          </table:table-cell>
          <table:table-cell table:formula="of:=PRODUCT([.L5:.O5])" office:value-type="float" office:value="755136" calcext:value-type="float">
            <text:p>755136</text:p>
          </table:table-cell>
          <table:table-cell table:formula="of:=PRODUCT([.M5:.P5])" office:value-type="float" office:value="139840" calcext:value-type="float">
            <text:p>139840</text:p>
          </table:table-cell>
          <table:table-cell table:formula="of:=PRODUCT([.N5:.Q5])" office:value-type="float" office:value="145920" calcext:value-type="float">
            <text:p>145920</text:p>
          </table:table-cell>
          <table:table-cell table:formula="of:=PRODUCT([.O5:.R5])" office:value-type="float" office:value="45600" calcext:value-type="float">
            <text:p>45600</text:p>
          </table:table-cell>
          <table:table-cell table:formula="of:=PRODUCT([.P5:.S5])" office:value-type="float" office:value="91200" calcext:value-type="float">
            <text:p>91200</text:p>
          </table:table-cell>
          <table:table-cell table:formula="of:=PRODUCT([.Q5:.T5])" office:value-type="float" office:value="273600" calcext:value-type="float">
            <text:p>27360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6:.D6])" office:value-type="float" office:value="5166720" calcext:value-type="float">
            <text:p>5166720</text:p>
          </table:table-cell>
          <table:table-cell table:formula="of:=PRODUCT([.B6:.E6])" office:value-type="float" office:value="1225440" calcext:value-type="float">
            <text:p>1225440</text:p>
          </table:table-cell>
          <table:table-cell table:formula="of:=PRODUCT([.C6:.F6])" office:value-type="float" office:value="2389608" calcext:value-type="float">
            <text:p>2389608</text:p>
          </table:table-cell>
          <table:table-cell table:formula="of:=PRODUCT([.D6:.G6])" office:value-type="float" office:value="2987010" calcext:value-type="float">
            <text:p>2987010</text:p>
          </table:table-cell>
          <table:table-cell table:formula="of:=PRODUCT([.E6:.H6])" office:value-type="float" office:value="3051945" calcext:value-type="float">
            <text:p>3051945</text:p>
          </table:table-cell>
          <table:table-cell table:formula="of:=PRODUCT([.F6:.I6])" office:value-type="float" office:value="1072305" calcext:value-type="float">
            <text:p>1072305</text:p>
          </table:table-cell>
          <table:table-cell table:formula="of:=PRODUCT([.G6:.J6])" office:value-type="float" office:value="1072305" calcext:value-type="float">
            <text:p>1072305</text:p>
          </table:table-cell>
          <table:table-cell table:formula="of:=PRODUCT([.H6:.K6])" office:value-type="float" office:value="309777" calcext:value-type="float">
            <text:p>309777</text:p>
          </table:table-cell>
          <table:table-cell table:formula="of:=PRODUCT([.I6:.L6])" office:value-type="float" office:value="171366" calcext:value-type="float">
            <text:p>171366</text:p>
          </table:table-cell>
          <table:table-cell table:formula="of:=PRODUCT([.J6:.M6])" office:value-type="float" office:value="276822" calcext:value-type="float">
            <text:p>276822</text:p>
          </table:table-cell>
          <table:table-cell table:formula="of:=PRODUCT([.K6:.N6])" office:value-type="float" office:value="141960" calcext:value-type="float">
            <text:p>141960</text:p>
          </table:table-cell>
          <table:table-cell table:formula="of:=PRODUCT([.L6:.O6])" office:value-type="float" office:value="76440" calcext:value-type="float">
            <text:p>76440</text:p>
          </table:table-cell>
          <table:table-cell table:formula="of:=PRODUCT([.M6:.P6])" office:value-type="float" office:value="108780" calcext:value-type="float">
            <text:p>108780</text:p>
          </table:table-cell>
          <table:table-cell table:formula="of:=PRODUCT([.N6:.Q6])" office:value-type="float" office:value="88060" calcext:value-type="float">
            <text:p>88060</text:p>
          </table:table-cell>
          <table:table-cell table:formula="of:=PRODUCT([.O6:.R6])" office:value-type="float" office:value="26418" calcext:value-type="float">
            <text:p>26418</text:p>
          </table:table-cell>
          <table:table-cell table:formula="of:=PRODUCT([.P6:.S6])" office:value-type="float" office:value="49062" calcext:value-type="float">
            <text:p>49062</text:p>
          </table:table-cell>
          <table:table-cell table:formula="of:=PRODUCT([.Q6:.T6])" office:value-type="float" office:value="149838" calcext:value-type="float">
            <text:p>149838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7:.D7])" office:value-type="float" office:value="503880" calcext:value-type="float">
            <text:p>503880</text:p>
          </table:table-cell>
          <table:table-cell table:formula="of:=PRODUCT([.B7:.E7])" office:value-type="float" office:value="363090" calcext:value-type="float">
            <text:p>363090</text:p>
          </table:table-cell>
          <table:table-cell table:formula="of:=PRODUCT([.C7:.F7])" office:value-type="float" office:value="133770" calcext:value-type="float">
            <text:p>133770</text:p>
          </table:table-cell>
          <table:table-cell table:formula="of:=PRODUCT([.D7:.G7])" office:value-type="float" office:value="129311" calcext:value-type="float">
            <text:p>129311</text:p>
          </table:table-cell>
          <table:table-cell table:formula="of:=PRODUCT([.E7:.H7])" office:value-type="float" office:value="467509" calcext:value-type="float">
            <text:p>467509</text:p>
          </table:table-cell>
          <table:table-cell table:formula="of:=PRODUCT([.F7:.I7])" office:value-type="float" office:value="286230" calcext:value-type="float">
            <text:p>286230</text:p>
          </table:table-cell>
          <table:table-cell table:formula="of:=PRODUCT([.G7:.J7])" office:value-type="float" office:value="1594710" calcext:value-type="float">
            <text:p>1594710</text:p>
          </table:table-cell>
          <table:table-cell table:formula="of:=PRODUCT([.H7:.K7])" office:value-type="float" office:value="2694510" calcext:value-type="float">
            <text:p>2694510</text:p>
          </table:table-cell>
          <table:table-cell table:formula="of:=PRODUCT([.I7:.L7])" office:value-type="float" office:value="630630" calcext:value-type="float">
            <text:p>630630</text:p>
          </table:table-cell>
          <table:table-cell table:formula="of:=PRODUCT([.J7:.M7])" office:value-type="float" office:value="231231" calcext:value-type="float">
            <text:p>231231</text:p>
          </table:table-cell>
          <table:table-cell table:formula="of:=PRODUCT([.K7:.N7])" office:value-type="float" office:value="284592" calcext:value-type="float">
            <text:p>284592</text:p>
          </table:table-cell>
          <table:table-cell table:formula="of:=PRODUCT([.L7:.O7])" office:value-type="float" office:value="226512" calcext:value-type="float">
            <text:p>226512</text:p>
          </table:table-cell>
          <table:table-cell table:formula="of:=PRODUCT([.M7:.P7])" office:value-type="float" office:value="864864" calcext:value-type="float">
            <text:p>864864</text:p>
          </table:table-cell>
          <table:table-cell table:formula="of:=PRODUCT([.N7:.Q7])" office:value-type="float" office:value="1493856" calcext:value-type="float">
            <text:p>1493856</text:p>
          </table:table-cell>
          <table:table-cell table:formula="of:=PRODUCT([.O7:.R7])" office:value-type="float" office:value="746928" calcext:value-type="float">
            <text:p>746928</text:p>
          </table:table-cell>
          <table:table-cell table:formula="of:=PRODUCT([.P7:.S7])" office:value-type="float" office:value="2508912" calcext:value-type="float">
            <text:p>2508912</text:p>
          </table:table-cell>
          <table:table-cell table:formula="of:=PRODUCT([.Q7:.T7])" office:value-type="float" office:value="3285480" calcext:value-type="float">
            <text:p>328548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8:.D8])" office:value-type="float" office:value="1105920" calcext:value-type="float">
            <text:p>1105920</text:p>
          </table:table-cell>
          <table:table-cell table:formula="of:=PRODUCT([.B8:.E8])" office:value-type="float" office:value="1693440" calcext:value-type="float">
            <text:p>1693440</text:p>
          </table:table-cell>
          <table:table-cell table:formula="of:=PRODUCT([.C8:.F8])" office:value-type="float" office:value="2145024" calcext:value-type="float">
            <text:p>2145024</text:p>
          </table:table-cell>
          <table:table-cell table:formula="of:=PRODUCT([.D8:.G8])" office:value-type="float" office:value="983136" calcext:value-type="float">
            <text:p>983136</text:p>
          </table:table-cell>
          <table:table-cell table:formula="of:=PRODUCT([.E8:.H8])" office:value-type="float" office:value="2744588" calcext:value-type="float">
            <text:p>2744588</text:p>
          </table:table-cell>
          <table:table-cell table:formula="of:=PRODUCT([.F8:.I8])" office:value-type="float" office:value="672144" calcext:value-type="float">
            <text:p>672144</text:p>
          </table:table-cell>
          <table:table-cell table:formula="of:=PRODUCT([.G8:.J8])" office:value-type="float" office:value="318384" calcext:value-type="float">
            <text:p>318384</text:p>
          </table:table-cell>
          <table:table-cell table:formula="of:=PRODUCT([.H8:.K8])" office:value-type="float" office:value="520992" calcext:value-type="float">
            <text:p>520992</text:p>
          </table:table-cell>
          <table:table-cell table:formula="of:=PRODUCT([.I8:.L8])" office:value-type="float" office:value="186624" calcext:value-type="float">
            <text:p>186624</text:p>
          </table:table-cell>
          <table:table-cell table:formula="of:=PRODUCT([.J8:.M8])" office:value-type="float" office:value="746496" calcext:value-type="float">
            <text:p>746496</text:p>
          </table:table-cell>
          <table:table-cell table:formula="of:=PRODUCT([.K8:.N8])" office:value-type="float" office:value="331776" calcext:value-type="float">
            <text:p>331776</text:p>
          </table:table-cell>
          <table:table-cell table:formula="of:=PRODUCT([.L8:.O8])" office:value-type="float" office:value="55296" calcext:value-type="float">
            <text:p>55296</text:p>
          </table:table-cell>
          <table:table-cell table:formula="of:=PRODUCT([.M8:.P8])" office:value-type="float" office:value="46080" calcext:value-type="float">
            <text:p>46080</text:p>
          </table:table-cell>
          <table:table-cell table:formula="of:=PRODUCT([.N8:.Q8])" office:value-type="float" office:value="38400" calcext:value-type="float">
            <text:p>38400</text:p>
          </table:table-cell>
          <table:table-cell table:formula="of:=PRODUCT([.O8:.R8])" office:value-type="float" office:value="38400" calcext:value-type="float">
            <text:p>38400</text:p>
          </table:table-cell>
          <table:table-cell table:formula="of:=PRODUCT([.P8:.S8])" office:value-type="float" office:value="38400" calcext:value-type="float">
            <text:p>38400</text:p>
          </table:table-cell>
          <table:table-cell table:formula="of:=PRODUCT([.Q8:.T8])" office:value-type="float" office:value="84480" calcext:value-type="float">
            <text:p>8448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9:.D9])" office:value-type="float" office:value="168168" calcext:value-type="float">
            <text:p>168168</text:p>
          </table:table-cell>
          <table:table-cell table:formula="of:=PRODUCT([.B9:.E9])" office:value-type="float" office:value="458640" calcext:value-type="float">
            <text:p>458640</text:p>
          </table:table-cell>
          <table:table-cell table:formula="of:=PRODUCT([.C9:.F9])" office:value-type="float" office:value="115920" calcext:value-type="float">
            <text:p>115920</text:p>
          </table:table-cell>
          <table:table-cell table:formula="of:=PRODUCT([.D9:.G9])" office:value-type="float" office:value="22770" calcext:value-type="float">
            <text:p>22770</text:p>
          </table:table-cell>
          <table:table-cell table:formula="of:=PRODUCT([.E9:.H9])" office:value-type="float" office:value="250470" calcext:value-type="float">
            <text:p>250470</text:p>
          </table:table-cell>
          <table:table-cell table:formula="of:=PRODUCT([.F9:.I9])" office:value-type="float" office:value="317262" calcext:value-type="float">
            <text:p>317262</text:p>
          </table:table-cell>
          <table:table-cell table:formula="of:=PRODUCT([.G9:.J9])" office:value-type="float" office:value="537966" calcext:value-type="float">
            <text:p>537966</text:p>
          </table:table-cell>
          <table:table-cell table:formula="of:=PRODUCT([.H9:.K9])" office:value-type="float" office:value="635778" calcext:value-type="float">
            <text:p>635778</text:p>
          </table:table-cell>
          <table:table-cell table:formula="of:=PRODUCT([.I9:.L9])" office:value-type="float" office:value="1155960" calcext:value-type="float">
            <text:p>1155960</text:p>
          </table:table-cell>
          <table:table-cell table:formula="of:=PRODUCT([.J9:.M9])" office:value-type="float" office:value="730080" calcext:value-type="float">
            <text:p>730080</text:p>
          </table:table-cell>
          <table:table-cell table:formula="of:=PRODUCT([.K9:.N9])" office:value-type="float" office:value="1141920" calcext:value-type="float">
            <text:p>1141920</text:p>
          </table:table-cell>
          <table:table-cell table:formula="of:=PRODUCT([.L9:.O9])" office:value-type="float" office:value="527040" calcext:value-type="float">
            <text:p>527040</text:p>
          </table:table-cell>
          <table:table-cell table:formula="of:=PRODUCT([.M9:.P9])" office:value-type="float" office:value="667584" calcext:value-type="float">
            <text:p>667584</text:p>
          </table:table-cell>
          <table:table-cell table:formula="of:=PRODUCT([.N9:.Q9])" office:value-type="float" office:value="333792" calcext:value-type="float">
            <text:p>333792</text:p>
          </table:table-cell>
          <table:table-cell table:formula="of:=PRODUCT([.O9:.R9])" office:value-type="float" office:value="240768" calcext:value-type="float">
            <text:p>240768</text:p>
          </table:table-cell>
          <table:table-cell table:formula="of:=PRODUCT([.P9:.S9])" office:value-type="float" office:value="722304" calcext:value-type="float">
            <text:p>722304</text:p>
          </table:table-cell>
          <table:table-cell table:formula="of:=PRODUCT([.Q9:.T9])" office:value-type="float" office:value="76032" calcext:value-type="float">
            <text:p>76032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0:.D10])" office:value-type="float" office:value="197120" calcext:value-type="float">
            <text:p>197120</text:p>
          </table:table-cell>
          <table:table-cell table:formula="of:=PRODUCT([.B10:.E10])" office:value-type="float" office:value="123200" calcext:value-type="float">
            <text:p>123200</text:p>
          </table:table-cell>
          <table:table-cell table:formula="of:=PRODUCT([.C10:.F10])" office:value-type="float" office:value="123200" calcext:value-type="float">
            <text:p>123200</text:p>
          </table:table-cell>
          <table:table-cell table:formula="of:=PRODUCT([.D10:.G10])" office:value-type="float" office:value="772800" calcext:value-type="float">
            <text:p>772800</text:p>
          </table:table-cell>
          <table:table-cell table:formula="of:=PRODUCT([.E10:.H10])" office:value-type="float" office:value="3091200" calcext:value-type="float">
            <text:p>3091200</text:p>
          </table:table-cell>
          <table:table-cell table:formula="of:=PRODUCT([.F10:.I10])" office:value-type="float" office:value="1589760" calcext:value-type="float">
            <text:p>1589760</text:p>
          </table:table-cell>
          <table:table-cell table:formula="of:=PRODUCT([.G10:.J10])" office:value-type="float" office:value="4451328" calcext:value-type="float">
            <text:p>4451328</text:p>
          </table:table-cell>
          <table:table-cell table:formula="of:=PRODUCT([.H10:.K10])" office:value-type="float" office:value="1032192" calcext:value-type="float">
            <text:p>1032192</text:p>
          </table:table-cell>
          <table:table-cell table:formula="of:=PRODUCT([.I10:.L10])" office:value-type="float" office:value="870912" calcext:value-type="float">
            <text:p>870912</text:p>
          </table:table-cell>
          <table:table-cell table:formula="of:=PRODUCT([.J10:.M10])" office:value-type="float" office:value="628992" calcext:value-type="float">
            <text:p>628992</text:p>
          </table:table-cell>
          <table:table-cell table:formula="of:=PRODUCT([.K10:.N10])" office:value-type="float" office:value="539136" calcext:value-type="float">
            <text:p>539136</text:p>
          </table:table-cell>
          <table:table-cell table:formula="of:=PRODUCT([.L10:.O10])" office:value-type="float" office:value="336960" calcext:value-type="float">
            <text:p>336960</text:p>
          </table:table-cell>
          <table:table-cell table:formula="of:=PRODUCT([.M10:.P10])" office:value-type="float" office:value="299520" calcext:value-type="float">
            <text:p>299520</text:p>
          </table:table-cell>
          <table:table-cell table:formula="of:=PRODUCT([.N10:.Q10])" office:value-type="float" office:value="2050560" calcext:value-type="float">
            <text:p>2050560</text:p>
          </table:table-cell>
          <table:table-cell table:formula="of:=PRODUCT([.O10:.R10])" office:value-type="float" office:value="726240" calcext:value-type="float">
            <text:p>726240</text:p>
          </table:table-cell>
          <table:table-cell table:formula="of:=PRODUCT([.P10:.S10])" office:value-type="float" office:value="1343544" calcext:value-type="float">
            <text:p>1343544</text:p>
          </table:table-cell>
          <table:table-cell table:formula="of:=PRODUCT([.Q10:.T10])" office:value-type="float" office:value="3974651" calcext:value-type="float">
            <text:p>3974651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1:.D11])" office:value-type="float" office:value="1688148" calcext:value-type="float">
            <text:p>1688148</text:p>
          </table:table-cell>
          <table:table-cell table:formula="of:=PRODUCT([.B11:.E11])" office:value-type="float" office:value="378378" calcext:value-type="float">
            <text:p>378378</text:p>
          </table:table-cell>
          <table:table-cell table:formula="of:=PRODUCT([.C11:.F11])" office:value-type="float" office:value="146718" calcext:value-type="float">
            <text:p>146718</text:p>
          </table:table-cell>
          <table:table-cell table:formula="of:=PRODUCT([.D11:.G11])" office:value-type="float" office:value="228228" calcext:value-type="float">
            <text:p>228228</text:p>
          </table:table-cell>
          <table:table-cell table:formula="of:=PRODUCT([.E11:.H11])" office:value-type="float" office:value="290472" calcext:value-type="float">
            <text:p>290472</text:p>
          </table:table-cell>
          <table:table-cell table:formula="of:=PRODUCT([.F11:.I11])" office:value-type="float" office:value="804384" calcext:value-type="float">
            <text:p>804384</text:p>
          </table:table-cell>
          <table:table-cell table:formula="of:=PRODUCT([.G11:.J11])" office:value-type="float" office:value="1100736" calcext:value-type="float">
            <text:p>1100736</text:p>
          </table:table-cell>
          <table:table-cell table:formula="of:=PRODUCT([.H11:.K11])" office:value-type="float" office:value="917280" calcext:value-type="float">
            <text:p>917280</text:p>
          </table:table-cell>
          <table:table-cell table:formula="of:=PRODUCT([.I11:.L11])" office:value-type="float" office:value="884520" calcext:value-type="float">
            <text:p>884520</text:p>
          </table:table-cell>
          <table:table-cell table:formula="of:=PRODUCT([.J11:.M11])" office:value-type="float" office:value="3022110" calcext:value-type="float">
            <text:p>3022110</text:p>
          </table:table-cell>
          <table:table-cell table:formula="of:=PRODUCT([.K11:.N11])" office:value-type="float" office:value="1162350" calcext:value-type="float">
            <text:p>1162350</text:p>
          </table:table-cell>
          <table:table-cell table:formula="of:=PRODUCT([.L11:.O11])" office:value-type="float" office:value="398520" calcext:value-type="float">
            <text:p>398520</text:p>
          </table:table-cell>
          <table:table-cell table:formula="of:=PRODUCT([.M11:.P11])" office:value-type="float" office:value="1225080" calcext:value-type="float">
            <text:p>1225080</text:p>
          </table:table-cell>
          <table:table-cell table:formula="of:=PRODUCT([.N11:.Q11])" office:value-type="float" office:value="139440" calcext:value-type="float">
            <text:p>139440</text:p>
          </table:table-cell>
          <table:table-cell table:formula="of:=PRODUCT([.O11:.R11])" office:value-type="float" office:value="488040" calcext:value-type="float">
            <text:p>488040</text:p>
          </table:table-cell>
          <table:table-cell table:formula="of:=PRODUCT([.P11:.S11])" office:value-type="float" office:value="976080" calcext:value-type="float">
            <text:p>976080</text:p>
          </table:table-cell>
          <table:table-cell table:formula="of:=PRODUCT([.Q11:.T11])" office:value-type="float" office:value="917280" calcext:value-type="float">
            <text:p>91728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2:.D12])" office:value-type="float" office:value="1400832" calcext:value-type="float">
            <text:p>1400832</text:p>
          </table:table-cell>
          <table:table-cell table:formula="of:=PRODUCT([.B12:.E12])" office:value-type="float" office:value="1532160" calcext:value-type="float">
            <text:p>1532160</text:p>
          </table:table-cell>
          <table:table-cell table:formula="of:=PRODUCT([.C12:.F12])" office:value-type="float" office:value="2010960" calcext:value-type="float">
            <text:p>2010960</text:p>
          </table:table-cell>
          <table:table-cell table:formula="of:=PRODUCT([.D12:.G12])" office:value-type="float" office:value="1382535" calcext:value-type="float">
            <text:p>1382535</text:p>
          </table:table-cell>
          <table:table-cell table:formula="of:=PRODUCT([.E12:.H12])" office:value-type="float" office:value="226380" calcext:value-type="float">
            <text:p>226380</text:p>
          </table:table-cell>
          <table:table-cell table:formula="of:=PRODUCT([.F12:.I12])" office:value-type="float" office:value="219912" calcext:value-type="float">
            <text:p>219912</text:p>
          </table:table-cell>
          <table:table-cell table:formula="of:=PRODUCT([.G12:.J12])" office:value-type="float" office:value="335104" calcext:value-type="float">
            <text:p>335104</text:p>
          </table:table-cell>
          <table:table-cell table:formula="of:=PRODUCT([.H12:.K12])" office:value-type="float" office:value="1218560" calcext:value-type="float">
            <text:p>1218560</text:p>
          </table:table-cell>
          <table:table-cell table:formula="of:=PRODUCT([.I12:.L12])" office:value-type="float" office:value="957440" calcext:value-type="float">
            <text:p>957440</text:p>
          </table:table-cell>
          <table:table-cell table:formula="of:=PRODUCT([.J12:.M12])" office:value-type="float" office:value="2252800" calcext:value-type="float">
            <text:p>2252800</text:p>
          </table:table-cell>
          <table:table-cell table:formula="of:=PRODUCT([.K12:.N12])" office:value-type="float" office:value="4928000" calcext:value-type="float">
            <text:p>4928000</text:p>
          </table:table-cell>
          <table:table-cell table:formula="of:=PRODUCT([.L12:.O12])" office:value-type="float" office:value="1478400" calcext:value-type="float">
            <text:p>1478400</text:p>
          </table:table-cell>
          <table:table-cell table:formula="of:=PRODUCT([.M12:.P12])" office:value-type="float" office:value="873600" calcext:value-type="float">
            <text:p>873600</text:p>
          </table:table-cell>
          <table:table-cell table:formula="of:=PRODUCT([.N12:.Q12])" office:value-type="float" office:value="185640" calcext:value-type="float">
            <text:p>185640</text:p>
          </table:table-cell>
          <table:table-cell table:formula="of:=PRODUCT([.O12:.R12])" office:value-type="float" office:value="124644" calcext:value-type="float">
            <text:p>124644</text:p>
          </table:table-cell>
          <table:table-cell table:formula="of:=PRODUCT([.P12:.S12])" office:value-type="float" office:value="155805" calcext:value-type="float">
            <text:p>155805</text:p>
          </table:table-cell>
          <table:table-cell table:formula="of:=PRODUCT([.Q12:.T12])" office:value-type="float" office:value="83895" calcext:value-type="float">
            <text:p>83895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3:.D13])" office:value-type="float" office:value="1146717" calcext:value-type="float">
            <text:p>1146717</text:p>
          </table:table-cell>
          <table:table-cell table:formula="of:=PRODUCT([.B13:.E13])" office:value-type="float" office:value="1061775" calcext:value-type="float">
            <text:p>1061775</text:p>
          </table:table-cell>
          <table:table-cell table:formula="of:=PRODUCT([.C13:.F13])" office:value-type="float" office:value="461175" calcext:value-type="float">
            <text:p>461175</text:p>
          </table:table-cell>
          <table:table-cell table:formula="of:=PRODUCT([.D13:.G13])" office:value-type="float" office:value="106425" calcext:value-type="float">
            <text:p>106425</text:p>
          </table:table-cell>
          <table:table-cell table:formula="of:=PRODUCT([.E13:.H13])" office:value-type="float" office:value="338625" calcext:value-type="float">
            <text:p>338625</text:p>
          </table:table-cell>
          <table:table-cell table:formula="of:=PRODUCT([.F13:.I13])" office:value-type="float" office:value="663705" calcext:value-type="float">
            <text:p>663705</text:p>
          </table:table-cell>
          <table:table-cell table:formula="of:=PRODUCT([.G13:.J13])" office:value-type="float" office:value="571095" calcext:value-type="float">
            <text:p>571095</text:p>
          </table:table-cell>
          <table:table-cell table:formula="of:=PRODUCT([.H13:.K13])" office:value-type="float" office:value="1522920" calcext:value-type="float">
            <text:p>1522920</text:p>
          </table:table-cell>
          <table:table-cell table:formula="of:=PRODUCT([.I13:.L13])" office:value-type="float" office:value="2349648" calcext:value-type="float">
            <text:p>2349648</text:p>
          </table:table-cell>
          <table:table-cell table:formula="of:=PRODUCT([.J13:.M13])" office:value-type="float" office:value="335664" calcext:value-type="float">
            <text:p>335664</text:p>
          </table:table-cell>
          <table:table-cell table:formula="of:=PRODUCT([.K13:.N13])" office:value-type="float" office:value="272160" calcext:value-type="float">
            <text:p>272160</text:p>
          </table:table-cell>
          <table:table-cell table:formula="of:=PRODUCT([.L13:.O13])" office:value-type="float" office:value="147420" calcext:value-type="float">
            <text:p>147420</text:p>
          </table:table-cell>
          <table:table-cell table:formula="of:=PRODUCT([.M13:.P13])" office:value-type="float" office:value="286650" calcext:value-type="float">
            <text:p>286650</text:p>
          </table:table-cell>
          <table:table-cell table:formula="of:=PRODUCT([.N13:.Q13])" office:value-type="float" office:value="163800" calcext:value-type="float">
            <text:p>163800</text:p>
          </table:table-cell>
          <table:table-cell table:formula="of:=PRODUCT([.O13:.R13])" office:value-type="float" office:value="251160" calcext:value-type="float">
            <text:p>251160</text:p>
          </table:table-cell>
          <table:table-cell table:formula="of:=PRODUCT([.P13:.S13])" office:value-type="float" office:value="405720" calcext:value-type="float">
            <text:p>405720</text:p>
          </table:table-cell>
          <table:table-cell table:formula="of:=PRODUCT([.Q13:.T13])" office:value-type="float" office:value="293664" calcext:value-type="float">
            <text:p>293664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4:.D14])" office:value-type="float" office:value="1657466" calcext:value-type="float">
            <text:p>1657466</text:p>
          </table:table-cell>
          <table:table-cell table:formula="of:=PRODUCT([.B14:.E14])" office:value-type="float" office:value="40426" calcext:value-type="float">
            <text:p>40426</text:p>
          </table:table-cell>
          <table:table-cell table:formula="of:=PRODUCT([.C14:.F14])" office:value-type="float" office:value="32062" calcext:value-type="float">
            <text:p>32062</text:p>
          </table:table-cell>
          <table:table-cell table:formula="of:=PRODUCT([.D14:.G14])" office:value-type="float" office:value="43378" calcext:value-type="float">
            <text:p>43378</text:p>
          </table:table-cell>
          <table:table-cell table:formula="of:=PRODUCT([.E14:.H14])" office:value-type="float" office:value="23276" calcext:value-type="float">
            <text:p>23276</text:p>
          </table:table-cell>
          <table:table-cell table:formula="of:=PRODUCT([.F14:.I14])" office:value-type="float" office:value="279312" calcext:value-type="float">
            <text:p>279312</text:p>
          </table:table-cell>
          <table:table-cell table:formula="of:=PRODUCT([.G14:.J14])" office:value-type="float" office:value="242880" calcext:value-type="float">
            <text:p>242880</text:p>
          </table:table-cell>
          <table:table-cell table:formula="of:=PRODUCT([.H14:.K14])" office:value-type="float" office:value="633600" calcext:value-type="float">
            <text:p>633600</text:p>
          </table:table-cell>
          <table:table-cell table:formula="of:=PRODUCT([.I14:.L14])" office:value-type="float" office:value="1036800" calcext:value-type="float">
            <text:p>1036800</text:p>
          </table:table-cell>
          <table:table-cell table:formula="of:=PRODUCT([.J14:.M14])" office:value-type="float" office:value="1641600" calcext:value-type="float">
            <text:p>1641600</text:p>
          </table:table-cell>
          <table:table-cell table:formula="of:=PRODUCT([.K14:.N14])" office:value-type="float" office:value="3939840" calcext:value-type="float">
            <text:p>3939840</text:p>
          </table:table-cell>
          <table:table-cell table:formula="of:=PRODUCT([.L14:.O14])" office:value-type="float" office:value="4333824" calcext:value-type="float">
            <text:p>4333824</text:p>
          </table:table-cell>
          <table:table-cell table:formula="of:=PRODUCT([.M14:.P14])" office:value-type="float" office:value="1926144" calcext:value-type="float">
            <text:p>1926144</text:p>
          </table:table-cell>
          <table:table-cell table:formula="of:=PRODUCT([.N14:.Q14])" office:value-type="float" office:value="3750912" calcext:value-type="float">
            <text:p>3750912</text:p>
          </table:table-cell>
          <table:table-cell table:formula="of:=PRODUCT([.O14:.R14])" office:value-type="float" office:value="1250304" calcext:value-type="float">
            <text:p>1250304</text:p>
          </table:table-cell>
          <table:table-cell table:formula="of:=PRODUCT([.P14:.S14])" office:value-type="float" office:value="227328" calcext:value-type="float">
            <text:p>227328</text:p>
          </table:table-cell>
          <table:table-cell table:formula="of:=PRODUCT([.Q14:.T14])" office:value-type="float" office:value="497280" calcext:value-type="float">
            <text:p>49728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5:.D15])" office:value-type="float" office:value="39360" calcext:value-type="float">
            <text:p>39360</text:p>
          </table:table-cell>
          <table:table-cell table:formula="of:=PRODUCT([.B15:.E15])" office:value-type="float" office:value="642880" calcext:value-type="float">
            <text:p>642880</text:p>
          </table:table-cell>
          <table:table-cell table:formula="of:=PRODUCT([.C15:.F15])" office:value-type="float" office:value="1426880" calcext:value-type="float">
            <text:p>1426880</text:p>
          </table:table-cell>
          <table:table-cell table:formula="of:=PRODUCT([.D15:.G15])" office:value-type="float" office:value="4994080" calcext:value-type="float">
            <text:p>4994080</text:p>
          </table:table-cell>
          <table:table-cell table:formula="of:=PRODUCT([.E15:.H15])" office:value-type="float" office:value="3995264" calcext:value-type="float">
            <text:p>3995264</text:p>
          </table:table-cell>
          <table:table-cell table:formula="of:=PRODUCT([.F15:.I15])" office:value-type="float" office:value="1956864" calcext:value-type="float">
            <text:p>1956864</text:p>
          </table:table-cell>
          <table:table-cell table:formula="of:=PRODUCT([.G15:.J15])" office:value-type="float" office:value="129024" calcext:value-type="float">
            <text:p>129024</text:p>
          </table:table-cell>
          <table:table-cell table:formula="of:=PRODUCT([.H15:.K15])" office:value-type="float" office:value="170496" calcext:value-type="float">
            <text:p>170496</text:p>
          </table:table-cell>
          <table:table-cell table:formula="of:=PRODUCT([.I15:.L15])" office:value-type="float" office:value="63936" calcext:value-type="float">
            <text:p>63936</text:p>
          </table:table-cell>
          <table:table-cell table:formula="of:=PRODUCT([.J15:.M15])" office:value-type="float" office:value="117216" calcext:value-type="float">
            <text:p>117216</text:p>
          </table:table-cell>
          <table:table-cell table:formula="of:=PRODUCT([.K15:.N15])" office:value-type="float" office:value="185592" calcext:value-type="float">
            <text:p>185592</text:p>
          </table:table-cell>
          <table:table-cell table:formula="of:=PRODUCT([.L15:.O15])" office:value-type="float" office:value="140448" calcext:value-type="float">
            <text:p>140448</text:p>
          </table:table-cell>
          <table:table-cell table:formula="of:=PRODUCT([.M15:.P15])" office:value-type="float" office:value="46816" calcext:value-type="float">
            <text:p>46816</text:p>
          </table:table-cell>
          <table:table-cell table:formula="of:=PRODUCT([.N15:.Q15])" office:value-type="float" office:value="27664" calcext:value-type="float">
            <text:p>27664</text:p>
          </table:table-cell>
          <table:table-cell table:formula="of:=PRODUCT([.O15:.R15])" office:value-type="float" office:value="8736" calcext:value-type="float">
            <text:p>8736</text:p>
          </table:table-cell>
          <table:table-cell table:formula="of:=PRODUCT([.P15:.S15])" office:value-type="float" office:value="44616" calcext:value-type="float">
            <text:p>44616</text:p>
          </table:table-cell>
          <table:table-cell table:formula="of:=PRODUCT([.Q15:.T15])" office:value-type="float" office:value="468468" calcext:value-type="float">
            <text:p>468468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6:.D16])" office:value-type="float" office:value="1039500" calcext:value-type="float">
            <text:p>1039500</text:p>
          </table:table-cell>
          <table:table-cell table:formula="of:=PRODUCT([.B16:.E16])" office:value-type="float" office:value="207900" calcext:value-type="float">
            <text:p>207900</text:p>
          </table:table-cell>
          <table:table-cell table:formula="of:=PRODUCT([.C16:.F16])" office:value-type="float" office:value="434700" calcext:value-type="float">
            <text:p>434700</text:p>
          </table:table-cell>
          <table:table-cell table:formula="of:=PRODUCT([.D16:.G16])" office:value-type="float" office:value="74520" calcext:value-type="float">
            <text:p>74520</text:p>
          </table:table-cell>
          <table:table-cell table:formula="of:=PRODUCT([.E16:.H16])" office:value-type="float" office:value="28980" calcext:value-type="float">
            <text:p>28980</text:p>
          </table:table-cell>
          <table:table-cell table:formula="of:=PRODUCT([.F16:.I16])" office:value-type="float" office:value="28980" calcext:value-type="float">
            <text:p>28980</text:p>
          </table:table-cell>
          <table:table-cell table:formula="of:=PRODUCT([.G16:.J16])" office:value-type="float" office:value="76860" calcext:value-type="float">
            <text:p>76860</text:p>
          </table:table-cell>
          <table:table-cell table:formula="of:=PRODUCT([.H16:.K16])" office:value-type="float" office:value="589260" calcext:value-type="float">
            <text:p>589260</text:p>
          </table:table-cell>
          <table:table-cell table:formula="of:=PRODUCT([.I16:.L16])" office:value-type="float" office:value="2104500" calcext:value-type="float">
            <text:p>2104500</text:p>
          </table:table-cell>
          <table:table-cell table:formula="of:=PRODUCT([.J16:.M16])" office:value-type="float" office:value="2104500" calcext:value-type="float">
            <text:p>2104500</text:p>
          </table:table-cell>
          <table:table-cell table:formula="of:=PRODUCT([.K16:.N16])" office:value-type="float" office:value="1242000" calcext:value-type="float">
            <text:p>1242000</text:p>
          </table:table-cell>
          <table:table-cell table:formula="of:=PRODUCT([.L16:.O16])" office:value-type="float" office:value="1404000" calcext:value-type="float">
            <text:p>1404000</text:p>
          </table:table-cell>
          <table:table-cell table:formula="of:=PRODUCT([.M16:.P16])" office:value-type="float" office:value="2377440" calcext:value-type="float">
            <text:p>2377440</text:p>
          </table:table-cell>
          <table:table-cell table:formula="of:=PRODUCT([.N16:.Q16])" office:value-type="float" office:value="4517136" calcext:value-type="float">
            <text:p>4517136</text:p>
          </table:table-cell>
          <table:table-cell table:formula="of:=PRODUCT([.O16:.R16])" office:value-type="float" office:value="4266184" calcext:value-type="float">
            <text:p>4266184</text:p>
          </table:table-cell>
          <table:table-cell table:formula="of:=PRODUCT([.P16:.S16])" office:value-type="float" office:value="3363722" calcext:value-type="float">
            <text:p>3363722</text:p>
          </table:table-cell>
          <table:table-cell table:formula="of:=PRODUCT([.Q16:.T16])" office:value-type="float" office:value="1668618" calcext:value-type="float">
            <text:p>1668618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7:.D17])" office:value-type="float" office:value="301392" calcext:value-type="float">
            <text:p>301392</text:p>
          </table:table-cell>
          <table:table-cell table:formula="of:=PRODUCT([.B17:.E17])" office:value-type="float" office:value="208656" calcext:value-type="float">
            <text:p>208656</text:p>
          </table:table-cell>
          <table:table-cell table:formula="of:=PRODUCT([.C17:.F17])" office:value-type="float" office:value="81648" calcext:value-type="float">
            <text:p>81648</text:p>
          </table:table-cell>
          <table:table-cell table:formula="of:=PRODUCT([.D17:.G17])" office:value-type="float" office:value="20412" calcext:value-type="float">
            <text:p>20412</text:p>
          </table:table-cell>
          <table:table-cell table:formula="of:=PRODUCT([.E17:.H17])" office:value-type="float" office:value="12636" calcext:value-type="float">
            <text:p>12636</text:p>
          </table:table-cell>
          <table:table-cell table:formula="of:=PRODUCT([.F17:.I17])" office:value-type="float" office:value="36504" calcext:value-type="float">
            <text:p>36504</text:p>
          </table:table-cell>
          <table:table-cell table:formula="of:=PRODUCT([.G17:.J17])" office:value-type="float" office:value="251472" calcext:value-type="float">
            <text:p>251472</text:p>
          </table:table-cell>
          <table:table-cell table:formula="of:=PRODUCT([.H17:.K17])" office:value-type="float" office:value="356252" calcext:value-type="float">
            <text:p>356252</text:p>
          </table:table-cell>
          <table:table-cell table:formula="of:=PRODUCT([.I17:.L17])" office:value-type="float" office:value="685100" calcext:value-type="float">
            <text:p>685100</text:p>
          </table:table-cell>
          <table:table-cell table:formula="of:=PRODUCT([.J17:.M17])" office:value-type="float" office:value="158100" calcext:value-type="float">
            <text:p>158100</text:p>
          </table:table-cell>
          <table:table-cell table:formula="of:=PRODUCT([.K17:.N17])" office:value-type="float" office:value="183600" calcext:value-type="float">
            <text:p>183600</text:p>
          </table:table-cell>
          <table:table-cell table:formula="of:=PRODUCT([.L17:.O17])" office:value-type="float" office:value="270000" calcext:value-type="float">
            <text:p>270000</text:p>
          </table:table-cell>
          <table:table-cell table:formula="of:=PRODUCT([.M17:.P17])" office:value-type="float" office:value="162000" calcext:value-type="float">
            <text:p>162000</text:p>
          </table:table-cell>
          <table:table-cell table:formula="of:=PRODUCT([.N17:.Q17])" office:value-type="float" office:value="513000" calcext:value-type="float">
            <text:p>513000</text:p>
          </table:table-cell>
          <table:table-cell table:formula="of:=PRODUCT([.O17:.R17])" office:value-type="float" office:value="192375" calcext:value-type="float">
            <text:p>192375</text:p>
          </table:table-cell>
          <table:table-cell table:formula="of:=PRODUCT([.P17:.S17])" office:value-type="float" office:value="23085" calcext:value-type="float">
            <text:p>23085</text:p>
          </table:table-cell>
          <table:table-cell table:formula="of:=PRODUCT([.Q17:.T17])" office:value-type="float" office:value="9234" calcext:value-type="float">
            <text:p>9234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8:.D18])" office:value-type="float" office:value="389340" calcext:value-type="float">
            <text:p>389340</text:p>
          </table:table-cell>
          <table:table-cell table:formula="of:=PRODUCT([.B18:.E18])" office:value-type="float" office:value="50058" calcext:value-type="float">
            <text:p>50058</text:p>
          </table:table-cell>
          <table:table-cell table:formula="of:=PRODUCT([.C18:.F18])" office:value-type="float" office:value="450522" calcext:value-type="float">
            <text:p>450522</text:p>
          </table:table-cell>
          <table:table-cell table:formula="of:=PRODUCT([.D18:.G18])" office:value-type="float" office:value="2886678" calcext:value-type="float">
            <text:p>2886678</text:p>
          </table:table-cell>
          <table:table-cell table:formula="of:=PRODUCT([.E18:.H18])" office:value-type="float" office:value="84078" calcext:value-type="float">
            <text:p>84078</text:p>
          </table:table-cell>
          <table:table-cell table:formula="of:=PRODUCT([.F18:.I18])" office:value-type="float" office:value="266247" calcext:value-type="float">
            <text:p>266247</text:p>
          </table:table-cell>
          <table:table-cell table:formula="of:=PRODUCT([.G18:.J18])" office:value-type="float" office:value="532494" calcext:value-type="float">
            <text:p>532494</text:p>
          </table:table-cell>
          <table:table-cell table:formula="of:=PRODUCT([.H18:.K18])" office:value-type="float" office:value="52326" calcext:value-type="float">
            <text:p>52326</text:p>
          </table:table-cell>
          <table:table-cell table:formula="of:=PRODUCT([.I18:.L18])" office:value-type="float" office:value="575586" calcext:value-type="float">
            <text:p>575586</text:p>
          </table:table-cell>
          <table:table-cell table:formula="of:=PRODUCT([.J18:.M18])" office:value-type="float" office:value="292842" calcext:value-type="float">
            <text:p>292842</text:p>
          </table:table-cell>
          <table:table-cell table:formula="of:=PRODUCT([.K18:.N18])" office:value-type="float" office:value="357918" calcext:value-type="float">
            <text:p>357918</text:p>
          </table:table-cell>
          <table:table-cell table:formula="of:=PRODUCT([.L18:.O18])" office:value-type="float" office:value="1600104" calcext:value-type="float">
            <text:p>1600104</text:p>
          </table:table-cell>
          <table:table-cell table:formula="of:=PRODUCT([.M18:.P18])" office:value-type="float" office:value="242440" calcext:value-type="float">
            <text:p>242440</text:p>
          </table:table-cell>
          <table:table-cell table:formula="of:=PRODUCT([.N18:.Q18])" office:value-type="float" office:value="192280" calcext:value-type="float">
            <text:p>192280</text:p>
          </table:table-cell>
          <table:table-cell table:formula="of:=PRODUCT([.O18:.R18])" office:value-type="float" office:value="445740" calcext:value-type="float">
            <text:p>445740</text:p>
          </table:table-cell>
          <table:table-cell table:formula="of:=PRODUCT([.P18:.S18])" office:value-type="float" office:value="246330" calcext:value-type="float">
            <text:p>246330</text:p>
          </table:table-cell>
          <table:table-cell table:formula="of:=PRODUCT([.Q18:.T18])" office:value-type="float" office:value="2216970" calcext:value-type="float">
            <text:p>221697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19:.D19])" office:value-type="float" office:value="1795365" calcext:value-type="float">
            <text:p>1795365</text:p>
          </table:table-cell>
          <table:table-cell table:formula="of:=PRODUCT([.B19:.E19])" office:value-type="float" office:value="2260830" calcext:value-type="float">
            <text:p>2260830</text:p>
          </table:table-cell>
          <table:table-cell table:formula="of:=PRODUCT([.C19:.F19])" office:value-type="float" office:value="3452904" calcext:value-type="float">
            <text:p>3452904</text:p>
          </table:table-cell>
          <table:table-cell table:formula="of:=PRODUCT([.D19:.G19])" office:value-type="float" office:value="3230136" calcext:value-type="float">
            <text:p>3230136</text:p>
          </table:table-cell>
          <table:table-cell table:formula="of:=PRODUCT([.E19:.H19])" office:value-type="float" office:value="1325184" calcext:value-type="float">
            <text:p>1325184</text:p>
          </table:table-cell>
          <table:table-cell table:formula="of:=PRODUCT([.F19:.I19])" office:value-type="float" office:value="1714944" calcext:value-type="float">
            <text:p>1714944</text:p>
          </table:table-cell>
          <table:table-cell table:formula="of:=PRODUCT([.G19:.J19])" office:value-type="float" office:value="102080" calcext:value-type="float">
            <text:p>102080</text:p>
          </table:table-cell>
          <table:table-cell table:formula="of:=PRODUCT([.H19:.K19])" office:value-type="float" office:value="190080" calcext:value-type="float">
            <text:p>190080</text:p>
          </table:table-cell>
          <table:table-cell table:formula="of:=PRODUCT([.I19:.L19])" office:value-type="float" office:value="190080" calcext:value-type="float">
            <text:p>190080</text:p>
          </table:table-cell>
          <table:table-cell table:formula="of:=PRODUCT([.J19:.M19])" office:value-type="float" office:value="172800" calcext:value-type="float">
            <text:p>172800</text:p>
          </table:table-cell>
          <table:table-cell table:formula="of:=PRODUCT([.K19:.N19])" office:value-type="float" office:value="2730240" calcext:value-type="float">
            <text:p>2730240</text:p>
          </table:table-cell>
          <table:table-cell table:formula="of:=PRODUCT([.L19:.O19])" office:value-type="float" office:value="2629120" calcext:value-type="float">
            <text:p>2629120</text:p>
          </table:table-cell>
          <table:table-cell table:formula="of:=PRODUCT([.M19:.P19])" office:value-type="float" office:value="657280" calcext:value-type="float">
            <text:p>657280</text:p>
          </table:table-cell>
          <table:table-cell table:formula="of:=PRODUCT([.N19:.Q19])" office:value-type="float" office:value="706576" calcext:value-type="float">
            <text:p>706576</text:p>
          </table:table-cell>
          <table:table-cell table:formula="of:=PRODUCT([.O19:.R19])" office:value-type="float" office:value="903344" calcext:value-type="float">
            <text:p>903344</text:p>
          </table:table-cell>
          <table:table-cell table:formula="of:=PRODUCT([.P19:.S19])" office:value-type="float" office:value="138976" calcext:value-type="float">
            <text:p>138976</text:p>
          </table:table-cell>
          <table:table-cell table:formula="of:=PRODUCT([.Q19:.T19])" office:value-type="float" office:value="1389760" calcext:value-type="float">
            <text:p>138976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/>
          <table:table-cell table:formula="of:=PRODUCT([.A20:.D20])" office:value-type="float" office:value="4063330" calcext:value-type="float">
            <text:p>4063330</text:p>
          </table:table-cell>
          <table:table-cell table:formula="of:=PRODUCT([.B20:.E20])" office:value-type="float" office:value="4875996" calcext:value-type="float">
            <text:p>4875996</text:p>
          </table:table-cell>
          <table:table-cell table:formula="of:=PRODUCT([.C20:.F20])" office:value-type="float" office:value="789774" calcext:value-type="float">
            <text:p>789774</text:p>
          </table:table-cell>
          <table:table-cell table:formula="of:=PRODUCT([.D20:.G20])" office:value-type="float" office:value="81420" calcext:value-type="float">
            <text:p>81420</text:p>
          </table:table-cell>
          <table:table-cell table:formula="of:=PRODUCT([.E20:.H20])" office:value-type="float" office:value="173880" calcext:value-type="float">
            <text:p>173880</text:p>
          </table:table-cell>
          <table:table-cell table:formula="of:=PRODUCT([.F20:.I20])" office:value-type="float" office:value="2057580" calcext:value-type="float">
            <text:p>2057580</text:p>
          </table:table-cell>
          <table:table-cell table:formula="of:=PRODUCT([.G20:.J20])" office:value-type="float" office:value="536760" calcext:value-type="float">
            <text:p>536760</text:p>
          </table:table-cell>
          <table:table-cell table:formula="of:=PRODUCT([.H20:.K20])" office:value-type="float" office:value="2039688" calcext:value-type="float">
            <text:p>2039688</text:p>
          </table:table-cell>
          <table:table-cell table:formula="of:=PRODUCT([.I20:.L20])" office:value-type="float" office:value="1052220" calcext:value-type="float">
            <text:p>1052220</text:p>
          </table:table-cell>
          <table:table-cell table:formula="of:=PRODUCT([.J20:.M20])" office:value-type="float" office:value="429780" calcext:value-type="float">
            <text:p>429780</text:p>
          </table:table-cell>
          <table:table-cell table:formula="of:=PRODUCT([.K20:.N20])" office:value-type="float" office:value="1862380" calcext:value-type="float">
            <text:p>1862380</text:p>
          </table:table-cell>
          <table:table-cell table:formula="of:=PRODUCT([.L20:.O20])" office:value-type="float" office:value="1372280" calcext:value-type="float">
            <text:p>1372280</text:p>
          </table:table-cell>
          <table:table-cell table:formula="of:=PRODUCT([.M20:.P20])" office:value-type="float" office:value="781144" calcext:value-type="float">
            <text:p>781144</text:p>
          </table:table-cell>
          <table:table-cell table:formula="of:=PRODUCT([.N20:.Q20])" office:value-type="float" office:value="942760" calcext:value-type="float">
            <text:p>942760</text:p>
          </table:table-cell>
          <table:table-cell table:formula="of:=PRODUCT([.O20:.R20])" office:value-type="float" office:value="652680" calcext:value-type="float">
            <text:p>652680</text:p>
          </table:table-cell>
          <table:table-cell table:formula="of:=PRODUCT([.P20:.S20])" office:value-type="float" office:value="1305360" calcext:value-type="float">
            <text:p>1305360</text:p>
          </table:table-cell>
          <table:table-cell table:formula="of:=PRODUCT([.Q20:.T20])" office:value-type="float" office:value="1658160" calcext:value-type="float">
            <text:p>165816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5" table:formula="of:=MAX([.B30:.B49])" office:value-type="float" office:value="5166720" calcext:value-type="float">
            <text:p>5166720</text:p>
          </table:table-cell>
          <table:table-cell table:style-name="ce5" table:formula="of:=MAX([.C30:.C49])" office:value-type="float" office:value="4875996" calcext:value-type="float">
            <text:p>4875996</text:p>
          </table:table-cell>
          <table:table-cell table:style-name="ce5" table:formula="of:=MAX([.D30:.D49])" office:value-type="float" office:value="3452904" calcext:value-type="float">
            <text:p>3452904</text:p>
          </table:table-cell>
          <table:table-cell table:style-name="ce5" table:formula="of:=MAX([.E30:.E49])" office:value-type="float" office:value="4994080" calcext:value-type="float">
            <text:p>4994080</text:p>
          </table:table-cell>
          <table:table-cell table:style-name="ce5" table:formula="of:=MAX([.F30:.F49])" office:value-type="float" office:value="3995264" calcext:value-type="float">
            <text:p>3995264</text:p>
          </table:table-cell>
          <table:table-cell table:style-name="ce5" table:formula="of:=MAX([.G30:.G49])" office:value-type="float" office:value="2057580" calcext:value-type="float">
            <text:p>2057580</text:p>
          </table:table-cell>
          <table:table-cell table:style-name="ce5" table:formula="of:=MAX([.H30:.H49])" office:value-type="float" office:value="4451328" calcext:value-type="float">
            <text:p>4451328</text:p>
          </table:table-cell>
          <table:table-cell table:style-name="ce5" table:formula="of:=MAX([.I30:.I49])" office:value-type="float" office:value="2694510" calcext:value-type="float">
            <text:p>2694510</text:p>
          </table:table-cell>
          <table:table-cell table:style-name="ce5" table:formula="of:=MAX([.J30:.J49])" office:value-type="float" office:value="3210240" calcext:value-type="float">
            <text:p>3210240</text:p>
          </table:table-cell>
          <table:table-cell table:style-name="ce5" table:formula="of:=MAX([.K30:.K49])" office:value-type="float" office:value="3022110" calcext:value-type="float">
            <text:p>3022110</text:p>
          </table:table-cell>
          <table:table-cell table:style-name="ce5" table:formula="of:=MAX([.L30:.L49])" office:value-type="float" office:value="4928000" calcext:value-type="float">
            <text:p>4928000</text:p>
          </table:table-cell>
          <table:table-cell table:style-name="ce5" table:formula="of:=MAX([.M30:.M49])" office:value-type="float" office:value="5163750" calcext:value-type="float">
            <text:p>5163750</text:p>
          </table:table-cell>
          <table:table-cell table:style-name="ce5" table:formula="of:=MAX([.N30:.N49])" office:value-type="float" office:value="4544064" calcext:value-type="float">
            <text:p>4544064</text:p>
          </table:table-cell>
          <table:table-cell table:style-name="ce5" table:formula="of:=MAX([.O30:.O49])" office:value-type="float" office:value="4517136" calcext:value-type="float">
            <text:p>4517136</text:p>
          </table:table-cell>
          <table:table-cell table:style-name="ce5" table:formula="of:=MAX([.P30:.P49])" office:value-type="float" office:value="4266184" calcext:value-type="float">
            <text:p>4266184</text:p>
          </table:table-cell>
          <table:table-cell table:style-name="ce5" table:formula="of:=MAX([.Q30:.Q49])" office:value-type="float" office:value="3363722" calcext:value-type="float">
            <text:p>3363722</text:p>
          </table:table-cell>
          <table:table-cell table:style-name="ce5" table:formula="of:=MAX([.R30:.R49])" office:value-type="float" office:value="3974651" calcext:value-type="float">
            <text:p>3974651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5" table:formula="of:=MIN([.B30:.B49])" office:value-type="float" office:value="20832" calcext:value-type="float">
            <text:p>20832</text:p>
          </table:table-cell>
          <table:table-cell table:style-name="ce5" table:formula="of:=MIN([.C30:.C49])" office:value-type="float" office:value="40426" calcext:value-type="float">
            <text:p>40426</text:p>
          </table:table-cell>
          <table:table-cell table:style-name="ce5" table:formula="of:=MIN([.D30:.D49])" office:value-type="float" office:value="32062" calcext:value-type="float">
            <text:p>32062</text:p>
          </table:table-cell>
          <table:table-cell table:style-name="ce5" table:formula="of:=MIN([.E30:.E49])" office:value-type="float" office:value="20412" calcext:value-type="float">
            <text:p>20412</text:p>
          </table:table-cell>
          <table:table-cell table:style-name="ce5" table:formula="of:=MIN([.F30:.F49])" office:value-type="float" office:value="12636" calcext:value-type="float">
            <text:p>12636</text:p>
          </table:table-cell>
          <table:table-cell table:style-name="ce5" table:formula="of:=MIN([.G30:.G49])" office:value-type="float" office:value="28980" calcext:value-type="float">
            <text:p>28980</text:p>
          </table:table-cell>
          <table:table-cell table:style-name="ce5" table:formula="of:=MIN([.H30:.H49])" office:value-type="float" office:value="76860" calcext:value-type="float">
            <text:p>76860</text:p>
          </table:table-cell>
          <table:table-cell table:style-name="ce5" table:formula="of:=MIN([.I30:.I49])" office:value-type="float" office:value="52326" calcext:value-type="float">
            <text:p>52326</text:p>
          </table:table-cell>
          <table:table-cell table:style-name="ce5" table:formula="of:=MIN([.J30:.J49])" office:value-type="float" office:value="63936" calcext:value-type="float">
            <text:p>63936</text:p>
          </table:table-cell>
          <table:table-cell table:style-name="ce5" table:formula="of:=MIN([.K30:.K49])" office:value-type="float" office:value="117216" calcext:value-type="float">
            <text:p>117216</text:p>
          </table:table-cell>
          <table:table-cell table:style-name="ce5" table:formula="of:=MIN([.L30:.L49])" office:value-type="float" office:value="141960" calcext:value-type="float">
            <text:p>141960</text:p>
          </table:table-cell>
          <table:table-cell table:style-name="ce5" table:formula="of:=MIN([.M30:.M49])" office:value-type="float" office:value="55296" calcext:value-type="float">
            <text:p>55296</text:p>
          </table:table-cell>
          <table:table-cell table:style-name="ce5" table:formula="of:=MIN([.N30:.N49])" office:value-type="float" office:value="46080" calcext:value-type="float">
            <text:p>46080</text:p>
          </table:table-cell>
          <table:table-cell table:style-name="ce5" table:formula="of:=MIN([.O30:.O49])" office:value-type="float" office:value="27664" calcext:value-type="float">
            <text:p>27664</text:p>
          </table:table-cell>
          <table:table-cell table:style-name="ce5" table:formula="of:=MIN([.P30:.P49])" office:value-type="float" office:value="8736" calcext:value-type="float">
            <text:p>8736</text:p>
          </table:table-cell>
          <table:table-cell table:style-name="ce5" table:formula="of:=MIN([.Q30:.Q49])" office:value-type="float" office:value="23085" calcext:value-type="float">
            <text:p>23085</text:p>
          </table:table-cell>
          <table:table-cell table:style-name="ce5" table:formula="of:=MIN([.R30:.R49])" office:value-type="float" office:value="9234" calcext:value-type="float">
            <text:p>9234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ax(horizontal)</text:p>
          </table:table-cell>
          <table:table-cell table:formula="of:=MAX([.B50:.R50])" office:value-type="float" office:value="5166720" calcext:value-type="float">
            <text:p>5166720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in(horizontal)</text:p>
          </table:table-cell>
          <table:table-cell table:formula="of:=MIN([.B51:.R51])" office:value-type="float" office:value="8736" calcext:value-type="float">
            <text:p>8736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2" table:number-rows-repeated="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Vertical</text:p>
          </table:table-cell>
          <table:table-cell table:formula="of:=PRODUCT([.A1:.A4])" office:value-type="float" office:value="247808" calcext:value-type="float">
            <text:p>247808</text:p>
          </table:table-cell>
          <table:table-cell table:formula="of:=PRODUCT([.B1:.B4])" office:value-type="float" office:value="459648" calcext:value-type="float">
            <text:p>459648</text:p>
          </table:table-cell>
          <table:table-cell table:formula="of:=PRODUCT([.C1:.C4])" office:value-type="float" office:value="1721400" calcext:value-type="float">
            <text:p>1721400</text:p>
          </table:table-cell>
          <table:table-cell table:formula="of:=PRODUCT([.D1:.D4])" office:value-type="float" office:value="123310" calcext:value-type="float">
            <text:p>123310</text:p>
          </table:table-cell>
          <table:table-cell table:formula="of:=PRODUCT([.E1:.E4])" office:value-type="float" office:value="163296" calcext:value-type="float">
            <text:p>163296</text:p>
          </table:table-cell>
          <table:table-cell table:formula="of:=PRODUCT([.F1:.F4])" office:value-type="float" office:value="28560" calcext:value-type="float">
            <text:p>28560</text:p>
          </table:table-cell>
          <table:table-cell table:formula="of:=PRODUCT([.G1:.G4])" office:value-type="float" office:value="821541" calcext:value-type="float">
            <text:p>821541</text:p>
          </table:table-cell>
          <table:table-cell table:formula="of:=PRODUCT([.H1:.H4])" office:value-type="float" office:value="239292" calcext:value-type="float">
            <text:p>239292</text:p>
          </table:table-cell>
          <table:table-cell table:formula="of:=PRODUCT([.I1:.I4])" office:value-type="float" office:value="2762240" calcext:value-type="float">
            <text:p>2762240</text:p>
          </table:table-cell>
          <table:table-cell table:formula="of:=PRODUCT([.J1:.J4])" office:value-type="float" office:value="405504" calcext:value-type="float">
            <text:p>405504</text:p>
          </table:table-cell>
          <table:table-cell table:formula="of:=PRODUCT([.K1:.K4])" office:value-type="float" office:value="319200" calcext:value-type="float">
            <text:p>319200</text:p>
          </table:table-cell>
          <table:table-cell table:formula="of:=PRODUCT([.L1:.L4])" office:value-type="float" office:value="3656250" calcext:value-type="float">
            <text:p>3656250</text:p>
          </table:table-cell>
          <table:table-cell table:formula="of:=PRODUCT([.M1:.M4])" office:value-type="float" office:value="513216" calcext:value-type="float">
            <text:p>513216</text:p>
          </table:table-cell>
          <table:table-cell table:formula="of:=PRODUCT([.N1:.N4])" office:value-type="float" office:value="2638944" calcext:value-type="float">
            <text:p>2638944</text:p>
          </table:table-cell>
          <table:table-cell table:formula="of:=PRODUCT([.O1:.O4])" office:value-type="float" office:value="1097600" calcext:value-type="float">
            <text:p>1097600</text:p>
          </table:table-cell>
          <table:table-cell table:formula="of:=PRODUCT([.P1:.P4])" office:value-type="float" office:value="2012040" calcext:value-type="float">
            <text:p>2012040</text:p>
          </table:table-cell>
          <table:table-cell table:formula="of:=PRODUCT([.Q1:.Q4])" office:value-type="float" office:value="194400" calcext:value-type="float">
            <text:p>194400</text:p>
          </table:table-cell>
          <table:table-cell table:style-name="ce2" table:formula="of:=PRODUCT([.R1:.R4])" office:value-type="float" office:value="862785" calcext:value-type="float">
            <text:p>862785</text:p>
          </table:table-cell>
          <table:table-cell table:style-name="ce2" table:formula="of:=PRODUCT([.S1:.S4])" office:value-type="float" office:value="20160" calcext:value-type="float">
            <text:p>20160</text:p>
          </table:table-cell>
          <table:table-cell table:formula="of:=PRODUCT([.T1:.T4])" office:value-type="float" office:value="3267264" calcext:value-type="float">
            <text:p>3267264</text:p>
          </table:table-cell>
          <table:table-cell table:number-columns-repeated="235"/>
        </table:table-row>
        <table:table-row table:style-name="ro1">
          <table:table-cell/>
          <table:table-cell table:formula="of:=PRODUCT([.A2:.A5])" office:value-type="float" office:value="61952" calcext:value-type="float">
            <text:p>61952</text:p>
          </table:table-cell>
          <table:table-cell table:formula="of:=PRODUCT([.B2:.B5])" office:value-type="float" office:value="102144" calcext:value-type="float">
            <text:p>102144</text:p>
          </table:table-cell>
          <table:table-cell table:formula="of:=PRODUCT([.C2:.C5])" office:value-type="float" office:value="4131360" calcext:value-type="float">
            <text:p>4131360</text:p>
          </table:table-cell>
          <table:table-cell table:formula="of:=PRODUCT([.D2:.D5])" office:value-type="float" office:value="173755" calcext:value-type="float">
            <text:p>173755</text:p>
          </table:table-cell>
          <table:table-cell table:formula="of:=PRODUCT([.E2:.E5])" office:value-type="float" office:value="38880" calcext:value-type="float">
            <text:p>38880</text:p>
          </table:table-cell>
          <table:table-cell table:formula="of:=PRODUCT([.F2:.F5])" office:value-type="float" office:value="97440" calcext:value-type="float">
            <text:p>97440</text:p>
          </table:table-cell>
          <table:table-cell table:formula="of:=PRODUCT([.G2:.G5])" office:value-type="float" office:value="3113208" calcext:value-type="float">
            <text:p>3113208</text:p>
          </table:table-cell>
          <table:table-cell table:formula="of:=PRODUCT([.H2:.H5])" office:value-type="float" office:value="147798" calcext:value-type="float">
            <text:p>147798</text:p>
          </table:table-cell>
          <table:table-cell table:formula="of:=PRODUCT([.I2:.I5])" office:value-type="float" office:value="106240" calcext:value-type="float">
            <text:p>106240</text:p>
          </table:table-cell>
          <table:table-cell table:formula="of:=PRODUCT([.J2:.J5])" office:value-type="float" office:value="285120" calcext:value-type="float">
            <text:p>285120</text:p>
          </table:table-cell>
          <table:table-cell table:formula="of:=PRODUCT([.K2:.K5])" office:value-type="float" office:value="595840" calcext:value-type="float">
            <text:p>595840</text:p>
          </table:table-cell>
          <table:table-cell table:formula="of:=PRODUCT([.L2:.L5])" office:value-type="float" office:value="3948750" calcext:value-type="float">
            <text:p>3948750</text:p>
          </table:table-cell>
          <table:table-cell table:formula="of:=PRODUCT([.M2:.M5])" office:value-type="float" office:value="655776" calcext:value-type="float">
            <text:p>655776</text:p>
          </table:table-cell>
          <table:table-cell table:formula="of:=PRODUCT([.N2:.N5])" office:value-type="float" office:value="753984" calcext:value-type="float">
            <text:p>753984</text:p>
          </table:table-cell>
          <table:table-cell table:formula="of:=PRODUCT([.O2:.O5])" office:value-type="float" office:value="425600" calcext:value-type="float">
            <text:p>425600</text:p>
          </table:table-cell>
          <table:table-cell table:formula="of:=PRODUCT([.P2:.P5])" office:value-type="float" office:value="437400" calcext:value-type="float">
            <text:p>437400</text:p>
          </table:table-cell>
          <table:table-cell table:formula="of:=PRODUCT([.Q2:.Q5])" office:value-type="float" office:value="291600" calcext:value-type="float">
            <text:p>291600</text:p>
          </table:table-cell>
          <table:table-cell table:style-name="ce2" table:formula="of:=PRODUCT([.R2:.R5])" office:value-type="float" office:value="156870" calcext:value-type="float">
            <text:p>156870</text:p>
          </table:table-cell>
          <table:table-cell table:style-name="ce2" table:formula="of:=PRODUCT([.S2:.S5])" office:value-type="float" office:value="76608" calcext:value-type="float">
            <text:p>76608</text:p>
          </table:table-cell>
          <table:table-cell table:formula="of:=PRODUCT([.T2:.T5])" office:value-type="float" office:value="480480" calcext:value-type="float">
            <text:p>480480</text:p>
          </table:table-cell>
          <table:table-cell table:number-columns-repeated="235"/>
        </table:table-row>
        <table:table-row table:style-name="ro1">
          <table:table-cell/>
          <table:table-cell table:formula="of:=PRODUCT([.A3:.A6])" office:value-type="float" office:value="2416128" calcext:value-type="float">
            <text:p>2416128</text:p>
          </table:table-cell>
          <table:table-cell table:formula="of:=PRODUCT([.B3:.B6])" office:value-type="float" office:value="255360" calcext:value-type="float">
            <text:p>255360</text:p>
          </table:table-cell>
          <table:table-cell table:formula="of:=PRODUCT([.C3:.C6])" office:value-type="float" office:value="2609280" calcext:value-type="float">
            <text:p>2609280</text:p>
          </table:table-cell>
          <table:table-cell table:formula="of:=PRODUCT([.D3:.D6])" office:value-type="float" office:value="420670" calcext:value-type="float">
            <text:p>420670</text:p>
          </table:table-cell>
          <table:table-cell table:formula="of:=PRODUCT([.E3:.E6])" office:value-type="float" office:value="29970" calcext:value-type="float">
            <text:p>29970</text:p>
          </table:table-cell>
          <table:table-cell table:formula="of:=PRODUCT([.F3:.F6])" office:value-type="float" office:value="316680" calcext:value-type="float">
            <text:p>316680</text:p>
          </table:table-cell>
          <table:table-cell table:formula="of:=PRODUCT([.G3:.G6])" office:value-type="float" office:value="4830840" calcext:value-type="float">
            <text:p>4830840</text:p>
          </table:table-cell>
          <table:table-cell table:formula="of:=PRODUCT([.H3:.H6])" office:value-type="float" office:value="151011" calcext:value-type="float">
            <text:p>151011</text:p>
          </table:table-cell>
          <table:table-cell table:formula="of:=PRODUCT([.I3:.I6])" office:value-type="float" office:value="138112" calcext:value-type="float">
            <text:p>138112</text:p>
          </table:table-cell>
          <table:table-cell table:formula="of:=PRODUCT([.J3:.J6])" office:value-type="float" office:value="694980" calcext:value-type="float">
            <text:p>694980</text:p>
          </table:table-cell>
          <table:table-cell table:formula="of:=PRODUCT([.K3:.K6])" office:value-type="float" office:value="221312" calcext:value-type="float">
            <text:p>221312</text:p>
          </table:table-cell>
          <table:table-cell table:formula="of:=PRODUCT([.L3:.L6])" office:value-type="float" office:value="1579500" calcext:value-type="float">
            <text:p>1579500</text:p>
          </table:table-cell>
          <table:table-cell table:formula="of:=PRODUCT([.M3:.M6])" office:value-type="float" office:value="286902" calcext:value-type="float">
            <text:p>286902</text:p>
          </table:table-cell>
          <table:table-cell table:formula="of:=PRODUCT([.N3:.N6])" office:value-type="float" office:value="685440" calcext:value-type="float">
            <text:p>685440</text:p>
          </table:table-cell>
          <table:table-cell table:formula="of:=PRODUCT([.O3:.O6])" office:value-type="float" office:value="212800" calcext:value-type="float">
            <text:p>212800</text:p>
          </table:table-cell>
          <table:table-cell table:formula="of:=PRODUCT([.P3:.P6])" office:value-type="float" office:value="119880" calcext:value-type="float">
            <text:p>119880</text:p>
          </table:table-cell>
          <table:table-cell table:formula="of:=PRODUCT([.Q3:.Q6])" office:value-type="float" office:value="165240" calcext:value-type="float">
            <text:p>165240</text:p>
          </table:table-cell>
          <table:table-cell table:style-name="ce2" table:formula="of:=PRODUCT([.R3:.R6])" office:value-type="float" office:value="34860" calcext:value-type="float">
            <text:p>34860</text:p>
          </table:table-cell>
          <table:table-cell table:style-name="ce2" table:formula="of:=PRODUCT([.S3:.S6])" office:value-type="float" office:value="497952" calcext:value-type="float">
            <text:p>497952</text:p>
          </table:table-cell>
          <table:table-cell table:formula="of:=PRODUCT([.T3:.T6])" office:value-type="float" office:value="596640" calcext:value-type="float">
            <text:p>596640</text:p>
          </table:table-cell>
          <table:table-cell table:number-columns-repeated="235"/>
        </table:table-row>
        <table:table-row table:style-name="ro1">
          <table:table-cell/>
          <table:table-cell table:formula="of:=PRODUCT([.A4:.A7])" office:value-type="float" office:value="1357824" calcext:value-type="float">
            <text:p>1357824</text:p>
          </table:table-cell>
          <table:table-cell table:formula="of:=PRODUCT([.B4:.B7])" office:value-type="float" office:value="202160" calcext:value-type="float">
            <text:p>202160</text:p>
          </table:table-cell>
          <table:table-cell table:formula="of:=PRODUCT([.C4:.C7])" office:value-type="float" office:value="518400" calcext:value-type="float">
            <text:p>518400</text:p>
          </table:table-cell>
          <table:table-cell table:formula="of:=PRODUCT([.D4:.D7])" office:value-type="float" office:value="1093742" calcext:value-type="float">
            <text:p>1093742</text:p>
          </table:table-cell>
          <table:table-cell table:formula="of:=PRODUCT([.E4:.E7])" office:value-type="float" office:value="163170" calcext:value-type="float">
            <text:p>163170</text:p>
          </table:table-cell>
          <table:table-cell table:formula="of:=PRODUCT([.F4:.F7])" office:value-type="float" office:value="316680" calcext:value-type="float">
            <text:p>316680</text:p>
          </table:table-cell>
          <table:table-cell table:formula="of:=PRODUCT([.G4:.G7])" office:value-type="float" office:value="1973160" calcext:value-type="float">
            <text:p>1973160</text:p>
          </table:table-cell>
          <table:table-cell table:formula="of:=PRODUCT([.H4:.H7])" office:value-type="float" office:value="788613" calcext:value-type="float">
            <text:p>788613</text:p>
          </table:table-cell>
          <table:table-cell table:formula="of:=PRODUCT([.I4:.I7])" office:value-type="float" office:value="64740" calcext:value-type="float">
            <text:p>64740</text:p>
          </table:table-cell>
          <table:table-cell table:formula="of:=PRODUCT([.J4:.J7])" office:value-type="float" office:value="616005" calcext:value-type="float">
            <text:p>616005</text:p>
          </table:table-cell>
          <table:table-cell table:formula="of:=PRODUCT([.K4:.K7])" office:value-type="float" office:value="285376" calcext:value-type="float">
            <text:p>285376</text:p>
          </table:table-cell>
          <table:table-cell table:formula="of:=PRODUCT([.L4:.L7])" office:value-type="float" office:value="579150" calcext:value-type="float">
            <text:p>579150</text:p>
          </table:table-cell>
          <table:table-cell table:formula="of:=PRODUCT([.M4:.M7])" office:value-type="float" office:value="286902" calcext:value-type="float">
            <text:p>286902</text:p>
          </table:table-cell>
          <table:table-cell table:formula="of:=PRODUCT([.N4:.N7])" office:value-type="float" office:value="1566720" calcext:value-type="float">
            <text:p>1566720</text:p>
          </table:table-cell>
          <table:table-cell table:formula="of:=PRODUCT([.O4:.O7])" office:value-type="float" office:value="259350" calcext:value-type="float">
            <text:p>259350</text:p>
          </table:table-cell>
          <table:table-cell table:formula="of:=PRODUCT([.P4:.P7])" office:value-type="float" office:value="186480" calcext:value-type="float">
            <text:p>186480</text:p>
          </table:table-cell>
          <table:table-cell table:formula="of:=PRODUCT([.Q4:.Q7])" office:value-type="float" office:value="116280" calcext:value-type="float">
            <text:p>116280</text:p>
          </table:table-cell>
          <table:table-cell table:style-name="ce2" table:formula="of:=PRODUCT([.R4:.R7])" office:value-type="float" office:value="10080" calcext:value-type="float">
            <text:p>10080</text:p>
          </table:table-cell>
          <table:table-cell table:style-name="ce2" table:formula="of:=PRODUCT([.S4:.S7])" office:value-type="float" office:value="3623984" calcext:value-type="float">
            <text:p>3623984</text:p>
          </table:table-cell>
          <table:table-cell table:formula="of:=PRODUCT([.T4:.T7])" office:value-type="float" office:value="2050950" calcext:value-type="float">
            <text:p>2050950</text:p>
          </table:table-cell>
          <table:table-cell table:number-columns-repeated="235"/>
        </table:table-row>
        <table:table-row table:style-name="ro1">
          <table:table-cell/>
          <table:table-cell table:formula="of:=PRODUCT([.A5:.A8])" office:value-type="float" office:value="678912" calcext:value-type="float">
            <text:p>678912</text:p>
          </table:table-cell>
          <table:table-cell table:formula="of:=PRODUCT([.B5:.B8])" office:value-type="float" office:value="319200" calcext:value-type="float">
            <text:p>319200</text:p>
          </table:table-cell>
          <table:table-cell table:formula="of:=PRODUCT([.C5:.C8])" office:value-type="float" office:value="622080" calcext:value-type="float">
            <text:p>622080</text:p>
          </table:table-cell>
          <table:table-cell table:formula="of:=PRODUCT([.D5:.D8])" office:value-type="float" office:value="444912" calcext:value-type="float">
            <text:p>444912</text:p>
          </table:table-cell>
          <table:table-cell table:formula="of:=PRODUCT([.E5:.E8])" office:value-type="float" office:value="1332555" calcext:value-type="float">
            <text:p>1332555</text:p>
          </table:table-cell>
          <table:table-cell table:formula="of:=PRODUCT([.F5:.F8])" office:value-type="float" office:value="601692" calcext:value-type="float">
            <text:p>601692</text:p>
          </table:table-cell>
          <table:table-cell table:formula="of:=PRODUCT([.G5:.G8])" office:value-type="float" office:value="2067120" calcext:value-type="float">
            <text:p>2067120</text:p>
          </table:table-cell>
          <table:table-cell table:formula="of:=PRODUCT([.H5:.H8])" office:value-type="float" office:value="3108063" calcext:value-type="float">
            <text:p>3108063</text:p>
          </table:table-cell>
          <table:table-cell table:formula="of:=PRODUCT([.I5:.I8])" office:value-type="float" office:value="9360" calcext:value-type="float">
            <text:p>9360</text:p>
          </table:table-cell>
          <table:table-cell table:formula="of:=PRODUCT([.J5:.J8])" office:value-type="float" office:value="1232010" calcext:value-type="float">
            <text:p>1232010</text:p>
          </table:table-cell>
          <table:table-cell table:formula="of:=PRODUCT([.K5:.K8])" office:value-type="float" office:value="642096" calcext:value-type="float">
            <text:p>642096</text:p>
          </table:table-cell>
          <table:table-cell table:formula="of:=PRODUCT([.L5:.L8])" office:value-type="float" office:value="185328" calcext:value-type="float">
            <text:p>185328</text:p>
          </table:table-cell>
          <table:table-cell table:formula="of:=PRODUCT([.M5:.M8])" office:value-type="float" office:value="255024" calcext:value-type="float">
            <text:p>255024</text:p>
          </table:table-cell>
          <table:table-cell table:formula="of:=PRODUCT([.N5:.N8])" office:value-type="float" office:value="245760" calcext:value-type="float">
            <text:p>245760</text:p>
          </table:table-cell>
          <table:table-cell table:formula="of:=PRODUCT([.O5:.O8])" office:value-type="float" office:value="62244" calcext:value-type="float">
            <text:p>62244</text:p>
          </table:table-cell>
          <table:table-cell table:formula="of:=PRODUCT([.P5:.P8])" office:value-type="float" office:value="155400" calcext:value-type="float">
            <text:p>155400</text:p>
          </table:table-cell>
          <table:table-cell table:formula="of:=PRODUCT([.Q5:.Q8])" office:value-type="float" office:value="310080" calcext:value-type="float">
            <text:p>310080</text:p>
          </table:table-cell>
          <table:table-cell table:style-name="ce2" table:formula="of:=PRODUCT([.R5:.R8])" office:value-type="float" office:value="11520" calcext:value-type="float">
            <text:p>11520</text:p>
          </table:table-cell>
          <table:table-cell table:style-name="ce2" table:formula="of:=PRODUCT([.S5:.S8])" office:value-type="float" office:value="776568" calcext:value-type="float">
            <text:p>776568</text:p>
          </table:table-cell>
          <table:table-cell table:formula="of:=PRODUCT([.T5:.T8])" office:value-type="float" office:value="4101900" calcext:value-type="float">
            <text:p>4101900</text:p>
          </table:table-cell>
          <table:table-cell table:number-columns-repeated="235"/>
        </table:table-row>
        <table:table-row table:style-name="ro1">
          <table:table-cell/>
          <table:table-cell table:formula="of:=PRODUCT([.A6:.A9])" office:value-type="float" office:value="3734016" calcext:value-type="float">
            <text:p>3734016</text:p>
          </table:table-cell>
          <table:table-cell table:formula="of:=PRODUCT([.B6:.B9])" office:value-type="float" office:value="1037400" calcext:value-type="float">
            <text:p>1037400</text:p>
          </table:table-cell>
          <table:table-cell table:formula="of:=PRODUCT([.C6:.C9])" office:value-type="float" office:value="2903040" calcext:value-type="float">
            <text:p>2903040</text:p>
          </table:table-cell>
          <table:table-cell table:formula="of:=PRODUCT([.D6:.D9])" office:value-type="float" office:value="43056" calcext:value-type="float">
            <text:p>43056</text:p>
          </table:table-cell>
          <table:table-cell table:formula="of:=PRODUCT([.E6:.E9])" office:value-type="float" office:value="2665110" calcext:value-type="float">
            <text:p>2665110</text:p>
          </table:table-cell>
          <table:table-cell table:formula="of:=PRODUCT([.F6:.F9])" office:value-type="float" office:value="238602" calcext:value-type="float">
            <text:p>238602</text:p>
          </table:table-cell>
          <table:table-cell table:formula="of:=PRODUCT([.G6:.G9])" office:value-type="float" office:value="315810" calcext:value-type="float">
            <text:p>315810</text:p>
          </table:table-cell>
          <table:table-cell table:formula="of:=PRODUCT([.H6:.H9])" office:value-type="float" office:value="4884099" calcext:value-type="float">
            <text:p>4884099</text:p>
          </table:table-cell>
          <table:table-cell table:formula="of:=PRODUCT([.I6:.I9])" office:value-type="float" office:value="177840" calcext:value-type="float">
            <text:p>177840</text:p>
          </table:table-cell>
          <table:table-cell table:formula="of:=PRODUCT([.J6:.J9])" office:value-type="float" office:value="1067742" calcext:value-type="float">
            <text:p>1067742</text:p>
          </table:table-cell>
          <table:table-cell table:formula="of:=PRODUCT([.K6:.K9])" office:value-type="float" office:value="298116" calcext:value-type="float">
            <text:p>298116</text:p>
          </table:table-cell>
          <table:table-cell table:formula="of:=PRODUCT([.L6:.L9])" office:value-type="float" office:value="411840" calcext:value-type="float">
            <text:p>411840</text:p>
          </table:table-cell>
          <table:table-cell table:formula="of:=PRODUCT([.M6:.M9])" office:value-type="float" office:value="266112" calcext:value-type="float">
            <text:p>266112</text:p>
          </table:table-cell>
          <table:table-cell table:formula="of:=PRODUCT([.N6:.N9])" office:value-type="float" office:value="468480" calcext:value-type="float">
            <text:p>468480</text:p>
          </table:table-cell>
          <table:table-cell table:formula="of:=PRODUCT([.O6:.O9])" office:value-type="float" office:value="9828" calcext:value-type="float">
            <text:p>9828</text:p>
          </table:table-cell>
          <table:table-cell table:formula="of:=PRODUCT([.P6:.P9])" office:value-type="float" office:value="2362080" calcext:value-type="float">
            <text:p>2362080</text:p>
          </table:table-cell>
          <table:table-cell table:formula="of:=PRODUCT([.Q6:.Q9])" office:value-type="float" office:value="155040" calcext:value-type="float">
            <text:p>155040</text:p>
          </table:table-cell>
          <table:table-cell table:style-name="ce2" table:formula="of:=PRODUCT([.R6:.R9])" office:value-type="float" office:value="50688" calcext:value-type="float">
            <text:p>50688</text:p>
          </table:table-cell>
          <table:table-cell table:style-name="ce2" table:formula="of:=PRODUCT([.S6:.S9])" office:value-type="float" office:value="183924" calcext:value-type="float">
            <text:p>183924</text:p>
          </table:table-cell>
          <table:table-cell table:formula="of:=PRODUCT([.T6:.T9])" office:value-type="float" office:value="2187680" calcext:value-type="float">
            <text:p>2187680</text:p>
          </table:table-cell>
          <table:table-cell table:number-columns-repeated="235"/>
        </table:table-row>
        <table:table-row table:style-name="ro1">
          <table:table-cell/>
          <table:table-cell table:formula="of:=PRODUCT([.A7:.A10])" office:value-type="float" office:value="1340416" calcext:value-type="float">
            <text:p>1340416</text:p>
          </table:table-cell>
          <table:table-cell table:formula="of:=PRODUCT([.B7:.B10])" office:value-type="float" office:value="1037400" calcext:value-type="float">
            <text:p>1037400</text:p>
          </table:table-cell>
          <table:table-cell table:formula="of:=PRODUCT([.C7:.C10])" office:value-type="float" office:value="1774080" calcext:value-type="float">
            <text:p>1774080</text:p>
          </table:table-cell>
          <table:table-cell table:formula="of:=PRODUCT([.D7:.D10])" office:value-type="float" office:value="7488" calcext:value-type="float">
            <text:p>7488</text:p>
          </table:table-cell>
          <table:table-cell table:formula="of:=PRODUCT([.E7:.E10])" office:value-type="float" office:value="2521050" calcext:value-type="float">
            <text:p>2521050</text:p>
          </table:table-cell>
          <table:table-cell table:formula="of:=PRODUCT([.F7:.F10])" office:value-type="float" office:value="122360" calcext:value-type="float">
            <text:p>122360</text:p>
          </table:table-cell>
          <table:table-cell table:formula="of:=PRODUCT([.G7:.G10])" office:value-type="float" office:value="968484" calcext:value-type="float">
            <text:p>968484</text:p>
          </table:table-cell>
          <table:table-cell table:formula="of:=PRODUCT([.H7:.H10])" office:value-type="float" office:value="3325344" calcext:value-type="float">
            <text:p>3325344</text:p>
          </table:table-cell>
          <table:table-cell table:formula="of:=PRODUCT([.I7:.I10])" office:value-type="float" office:value="246240" calcext:value-type="float">
            <text:p>246240</text:p>
          </table:table-cell>
          <table:table-cell table:formula="of:=PRODUCT([.J7:.J10])" office:value-type="float" office:value="1533168" calcext:value-type="float">
            <text:p>1533168</text:p>
          </table:table-cell>
          <table:table-cell table:formula="of:=PRODUCT([.K7:.K10])" office:value-type="float" office:value="733824" calcext:value-type="float">
            <text:p>733824</text:p>
          </table:table-cell>
          <table:table-cell table:formula="of:=PRODUCT([.L7:.L10])" office:value-type="float" office:value="427680" calcext:value-type="float">
            <text:p>427680</text:p>
          </table:table-cell>
          <table:table-cell table:formula="of:=PRODUCT([.M7:.M10])" office:value-type="float" office:value="164736" calcext:value-type="float">
            <text:p>164736</text:p>
          </table:table-cell>
          <table:table-cell table:formula="of:=PRODUCT([.N7:.N10])" office:value-type="float" office:value="1124352" calcext:value-type="float">
            <text:p>1124352</text:p>
          </table:table-cell>
          <table:table-cell table:formula="of:=PRODUCT([.O7:.O10])" office:value-type="float" office:value="28080" calcext:value-type="float">
            <text:p>28080</text:p>
          </table:table-cell>
          <table:table-cell table:formula="of:=PRODUCT([.P7:.P10])" office:value-type="float" office:value="1532160" calcext:value-type="float">
            <text:p>1532160</text:p>
          </table:table-cell>
          <table:table-cell table:formula="of:=PRODUCT([.Q7:.Q10])" office:value-type="float" office:value="811680" calcext:value-type="float">
            <text:p>811680</text:p>
          </table:table-cell>
          <table:table-cell table:style-name="ce2" table:formula="of:=PRODUCT([.R7:.R10])" office:value-type="float" office:value="143616" calcext:value-type="float">
            <text:p>143616</text:p>
          </table:table-cell>
          <table:table-cell table:style-name="ce2" table:formula="of:=PRODUCT([.S7:.S10])" office:value-type="float" office:value="523476" calcext:value-type="float">
            <text:p>523476</text:p>
          </table:table-cell>
          <table:table-cell table:formula="of:=PRODUCT([.T7:.T10])" office:value-type="float" office:value="1374560" calcext:value-type="float">
            <text:p>1374560</text:p>
          </table:table-cell>
          <table:table-cell table:number-columns-repeated="235"/>
        </table:table-row>
        <table:table-row table:style-name="ro1">
          <table:table-cell/>
          <table:table-cell table:formula="of:=PRODUCT([.A8:.A11])" office:value-type="float" office:value="1143296" calcext:value-type="float">
            <text:p>1143296</text:p>
          </table:table-cell>
          <table:table-cell table:formula="of:=PRODUCT([.B8:.B11])" office:value-type="float" office:value="2675400" calcext:value-type="float">
            <text:p>2675400</text:p>
          </table:table-cell>
          <table:table-cell table:formula="of:=PRODUCT([.C8:.C11])" office:value-type="float" office:value="1596672" calcext:value-type="float">
            <text:p>1596672</text:p>
          </table:table-cell>
          <table:table-cell table:formula="of:=PRODUCT([.D8:.D11])" office:value-type="float" office:value="12672" calcext:value-type="float">
            <text:p>12672</text:p>
          </table:table-cell>
          <table:table-cell table:formula="of:=PRODUCT([.E8:.E11])" office:value-type="float" office:value="668850" calcext:value-type="float">
            <text:p>668850</text:p>
          </table:table-cell>
          <table:table-cell table:formula="of:=PRODUCT([.F8:.F11])" office:value-type="float" office:value="332120" calcext:value-type="float">
            <text:p>332120</text:p>
          </table:table-cell>
          <table:table-cell table:formula="of:=PRODUCT([.G8:.G11])" office:value-type="float" office:value="1402632" calcext:value-type="float">
            <text:p>1402632</text:p>
          </table:table-cell>
          <table:table-cell table:formula="of:=PRODUCT([.H8:.H11])" office:value-type="float" office:value="1981056" calcext:value-type="float">
            <text:p>1981056</text:p>
          </table:table-cell>
          <table:table-cell table:formula="of:=PRODUCT([.I8:.I11])" office:value-type="float" office:value="295488" calcext:value-type="float">
            <text:p>295488</text:p>
          </table:table-cell>
          <table:table-cell table:formula="of:=PRODUCT([.J8:.J11])" office:value-type="float" office:value="1022112" calcext:value-type="float">
            <text:p>1022112</text:p>
          </table:table-cell>
          <table:table-cell table:formula="of:=PRODUCT([.K8:.K11])" office:value-type="float" office:value="524160" calcext:value-type="float">
            <text:p>524160</text:p>
          </table:table-cell>
          <table:table-cell table:formula="of:=PRODUCT([.L8:.L11])" office:value-type="float" office:value="1049760" calcext:value-type="float">
            <text:p>1049760</text:p>
          </table:table-cell>
          <table:table-cell table:formula="of:=PRODUCT([.M8:.M11])" office:value-type="float" office:value="1842048" calcext:value-type="float">
            <text:p>1842048</text:p>
          </table:table-cell>
          <table:table-cell table:formula="of:=PRODUCT([.N8:.N11])" office:value-type="float" office:value="234240" calcext:value-type="float">
            <text:p>234240</text:p>
          </table:table-cell>
          <table:table-cell table:formula="of:=PRODUCT([.O8:.O11])" office:value-type="float" office:value="8640" calcext:value-type="float">
            <text:p>8640</text:p>
          </table:table-cell>
          <table:table-cell table:formula="of:=PRODUCT([.P8:.P11])" office:value-type="float" office:value="3027840" calcext:value-type="float">
            <text:p>3027840</text:p>
          </table:table-cell>
          <table:table-cell table:formula="of:=PRODUCT([.Q8:.Q11])" office:value-type="float" office:value="598080" calcext:value-type="float">
            <text:p>598080</text:p>
          </table:table-cell>
          <table:table-cell table:style-name="ce2" table:formula="of:=PRODUCT([.R8:.R11])" office:value-type="float" office:value="209440" calcext:value-type="float">
            <text:p>209440</text:p>
          </table:table-cell>
          <table:table-cell table:style-name="ce2" table:formula="of:=PRODUCT([.S8:.S11])" office:value-type="float" office:value="95904" calcext:value-type="float">
            <text:p>95904</text:p>
          </table:table-cell>
          <table:table-cell table:formula="of:=PRODUCT([.T8:.T11])" office:value-type="float" office:value="1949376" calcext:value-type="float">
            <text:p>1949376</text:p>
          </table:table-cell>
          <table:table-cell table:number-columns-repeated="235"/>
        </table:table-row>
        <table:table-row table:style-name="ro1">
          <table:table-cell/>
          <table:table-cell table:formula="of:=PRODUCT([.A9:.A12])" office:value-type="float" office:value="1143296" calcext:value-type="float">
            <text:p>1143296</text:p>
          </table:table-cell>
          <table:table-cell table:formula="of:=PRODUCT([.B9:.B12])" office:value-type="float" office:value="1426880" calcext:value-type="float">
            <text:p>1426880</text:p>
          </table:table-cell>
          <table:table-cell table:formula="of:=PRODUCT([.C9:.C12])" office:value-type="float" office:value="532224" calcext:value-type="float">
            <text:p>532224</text:p>
          </table:table-cell>
          <table:table-cell table:formula="of:=PRODUCT([.D9:.D12])" office:value-type="float" office:value="90288" calcext:value-type="float">
            <text:p>90288</text:p>
          </table:table-cell>
          <table:table-cell table:formula="of:=PRODUCT([.E9:.E12])" office:value-type="float" office:value="477750" calcext:value-type="float">
            <text:p>477750</text:p>
          </table:table-cell>
          <table:table-cell table:formula="of:=PRODUCT([.F9:.F12])" office:value-type="float" office:value="183540" calcext:value-type="float">
            <text:p>183540</text:p>
          </table:table-cell>
          <table:table-cell table:formula="of:=PRODUCT([.G9:.G12])" office:value-type="float" office:value="701316" calcext:value-type="float">
            <text:p>701316</text:p>
          </table:table-cell>
          <table:table-cell table:formula="of:=PRODUCT([.H9:.H12])" office:value-type="float" office:value="827904" calcext:value-type="float">
            <text:p>827904</text:p>
          </table:table-cell>
          <table:table-cell table:formula="of:=PRODUCT([.I9:.I12])" office:value-type="float" office:value="837216" calcext:value-type="float">
            <text:p>837216</text:p>
          </table:table-cell>
          <table:table-cell table:formula="of:=PRODUCT([.J9:.J12])" office:value-type="float" office:value="1817088" calcext:value-type="float">
            <text:p>1817088</text:p>
          </table:table-cell>
          <table:table-cell table:formula="of:=PRODUCT([.K9:.K12])" office:value-type="float" office:value="582400" calcext:value-type="float">
            <text:p>582400</text:p>
          </table:table-cell>
          <table:table-cell table:formula="of:=PRODUCT([.L9:.L12])" office:value-type="float" office:value="962280" calcext:value-type="float">
            <text:p>962280</text:p>
          </table:table-cell>
          <table:table-cell table:formula="of:=PRODUCT([.M9:.M12])" office:value-type="float" office:value="3070080" calcext:value-type="float">
            <text:p>3070080</text:p>
          </table:table-cell>
          <table:table-cell table:formula="of:=PRODUCT([.N9:.N12])" office:value-type="float" office:value="2049600" calcext:value-type="float">
            <text:p>2049600</text:p>
          </table:table-cell>
          <table:table-cell table:formula="of:=PRODUCT([.O9:.O12])" office:value-type="float" office:value="17280" calcext:value-type="float">
            <text:p>17280</text:p>
          </table:table-cell>
          <table:table-cell table:formula="of:=PRODUCT([.P9:.P12])" office:value-type="float" office:value="1968096" calcext:value-type="float">
            <text:p>1968096</text:p>
          </table:table-cell>
          <table:table-cell table:formula="of:=PRODUCT([.Q9:.Q12])" office:value-type="float" office:value="254184" calcext:value-type="float">
            <text:p>254184</text:p>
          </table:table-cell>
          <table:table-cell table:style-name="ce2" table:formula="of:=PRODUCT([.R9:.R12])" office:value-type="float" office:value="1230460" calcext:value-type="float">
            <text:p>1230460</text:p>
          </table:table-cell>
          <table:table-cell table:style-name="ce2" table:formula="of:=PRODUCT([.S9:.S12])" office:value-type="float" office:value="239760" calcext:value-type="float">
            <text:p>239760</text:p>
          </table:table-cell>
          <table:table-cell table:formula="of:=PRODUCT([.T9:.T12])" office:value-type="float" office:value="310128" calcext:value-type="float">
            <text:p>310128</text:p>
          </table:table-cell>
          <table:table-cell table:number-columns-repeated="235"/>
        </table:table-row>
        <table:table-row table:style-name="ro1">
          <table:table-cell/>
          <table:table-cell table:formula="of:=PRODUCT([.A10:.A13])" office:value-type="float" office:value="2806272" calcext:value-type="float">
            <text:p>2806272</text:p>
          </table:table-cell>
          <table:table-cell table:formula="of:=PRODUCT([.B10:.B13])" office:value-type="float" office:value="1552320" calcext:value-type="float">
            <text:p>1552320</text:p>
          </table:table-cell>
          <table:table-cell table:formula="of:=PRODUCT([.C10:.C13])" office:value-type="float" office:value="370656" calcext:value-type="float">
            <text:p>370656</text:p>
          </table:table-cell>
          <table:table-cell table:formula="of:=PRODUCT([.D10:.D13])" office:value-type="float" office:value="331056" calcext:value-type="float">
            <text:p>331056</text:p>
          </table:table-cell>
          <table:table-cell table:formula="of:=PRODUCT([.E10:.E13])" office:value-type="float" office:value="398125" calcext:value-type="float">
            <text:p>398125</text:p>
          </table:table-cell>
          <table:table-cell table:formula="of:=PRODUCT([.F10:.F13])" office:value-type="float" office:value="343140" calcext:value-type="float">
            <text:p>343140</text:p>
          </table:table-cell>
          <table:table-cell table:formula="of:=PRODUCT([.G10:.G13])" office:value-type="float" office:value="573804" calcext:value-type="float">
            <text:p>573804</text:p>
          </table:table-cell>
          <table:table-cell table:formula="of:=PRODUCT([.H10:.H13])" office:value-type="float" office:value="878080" calcext:value-type="float">
            <text:p>878080</text:p>
          </table:table-cell>
          <table:table-cell table:formula="of:=PRODUCT([.I10:.I13])" office:value-type="float" office:value="1079568" calcext:value-type="float">
            <text:p>1079568</text:p>
          </table:table-cell>
          <table:table-cell table:formula="of:=PRODUCT([.J10:.J13])" office:value-type="float" office:value="1723904" calcext:value-type="float">
            <text:p>1723904</text:p>
          </table:table-cell>
          <table:table-cell table:formula="of:=PRODUCT([.K10:.K13])" office:value-type="float" office:value="1075200" calcext:value-type="float">
            <text:p>1075200</text:p>
          </table:table-cell>
          <table:table-cell table:formula="of:=PRODUCT([.L10:.L13])" office:value-type="float" office:value="866052" calcext:value-type="float">
            <text:p>866052</text:p>
          </table:table-cell>
          <table:table-cell table:formula="of:=PRODUCT([.M10:.M13])" office:value-type="float" office:value="895440" calcext:value-type="float">
            <text:p>895440</text:p>
          </table:table-cell>
          <table:table-cell table:formula="of:=PRODUCT([.N10:.N13])" office:value-type="float" office:value="1008000" calcext:value-type="float">
            <text:p>1008000</text:p>
          </table:table-cell>
          <table:table-cell table:formula="of:=PRODUCT([.O10:.O13])" office:value-type="float" office:value="37440" calcext:value-type="float">
            <text:p>37440</text:p>
          </table:table-cell>
          <table:table-cell table:formula="of:=PRODUCT([.P10:.P13])" office:value-type="float" office:value="2719080" calcext:value-type="float">
            <text:p>2719080</text:p>
          </table:table-cell>
          <table:table-cell table:formula="of:=PRODUCT([.Q10:.Q13])" office:value-type="float" office:value="84728" calcext:value-type="float">
            <text:p>84728</text:p>
          </table:table-cell>
          <table:table-cell table:style-name="ce2" table:formula="of:=PRODUCT([.R10:.R13])" office:value-type="float" office:value="1286390" calcext:value-type="float">
            <text:p>1286390</text:p>
          </table:table-cell>
          <table:table-cell table:style-name="ce2" table:formula="of:=PRODUCT([.S10:.S13])" office:value-type="float" office:value="279720" calcext:value-type="float">
            <text:p>279720</text:p>
          </table:table-cell>
          <table:table-cell table:formula="of:=PRODUCT([.T10:.T13])" office:value-type="float" office:value="2946216" calcext:value-type="float">
            <text:p>2946216</text:p>
          </table:table-cell>
          <table:table-cell table:number-columns-repeated="235"/>
        </table:table-row>
        <table:table-row table:style-name="ro1">
          <table:table-cell/>
          <table:table-cell table:formula="of:=PRODUCT([.A11:.A14])" office:value-type="float" office:value="4109184" calcext:value-type="float">
            <text:p>4109184</text:p>
          </table:table-cell>
          <table:table-cell table:formula="of:=PRODUCT([.B11:.B14])" office:value-type="float" office:value="2250864" calcext:value-type="float">
            <text:p>2250864</text:p>
          </table:table-cell>
          <table:table-cell table:formula="of:=PRODUCT([.C11:.C14])" office:value-type="float" office:value="286416" calcext:value-type="float">
            <text:p>286416</text:p>
          </table:table-cell>
          <table:table-cell table:formula="of:=PRODUCT([.D11:.D14])" office:value-type="float" office:value="1696662" calcext:value-type="float">
            <text:p>1696662</text:p>
          </table:table-cell>
          <table:table-cell table:formula="of:=PRODUCT([.E11:.E14])" office:value-type="float" office:value="22750" calcext:value-type="float">
            <text:p>22750</text:p>
          </table:table-cell>
          <table:table-cell table:formula="of:=PRODUCT([.F11:.F14])" office:value-type="float" office:value="394611" calcext:value-type="float">
            <text:p>394611</text:p>
          </table:table-cell>
          <table:table-cell table:formula="of:=PRODUCT([.G11:.G14])" office:value-type="float" office:value="95634" calcext:value-type="float">
            <text:p>95634</text:p>
          </table:table-cell>
          <table:table-cell table:formula="of:=PRODUCT([.H11:.H14])" office:value-type="float" office:value="603680" calcext:value-type="float">
            <text:p>603680</text:p>
          </table:table-cell>
          <table:table-cell table:formula="of:=PRODUCT([.I11:.I14])" office:value-type="float" office:value="1439424" calcext:value-type="float">
            <text:p>1439424</text:p>
          </table:table-cell>
          <table:table-cell table:formula="of:=PRODUCT([.J11:.J14])" office:value-type="float" office:value="615680" calcext:value-type="float">
            <text:p>615680</text:p>
          </table:table-cell>
          <table:table-cell table:formula="of:=PRODUCT([.K11:.K14])" office:value-type="float" office:value="2016000" calcext:value-type="float">
            <text:p>2016000</text:p>
          </table:table-cell>
          <table:table-cell table:formula="of:=PRODUCT([.L11:.L14])" office:value-type="float" office:value="1154736" calcext:value-type="float">
            <text:p>1154736</text:p>
          </table:table-cell>
          <table:table-cell table:formula="of:=PRODUCT([.M11:.M14])" office:value-type="float" office:value="2617440" calcext:value-type="float">
            <text:p>2617440</text:p>
          </table:table-cell>
          <table:table-cell table:formula="of:=PRODUCT([.N11:.N14])" office:value-type="float" office:value="1008000" calcext:value-type="float">
            <text:p>1008000</text:p>
          </table:table-cell>
          <table:table-cell table:formula="of:=PRODUCT([.O11:.O14])" office:value-type="float" office:value="123552" calcext:value-type="float">
            <text:p>123552</text:p>
          </table:table-cell>
          <table:table-cell table:formula="of:=PRODUCT([.P11:.P14])" office:value-type="float" office:value="1812720" calcext:value-type="float">
            <text:p>1812720</text:p>
          </table:table-cell>
          <table:table-cell table:formula="of:=PRODUCT([.Q11:.Q14])" office:value-type="float" office:value="70448" calcext:value-type="float">
            <text:p>70448</text:p>
          </table:table-cell>
          <table:table-cell table:style-name="ce2" table:formula="of:=PRODUCT([.R11:.R14])" office:value-type="float" office:value="1210720" calcext:value-type="float">
            <text:p>1210720</text:p>
          </table:table-cell>
          <table:table-cell table:style-name="ce2" table:formula="of:=PRODUCT([.S11:.S14])" office:value-type="float" office:value="90720" calcext:value-type="float">
            <text:p>90720</text:p>
          </table:table-cell>
          <table:table-cell table:formula="of:=PRODUCT([.T11:.T14])" office:value-type="float" office:value="1452360" calcext:value-type="float">
            <text:p>1452360</text:p>
          </table:table-cell>
          <table:table-cell table:number-columns-repeated="235"/>
        </table:table-row>
        <table:table-row table:style-name="ro1">
          <table:table-cell/>
          <table:table-cell table:formula="of:=PRODUCT([.A12:.A15])" office:value-type="float" office:value="212544" calcext:value-type="float">
            <text:p>212544</text:p>
          </table:table-cell>
          <table:table-cell table:formula="of:=PRODUCT([.B12:.B15])" office:value-type="float" office:value="3766752" calcext:value-type="float">
            <text:p>3766752</text:p>
          </table:table-cell>
          <table:table-cell table:formula="of:=PRODUCT([.C12:.C15])" office:value-type="float" office:value="84864" calcext:value-type="float">
            <text:p>84864</text:p>
          </table:table-cell>
          <table:table-cell table:formula="of:=PRODUCT([.D12:.D15])" office:value-type="float" office:value="1542420" calcext:value-type="float">
            <text:p>1542420</text:p>
          </table:table-cell>
          <table:table-cell table:formula="of:=PRODUCT([.E12:.E15])" office:value-type="float" office:value="85750" calcext:value-type="float">
            <text:p>85750</text:p>
          </table:table-cell>
          <table:table-cell table:formula="of:=PRODUCT([.F12:.F15])" office:value-type="float" office:value="3779958" calcext:value-type="float">
            <text:p>3779958</text:p>
          </table:table-cell>
          <table:table-cell table:formula="of:=PRODUCT([.G12:.G15])" office:value-type="float" office:value="63756" calcext:value-type="float">
            <text:p>63756</text:p>
          </table:table-cell>
          <table:table-cell table:formula="of:=PRODUCT([.H12:.H15])" office:value-type="float" office:value="344960" calcext:value-type="float">
            <text:p>344960</text:p>
          </table:table-cell>
          <table:table-cell table:formula="of:=PRODUCT([.I12:.I15])" office:value-type="float" office:value="959616" calcext:value-type="float">
            <text:p>959616</text:p>
          </table:table-cell>
          <table:table-cell table:formula="of:=PRODUCT([.J12:.J15])" office:value-type="float" office:value="284160" calcext:value-type="float">
            <text:p>284160</text:p>
          </table:table-cell>
          <table:table-cell table:formula="of:=PRODUCT([.K12:.K15])" office:value-type="float" office:value="2131200" calcext:value-type="float">
            <text:p>2131200</text:p>
          </table:table-cell>
          <table:table-cell table:formula="of:=PRODUCT([.L12:.L15])" office:value-type="float" office:value="256608" calcext:value-type="float">
            <text:p>256608</text:p>
          </table:table-cell>
          <table:table-cell table:formula="of:=PRODUCT([.M12:.M15])" office:value-type="float" office:value="936320" calcext:value-type="float">
            <text:p>936320</text:p>
          </table:table-cell>
          <table:table-cell table:formula="of:=PRODUCT([.N12:.N15])" office:value-type="float" office:value="1915200" calcext:value-type="float">
            <text:p>1915200</text:p>
          </table:table-cell>
          <table:table-cell table:formula="of:=PRODUCT([.O12:.O15])" office:value-type="float" office:value="288288" calcext:value-type="float">
            <text:p>288288</text:p>
          </table:table-cell>
          <table:table-cell table:formula="of:=PRODUCT([.P12:.P15])" office:value-type="float" office:value="43680" calcext:value-type="float">
            <text:p>43680</text:p>
          </table:table-cell>
          <table:table-cell table:formula="of:=PRODUCT([.Q12:.Q15])" office:value-type="float" office:value="130832" calcext:value-type="float">
            <text:p>130832</text:p>
          </table:table-cell>
          <table:table-cell table:style-name="ce2" table:formula="of:=PRODUCT([.R12:.R15])" office:value-type="float" office:value="207552" calcext:value-type="float">
            <text:p>207552</text:p>
          </table:table-cell>
          <table:table-cell table:style-name="ce2" table:formula="of:=PRODUCT([.S12:.S15])" office:value-type="float" office:value="540540" calcext:value-type="float">
            <text:p>540540</text:p>
          </table:table-cell>
          <table:table-cell table:formula="of:=PRODUCT([.T12:.T15])" office:value-type="float" office:value="391020" calcext:value-type="float">
            <text:p>391020</text:p>
          </table:table-cell>
          <table:table-cell table:number-columns-repeated="235"/>
        </table:table-row>
        <table:table-row table:style-name="ro1">
          <table:table-cell/>
          <table:table-cell table:formula="of:=PRODUCT([.A13:.A16])" office:value-type="float" office:value="332100" calcext:value-type="float">
            <text:p>332100</text:p>
          </table:table-cell>
          <table:table-cell table:formula="of:=PRODUCT([.B13:.B16])" office:value-type="float" office:value="2589642" calcext:value-type="float">
            <text:p>2589642</text:p>
          </table:table-cell>
          <table:table-cell table:formula="of:=PRODUCT([.C13:.C16])" office:value-type="float" office:value="185640" calcext:value-type="float">
            <text:p>185640</text:p>
          </table:table-cell>
          <table:table-cell table:formula="of:=PRODUCT([.D13:.D16])" office:value-type="float" office:value="487080" calcext:value-type="float">
            <text:p>487080</text:p>
          </table:table-cell>
          <table:table-cell table:formula="of:=PRODUCT([.E13:.E16])" office:value-type="float" office:value="24500" calcext:value-type="float">
            <text:p>24500</text:p>
          </table:table-cell>
          <table:table-cell table:formula="of:=PRODUCT([.F13:.F16])" office:value-type="float" office:value="4139954" calcext:value-type="float">
            <text:p>4139954</text:p>
          </table:table-cell>
          <table:table-cell table:formula="of:=PRODUCT([.G13:.G16])" office:value-type="float" office:value="34776" calcext:value-type="float">
            <text:p>34776</text:p>
          </table:table-cell>
          <table:table-cell table:formula="of:=PRODUCT([.H13:.H16])" office:value-type="float" office:value="258720" calcext:value-type="float">
            <text:p>258720</text:p>
          </table:table-cell>
          <table:table-cell table:formula="of:=PRODUCT([.I13:.I16])" office:value-type="float" office:value="282240" calcext:value-type="float">
            <text:p>282240</text:p>
          </table:table-cell>
          <table:table-cell table:formula="of:=PRODUCT([.J13:.J16])" office:value-type="float" office:value="541680" calcext:value-type="float">
            <text:p>541680</text:p>
          </table:table-cell>
          <table:table-cell table:formula="of:=PRODUCT([.K13:.K16])" office:value-type="float" office:value="2450880" calcext:value-type="float">
            <text:p>2450880</text:p>
          </table:table-cell>
          <table:table-cell table:formula="of:=PRODUCT([.L13:.L16])" office:value-type="float" office:value="874800" calcext:value-type="float">
            <text:p>874800</text:p>
          </table:table-cell>
          <table:table-cell table:formula="of:=PRODUCT([.M13:.M16])" office:value-type="float" office:value="117040" calcext:value-type="float">
            <text:p>117040</text:p>
          </table:table-cell>
          <table:table-cell table:formula="of:=PRODUCT([.N13:.N16])" office:value-type="float" office:value="984960" calcext:value-type="float">
            <text:p>984960</text:p>
          </table:table-cell>
          <table:table-cell table:formula="of:=PRODUCT([.O13:.O16])" office:value-type="float" office:value="1249248" calcext:value-type="float">
            <text:p>1249248</text:p>
          </table:table-cell>
          <table:table-cell table:formula="of:=PRODUCT([.P13:.P16])" office:value-type="float" office:value="426720" calcext:value-type="float">
            <text:p>426720</text:p>
          </table:table-cell>
          <table:table-cell table:formula="of:=PRODUCT([.Q13:.Q16])" office:value-type="float" office:value="146224" calcext:value-type="float">
            <text:p>146224</text:p>
          </table:table-cell>
          <table:table-cell table:style-name="ce2" table:formula="of:=PRODUCT([.R13:.R16])" office:value-type="float" office:value="150144" calcext:value-type="float">
            <text:p>150144</text:p>
          </table:table-cell>
          <table:table-cell table:style-name="ce2" table:formula="of:=PRODUCT([.S13:.S16])" office:value-type="float" office:value="1477476" calcext:value-type="float">
            <text:p>1477476</text:p>
          </table:table-cell>
          <table:table-cell table:formula="of:=PRODUCT([.T13:.T16])" office:value-type="float" office:value="3519180" calcext:value-type="float">
            <text:p>3519180</text:p>
          </table:table-cell>
          <table:table-cell table:number-columns-repeated="235"/>
        </table:table-row>
        <table:table-row table:style-name="ro1">
          <table:table-cell/>
          <table:table-cell table:formula="of:=PRODUCT([.A14:.A17])" office:value-type="float" office:value="159900" calcext:value-type="float">
            <text:p>159900</text:p>
          </table:table-cell>
          <table:table-cell table:formula="of:=PRODUCT([.B14:.B17])" office:value-type="float" office:value="601634" calcext:value-type="float">
            <text:p>601634</text:p>
          </table:table-cell>
          <table:table-cell table:formula="of:=PRODUCT([.C14:.C17])" office:value-type="float" office:value="228480" calcext:value-type="float">
            <text:p>228480</text:p>
          </table:table-cell>
          <table:table-cell table:formula="of:=PRODUCT([.D14:.D17])" office:value-type="float" office:value="929880" calcext:value-type="float">
            <text:p>929880</text:p>
          </table:table-cell>
          <table:table-cell table:formula="of:=PRODUCT([.E14:.E17])" office:value-type="float" office:value="8820" calcext:value-type="float">
            <text:p>8820</text:p>
          </table:table-cell>
          <table:table-cell table:formula="of:=PRODUCT([.F14:.F17])" office:value-type="float" office:value="866502" calcext:value-type="float">
            <text:p>866502</text:p>
          </table:table-cell>
          <table:table-cell table:formula="of:=PRODUCT([.G14:.G17])" office:value-type="float" office:value="46368" calcext:value-type="float">
            <text:p>46368</text:p>
          </table:table-cell>
          <table:table-cell table:formula="of:=PRODUCT([.H14:.H17])" office:value-type="float" office:value="96096" calcext:value-type="float">
            <text:p>96096</text:p>
          </table:table-cell>
          <table:table-cell table:formula="of:=PRODUCT([.I14:.I17])" office:value-type="float" office:value="149760" calcext:value-type="float">
            <text:p>149760</text:p>
          </table:table-cell>
          <table:table-cell table:formula="of:=PRODUCT([.J14:.J17])" office:value-type="float" office:value="907680" calcext:value-type="float">
            <text:p>907680</text:p>
          </table:table-cell>
          <table:table-cell table:formula="of:=PRODUCT([.K14:.K17])" office:value-type="float" office:value="1736040" calcext:value-type="float">
            <text:p>1736040</text:p>
          </table:table-cell>
          <table:table-cell table:formula="of:=PRODUCT([.L14:.L17])" office:value-type="float" office:value="405000" calcext:value-type="float">
            <text:p>405000</text:p>
          </table:table-cell>
          <table:table-cell table:formula="of:=PRODUCT([.M14:.M17])" office:value-type="float" office:value="100320" calcext:value-type="float">
            <text:p>100320</text:p>
          </table:table-cell>
          <table:table-cell table:formula="of:=PRODUCT([.N14:.N17])" office:value-type="float" office:value="2363904" calcext:value-type="float">
            <text:p>2363904</text:p>
          </table:table-cell>
          <table:table-cell table:formula="of:=PRODUCT([.O14:.O17])" office:value-type="float" office:value="2402400" calcext:value-type="float">
            <text:p>2402400</text:p>
          </table:table-cell>
          <table:table-cell table:formula="of:=PRODUCT([.P14:.P17])" office:value-type="float" office:value="60960" calcext:value-type="float">
            <text:p>60960</text:p>
          </table:table-cell>
          <table:table-cell table:formula="of:=PRODUCT([.Q14:.Q17])" office:value-type="float" office:value="694564" calcext:value-type="float">
            <text:p>694564</text:p>
          </table:table-cell>
          <table:table-cell table:style-name="ce2" table:formula="of:=PRODUCT([.R14:.R17])" office:value-type="float" office:value="88128" calcext:value-type="float">
            <text:p>88128</text:p>
          </table:table-cell>
          <table:table-cell table:style-name="ce2" table:formula="of:=PRODUCT([.S14:.S17])" office:value-type="float" office:value="211068" calcext:value-type="float">
            <text:p>211068</text:p>
          </table:table-cell>
          <table:table-cell table:formula="of:=PRODUCT([.T14:.T17])" office:value-type="float" office:value="277830" calcext:value-type="float">
            <text:p>277830</text:p>
          </table:table-cell>
          <table:table-cell table:number-columns-repeated="235"/>
        </table:table-row>
        <table:table-row table:style-name="ro1">
          <table:table-cell/>
          <table:table-cell table:formula="of:=PRODUCT([.A15:.A18])" office:value-type="float" office:value="273000" calcext:value-type="float">
            <text:p>273000</text:p>
          </table:table-cell>
          <table:table-cell table:formula="of:=PRODUCT([.B15:.B18])" office:value-type="float" office:value="20746" calcext:value-type="float">
            <text:p>20746</text:p>
          </table:table-cell>
          <table:table-cell table:formula="of:=PRODUCT([.C15:.C18])" office:value-type="float" office:value="362880" calcext:value-type="float">
            <text:p>362880</text:p>
          </table:table-cell>
          <table:table-cell table:formula="of:=PRODUCT([.D15:.D18])" office:value-type="float" office:value="2336040" calcext:value-type="float">
            <text:p>2336040</text:p>
          </table:table-cell>
          <table:table-cell table:formula="of:=PRODUCT([.E15:.E18])" office:value-type="float" office:value="79380" calcext:value-type="float">
            <text:p>79380</text:p>
          </table:table-cell>
          <table:table-cell table:formula="of:=PRODUCT([.F15:.F18])" office:value-type="float" office:value="339066" calcext:value-type="float">
            <text:p>339066</text:p>
          </table:table-cell>
          <table:table-cell table:formula="of:=PRODUCT([.G15:.G18])" office:value-type="float" office:value="348768" calcext:value-type="float">
            <text:p>348768</text:p>
          </table:table-cell>
          <table:table-cell table:formula="of:=PRODUCT([.H15:.H18])" office:value-type="float" office:value="13104" calcext:value-type="float">
            <text:p>13104</text:p>
          </table:table-cell>
          <table:table-cell table:formula="of:=PRODUCT([.I15:.I18])" office:value-type="float" office:value="355680" calcext:value-type="float">
            <text:p>355680</text:p>
          </table:table-cell>
          <table:table-cell table:formula="of:=PRODUCT([.J15:.J18])" office:value-type="float" office:value="816912" calcext:value-type="float">
            <text:p>816912</text:p>
          </table:table-cell>
          <table:table-cell table:formula="of:=PRODUCT([.K15:.K18])" office:value-type="float" office:value="491878" calcext:value-type="float">
            <text:p>491878</text:p>
          </table:table-cell>
          <table:table-cell table:formula="of:=PRODUCT([.L15:.L18])" office:value-type="float" office:value="371250" calcext:value-type="float">
            <text:p>371250</text:p>
          </table:table-cell>
          <table:table-cell table:formula="of:=PRODUCT([.M15:.M18])" office:value-type="float" office:value="76560" calcext:value-type="float">
            <text:p>76560</text:p>
          </table:table-cell>
          <table:table-cell table:formula="of:=PRODUCT([.N15:.N18])" office:value-type="float" office:value="1083456" calcext:value-type="float">
            <text:p>1083456</text:p>
          </table:table-cell>
          <table:table-cell table:formula="of:=PRODUCT([.O15:.O18])" office:value-type="float" office:value="2766400" calcext:value-type="float">
            <text:p>2766400</text:p>
          </table:table-cell>
          <table:table-cell table:formula="of:=PRODUCT([.P15:.P18])" office:value-type="float" office:value="19050" calcext:value-type="float">
            <text:p>19050</text:p>
          </table:table-cell>
          <table:table-cell table:formula="of:=PRODUCT([.Q15:.Q18])" office:value-type="float" office:value="215878" calcext:value-type="float">
            <text:p>215878</text:p>
          </table:table-cell>
          <table:table-cell table:style-name="ce2" table:formula="of:=PRODUCT([.R15:.R18])" office:value-type="float" office:value="280908" calcext:value-type="float">
            <text:p>280908</text:p>
          </table:table-cell>
          <table:table-cell table:style-name="ce2" table:formula="of:=PRODUCT([.S15:.S18])" office:value-type="float" office:value="738738" calcext:value-type="float">
            <text:p>738738</text:p>
          </table:table-cell>
          <table:table-cell table:formula="of:=PRODUCT([.T15:.T18])" office:value-type="float" office:value="357210" calcext:value-type="float">
            <text:p>357210</text:p>
          </table:table-cell>
          <table:table-cell table:number-columns-repeated="235"/>
        </table:table-row>
        <table:table-row table:style-name="ro1">
          <table:table-cell/>
          <table:table-cell table:formula="of:=PRODUCT([.A16:.A19])" office:value-type="float" office:value="2457000" calcext:value-type="float">
            <text:p>2457000</text:p>
          </table:table-cell>
          <table:table-cell table:formula="of:=PRODUCT([.B16:.B19])" office:value-type="float" office:value="13915" calcext:value-type="float">
            <text:p>13915</text:p>
          </table:table-cell>
          <table:table-cell table:formula="of:=PRODUCT([.C16:.C19])" office:value-type="float" office:value="1406160" calcext:value-type="float">
            <text:p>1406160</text:p>
          </table:table-cell>
          <table:table-cell table:formula="of:=PRODUCT([.D16:.D19])" office:value-type="float" office:value="4555278" calcext:value-type="float">
            <text:p>4555278</text:p>
          </table:table-cell>
          <table:table-cell table:formula="of:=PRODUCT([.E16:.E19])" office:value-type="float" office:value="55080" calcext:value-type="float">
            <text:p>55080</text:p>
          </table:table-cell>
          <table:table-cell table:formula="of:=PRODUCT([.F16:.F19])" office:value-type="float" office:value="156492" calcext:value-type="float">
            <text:p>156492</text:p>
          </table:table-cell>
          <table:table-cell table:formula="of:=PRODUCT([.G16:.G19])" office:value-type="float" office:value="361224" calcext:value-type="float">
            <text:p>361224</text:p>
          </table:table-cell>
          <table:table-cell table:formula="of:=PRODUCT([.H16:.H19])" office:value-type="float" office:value="13104" calcext:value-type="float">
            <text:p>13104</text:p>
          </table:table-cell>
          <table:table-cell table:formula="of:=PRODUCT([.I16:.I19])" office:value-type="float" office:value="652080" calcext:value-type="float">
            <text:p>652080</text:p>
          </table:table-cell>
          <table:table-cell table:formula="of:=PRODUCT([.J16:.J19])" office:value-type="float" office:value="340380" calcext:value-type="float">
            <text:p>340380</text:p>
          </table:table-cell>
          <table:table-cell table:formula="of:=PRODUCT([.K16:.K19])" office:value-type="float" office:value="717876" calcext:value-type="float">
            <text:p>717876</text:p>
          </table:table-cell>
          <table:table-cell table:formula="of:=PRODUCT([.L16:.L19])" office:value-type="float" office:value="990000" calcext:value-type="float">
            <text:p>990000</text:p>
          </table:table-cell>
          <table:table-cell table:formula="of:=PRODUCT([.M16:.M19])" office:value-type="float" office:value="69600" calcext:value-type="float">
            <text:p>69600</text:p>
          </table:table-cell>
          <table:table-cell table:formula="of:=PRODUCT([.N16:.N19])" office:value-type="float" office:value="4504896" calcext:value-type="float">
            <text:p>4504896</text:p>
          </table:table-cell>
          <table:table-cell table:formula="of:=PRODUCT([.O16:.O19])" office:value-type="float" office:value="5137600" calcext:value-type="float">
            <text:p>5137600</text:p>
          </table:table-cell>
          <table:table-cell table:formula="of:=PRODUCT([.P16:.P19])" office:value-type="float" office:value="38100" calcext:value-type="float">
            <text:p>38100</text:p>
          </table:table-cell>
          <table:table-cell table:formula="of:=PRODUCT([.Q16:.Q19])" office:value-type="float" office:value="357029" calcext:value-type="float">
            <text:p>357029</text:p>
          </table:table-cell>
          <table:table-cell table:style-name="ce2" table:formula="of:=PRODUCT([.R16:.R19])" office:value-type="float" office:value="4728618" calcext:value-type="float">
            <text:p>4728618</text:p>
          </table:table-cell>
          <table:table-cell table:style-name="ce2" table:formula="of:=PRODUCT([.S16:.S19])" office:value-type="float" office:value="41328" calcext:value-type="float">
            <text:p>41328</text:p>
          </table:table-cell>
          <table:table-cell table:formula="of:=PRODUCT([.T16:.T19])" office:value-type="float" office:value="680400" calcext:value-type="float">
            <text:p>680400</text:p>
          </table:table-cell>
          <table:table-cell table:number-columns-repeated="235"/>
        </table:table-row>
        <table:table-row table:style-name="ro1">
          <table:table-cell/>
          <table:table-cell table:formula="of:=PRODUCT([.A17:.A20])" office:value-type="float" office:value="245700" calcext:value-type="float">
            <text:p>245700</text:p>
          </table:table-cell>
          <table:table-cell table:formula="of:=PRODUCT([.B17:.B20])" office:value-type="float" office:value="179630" calcext:value-type="float">
            <text:p>179630</text:p>
          </table:table-cell>
          <table:table-cell table:formula="of:=PRODUCT([.C17:.C20])" office:value-type="float" office:value="3897072" calcext:value-type="float">
            <text:p>3897072</text:p>
          </table:table-cell>
          <table:table-cell table:formula="of:=PRODUCT([.D17:.D20])" office:value-type="float" office:value="4977063" calcext:value-type="float">
            <text:p>4977063</text:p>
          </table:table-cell>
          <table:table-cell table:formula="of:=PRODUCT([.E17:.E20])" office:value-type="float" office:value="33048" calcext:value-type="float">
            <text:p>33048</text:p>
          </table:table-cell>
          <table:table-cell table:formula="of:=PRODUCT([.F17:.F20])" office:value-type="float" office:value="156492" calcext:value-type="float">
            <text:p>156492</text:p>
          </table:table-cell>
          <table:table-cell table:formula="of:=PRODUCT([.G17:.G20])" office:value-type="float" office:value="602040" calcext:value-type="float">
            <text:p>602040</text:p>
          </table:table-cell>
          <table:table-cell table:formula="of:=PRODUCT([.H17:.H20])" office:value-type="float" office:value="78624" calcext:value-type="float">
            <text:p>78624</text:p>
          </table:table-cell>
          <table:table-cell table:formula="of:=PRODUCT([.I17:.I20])" office:value-type="float" office:value="4629768" calcext:value-type="float">
            <text:p>4629768</text:p>
          </table:table-cell>
          <table:table-cell table:formula="of:=PRODUCT([.J17:.J20])" office:value-type="float" office:value="33480" calcext:value-type="float">
            <text:p>33480</text:p>
          </table:table-cell>
          <table:table-cell table:formula="of:=PRODUCT([.K17:.K20])" office:value-type="float" office:value="593028" calcext:value-type="float">
            <text:p>593028</text:p>
          </table:table-cell>
          <table:table-cell table:formula="of:=PRODUCT([.L17:.L20])" office:value-type="float" office:value="858000" calcext:value-type="float">
            <text:p>858000</text:p>
          </table:table-cell>
          <table:table-cell table:formula="of:=PRODUCT([.M17:.M20])" office:value-type="float" office:value="201840" calcext:value-type="float">
            <text:p>201840</text:p>
          </table:table-cell>
          <table:table-cell table:formula="of:=PRODUCT([.N17:.N20])" office:value-type="float" office:value="3253536" calcext:value-type="float">
            <text:p>3253536</text:p>
          </table:table-cell>
          <table:table-cell table:formula="of:=PRODUCT([.O17:.O20])" office:value-type="float" office:value="2766400" calcext:value-type="float">
            <text:p>2766400</text:p>
          </table:table-cell>
          <table:table-cell table:formula="of:=PRODUCT([.P17:.P20])" office:value-type="float" office:value="11100" calcext:value-type="float">
            <text:p>11100</text:p>
          </table:table-cell>
          <table:table-cell table:formula="of:=PRODUCT([.Q17:.Q20])" office:value-type="float" office:value="657685" calcext:value-type="float">
            <text:p>657685</text:p>
          </table:table-cell>
          <table:table-cell table:style-name="ce2" table:formula="of:=PRODUCT([.R17:.R20])" office:value-type="float" office:value="2503386" calcext:value-type="float">
            <text:p>2503386</text:p>
          </table:table-cell>
          <table:table-cell table:style-name="ce2" table:formula="of:=PRODUCT([.S17:.S20])" office:value-type="float" office:value="56448" calcext:value-type="float">
            <text:p>56448</text:p>
          </table:table-cell>
          <table:table-cell table:formula="of:=PRODUCT([.T17:.T20])" office:value-type="float" office:value="507600" calcext:value-type="float">
            <text:p>507600</text:p>
          </table:table-cell>
          <table:table-cell table:number-columns-repeated="235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235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5" table:formula="of:=MAX([.B57:.B76])" office:value-type="float" office:value="4109184" calcext:value-type="float">
            <text:p>4109184</text:p>
          </table:table-cell>
          <table:table-cell table:style-name="ce5" table:formula="of:=MAX([.C57:.C76])" office:value-type="float" office:value="3766752" calcext:value-type="float">
            <text:p>3766752</text:p>
          </table:table-cell>
          <table:table-cell table:style-name="ce5" table:formula="of:=MAX([.D57:.D76])" office:value-type="float" office:value="4131360" calcext:value-type="float">
            <text:p>4131360</text:p>
          </table:table-cell>
          <table:table-cell table:style-name="ce5" table:formula="of:=MAX([.E57:.E76])" office:value-type="float" office:value="4977063" calcext:value-type="float">
            <text:p>4977063</text:p>
          </table:table-cell>
          <table:table-cell table:style-name="ce5" table:formula="of:=MAX([.F57:.F76])" office:value-type="float" office:value="2665110" calcext:value-type="float">
            <text:p>2665110</text:p>
          </table:table-cell>
          <table:table-cell table:style-name="ce5" table:formula="of:=MAX([.G57:.G76])" office:value-type="float" office:value="4139954" calcext:value-type="float">
            <text:p>4139954</text:p>
          </table:table-cell>
          <table:table-cell table:style-name="ce5" table:formula="of:=MAX([.H57:.H76])" office:value-type="float" office:value="4830840" calcext:value-type="float">
            <text:p>4830840</text:p>
          </table:table-cell>
          <table:table-cell table:style-name="ce5" table:formula="of:=MAX([.I57:.I76])" office:value-type="float" office:value="4884099" calcext:value-type="float">
            <text:p>4884099</text:p>
          </table:table-cell>
          <table:table-cell table:style-name="ce5" table:formula="of:=MAX([.J57:.J76])" office:value-type="float" office:value="4629768" calcext:value-type="float">
            <text:p>4629768</text:p>
          </table:table-cell>
          <table:table-cell table:style-name="ce5" table:formula="of:=MAX([.K57:.K76])" office:value-type="float" office:value="1817088" calcext:value-type="float">
            <text:p>1817088</text:p>
          </table:table-cell>
          <table:table-cell table:style-name="ce5" table:formula="of:=MAX([.L57:.L76])" office:value-type="float" office:value="2450880" calcext:value-type="float">
            <text:p>2450880</text:p>
          </table:table-cell>
          <table:table-cell table:style-name="ce5" table:formula="of:=MAX([.M57:.M76])" office:value-type="float" office:value="3948750" calcext:value-type="float">
            <text:p>3948750</text:p>
          </table:table-cell>
          <table:table-cell table:style-name="ce5" table:formula="of:=MAX([.N57:.N76])" office:value-type="float" office:value="3070080" calcext:value-type="float">
            <text:p>3070080</text:p>
          </table:table-cell>
          <table:table-cell table:style-name="ce5" table:formula="of:=MAX([.O57:.O76])" office:value-type="float" office:value="4504896" calcext:value-type="float">
            <text:p>4504896</text:p>
          </table:table-cell>
          <table:table-cell table:style-name="ce5" table:formula="of:=MAX([.P57:.P76])" office:value-type="float" office:value="5137600" calcext:value-type="float">
            <text:p>5137600</text:p>
          </table:table-cell>
          <table:table-cell table:style-name="ce5" table:formula="of:=MAX([.Q57:.Q76])" office:value-type="float" office:value="3027840" calcext:value-type="float">
            <text:p>3027840</text:p>
          </table:table-cell>
          <table:table-cell table:style-name="ce5" table:formula="of:=MAX([.R57:.R76])" office:value-type="float" office:value="811680" calcext:value-type="float">
            <text:p>811680</text:p>
          </table:table-cell>
          <table:table-cell table:style-name="ce5" table:formula="of:=MAX([.S57:.S76])" office:value-type="float" office:value="4728618" calcext:value-type="float">
            <text:p>4728618</text:p>
          </table:table-cell>
          <table:table-cell table:style-name="ce5" table:formula="of:=MAX([.T57:.T76])" office:value-type="float" office:value="3623984" calcext:value-type="float">
            <text:p>3623984</text:p>
          </table:table-cell>
          <table:table-cell table:style-name="ce5" table:formula="of:=MAX([.U57:.U76])" office:value-type="float" office:value="4101900" calcext:value-type="float">
            <text:p>4101900</text:p>
          </table:table-cell>
          <table:table-cell table:number-columns-repeated="235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5" table:formula="of:=MIN([.B57:.B76])" office:value-type="float" office:value="61952" calcext:value-type="float">
            <text:p>61952</text:p>
          </table:table-cell>
          <table:table-cell table:style-name="ce5" table:formula="of:=MIN([.C57:.C76])" office:value-type="float" office:value="13915" calcext:value-type="float">
            <text:p>13915</text:p>
          </table:table-cell>
          <table:table-cell table:style-name="ce5" table:formula="of:=MIN([.D57:.D76])" office:value-type="float" office:value="84864" calcext:value-type="float">
            <text:p>84864</text:p>
          </table:table-cell>
          <table:table-cell table:style-name="ce5" table:formula="of:=MIN([.E57:.E76])" office:value-type="float" office:value="7488" calcext:value-type="float">
            <text:p>7488</text:p>
          </table:table-cell>
          <table:table-cell table:style-name="ce5" table:formula="of:=MIN([.F57:.F76])" office:value-type="float" office:value="8820" calcext:value-type="float">
            <text:p>8820</text:p>
          </table:table-cell>
          <table:table-cell table:style-name="ce5" table:formula="of:=MIN([.G57:.G76])" office:value-type="float" office:value="28560" calcext:value-type="float">
            <text:p>28560</text:p>
          </table:table-cell>
          <table:table-cell table:style-name="ce5" table:formula="of:=MIN([.H57:.H76])" office:value-type="float" office:value="34776" calcext:value-type="float">
            <text:p>34776</text:p>
          </table:table-cell>
          <table:table-cell table:style-name="ce5" table:formula="of:=MIN([.I57:.I76])" office:value-type="float" office:value="13104" calcext:value-type="float">
            <text:p>13104</text:p>
          </table:table-cell>
          <table:table-cell table:style-name="ce5" table:formula="of:=MIN([.J57:.J76])" office:value-type="float" office:value="9360" calcext:value-type="float">
            <text:p>9360</text:p>
          </table:table-cell>
          <table:table-cell table:style-name="ce5" table:formula="of:=MIN([.K57:.K76])" office:value-type="float" office:value="33480" calcext:value-type="float">
            <text:p>33480</text:p>
          </table:table-cell>
          <table:table-cell table:style-name="ce5" table:formula="of:=MIN([.L57:.L76])" office:value-type="float" office:value="221312" calcext:value-type="float">
            <text:p>221312</text:p>
          </table:table-cell>
          <table:table-cell table:style-name="ce5" table:formula="of:=MIN([.M57:.M76])" office:value-type="float" office:value="185328" calcext:value-type="float">
            <text:p>185328</text:p>
          </table:table-cell>
          <table:table-cell table:style-name="ce5" table:formula="of:=MIN([.N57:.N76])" office:value-type="float" office:value="69600" calcext:value-type="float">
            <text:p>69600</text:p>
          </table:table-cell>
          <table:table-cell table:style-name="ce5" table:formula="of:=MIN([.O57:.O76])" office:value-type="float" office:value="234240" calcext:value-type="float">
            <text:p>234240</text:p>
          </table:table-cell>
          <table:table-cell table:style-name="ce5" table:formula="of:=MIN([.P57:.P76])" office:value-type="float" office:value="8640" calcext:value-type="float">
            <text:p>8640</text:p>
          </table:table-cell>
          <table:table-cell table:style-name="ce5" table:formula="of:=MIN([.Q57:.Q76])" office:value-type="float" office:value="11100" calcext:value-type="float">
            <text:p>11100</text:p>
          </table:table-cell>
          <table:table-cell table:style-name="ce5" table:formula="of:=MIN([.R57:.R76])" office:value-type="float" office:value="70448" calcext:value-type="float">
            <text:p>70448</text:p>
          </table:table-cell>
          <table:table-cell table:style-name="ce5" table:formula="of:=MIN([.S57:.S76])" office:value-type="float" office:value="10080" calcext:value-type="float">
            <text:p>10080</text:p>
          </table:table-cell>
          <table:table-cell table:style-name="ce5" table:formula="of:=MIN([.T57:.T76])" office:value-type="float" office:value="20160" calcext:value-type="float">
            <text:p>20160</text:p>
          </table:table-cell>
          <table:table-cell table:style-name="ce5" table:formula="of:=MIN([.U57:.U76])" office:value-type="float" office:value="277830" calcext:value-type="float">
            <text:p>277830</text:p>
          </table:table-cell>
          <table:table-cell table:number-columns-repeated="235"/>
        </table:table-row>
        <table:table-row table:style-name="ro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ax(Vertical)</text:p>
          </table:table-cell>
          <table:table-cell table:formula="of:=MAX([.B77:.U77])" office:value-type="float" office:value="5137600" calcext:value-type="float">
            <text:p>5137600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in(Vertical)</text:p>
          </table:table-cell>
          <table:table-cell table:formula="of:=MIN([.B78:.U78])" office:value-type="float" office:value="7488" calcext:value-type="float">
            <text:p>7488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2" table:number-rows-repeated="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Diagonal 1</text:p>
          </table:table-cell>
          <table:table-cell table:formula="of:=PRODUCT([.A1];[.B2];[.C3];[.D4])" office:value-type="float" office:value="570176" calcext:value-type="float">
            <text:p>570176</text:p>
          </table:table-cell>
          <table:table-cell table:formula="of:=PRODUCT([.B1];[.C2];[.D3];[.E4])" office:value-type="float" office:value="215460" calcext:value-type="float">
            <text:p>215460</text:p>
          </table:table-cell>
          <table:table-cell table:formula="of:=PRODUCT([.C1];[.D2];[.E3];[.F4])" office:value-type="float" office:value="17100" calcext:value-type="float">
            <text:p>17100</text:p>
          </table:table-cell>
          <table:table-cell table:formula="of:=PRODUCT([.D1];[.E2];[.F3];[.G4])" office:value-type="float" office:value="155232" calcext:value-type="float">
            <text:p>155232</text:p>
          </table:table-cell>
          <table:table-cell table:formula="of:=PRODUCT([.E1];[.F2];[.G3];[.H4])" office:value-type="float" office:value="912492" calcext:value-type="float">
            <text:p>912492</text:p>
          </table:table-cell>
          <table:table-cell table:formula="of:=PRODUCT([.F1];[.G2];[.H3];[.I4])" office:value-type="float" office:value="368271" calcext:value-type="float">
            <text:p>368271</text:p>
          </table:table-cell>
          <table:table-cell table:formula="of:=PRODUCT([.G1];[.H2];[.I3];[.J4])" office:value-type="float" office:value="503424" calcext:value-type="float">
            <text:p>503424</text:p>
          </table:table-cell>
          <table:table-cell table:formula="of:=PRODUCT([.H1];[.I2];[.J3];[.K4])" office:value-type="float" office:value="239360" calcext:value-type="float">
            <text:p>239360</text:p>
          </table:table-cell>
          <table:table-cell table:formula="of:=PRODUCT([.I1];[.J2];[.K3];[.L4])" office:value-type="float" office:value="2371200" calcext:value-type="float">
            <text:p>2371200</text:p>
          </table:table-cell>
          <table:table-cell table:formula="of:=PRODUCT([.J1];[.K2];[.L3];[.M4])" office:value-type="float" office:value="3628800" calcext:value-type="float">
            <text:p>3628800</text:p>
          </table:table-cell>
          <table:table-cell table:formula="of:=PRODUCT([.K1];[.L2];[.M3];[.N4])" office:value-type="float" office:value="546975" calcext:value-type="float">
            <text:p>546975</text:p>
          </table:table-cell>
          <table:table-cell table:formula="of:=PRODUCT([.L1];[.M2];[.N3];[.O4])" office:value-type="float" office:value="630000" calcext:value-type="float">
            <text:p>630000</text:p>
          </table:table-cell>
          <table:table-cell table:formula="of:=PRODUCT([.M1];[.N2];[.O3];[.P4])" office:value-type="float" office:value="304128" calcext:value-type="float">
            <text:p>304128</text:p>
          </table:table-cell>
          <table:table-cell table:formula="of:=PRODUCT([.N1];[.O2];[.P3];[.Q4])" office:value-type="float" office:value="635040" calcext:value-type="float">
            <text:p>635040</text:p>
          </table:table-cell>
          <table:table-cell table:formula="of:=PRODUCT([.O1];[.P2];[.Q3];[.R4])" office:value-type="float" office:value="2500470" calcext:value-type="float">
            <text:p>2500470</text:p>
          </table:table-cell>
          <table:table-cell table:formula="of:=PRODUCT([.P1];[.Q2];[.R3];[.S4])" office:value-type="float" office:value="1603560" calcext:value-type="float">
            <text:p>1603560</text:p>
          </table:table-cell>
          <table:table-cell table:formula="of:=PRODUCT([.Q1];[.R2];[.S3];[.T4])" office:value-type="float" office:value="171072" calcext:value-type="float">
            <text:p>171072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2];[.B3];[.C4];[.D5])" office:value-type="float" office:value="119040" calcext:value-type="float">
            <text:p>119040</text:p>
          </table:table-cell>
          <table:table-cell table:formula="of:=PRODUCT([.B2];[.C3];[.D4];[.E5])" office:value-type="float" office:value="1069080" calcext:value-type="float">
            <text:p>1069080</text:p>
          </table:table-cell>
          <table:table-cell table:formula="of:=PRODUCT([.C2];[.D3];[.E4];[.F5])" office:value-type="float" office:value="99180" calcext:value-type="float">
            <text:p>99180</text:p>
          </table:table-cell>
          <table:table-cell table:formula="of:=PRODUCT([.D2];[.E3];[.F4];[.G5])" office:value-type="float" office:value="246240" calcext:value-type="float">
            <text:p>246240</text:p>
          </table:table-cell>
          <table:table-cell table:formula="of:=PRODUCT([.E2];[.F3];[.G4];[.H5])" office:value-type="float" office:value="148176" calcext:value-type="float">
            <text:p>148176</text:p>
          </table:table-cell>
          <table:table-cell table:formula="of:=PRODUCT([.F2];[.G3];[.H4];[.I5])" office:value-type="float" office:value="28968" calcext:value-type="float">
            <text:p>28968</text:p>
          </table:table-cell>
          <table:table-cell table:formula="of:=PRODUCT([.G2];[.H3];[.I4];[.J5])" office:value-type="float" office:value="974835" calcext:value-type="float">
            <text:p>974835</text:p>
          </table:table-cell>
          <table:table-cell table:formula="of:=PRODUCT([.H2];[.I3];[.J4];[.K5])" office:value-type="float" office:value="741888" calcext:value-type="float">
            <text:p>741888</text:p>
          </table:table-cell>
          <table:table-cell table:formula="of:=PRODUCT([.I2];[.J3];[.K4];[.L5])" office:value-type="float" office:value="190080" calcext:value-type="float">
            <text:p>190080</text:p>
          </table:table-cell>
          <table:table-cell table:formula="of:=PRODUCT([.J2];[.K3];[.L4];[.M5])" office:value-type="float" office:value="1048800" calcext:value-type="float">
            <text:p>1048800</text:p>
          </table:table-cell>
          <table:table-cell table:formula="of:=PRODUCT([.K2];[.L3];[.M4];[.N5])" office:value-type="float" office:value="1814400" calcext:value-type="float">
            <text:p>1814400</text:p>
          </table:table-cell>
          <table:table-cell table:formula="of:=PRODUCT([.L2];[.M3];[.N4];[.O5])" office:value-type="float" office:value="1385670" calcext:value-type="float">
            <text:p>1385670</text:p>
          </table:table-cell>
          <table:table-cell table:formula="of:=PRODUCT([.M2];[.N3];[.O4];[.P5])" office:value-type="float" office:value="126000" calcext:value-type="float">
            <text:p>126000</text:p>
          </table:table-cell>
          <table:table-cell table:formula="of:=PRODUCT([.N2];[.O3];[.P4];[.Q5])" office:value-type="float" office:value="405504" calcext:value-type="float">
            <text:p>405504</text:p>
          </table:table-cell>
          <table:table-cell table:formula="of:=PRODUCT([.O2];[.P3];[.Q4];[.R5])" office:value-type="float" office:value="56700" calcext:value-type="float">
            <text:p>56700</text:p>
          </table:table-cell>
          <table:table-cell table:formula="of:=PRODUCT([.P2];[.Q3];[.R4];[.S5])" office:value-type="float" office:value="1939140" calcext:value-type="float">
            <text:p>1939140</text:p>
          </table:table-cell>
          <table:table-cell table:formula="of:=PRODUCT([.Q2];[.R3];[.S4];[.T5])" office:value-type="float" office:value="1045800" calcext:value-type="float">
            <text:p>104580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3];[.B4];[.C5];[.D6])" office:value-type="float" office:value="1269048" calcext:value-type="float">
            <text:p>1269048</text:p>
          </table:table-cell>
          <table:table-cell table:formula="of:=PRODUCT([.B3];[.C4];[.D5];[.E6])" office:value-type="float" office:value="1101120" calcext:value-type="float">
            <text:p>1101120</text:p>
          </table:table-cell>
          <table:table-cell table:formula="of:=PRODUCT([.C3];[.D4];[.E5];[.F6])" office:value-type="float" office:value="5211765" calcext:value-type="float">
            <text:p>5211765</text:p>
          </table:table-cell>
          <table:table-cell table:formula="of:=PRODUCT([.D3];[.E4];[.F5];[.G6])" office:value-type="float" office:value="78300" calcext:value-type="float">
            <text:p>78300</text:p>
          </table:table-cell>
          <table:table-cell table:formula="of:=PRODUCT([.E3];[.F4];[.G5];[.H6])" office:value-type="float" office:value="609120" calcext:value-type="float">
            <text:p>609120</text:p>
          </table:table-cell>
          <table:table-cell table:formula="of:=PRODUCT([.F3];[.G4];[.H5];[.I6])" office:value-type="float" office:value="40131" calcext:value-type="float">
            <text:p>40131</text:p>
          </table:table-cell>
          <table:table-cell table:formula="of:=PRODUCT([.G3];[.H4];[.I5];[.J6])" office:value-type="float" office:value="94146" calcext:value-type="float">
            <text:p>94146</text:p>
          </table:table-cell>
          <table:table-cell table:formula="of:=PRODUCT([.H3];[.I4];[.J5];[.K6])" office:value-type="float" office:value="436995" calcext:value-type="float">
            <text:p>436995</text:p>
          </table:table-cell>
          <table:table-cell table:formula="of:=PRODUCT([.I3];[.J4];[.K5];[.L6])" office:value-type="float" office:value="419328" calcext:value-type="float">
            <text:p>419328</text:p>
          </table:table-cell>
          <table:table-cell table:formula="of:=PRODUCT([.J3];[.K4];[.L5];[.M6])" office:value-type="float" office:value="399168" calcext:value-type="float">
            <text:p>399168</text:p>
          </table:table-cell>
          <table:table-cell table:formula="of:=PRODUCT([.K3];[.L4];[.M5];[.N6])" office:value-type="float" office:value="1311000" calcext:value-type="float">
            <text:p>1311000</text:p>
          </table:table-cell>
          <table:table-cell table:formula="of:=PRODUCT([.L3];[.M4];[.N5];[.O6])" office:value-type="float" office:value="362880" calcext:value-type="float">
            <text:p>362880</text:p>
          </table:table-cell>
          <table:table-cell table:formula="of:=PRODUCT([.M3];[.N4];[.O5];[.P6])" office:value-type="float" office:value="788766" calcext:value-type="float">
            <text:p>788766</text:p>
          </table:table-cell>
          <table:table-cell table:formula="of:=PRODUCT([.N3];[.O4];[.P5];[.Q6])" office:value-type="float" office:value="44625" calcext:value-type="float">
            <text:p>44625</text:p>
          </table:table-cell>
          <table:table-cell table:formula="of:=PRODUCT([.O3];[.P4];[.Q5];[.R6])" office:value-type="float" office:value="110592" calcext:value-type="float">
            <text:p>110592</text:p>
          </table:table-cell>
          <table:table-cell table:formula="of:=PRODUCT([.P3];[.Q4];[.R5];[.S6])" office:value-type="float" office:value="52650" calcext:value-type="float">
            <text:p>52650</text:p>
          </table:table-cell>
          <table:table-cell table:formula="of:=PRODUCT([.Q3];[.R4];[.S5];[.T6])" office:value-type="float" office:value="1623132" calcext:value-type="float">
            <text:p>1623132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4];[.B5];[.C6];[.D7])" office:value-type="float" office:value="838656" calcext:value-type="float">
            <text:p>838656</text:p>
          </table:table-cell>
          <table:table-cell table:formula="of:=PRODUCT([.B4];[.C5];[.D6];[.E7])" office:value-type="float" office:value="513912" calcext:value-type="float">
            <text:p>513912</text:p>
          </table:table-cell>
          <table:table-cell table:formula="of:=PRODUCT([.C4];[.D5];[.E6];[.F7])" office:value-type="float" office:value="321160" calcext:value-type="float">
            <text:p>321160</text:p>
          </table:table-cell>
          <table:table-cell table:formula="of:=PRODUCT([.D4];[.E5];[.F6];[.G7])" office:value-type="float" office:value="1000935" calcext:value-type="float">
            <text:p>1000935</text:p>
          </table:table-cell>
          <table:table-cell table:formula="of:=PRODUCT([.E4];[.F5];[.G6];[.H7])" office:value-type="float" office:value="736020" calcext:value-type="float">
            <text:p>736020</text:p>
          </table:table-cell>
          <table:table-cell table:formula="of:=PRODUCT([.F4];[.G5];[.H6];[.I7])" office:value-type="float" office:value="2030400" calcext:value-type="float">
            <text:p>2030400</text:p>
          </table:table-cell>
          <table:table-cell table:formula="of:=PRODUCT([.G4];[.H5];[.I6];[.J7])" office:value-type="float" office:value="223587" calcext:value-type="float">
            <text:p>223587</text:p>
          </table:table-cell>
          <table:table-cell table:formula="of:=PRODUCT([.H4];[.I5];[.J6];[.K7])" office:value-type="float" office:value="64974" calcext:value-type="float">
            <text:p>64974</text:p>
          </table:table-cell>
          <table:table-cell table:formula="of:=PRODUCT([.I4];[.J5];[.K6];[.L7])" office:value-type="float" office:value="534105" calcext:value-type="float">
            <text:p>534105</text:p>
          </table:table-cell>
          <table:table-cell table:formula="of:=PRODUCT([.J4];[.K5];[.L6];[.M7])" office:value-type="float" office:value="72072" calcext:value-type="float">
            <text:p>72072</text:p>
          </table:table-cell>
          <table:table-cell table:formula="of:=PRODUCT([.K4];[.L5];[.M6];[.N7])" office:value-type="float" office:value="435456" calcext:value-type="float">
            <text:p>435456</text:p>
          </table:table-cell>
          <table:table-cell table:formula="of:=PRODUCT([.L4];[.M5];[.N6];[.O7])" office:value-type="float" office:value="1345500" calcext:value-type="float">
            <text:p>1345500</text:p>
          </table:table-cell>
          <table:table-cell table:formula="of:=PRODUCT([.M4];[.N5];[.O6];[.P7])" office:value-type="float" office:value="508032" calcext:value-type="float">
            <text:p>508032</text:p>
          </table:table-cell>
          <table:table-cell table:formula="of:=PRODUCT([.N4];[.O5];[.P6];[.Q7])" office:value-type="float" office:value="1362414" calcext:value-type="float">
            <text:p>1362414</text:p>
          </table:table-cell>
          <table:table-cell table:formula="of:=PRODUCT([.O4];[.P5];[.Q6];[.R7])" office:value-type="float" office:value="51000" calcext:value-type="float">
            <text:p>51000</text:p>
          </table:table-cell>
          <table:table-cell table:formula="of:=PRODUCT([.P4];[.Q5];[.R6];[.S7])" office:value-type="float" office:value="452736" calcext:value-type="float">
            <text:p>452736</text:p>
          </table:table-cell>
          <table:table-cell table:formula="of:=PRODUCT([.Q4];[.R5];[.S6];[.T7])" office:value-type="float" office:value="107250" calcext:value-type="float">
            <text:p>10725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5];[.B6];[.C7];[.D8])" office:value-type="float" office:value="28800" calcext:value-type="float">
            <text:p>28800</text:p>
          </table:table-cell>
          <table:table-cell table:formula="of:=PRODUCT([.B5];[.C6];[.D7];[.E8])" office:value-type="float" office:value="642096" calcext:value-type="float">
            <text:p>642096</text:p>
          </table:table-cell>
          <table:table-cell table:formula="of:=PRODUCT([.C5];[.D6];[.E7];[.F8])" office:value-type="float" office:value="1027824" calcext:value-type="float">
            <text:p>1027824</text:p>
          </table:table-cell>
          <table:table-cell table:formula="of:=PRODUCT([.D5];[.E6];[.F7];[.G8])" office:value-type="float" office:value="176638" calcext:value-type="float">
            <text:p>176638</text:p>
          </table:table-cell>
          <table:table-cell table:formula="of:=PRODUCT([.E5];[.F6];[.G7];[.H8])" office:value-type="float" office:value="1136655" calcext:value-type="float">
            <text:p>1136655</text:p>
          </table:table-cell>
          <table:table-cell table:formula="of:=PRODUCT([.F5];[.G6];[.H7];[.I8])" office:value-type="float" office:value="1472040" calcext:value-type="float">
            <text:p>1472040</text:p>
          </table:table-cell>
          <table:table-cell table:formula="of:=PRODUCT([.G5];[.H6];[.I7];[.J8])" office:value-type="float" office:value="1827360" calcext:value-type="float">
            <text:p>1827360</text:p>
          </table:table-cell>
          <table:table-cell table:formula="of:=PRODUCT([.H5];[.I6];[.J7];[.K8])" office:value-type="float" office:value="383292" calcext:value-type="float">
            <text:p>383292</text:p>
          </table:table-cell>
          <table:table-cell table:formula="of:=PRODUCT([.I5];[.J6];[.K7];[.L8])" office:value-type="float" office:value="91728" calcext:value-type="float">
            <text:p>91728</text:p>
          </table:table-cell>
          <table:table-cell table:formula="of:=PRODUCT([.J5];[.K6];[.L7];[.M8])" office:value-type="float" office:value="308880" calcext:value-type="float">
            <text:p>308880</text:p>
          </table:table-cell>
          <table:table-cell table:formula="of:=PRODUCT([.K5];[.L6];[.M7];[.N8])" office:value-type="float" office:value="64064" calcext:value-type="float">
            <text:p>64064</text:p>
          </table:table-cell>
          <table:table-cell table:formula="of:=PRODUCT([.L5];[.M6];[.N7];[.O8])" office:value-type="float" office:value="163296" calcext:value-type="float">
            <text:p>163296</text:p>
          </table:table-cell>
          <table:table-cell table:formula="of:=PRODUCT([.M5];[.N6];[.O7];[.P8])" office:value-type="float" office:value="358800" calcext:value-type="float">
            <text:p>358800</text:p>
          </table:table-cell>
          <table:table-cell table:formula="of:=PRODUCT([.N5];[.O6];[.P7];[.Q8])" office:value-type="float" office:value="376320" calcext:value-type="float">
            <text:p>376320</text:p>
          </table:table-cell>
          <table:table-cell table:formula="of:=PRODUCT([.O5];[.P6];[.Q7];[.R8])" office:value-type="float" office:value="213712" calcext:value-type="float">
            <text:p>213712</text:p>
          </table:table-cell>
          <table:table-cell table:formula="of:=PRODUCT([.P5];[.Q6];[.R7];[.S8])" office:value-type="float" office:value="12240" calcext:value-type="float">
            <text:p>12240</text:p>
          </table:table-cell>
          <table:table-cell table:formula="of:=PRODUCT([.Q5];[.R6];[.S7];[.T8])" office:value-type="float" office:value="830016" calcext:value-type="float">
            <text:p>830016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6];[.B7];[.C8];[.D9])" office:value-type="float" office:value="426816" calcext:value-type="float">
            <text:p>426816</text:p>
          </table:table-cell>
          <table:table-cell table:formula="of:=PRODUCT([.B6];[.C7];[.D8];[.E9])" office:value-type="float" office:value="432000" calcext:value-type="float">
            <text:p>432000</text:p>
          </table:table-cell>
          <table:table-cell table:formula="of:=PRODUCT([.C6];[.D7];[.E8];[.F9])" office:value-type="float" office:value="527436" calcext:value-type="float">
            <text:p>527436</text:p>
          </table:table-cell>
          <table:table-cell table:formula="of:=PRODUCT([.D6];[.E7];[.F8];[.G9])" office:value-type="float" office:value="942172" calcext:value-type="float">
            <text:p>942172</text:p>
          </table:table-cell>
          <table:table-cell table:formula="of:=PRODUCT([.E6];[.F7];[.G8];[.H9])" office:value-type="float" office:value="188034" calcext:value-type="float">
            <text:p>188034</text:p>
          </table:table-cell>
          <table:table-cell table:formula="of:=PRODUCT([.F6];[.G7];[.H8];[.I9])" office:value-type="float" office:value="2879526" calcext:value-type="float">
            <text:p>2879526</text:p>
          </table:table-cell>
          <table:table-cell table:formula="of:=PRODUCT([.G6];[.H7];[.I8];[.J9])" office:value-type="float" office:value="989820" calcext:value-type="float">
            <text:p>989820</text:p>
          </table:table-cell>
          <table:table-cell table:formula="of:=PRODUCT([.H6];[.I7];[.J8];[.K9])" office:value-type="float" office:value="329940" calcext:value-type="float">
            <text:p>329940</text:p>
          </table:table-cell>
          <table:table-cell table:formula="of:=PRODUCT([.I6];[.J7];[.K8];[.L9])" office:value-type="float" office:value="1095120" calcext:value-type="float">
            <text:p>1095120</text:p>
          </table:table-cell>
          <table:table-cell table:formula="of:=PRODUCT([.J6];[.K7];[.L8];[.M9])" office:value-type="float" office:value="1100736" calcext:value-type="float">
            <text:p>1100736</text:p>
          </table:table-cell>
          <table:table-cell table:formula="of:=PRODUCT([.K6];[.L7];[.M8];[.N9])" office:value-type="float" office:value="418704" calcext:value-type="float">
            <text:p>418704</text:p>
          </table:table-cell>
          <table:table-cell table:formula="of:=PRODUCT([.L6];[.M7];[.N8];[.O9])" office:value-type="float" office:value="13728" calcext:value-type="float">
            <text:p>13728</text:p>
          </table:table-cell>
          <table:table-cell table:formula="of:=PRODUCT([.M6];[.N7];[.O8];[.P9])" office:value-type="float" office:value="459648" calcext:value-type="float">
            <text:p>459648</text:p>
          </table:table-cell>
          <table:table-cell table:formula="of:=PRODUCT([.N6];[.O7];[.P8];[.Q9])" office:value-type="float" office:value="187200" calcext:value-type="float">
            <text:p>187200</text:p>
          </table:table-cell>
          <table:table-cell table:formula="of:=PRODUCT([.O6];[.P7];[.Q8];[.R9])" office:value-type="float" office:value="517440" calcext:value-type="float">
            <text:p>517440</text:p>
          </table:table-cell>
          <table:table-cell table:formula="of:=PRODUCT([.P6];[.Q7];[.R8];[.S9])" office:value-type="float" office:value="101232" calcext:value-type="float">
            <text:p>101232</text:p>
          </table:table-cell>
          <table:table-cell table:formula="of:=PRODUCT([.Q6];[.R7];[.S8];[.T9])" office:value-type="float" office:value="19584" calcext:value-type="float">
            <text:p>19584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7];[.B8];[.C9];[.D10])" office:value-type="float" office:value="913920" calcext:value-type="float">
            <text:p>913920</text:p>
          </table:table-cell>
          <table:table-cell table:formula="of:=PRODUCT([.B7];[.C8];[.D9];[.E10])" office:value-type="float" office:value="95760" calcext:value-type="float">
            <text:p>95760</text:p>
          </table:table-cell>
          <table:table-cell table:formula="of:=PRODUCT([.C7];[.D8];[.E9];[.F10])" office:value-type="float" office:value="432000" calcext:value-type="float">
            <text:p>432000</text:p>
          </table:table-cell>
          <table:table-cell table:formula="of:=PRODUCT([.D7];[.E8];[.F9];[.G10])" office:value-type="float" office:value="2021838" calcext:value-type="float">
            <text:p>2021838</text:p>
          </table:table-cell>
          <table:table-cell table:formula="of:=PRODUCT([.E7];[.F8];[.G9];[.H10])" office:value-type="float" office:value="655424" calcext:value-type="float">
            <text:p>655424</text:p>
          </table:table-cell>
          <table:table-cell table:formula="of:=PRODUCT([.F7];[.G8];[.H9];[.I10])" office:value-type="float" office:value="91476" calcext:value-type="float">
            <text:p>91476</text:p>
          </table:table-cell>
          <table:table-cell table:formula="of:=PRODUCT([.G7];[.H8];[.I9];[.J10])" office:value-type="float" office:value="4134704" calcext:value-type="float">
            <text:p>4134704</text:p>
          </table:table-cell>
          <table:table-cell table:formula="of:=PRODUCT([.H7];[.I8];[.J9];[.K10])" office:value-type="float" office:value="703872" calcext:value-type="float">
            <text:p>703872</text:p>
          </table:table-cell>
          <table:table-cell table:formula="of:=PRODUCT([.I7];[.J8];[.K9];[.L10])" office:value-type="float" office:value="189540" calcext:value-type="float">
            <text:p>189540</text:p>
          </table:table-cell>
          <table:table-cell table:formula="of:=PRODUCT([.J7];[.K8];[.L9];[.M10])" office:value-type="float" office:value="1095120" calcext:value-type="float">
            <text:p>1095120</text:p>
          </table:table-cell>
          <table:table-cell table:formula="of:=PRODUCT([.K7];[.L8];[.M9];[.N10])" office:value-type="float" office:value="1354752" calcext:value-type="float">
            <text:p>1354752</text:p>
          </table:table-cell>
          <table:table-cell table:formula="of:=PRODUCT([.L7];[.M8];[.N9];[.O10])" office:value-type="float" office:value="644160" calcext:value-type="float">
            <text:p>644160</text:p>
          </table:table-cell>
          <table:table-cell table:formula="of:=PRODUCT([.M7];[.N8];[.O9];[.P10])" office:value-type="float" office:value="12672" calcext:value-type="float">
            <text:p>12672</text:p>
          </table:table-cell>
          <table:table-cell table:formula="of:=PRODUCT([.N7];[.O8];[.P9];[.Q10])" office:value-type="float" office:value="1948032" calcext:value-type="float">
            <text:p>1948032</text:p>
          </table:table-cell>
          <table:table-cell table:formula="of:=PRODUCT([.O7];[.P8];[.Q9];[.R10])" office:value-type="float" office:value="159120" calcext:value-type="float">
            <text:p>159120</text:p>
          </table:table-cell>
          <table:table-cell table:formula="of:=PRODUCT([.P7];[.Q8];[.R9];[.S10])" office:value-type="float" office:value="2735040" calcext:value-type="float">
            <text:p>2735040</text:p>
          </table:table-cell>
          <table:table-cell table:formula="of:=PRODUCT([.Q7];[.R8];[.S9];[.T10])" office:value-type="float" office:value="194256" calcext:value-type="float">
            <text:p>194256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8];[.B9];[.C10];[.D11])" office:value-type="float" office:value="1409408" calcext:value-type="float">
            <text:p>1409408</text:p>
          </table:table-cell>
          <table:table-cell table:formula="of:=PRODUCT([.B8];[.C9];[.D10];[.E11])" office:value-type="float" office:value="174720" calcext:value-type="float">
            <text:p>174720</text:p>
          </table:table-cell>
          <table:table-cell table:formula="of:=PRODUCT([.C8];[.D9];[.E10];[.F11])" office:value-type="float" office:value="95760" calcext:value-type="float">
            <text:p>95760</text:p>
          </table:table-cell>
          <table:table-cell table:formula="of:=PRODUCT([.D8];[.E9];[.F10];[.G11])" office:value-type="float" office:value="604800" calcext:value-type="float">
            <text:p>604800</text:p>
          </table:table-cell>
          <table:table-cell table:formula="of:=PRODUCT([.E8];[.F9];[.G10];[.H11])" office:value-type="float" office:value="4354728" calcext:value-type="float">
            <text:p>4354728</text:p>
          </table:table-cell>
          <table:table-cell table:formula="of:=PRODUCT([.F8];[.G9];[.H10];[.I11])" office:value-type="float" office:value="481536" calcext:value-type="float">
            <text:p>481536</text:p>
          </table:table-cell>
          <table:table-cell table:formula="of:=PRODUCT([.G8];[.H9];[.I10];[.J11])" office:value-type="float" office:value="339768" calcext:value-type="float">
            <text:p>339768</text:p>
          </table:table-cell>
          <table:table-cell table:formula="of:=PRODUCT([.H8];[.I9];[.J10];[.K11])" office:value-type="float" office:value="4990160" calcext:value-type="float">
            <text:p>4990160</text:p>
          </table:table-cell>
          <table:table-cell table:formula="of:=PRODUCT([.I8];[.J9];[.K10];[.L11])" office:value-type="float" office:value="404352" calcext:value-type="float">
            <text:p>404352</text:p>
          </table:table-cell>
          <table:table-cell table:formula="of:=PRODUCT([.J8];[.K9];[.L10];[.M11])" office:value-type="float" office:value="777114" calcext:value-type="float">
            <text:p>777114</text:p>
          </table:table-cell>
          <table:table-cell table:formula="of:=PRODUCT([.K8];[.L9];[.M10];[.N11])" office:value-type="float" office:value="280800" calcext:value-type="float">
            <text:p>280800</text:p>
          </table:table-cell>
          <table:table-cell table:formula="of:=PRODUCT([.L8];[.M9];[.N10];[.O11])" office:value-type="float" office:value="331776" calcext:value-type="float">
            <text:p>331776</text:p>
          </table:table-cell>
          <table:table-cell table:formula="of:=PRODUCT([.M8];[.N9];[.O10];[.P11])" office:value-type="float" office:value="4860480" calcext:value-type="float">
            <text:p>4860480</text:p>
          </table:table-cell>
          <table:table-cell table:formula="of:=PRODUCT([.N8];[.O9];[.P10];[.Q11])" office:value-type="float" office:value="16128" calcext:value-type="float">
            <text:p>16128</text:p>
          </table:table-cell>
          <table:table-cell table:formula="of:=PRODUCT([.O8];[.P9];[.Q10];[.R11])" office:value-type="float" office:value="1420440" calcext:value-type="float">
            <text:p>1420440</text:p>
          </table:table-cell>
          <table:table-cell table:formula="of:=PRODUCT([.P8];[.Q9];[.R10];[.S11])" office:value-type="float" office:value="97920" calcext:value-type="float">
            <text:p>97920</text:p>
          </table:table-cell>
          <table:table-cell table:formula="of:=PRODUCT([.Q8];[.R9];[.S10];[.T11])" office:value-type="float" office:value="5079360" calcext:value-type="float">
            <text:p>507936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9];[.B10];[.C11];[.D12])" office:value-type="float" office:value="1015740" calcext:value-type="float">
            <text:p>1015740</text:p>
          </table:table-cell>
          <table:table-cell table:formula="of:=PRODUCT([.B9];[.C10];[.D11];[.E12])" office:value-type="float" office:value="1541540" calcext:value-type="float">
            <text:p>1541540</text:p>
          </table:table-cell>
          <table:table-cell table:formula="of:=PRODUCT([.C9];[.D10];[.E11];[.F12])" office:value-type="float" office:value="122304" calcext:value-type="float">
            <text:p>122304</text:p>
          </table:table-cell>
          <table:table-cell table:formula="of:=PRODUCT([.D9];[.E10];[.F11];[.G12])" office:value-type="float" office:value="21945" calcext:value-type="float">
            <text:p>21945</text:p>
          </table:table-cell>
          <table:table-cell table:formula="of:=PRODUCT([.E9];[.F10];[.G11];[.H12])" office:value-type="float" office:value="705600" calcext:value-type="float">
            <text:p>705600</text:p>
          </table:table-cell>
          <table:table-cell table:formula="of:=PRODUCT([.F9];[.G10];[.H11];[.I12])" office:value-type="float" office:value="3021648" calcext:value-type="float">
            <text:p>3021648</text:p>
          </table:table-cell>
          <table:table-cell table:formula="of:=PRODUCT([.G9];[.H10];[.I11];[.J12])" office:value-type="float" office:value="405504" calcext:value-type="float">
            <text:p>405504</text:p>
          </table:table-cell>
          <table:table-cell table:formula="of:=PRODUCT([.H9];[.I10];[.J11];[.K12])" office:value-type="float" office:value="617760" calcext:value-type="float">
            <text:p>617760</text:p>
          </table:table-cell>
          <table:table-cell table:formula="of:=PRODUCT([.I9];[.J10];[.K11];[.L12])" office:value-type="float" office:value="1638560" calcext:value-type="float">
            <text:p>1638560</text:p>
          </table:table-cell>
          <table:table-cell table:formula="of:=PRODUCT([.J9];[.K10];[.L11];[.M12])" office:value-type="float" office:value="2695680" calcext:value-type="float">
            <text:p>2695680</text:p>
          </table:table-cell>
          <table:table-cell table:formula="of:=PRODUCT([.K9];[.L10];[.M11];[.N12])" office:value-type="float" office:value="3022110" calcext:value-type="float">
            <text:p>3022110</text:p>
          </table:table-cell>
          <table:table-cell table:formula="of:=PRODUCT([.L9];[.M10];[.N11];[.O12])" office:value-type="float" office:value="93600" calcext:value-type="float">
            <text:p>93600</text:p>
          </table:table-cell>
          <table:table-cell table:formula="of:=PRODUCT([.M9];[.N10];[.O11];[.P12])" office:value-type="float" office:value="179712" calcext:value-type="float">
            <text:p>179712</text:p>
          </table:table-cell>
          <table:table-cell table:formula="of:=PRODUCT([.N9];[.O10];[.P11];[.Q12])" office:value-type="float" office:value="1721420" calcext:value-type="float">
            <text:p>1721420</text:p>
          </table:table-cell>
          <table:table-cell table:formula="of:=PRODUCT([.O9];[.P10];[.Q11];[.R12])" office:value-type="float" office:value="94752" calcext:value-type="float">
            <text:p>94752</text:p>
          </table:table-cell>
          <table:table-cell table:formula="of:=PRODUCT([.P9];[.Q10];[.R11];[.S12])" office:value-type="float" office:value="3551100" calcext:value-type="float">
            <text:p>3551100</text:p>
          </table:table-cell>
          <table:table-cell table:formula="of:=PRODUCT([.Q9];[.R10];[.S11];[.T12])" office:value-type="float" office:value="34272" calcext:value-type="float">
            <text:p>34272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0];[.B11];[.C12];[.D13])" office:value-type="float" office:value="482944" calcext:value-type="float">
            <text:p>482944</text:p>
          </table:table-cell>
          <table:table-cell table:formula="of:=PRODUCT([.B10];[.C11];[.D12];[.E13])" office:value-type="float" office:value="2308500" calcext:value-type="float">
            <text:p>2308500</text:p>
          </table:table-cell>
          <table:table-cell table:formula="of:=PRODUCT([.C10];[.D11];[.E12];[.F13])" office:value-type="float" office:value="728420" calcext:value-type="float">
            <text:p>728420</text:p>
          </table:table-cell>
          <table:table-cell table:formula="of:=PRODUCT([.D10];[.E11];[.F12];[.G13])" office:value-type="float" office:value="19656" calcext:value-type="float">
            <text:p>19656</text:p>
          </table:table-cell>
          <table:table-cell table:formula="of:=PRODUCT([.E10];[.F11];[.G12];[.H13])" office:value-type="float" office:value="256025" calcext:value-type="float">
            <text:p>256025</text:p>
          </table:table-cell>
          <table:table-cell table:formula="of:=PRODUCT([.F10];[.G11];[.H12];[.I13])" office:value-type="float" office:value="1152480" calcext:value-type="float">
            <text:p>1152480</text:p>
          </table:table-cell>
          <table:table-cell table:formula="of:=PRODUCT([.G10];[.H11];[.I12];[.J13])" office:value-type="float" office:value="4860912" calcext:value-type="float">
            <text:p>4860912</text:p>
          </table:table-cell>
          <table:table-cell table:formula="of:=PRODUCT([.H10];[.I11];[.J12];[.K13])" office:value-type="float" office:value="884736" calcext:value-type="float">
            <text:p>884736</text:p>
          </table:table-cell>
          <table:table-cell table:formula="of:=PRODUCT([.I10];[.J11];[.K12];[.L13])" office:value-type="float" office:value="1010880" calcext:value-type="float">
            <text:p>1010880</text:p>
          </table:table-cell>
          <table:table-cell table:formula="of:=PRODUCT([.J10];[.K11];[.L12];[.M13])" office:value-type="float" office:value="301840" calcext:value-type="float">
            <text:p>301840</text:p>
          </table:table-cell>
          <table:table-cell table:formula="of:=PRODUCT([.K10];[.L11];[.M12];[.N13])" office:value-type="float" office:value="2073600" calcext:value-type="float">
            <text:p>2073600</text:p>
          </table:table-cell>
          <table:table-cell table:formula="of:=PRODUCT([.L10];[.M11];[.N12];[.O13])" office:value-type="float" office:value="3022110" calcext:value-type="float">
            <text:p>3022110</text:p>
          </table:table-cell>
          <table:table-cell table:formula="of:=PRODUCT([.M10];[.N11];[.O12];[.P13])" office:value-type="float" office:value="163800" calcext:value-type="float">
            <text:p>163800</text:p>
          </table:table-cell>
          <table:table-cell table:formula="of:=PRODUCT([.N10];[.O11];[.P12];[.Q13])" office:value-type="float" office:value="29952" calcext:value-type="float">
            <text:p>29952</text:p>
          </table:table-cell>
          <table:table-cell table:formula="of:=PRODUCT([.O10];[.P11];[.Q12];[.R13])" office:value-type="float" office:value="1298120" calcext:value-type="float">
            <text:p>1298120</text:p>
          </table:table-cell>
          <table:table-cell table:formula="of:=PRODUCT([.P10];[.Q11];[.R12];[.S13])" office:value-type="float" office:value="331632" calcext:value-type="float">
            <text:p>331632</text:p>
          </table:table-cell>
          <table:table-cell table:formula="of:=PRODUCT([.Q10];[.R11];[.S12];[.T13])" office:value-type="float" office:value="3551100" calcext:value-type="float">
            <text:p>355110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1];[.B12];[.C13];[.D14])" office:value-type="float" office:value="1483872" calcext:value-type="float">
            <text:p>1483872</text:p>
          </table:table-cell>
          <table:table-cell table:formula="of:=PRODUCT([.B11];[.C12];[.D13];[.E14])" office:value-type="float" office:value="17248" calcext:value-type="float">
            <text:p>17248</text:p>
          </table:table-cell>
          <table:table-cell table:formula="of:=PRODUCT([.C11];[.D12];[.E13];[.F14])" office:value-type="float" office:value="2654775" calcext:value-type="float">
            <text:p>2654775</text:p>
          </table:table-cell>
          <table:table-cell table:formula="of:=PRODUCT([.D11];[.E12];[.F13];[.G14])" office:value-type="float" office:value="761530" calcext:value-type="float">
            <text:p>761530</text:p>
          </table:table-cell>
          <table:table-cell table:formula="of:=PRODUCT([.E11];[.F12];[.G13];[.H14])" office:value-type="float" office:value="54054" calcext:value-type="float">
            <text:p>54054</text:p>
          </table:table-cell>
          <table:table-cell table:formula="of:=PRODUCT([.F11];[.G12];[.H13];[.I14])" office:value-type="float" office:value="175560" calcext:value-type="float">
            <text:p>175560</text:p>
          </table:table-cell>
          <table:table-cell table:formula="of:=PRODUCT([.G11];[.H12];[.I13];[.J14])" office:value-type="float" office:value="1152480" calcext:value-type="float">
            <text:p>1152480</text:p>
          </table:table-cell>
          <table:table-cell table:formula="of:=PRODUCT([.H11];[.I12];[.J13];[.K14])" office:value-type="float" office:value="2113440" calcext:value-type="float">
            <text:p>2113440</text:p>
          </table:table-cell>
          <table:table-cell table:formula="of:=PRODUCT([.I11];[.J12];[.K13];[.L14])" office:value-type="float" office:value="995328" calcext:value-type="float">
            <text:p>995328</text:p>
          </table:table-cell>
          <table:table-cell table:formula="of:=PRODUCT([.J11];[.K12];[.L13];[.M14])" office:value-type="float" office:value="2134080" calcext:value-type="float">
            <text:p>2134080</text:p>
          </table:table-cell>
          <table:table-cell table:formula="of:=PRODUCT([.K11];[.L12];[.M13];[.N14])" office:value-type="float" office:value="258720" calcext:value-type="float">
            <text:p>258720</text:p>
          </table:table-cell>
          <table:table-cell table:formula="of:=PRODUCT([.L11];[.M12];[.N13];[.O14])" office:value-type="float" office:value="4276800" calcext:value-type="float">
            <text:p>4276800</text:p>
          </table:table-cell>
          <table:table-cell table:formula="of:=PRODUCT([.M11];[.N12];[.O13];[.P14])" office:value-type="float" office:value="1790880" calcext:value-type="float">
            <text:p>1790880</text:p>
          </table:table-cell>
          <table:table-cell table:formula="of:=PRODUCT([.N11];[.O12];[.P13];[.Q14])" office:value-type="float" office:value="932400" calcext:value-type="float">
            <text:p>932400</text:p>
          </table:table-cell>
          <table:table-cell table:formula="of:=PRODUCT([.O11];[.P12];[.Q13];[.R14])" office:value-type="float" office:value="9984" calcext:value-type="float">
            <text:p>9984</text:p>
          </table:table-cell>
          <table:table-cell table:formula="of:=PRODUCT([.P11];[.Q12];[.R13];[.S14])" office:value-type="float" office:value="778872" calcext:value-type="float">
            <text:p>778872</text:p>
          </table:table-cell>
          <table:table-cell table:formula="of:=PRODUCT([.Q11];[.R12];[.S13];[.T14])" office:value-type="float" office:value="483630" calcext:value-type="float">
            <text:p>48363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2];[.B13];[.C14];[.D15])" office:value-type="float" office:value="1077120" calcext:value-type="float">
            <text:p>1077120</text:p>
          </table:table-cell>
          <table:table-cell table:formula="of:=PRODUCT([.B12];[.C13];[.D14];[.E15])" office:value-type="float" office:value="1253616" calcext:value-type="float">
            <text:p>1253616</text:p>
          </table:table-cell>
          <table:table-cell table:formula="of:=PRODUCT([.C12];[.D13];[.E14];[.F15])" office:value-type="float" office:value="64064" calcext:value-type="float">
            <text:p>64064</text:p>
          </table:table-cell>
          <table:table-cell table:formula="of:=PRODUCT([.D12];[.E13];[.F14];[.G15])" office:value-type="float" office:value="2753100" calcext:value-type="float">
            <text:p>2753100</text:p>
          </table:table-cell>
          <table:table-cell table:formula="of:=PRODUCT([.E12];[.F13];[.G14];[.H15])" office:value-type="float" office:value="553840" calcext:value-type="float">
            <text:p>553840</text:p>
          </table:table-cell>
          <table:table-cell table:formula="of:=PRODUCT([.F12];[.G13];[.H14];[.I15])" office:value-type="float" office:value="99792" calcext:value-type="float">
            <text:p>99792</text:p>
          </table:table-cell>
          <table:table-cell table:formula="of:=PRODUCT([.G12];[.H13];[.I14];[.J15])" office:value-type="float" office:value="110880" calcext:value-type="float">
            <text:p>110880</text:p>
          </table:table-cell>
          <table:table-cell table:formula="of:=PRODUCT([.H12];[.I13];[.J14];[.K15])" office:value-type="float" office:value="1015280" calcext:value-type="float">
            <text:p>1015280</text:p>
          </table:table-cell>
          <table:table-cell table:formula="of:=PRODUCT([.I12];[.J13];[.K14];[.L15])" office:value-type="float" office:value="452880" calcext:value-type="float">
            <text:p>452880</text:p>
          </table:table-cell>
          <table:table-cell table:formula="of:=PRODUCT([.J12];[.K13];[.L14];[.M15])" office:value-type="float" office:value="1216512" calcext:value-type="float">
            <text:p>1216512</text:p>
          </table:table-cell>
          <table:table-cell table:formula="of:=PRODUCT([.K12];[.L13];[.M14];[.N15])" office:value-type="float" office:value="1559520" calcext:value-type="float">
            <text:p>1559520</text:p>
          </table:table-cell>
          <table:table-cell table:formula="of:=PRODUCT([.L12];[.M13];[.N14];[.O15])" office:value-type="float" office:value="206976" calcext:value-type="float">
            <text:p>206976</text:p>
          </table:table-cell>
          <table:table-cell table:formula="of:=PRODUCT([.M12];[.N13];[.O14];[.P15])" office:value-type="float" office:value="316800" calcext:value-type="float">
            <text:p>316800</text:p>
          </table:table-cell>
          <table:table-cell table:formula="of:=PRODUCT([.N12];[.O13];[.P14];[.Q15])" office:value-type="float" office:value="378560" calcext:value-type="float">
            <text:p>378560</text:p>
          </table:table-cell>
          <table:table-cell table:formula="of:=PRODUCT([.O12];[.P13];[.Q14];[.R15])" office:value-type="float" office:value="559440" calcext:value-type="float">
            <text:p>559440</text:p>
          </table:table-cell>
          <table:table-cell table:formula="of:=PRODUCT([.P12];[.Q13];[.R14];[.S15])" office:value-type="float" office:value="118976" calcext:value-type="float">
            <text:p>118976</text:p>
          </table:table-cell>
          <table:table-cell table:formula="of:=PRODUCT([.Q12];[.R13];[.S14];[.T15])" office:value-type="float" office:value="197064" calcext:value-type="float">
            <text:p>197064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3];[.B14];[.C15];[.D16])" office:value-type="float" office:value="338256" calcext:value-type="float">
            <text:p>338256</text:p>
          </table:table-cell>
          <table:table-cell table:formula="of:=PRODUCT([.B13];[.C14];[.D15];[.E16])" office:value-type="float" office:value="336600" calcext:value-type="float">
            <text:p>336600</text:p>
          </table:table-cell>
          <table:table-cell table:formula="of:=PRODUCT([.C13];[.D14];[.E15];[.F16])" office:value-type="float" office:value="1802073" calcext:value-type="float">
            <text:p>1802073</text:p>
          </table:table-cell>
          <table:table-cell table:formula="of:=PRODUCT([.D13];[.E14];[.F15];[.G16])" office:value-type="float" office:value="24024" calcext:value-type="float">
            <text:p>24024</text:p>
          </table:table-cell>
          <table:table-cell table:formula="of:=PRODUCT([.E13];[.F14];[.G15];[.H16])" office:value-type="float" office:value="338100" calcext:value-type="float">
            <text:p>338100</text:p>
          </table:table-cell>
          <table:table-cell table:formula="of:=PRODUCT([.F13];[.G14];[.H15];[.I16])" office:value-type="float" office:value="158240" calcext:value-type="float">
            <text:p>158240</text:p>
          </table:table-cell>
          <table:table-cell table:formula="of:=PRODUCT([.G13];[.H14];[.I15];[.J16])" office:value-type="float" office:value="289872" calcext:value-type="float">
            <text:p>289872</text:p>
          </table:table-cell>
          <table:table-cell table:formula="of:=PRODUCT([.H13];[.I14];[.J15];[.K16])" office:value-type="float" office:value="463680" calcext:value-type="float">
            <text:p>463680</text:p>
          </table:table-cell>
          <table:table-cell table:formula="of:=PRODUCT([.I13];[.J14];[.K15];[.L16])" office:value-type="float" office:value="2719500" calcext:value-type="float">
            <text:p>2719500</text:p>
          </table:table-cell>
          <table:table-cell table:formula="of:=PRODUCT([.J13];[.K14];[.L15];[.M16])" office:value-type="float" office:value="133200" calcext:value-type="float">
            <text:p>133200</text:p>
          </table:table-cell>
          <table:table-cell table:formula="of:=PRODUCT([.K13];[.L14];[.M15];[.N16])" office:value-type="float" office:value="1368576" calcext:value-type="float">
            <text:p>1368576</text:p>
          </table:table-cell>
          <table:table-cell table:formula="of:=PRODUCT([.L13];[.M14];[.N15];[.O16])" office:value-type="float" office:value="2027376" calcext:value-type="float">
            <text:p>2027376</text:p>
          </table:table-cell>
          <table:table-cell table:formula="of:=PRODUCT([.M13];[.N14];[.O15];[.P16])" office:value-type="float" office:value="1194816" calcext:value-type="float">
            <text:p>1194816</text:p>
          </table:table-cell>
          <table:table-cell table:formula="of:=PRODUCT([.N13];[.O14];[.P15];[.Q16])" office:value-type="float" office:value="75240" calcext:value-type="float">
            <text:p>75240</text:p>
          </table:table-cell>
          <table:table-cell table:formula="of:=PRODUCT([.O13];[.P14];[.Q15];[.R16])" office:value-type="float" office:value="183872" calcext:value-type="float">
            <text:p>183872</text:p>
          </table:table-cell>
          <table:table-cell table:formula="of:=PRODUCT([.P13];[.Q14];[.R15];[.S16])" office:value-type="float" office:value="1911420" calcext:value-type="float">
            <text:p>1911420</text:p>
          </table:table-cell>
          <table:table-cell table:formula="of:=PRODUCT([.Q13];[.R14];[.S15];[.T16])" office:value-type="float" office:value="576576" calcext:value-type="float">
            <text:p>576576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4];[.B15];[.C16];[.D17])" office:value-type="float" office:value="4942140" calcext:value-type="float">
            <text:p>4942140</text:p>
          </table:table-cell>
          <table:table-cell table:formula="of:=PRODUCT([.B14];[.C15];[.D16];[.E17])" office:value-type="float" office:value="112752" calcext:value-type="float">
            <text:p>112752</text:p>
          </table:table-cell>
          <table:table-cell table:formula="of:=PRODUCT([.C14];[.D15];[.E16];[.F17])" office:value-type="float" office:value="30600" calcext:value-type="float">
            <text:p>30600</text:p>
          </table:table-cell>
          <table:table-cell table:formula="of:=PRODUCT([.D14];[.E15];[.F16];[.G17])" office:value-type="float" office:value="554484" calcext:value-type="float">
            <text:p>554484</text:p>
          </table:table-cell>
          <table:table-cell table:formula="of:=PRODUCT([.E14];[.F15];[.G16];[.H17])" office:value-type="float" office:value="28392" calcext:value-type="float">
            <text:p>28392</text:p>
          </table:table-cell>
          <table:table-cell table:formula="of:=PRODUCT([.F14];[.G15];[.H16];[.I17])" office:value-type="float" office:value="351624" calcext:value-type="float">
            <text:p>351624</text:p>
          </table:table-cell>
          <table:table-cell table:formula="of:=PRODUCT([.G14];[.H15];[.I16];[.J17])" office:value-type="float" office:value="228160" calcext:value-type="float">
            <text:p>228160</text:p>
          </table:table-cell>
          <table:table-cell table:formula="of:=PRODUCT([.H14];[.I15];[.J16];[.K17])" office:value-type="float" office:value="547536" calcext:value-type="float">
            <text:p>547536</text:p>
          </table:table-cell>
          <table:table-cell table:formula="of:=PRODUCT([.I14];[.J15];[.K16];[.L17])" office:value-type="float" office:value="331200" calcext:value-type="float">
            <text:p>331200</text:p>
          </table:table-cell>
          <table:table-cell table:formula="of:=PRODUCT([.J14];[.K15];[.L16];[.M17])" office:value-type="float" office:value="333000" calcext:value-type="float">
            <text:p>333000</text:p>
          </table:table-cell>
          <table:table-cell table:formula="of:=PRODUCT([.K14];[.L15];[.M16];[.N17])" office:value-type="float" office:value="259200" calcext:value-type="float">
            <text:p>259200</text:p>
          </table:table-cell>
          <table:table-cell table:formula="of:=PRODUCT([.L14];[.M15];[.N16];[.O17])" office:value-type="float" office:value="1425600" calcext:value-type="float">
            <text:p>1425600</text:p>
          </table:table-cell>
          <table:table-cell table:formula="of:=PRODUCT([.M14];[.N15];[.O16];[.P17])" office:value-type="float" office:value="563160" calcext:value-type="float">
            <text:p>563160</text:p>
          </table:table-cell>
          <table:table-cell table:formula="of:=PRODUCT([.N14];[.O15];[.P16];[.Q17])" office:value-type="float" office:value="3243072" calcext:value-type="float">
            <text:p>3243072</text:p>
          </table:table-cell>
          <table:table-cell table:formula="of:=PRODUCT([.O14];[.P15];[.Q16];[.R17])" office:value-type="float" office:value="67716" calcext:value-type="float">
            <text:p>67716</text:p>
          </table:table-cell>
          <table:table-cell table:formula="of:=PRODUCT([.P14];[.Q15];[.R16];[.S17])" office:value-type="float" office:value="42432" calcext:value-type="float">
            <text:p>42432</text:p>
          </table:table-cell>
          <table:table-cell table:formula="of:=PRODUCT([.Q14];[.R15];[.S16];[.T17])" office:value-type="float" office:value="109224" calcext:value-type="float">
            <text:p>109224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5];[.B16];[.C17];[.D18])" office:value-type="float" office:value="163152" calcext:value-type="float">
            <text:p>163152</text:p>
          </table:table-cell>
          <table:table-cell table:formula="of:=PRODUCT([.B15];[.C16];[.D17];[.E18])" office:value-type="float" office:value="1084860" calcext:value-type="float">
            <text:p>1084860</text:p>
          </table:table-cell>
          <table:table-cell table:formula="of:=PRODUCT([.C15];[.D16];[.E17];[.F18])" office:value-type="float" office:value="34992" calcext:value-type="float">
            <text:p>34992</text:p>
          </table:table-cell>
          <table:table-cell table:formula="of:=PRODUCT([.D15];[.E16];[.F17];[.G18])" office:value-type="float" office:value="311400" calcext:value-type="float">
            <text:p>311400</text:p>
          </table:table-cell>
          <table:table-cell table:formula="of:=PRODUCT([.E15];[.F16];[.G17];[.H18])" office:value-type="float" office:value="40572" calcext:value-type="float">
            <text:p>40572</text:p>
          </table:table-cell>
          <table:table-cell table:formula="of:=PRODUCT([.F15];[.G16];[.H17];[.I18])" office:value-type="float" office:value="809172" calcext:value-type="float">
            <text:p>809172</text:p>
          </table:table-cell>
          <table:table-cell table:formula="of:=PRODUCT([.G15];[.H16];[.I17];[.J18])" office:value-type="float" office:value="275184" calcext:value-type="float">
            <text:p>275184</text:p>
          </table:table-cell>
          <table:table-cell table:formula="of:=PRODUCT([.H15];[.I16];[.J17];[.K18])" office:value-type="float" office:value="168640" calcext:value-type="float">
            <text:p>168640</text:p>
          </table:table-cell>
          <table:table-cell table:formula="of:=PRODUCT([.I15];[.J16];[.K17];[.L18])" office:value-type="float" office:value="821304" calcext:value-type="float">
            <text:p>821304</text:p>
          </table:table-cell>
          <table:table-cell table:formula="of:=PRODUCT([.J15];[.K16];[.L17];[.M18])" office:value-type="float" office:value="400200" calcext:value-type="float">
            <text:p>400200</text:p>
          </table:table-cell>
          <table:table-cell table:formula="of:=PRODUCT([.K15];[.L16];[.M17];[.N18])" office:value-type="float" office:value="366300" calcext:value-type="float">
            <text:p>366300</text:p>
          </table:table-cell>
          <table:table-cell table:formula="of:=PRODUCT([.L15];[.M16];[.N17];[.O18])" office:value-type="float" office:value="328320" calcext:value-type="float">
            <text:p>328320</text:p>
          </table:table-cell>
          <table:table-cell table:formula="of:=PRODUCT([.M15];[.N16];[.O17];[.P18])" office:value-type="float" office:value="198000" calcext:value-type="float">
            <text:p>198000</text:p>
          </table:table-cell>
          <table:table-cell table:formula="of:=PRODUCT([.N15];[.O16];[.P17];[.Q18])" office:value-type="float" office:value="340860" calcext:value-type="float">
            <text:p>340860</text:p>
          </table:table-cell>
          <table:table-cell table:formula="of:=PRODUCT([.O15];[.P16];[.Q17];[.R18])" office:value-type="float" office:value="3445764" calcext:value-type="float">
            <text:p>3445764</text:p>
          </table:table-cell>
          <table:table-cell table:formula="of:=PRODUCT([.P15];[.Q16];[.R17];[.S18])" office:value-type="float" office:value="43092" calcext:value-type="float">
            <text:p>43092</text:p>
          </table:table-cell>
          <table:table-cell table:formula="of:=PRODUCT([.Q15];[.R16];[.S17];[.T18])" office:value-type="float" office:value="119340" calcext:value-type="float">
            <text:p>11934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6];[.B17];[.C18];[.D19])" office:value-type="float" office:value="1210950" calcext:value-type="float">
            <text:p>1210950</text:p>
          </table:table-cell>
          <table:table-cell table:formula="of:=PRODUCT([.B16];[.C17];[.D18];[.E19])" office:value-type="float" office:value="1849056" calcext:value-type="float">
            <text:p>1849056</text:p>
          </table:table-cell>
          <table:table-cell table:formula="of:=PRODUCT([.C16];[.D17];[.E18];[.F19])" office:value-type="float" office:value="1111320" calcext:value-type="float">
            <text:p>1111320</text:p>
          </table:table-cell>
          <table:table-cell table:formula="of:=PRODUCT([.D16];[.E17];[.F18];[.G19])" office:value-type="float" office:value="126846" calcext:value-type="float">
            <text:p>126846</text:p>
          </table:table-cell>
          <table:table-cell table:formula="of:=PRODUCT([.E16];[.F17];[.G18];[.H19])" office:value-type="float" office:value="249120" calcext:value-type="float">
            <text:p>249120</text:p>
          </table:table-cell>
          <table:table-cell table:formula="of:=PRODUCT([.F16];[.G17];[.H18];[.I19])" office:value-type="float" office:value="36432" calcext:value-type="float">
            <text:p>36432</text:p>
          </table:table-cell>
          <table:table-cell table:formula="of:=PRODUCT([.G16];[.H17];[.I18];[.J19])" office:value-type="float" office:value="22230" calcext:value-type="float">
            <text:p>22230</text:p>
          </table:table-cell>
          <table:table-cell table:formula="of:=PRODUCT([.H16];[.I17];[.J18];[.K19])" office:value-type="float" office:value="530712" calcext:value-type="float">
            <text:p>530712</text:p>
          </table:table-cell>
          <table:table-cell table:formula="of:=PRODUCT([.I16];[.J17];[.K18];[.L19])" office:value-type="float" office:value="168640" calcext:value-type="float">
            <text:p>168640</text:p>
          </table:table-cell>
          <table:table-cell table:formula="of:=PRODUCT([.J16];[.K17];[.L18];[.M19])" office:value-type="float" office:value="1368840" calcext:value-type="float">
            <text:p>1368840</text:p>
          </table:table-cell>
          <table:table-cell table:formula="of:=PRODUCT([.K16];[.L17];[.M18];[.N19])" office:value-type="float" office:value="2634650" calcext:value-type="float">
            <text:p>2634650</text:p>
          </table:table-cell>
          <table:table-cell table:formula="of:=PRODUCT([.L16];[.M17];[.N18];[.O19])" office:value-type="float" office:value="514800" calcext:value-type="float">
            <text:p>514800</text:p>
          </table:table-cell>
          <table:table-cell table:formula="of:=PRODUCT([.M16];[.N17];[.O18];[.P19])" office:value-type="float" office:value="218880" calcext:value-type="float">
            <text:p>218880</text:p>
          </table:table-cell>
          <table:table-cell table:formula="of:=PRODUCT([.N16];[.O17];[.P18];[.Q19])" office:value-type="float" office:value="193500" calcext:value-type="float">
            <text:p>193500</text:p>
          </table:table-cell>
          <table:table-cell table:formula="of:=PRODUCT([.O16];[.P17];[.Q18];[.R19])" office:value-type="float" office:value="1811940" calcext:value-type="float">
            <text:p>1811940</text:p>
          </table:table-cell>
          <table:table-cell table:formula="of:=PRODUCT([.P16];[.Q17];[.R18];[.S19])" office:value-type="float" office:value="984504" calcext:value-type="float">
            <text:p>984504</text:p>
          </table:table-cell>
          <table:table-cell table:formula="of:=PRODUCT([.Q16];[.R17];[.S18];[.T19])" office:value-type="float" office:value="861840" calcext:value-type="float">
            <text:p>86184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7];[.B18];[.C19];[.D20])" office:value-type="float" office:value="23777" calcext:value-type="float">
            <text:p>23777</text:p>
          </table:table-cell>
          <table:table-cell table:formula="of:=PRODUCT([.B17];[.C18];[.D19];[.E20])" office:value-type="float" office:value="145314" calcext:value-type="float">
            <text:p>145314</text:p>
          </table:table-cell>
          <table:table-cell table:formula="of:=PRODUCT([.C17];[.D18];[.E19];[.F20])" office:value-type="float" office:value="3866208" calcext:value-type="float">
            <text:p>3866208</text:p>
          </table:table-cell>
          <table:table-cell table:formula="of:=PRODUCT([.D17];[.E18];[.F19];[.G20])" office:value-type="float" office:value="317520" calcext:value-type="float">
            <text:p>317520</text:p>
          </table:table-cell>
          <table:table-cell table:formula="of:=PRODUCT([.E17];[.F18];[.G19];[.H20])" office:value-type="float" office:value="295974" calcext:value-type="float">
            <text:p>295974</text:p>
          </table:table-cell>
          <table:table-cell table:formula="of:=PRODUCT([.F17];[.G18];[.H19];[.I20])" office:value-type="float" office:value="1768752" calcext:value-type="float">
            <text:p>1768752</text:p>
          </table:table-cell>
          <table:table-cell table:formula="of:=PRODUCT([.G17];[.H18];[.I19];[.J20])" office:value-type="float" office:value="9504" calcext:value-type="float">
            <text:p>9504</text:p>
          </table:table-cell>
          <table:table-cell table:formula="of:=PRODUCT([.H17];[.I18];[.J19];[.K20])" office:value-type="float" office:value="140790" calcext:value-type="float">
            <text:p>140790</text:p>
          </table:table-cell>
          <table:table-cell table:formula="of:=PRODUCT([.I17];[.J18];[.K19];[.L20])" office:value-type="float" office:value="1642680" calcext:value-type="float">
            <text:p>1642680</text:p>
          </table:table-cell>
          <table:table-cell table:formula="of:=PRODUCT([.J17];[.K18];[.L19];[.M20])" office:value-type="float" office:value="489056" calcext:value-type="float">
            <text:p>489056</text:p>
          </table:table-cell>
          <table:table-cell table:formula="of:=PRODUCT([.K17];[.L18];[.M19];[.N20])" office:value-type="float" office:value="583440" calcext:value-type="float">
            <text:p>583440</text:p>
          </table:table-cell>
          <table:table-cell table:formula="of:=PRODUCT([.L17];[.M18];[.N19];[.O20])" office:value-type="float" office:value="1603700" calcext:value-type="float">
            <text:p>1603700</text:p>
          </table:table-cell>
          <table:table-cell table:formula="of:=PRODUCT([.M17];[.N18];[.O19];[.P20])" office:value-type="float" office:value="253968" calcext:value-type="float">
            <text:p>253968</text:p>
          </table:table-cell>
          <table:table-cell table:formula="of:=PRODUCT([.N17];[.O18];[.P19];[.Q20])" office:value-type="float" office:value="766080" calcext:value-type="float">
            <text:p>766080</text:p>
          </table:table-cell>
          <table:table-cell table:formula="of:=PRODUCT([.O17];[.P18];[.Q19];[.R20])" office:value-type="float" office:value="96750" calcext:value-type="float">
            <text:p>96750</text:p>
          </table:table-cell>
          <table:table-cell table:formula="of:=PRODUCT([.P17];[.Q18];[.R19];[.S20])" office:value-type="float" office:value="1951320" calcext:value-type="float">
            <text:p>1951320</text:p>
          </table:table-cell>
          <table:table-cell table:formula="of:=PRODUCT([.Q17];[.R18];[.S19];[.T20])" office:value-type="float" office:value="364344" calcext:value-type="float">
            <text:p>364344</text:p>
          </table:table-cell>
          <table:table-cell table:style-name="ce2" table:number-columns-repeated="2"/>
          <table:table-cell table:number-columns-repeated="236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235"/>
        </table:table-row>
        <table:table-row table:style-name="ro3">
          <table:table-cell table:number-columns-repeated="20"/>
          <table:table-cell table:style-name="Default"/>
          <table:table-cell table:number-columns-repeated="235"/>
        </table:table-row>
        <table:table-row table:style-name="ro3">
          <table:table-cell table:style-name="ce3" office:value-type="string" calcext:value-type="string">
            <text:p>Maximum</text:p>
          </table:table-cell>
          <table:table-cell table:style-name="ce5" table:formula="of:=MAX([.B84:.B103])" office:value-type="float" office:value="4942140" calcext:value-type="float">
            <text:p>4942140</text:p>
          </table:table-cell>
          <table:table-cell table:style-name="ce5" table:formula="of:=MAX([.C84:.C103])" office:value-type="float" office:value="2308500" calcext:value-type="float">
            <text:p>2308500</text:p>
          </table:table-cell>
          <table:table-cell table:style-name="ce5" table:formula="of:=MAX([.D84:.D103])" office:value-type="float" office:value="5211765" calcext:value-type="float">
            <text:p>5211765</text:p>
          </table:table-cell>
          <table:table-cell table:style-name="ce5" table:formula="of:=MAX([.E84:.E103])" office:value-type="float" office:value="2753100" calcext:value-type="float">
            <text:p>2753100</text:p>
          </table:table-cell>
          <table:table-cell table:style-name="ce5" table:formula="of:=MAX([.F84:.F103])" office:value-type="float" office:value="4354728" calcext:value-type="float">
            <text:p>4354728</text:p>
          </table:table-cell>
          <table:table-cell table:style-name="ce5" table:formula="of:=MAX([.G84:.G103])" office:value-type="float" office:value="3021648" calcext:value-type="float">
            <text:p>3021648</text:p>
          </table:table-cell>
          <table:table-cell table:style-name="ce5" table:formula="of:=MAX([.H84:.H103])" office:value-type="float" office:value="4860912" calcext:value-type="float">
            <text:p>4860912</text:p>
          </table:table-cell>
          <table:table-cell table:style-name="ce5" table:formula="of:=MAX([.I84:.I103])" office:value-type="float" office:value="4990160" calcext:value-type="float">
            <text:p>4990160</text:p>
          </table:table-cell>
          <table:table-cell table:style-name="ce5" table:formula="of:=MAX([.J84:.J103])" office:value-type="float" office:value="2719500" calcext:value-type="float">
            <text:p>2719500</text:p>
          </table:table-cell>
          <table:table-cell table:style-name="ce5" table:formula="of:=MAX([.K84:.K103])" office:value-type="float" office:value="3628800" calcext:value-type="float">
            <text:p>3628800</text:p>
          </table:table-cell>
          <table:table-cell table:style-name="ce5" table:formula="of:=MAX([.L84:.L103])" office:value-type="float" office:value="3022110" calcext:value-type="float">
            <text:p>3022110</text:p>
          </table:table-cell>
          <table:table-cell table:style-name="ce5" table:formula="of:=MAX([.M84:.M103])" office:value-type="float" office:value="4276800" calcext:value-type="float">
            <text:p>4276800</text:p>
          </table:table-cell>
          <table:table-cell table:style-name="ce5" table:formula="of:=MAX([.N84:.N103])" office:value-type="float" office:value="4860480" calcext:value-type="float">
            <text:p>4860480</text:p>
          </table:table-cell>
          <table:table-cell table:style-name="ce5" table:formula="of:=MAX([.O84:.O103])" office:value-type="float" office:value="3243072" calcext:value-type="float">
            <text:p>3243072</text:p>
          </table:table-cell>
          <table:table-cell table:style-name="ce5" table:formula="of:=MAX([.P84:.P103])" office:value-type="float" office:value="3445764" calcext:value-type="float">
            <text:p>3445764</text:p>
          </table:table-cell>
          <table:table-cell table:style-name="ce5" table:formula="of:=MAX([.Q84:.Q103])" office:value-type="float" office:value="3551100" calcext:value-type="float">
            <text:p>3551100</text:p>
          </table:table-cell>
          <table:table-cell table:style-name="ce5" table:formula="of:=MAX([.R84:.R103])" office:value-type="float" office:value="5079360" calcext:value-type="float">
            <text:p>507936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3">
          <table:table-cell table:style-name="ce3" office:value-type="string" calcext:value-type="string">
            <text:p>Minimum</text:p>
          </table:table-cell>
          <table:table-cell table:style-name="ce5" table:formula="of:=MIN([.B84:.B103])" office:value-type="float" office:value="23777" calcext:value-type="float">
            <text:p>23777</text:p>
          </table:table-cell>
          <table:table-cell table:style-name="ce5" table:formula="of:=MIN([.C84:.C103])" office:value-type="float" office:value="17248" calcext:value-type="float">
            <text:p>17248</text:p>
          </table:table-cell>
          <table:table-cell table:style-name="ce5" table:formula="of:=MIN([.D84:.D103])" office:value-type="float" office:value="17100" calcext:value-type="float">
            <text:p>17100</text:p>
          </table:table-cell>
          <table:table-cell table:style-name="ce5" table:formula="of:=MIN([.E84:.E103])" office:value-type="float" office:value="19656" calcext:value-type="float">
            <text:p>19656</text:p>
          </table:table-cell>
          <table:table-cell table:style-name="ce5" table:formula="of:=MIN([.F84:.F103])" office:value-type="float" office:value="28392" calcext:value-type="float">
            <text:p>28392</text:p>
          </table:table-cell>
          <table:table-cell table:style-name="ce5" table:formula="of:=MIN([.G84:.G103])" office:value-type="float" office:value="28968" calcext:value-type="float">
            <text:p>28968</text:p>
          </table:table-cell>
          <table:table-cell table:style-name="ce5" table:formula="of:=MIN([.H84:.H103])" office:value-type="float" office:value="9504" calcext:value-type="float">
            <text:p>9504</text:p>
          </table:table-cell>
          <table:table-cell table:style-name="ce5" table:formula="of:=MIN([.I84:.I103])" office:value-type="float" office:value="64974" calcext:value-type="float">
            <text:p>64974</text:p>
          </table:table-cell>
          <table:table-cell table:style-name="ce5" table:formula="of:=MIN([.J84:.J103])" office:value-type="float" office:value="91728" calcext:value-type="float">
            <text:p>91728</text:p>
          </table:table-cell>
          <table:table-cell table:style-name="ce5" table:formula="of:=MIN([.K84:.K103])" office:value-type="float" office:value="72072" calcext:value-type="float">
            <text:p>72072</text:p>
          </table:table-cell>
          <table:table-cell table:style-name="ce5" table:formula="of:=MIN([.L84:.L103])" office:value-type="float" office:value="64064" calcext:value-type="float">
            <text:p>64064</text:p>
          </table:table-cell>
          <table:table-cell table:style-name="ce5" table:formula="of:=MIN([.M84:.M103])" office:value-type="float" office:value="13728" calcext:value-type="float">
            <text:p>13728</text:p>
          </table:table-cell>
          <table:table-cell table:style-name="ce5" table:formula="of:=MIN([.N84:.N103])" office:value-type="float" office:value="12672" calcext:value-type="float">
            <text:p>12672</text:p>
          </table:table-cell>
          <table:table-cell table:style-name="ce5" table:formula="of:=MIN([.O84:.O103])" office:value-type="float" office:value="16128" calcext:value-type="float">
            <text:p>16128</text:p>
          </table:table-cell>
          <table:table-cell table:style-name="ce5" table:formula="of:=MIN([.P84:.P103])" office:value-type="float" office:value="9984" calcext:value-type="float">
            <text:p>9984</text:p>
          </table:table-cell>
          <table:table-cell table:style-name="ce5" table:formula="of:=MIN([.Q84:.Q103])" office:value-type="float" office:value="12240" calcext:value-type="float">
            <text:p>12240</text:p>
          </table:table-cell>
          <table:table-cell table:style-name="ce5" table:formula="of:=MIN([.R84:.R103])" office:value-type="float" office:value="19584" calcext:value-type="float">
            <text:p>19584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ax(Vertical)</text:p>
          </table:table-cell>
          <table:table-cell table:formula="of:=MAX([.B104:.U104])" office:value-type="float" office:value="5211765" calcext:value-type="float">
            <text:p>5211765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in(Vertical)</text:p>
          </table:table-cell>
          <table:table-cell table:formula="of:=MIN([.B105:.U105])" office:value-type="float" office:value="9504" calcext:value-type="float">
            <text:p>9504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2" table:number-rows-repeated="3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Diagonal 2</text:p>
          </table:table-cell>
          <table:table-cell table:formula="of:=PRODUCT([.A4];[.B3];[.C2];[.D1])" office:value-type="float" office:value="1926144" calcext:value-type="float">
            <text:p>1926144</text:p>
          </table:table-cell>
          <table:table-cell table:formula="of:=PRODUCT([.B4];[.C3];[.D2];[.E1])" office:value-type="float" office:value="3434193" calcext:value-type="float">
            <text:p>3434193</text:p>
          </table:table-cell>
          <table:table-cell table:formula="of:=PRODUCT([.C4];[.D3];[.E2];[.F1])" office:value-type="float" office:value="163200" calcext:value-type="float">
            <text:p>163200</text:p>
          </table:table-cell>
          <table:table-cell table:formula="of:=PRODUCT([.D4];[.E3];[.F2];[.G1])" office:value-type="float" office:value="121068" calcext:value-type="float">
            <text:p>121068</text:p>
          </table:table-cell>
          <table:table-cell table:formula="of:=PRODUCT([.E4];[.F3];[.G2];[.H1])" office:value-type="float" office:value="41412" calcext:value-type="float">
            <text:p>41412</text:p>
          </table:table-cell>
          <table:table-cell table:formula="of:=PRODUCT([.F4];[.G3];[.H2];[.I1])" office:value-type="float" office:value="3396640" calcext:value-type="float">
            <text:p>3396640</text:p>
          </table:table-cell>
          <table:table-cell table:formula="of:=PRODUCT([.G4];[.H3];[.I2];[.J1])" office:value-type="float" office:value="120960" calcext:value-type="float">
            <text:p>120960</text:p>
          </table:table-cell>
          <table:table-cell table:formula="of:=PRODUCT([.H4];[.I3];[.J2];[.K1])" office:value-type="float" office:value="261120" calcext:value-type="float">
            <text:p>261120</text:p>
          </table:table-cell>
          <table:table-cell table:formula="of:=PRODUCT([.I4];[.J3];[.K2];[.L1])" office:value-type="float" office:value="3195500" calcext:value-type="float">
            <text:p>3195500</text:p>
          </table:table-cell>
          <table:table-cell table:formula="of:=PRODUCT([.J4];[.K3];[.L2];[.M1])" office:value-type="float" office:value="400140" calcext:value-type="float">
            <text:p>400140</text:p>
          </table:table-cell>
          <table:table-cell table:formula="of:=PRODUCT([.K4];[.L3];[.M2];[.N1])" office:value-type="float" office:value="2580480" calcext:value-type="float">
            <text:p>2580480</text:p>
          </table:table-cell>
          <table:table-cell table:formula="of:=PRODUCT([.L4];[.M3];[.N2];[.O1])" office:value-type="float" office:value="1778700" calcext:value-type="float">
            <text:p>1778700</text:p>
          </table:table-cell>
          <table:table-cell table:formula="of:=PRODUCT([.M4];[.N3];[.O2];[.P1])" office:value-type="float" office:value="365148" calcext:value-type="float">
            <text:p>365148</text:p>
          </table:table-cell>
          <table:table-cell table:formula="of:=PRODUCT([.N4];[.O3];[.P2];[.Q1])" office:value-type="float" office:value="3525120" calcext:value-type="float">
            <text:p>3525120</text:p>
          </table:table-cell>
          <table:table-cell table:formula="of:=PRODUCT([.O4];[.P3];[.Q2];[.R1])" office:value-type="float" office:value="1113750" calcext:value-type="float">
            <text:p>1113750</text:p>
          </table:table-cell>
          <table:table-cell table:formula="of:=PRODUCT([.P4];[.Q3];[.R2];[.S1])" office:value-type="float" office:value="349920" calcext:value-type="float">
            <text:p>349920</text:p>
          </table:table-cell>
          <table:table-cell table:formula="of:=PRODUCT([.Q4];[.R3];[.S2];[.T1])" office:value-type="float" office:value="253980" calcext:value-type="float">
            <text:p>25398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5];[.B4];[.C3];[.D2])" office:value-type="float" office:value="109022" calcext:value-type="float">
            <text:p>109022</text:p>
          </table:table-cell>
          <table:table-cell table:formula="of:=PRODUCT([.B5];[.C4];[.D3];[.E2])" office:value-type="float" office:value="268800" calcext:value-type="float">
            <text:p>268800</text:p>
          </table:table-cell>
          <table:table-cell table:formula="of:=PRODUCT([.C5];[.D4];[.E3];[.F2])" office:value-type="float" office:value="76464" calcext:value-type="float">
            <text:p>76464</text:p>
          </table:table-cell>
          <table:table-cell table:formula="of:=PRODUCT([.D5];[.E4];[.F3];[.G2])" office:value-type="float" office:value="37758" calcext:value-type="float">
            <text:p>37758</text:p>
          </table:table-cell>
          <table:table-cell table:formula="of:=PRODUCT([.E5];[.F4];[.G3];[.H2])" office:value-type="float" office:value="979800" calcext:value-type="float">
            <text:p>979800</text:p>
          </table:table-cell>
          <table:table-cell table:formula="of:=PRODUCT([.F5];[.G4];[.H3];[.I2])" office:value-type="float" office:value="109620" calcext:value-type="float">
            <text:p>109620</text:p>
          </table:table-cell>
          <table:table-cell table:formula="of:=PRODUCT([.G5];[.H4];[.I3];[.J2])" office:value-type="float" office:value="1253376" calcext:value-type="float">
            <text:p>1253376</text:p>
          </table:table-cell>
          <table:table-cell table:formula="of:=PRODUCT([.H5];[.I4];[.J3];[.K2])" office:value-type="float" office:value="2684220" calcext:value-type="float">
            <text:p>2684220</text:p>
          </table:table-cell>
          <table:table-cell table:formula="of:=PRODUCT([.I5];[.J4];[.K3];[.L2])" office:value-type="float" office:value="44460" calcext:value-type="float">
            <text:p>44460</text:p>
          </table:table-cell>
          <table:table-cell table:formula="of:=PRODUCT([.J5];[.K4];[.L3];[.M2])" office:value-type="float" office:value="1036800" calcext:value-type="float">
            <text:p>1036800</text:p>
          </table:table-cell>
          <table:table-cell table:formula="of:=PRODUCT([.K5];[.L4];[.M3];[.N2])" office:value-type="float" office:value="508200" calcext:value-type="float">
            <text:p>508200</text:p>
          </table:table-cell>
          <table:table-cell table:formula="of:=PRODUCT([.L5];[.M4];[.N3];[.O2])" office:value-type="float" office:value="428652" calcext:value-type="float">
            <text:p>428652</text:p>
          </table:table-cell>
          <table:table-cell table:formula="of:=PRODUCT([.M5];[.N4];[.O3];[.P2])" office:value-type="float" office:value="5067360" calcext:value-type="float">
            <text:p>5067360</text:p>
          </table:table-cell>
          <table:table-cell table:formula="of:=PRODUCT([.N5];[.O4];[.P3];[.Q2])" office:value-type="float" office:value="648000" calcext:value-type="float">
            <text:p>648000</text:p>
          </table:table-cell>
          <table:table-cell table:formula="of:=PRODUCT([.O5];[.P4];[.Q3];[.R2])" office:value-type="float" office:value="664848" calcext:value-type="float">
            <text:p>664848</text:p>
          </table:table-cell>
          <table:table-cell table:formula="of:=PRODUCT([.P5];[.Q4];[.R3];[.S2])" office:value-type="float" office:value="12450" calcext:value-type="float">
            <text:p>12450</text:p>
          </table:table-cell>
          <table:table-cell table:formula="of:=PRODUCT([.Q5];[.R4];[.S3];[.T2])" office:value-type="float" office:value="275184" calcext:value-type="float">
            <text:p>275184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6];[.B5];[.C4];[.D3])" office:value-type="float" office:value="873600" calcext:value-type="float">
            <text:p>873600</text:p>
          </table:table-cell>
          <table:table-cell table:formula="of:=PRODUCT([.B6];[.C5];[.D4];[.E3])" office:value-type="float" office:value="127440" calcext:value-type="float">
            <text:p>127440</text:p>
          </table:table-cell>
          <table:table-cell table:formula="of:=PRODUCT([.C6];[.D5];[.E4];[.F3])" office:value-type="float" office:value="46872" calcext:value-type="float">
            <text:p>46872</text:p>
          </table:table-cell>
          <table:table-cell table:formula="of:=PRODUCT([.D6];[.E5];[.F4];[.G3])" office:value-type="float" office:value="979800" calcext:value-type="float">
            <text:p>979800</text:p>
          </table:table-cell>
          <table:table-cell table:formula="of:=PRODUCT([.E6];[.F5];[.G4];[.H3])" office:value-type="float" office:value="405594" calcext:value-type="float">
            <text:p>405594</text:p>
          </table:table-cell>
          <table:table-cell table:formula="of:=PRODUCT([.F6];[.G5];[.H4];[.I3])" office:value-type="float" office:value="3055104" calcext:value-type="float">
            <text:p>3055104</text:p>
          </table:table-cell>
          <table:table-cell table:formula="of:=PRODUCT([.G6];[.H5];[.I4];[.J3])" office:value-type="float" office:value="3451140" calcext:value-type="float">
            <text:p>3451140</text:p>
          </table:table-cell>
          <table:table-cell table:formula="of:=PRODUCT([.H6];[.I5];[.J4];[.K3])" office:value-type="float" office:value="32148" calcext:value-type="float">
            <text:p>32148</text:p>
          </table:table-cell>
          <table:table-cell table:formula="of:=PRODUCT([.I6];[.J5];[.K4];[.L3])" office:value-type="float" office:value="280800" calcext:value-type="float">
            <text:p>280800</text:p>
          </table:table-cell>
          <table:table-cell table:formula="of:=PRODUCT([.J6];[.K5];[.L4];[.M3])" office:value-type="float" office:value="900900" calcext:value-type="float">
            <text:p>900900</text:p>
          </table:table-cell>
          <table:table-cell table:formula="of:=PRODUCT([.K6];[.L5];[.M4];[.N3])" office:value-type="float" office:value="398034" calcext:value-type="float">
            <text:p>398034</text:p>
          </table:table-cell>
          <table:table-cell table:formula="of:=PRODUCT([.L6];[.M5];[.N4];[.O3])" office:value-type="float" office:value="975936" calcext:value-type="float">
            <text:p>975936</text:p>
          </table:table-cell>
          <table:table-cell table:formula="of:=PRODUCT([.M6];[.N5];[.O4];[.P3])" office:value-type="float" office:value="453600" calcext:value-type="float">
            <text:p>453600</text:p>
          </table:table-cell>
          <table:table-cell table:formula="of:=PRODUCT([.N6];[.O5];[.P4];[.Q3])" office:value-type="float" office:value="492480" calcext:value-type="float">
            <text:p>492480</text:p>
          </table:table-cell>
          <table:table-cell table:formula="of:=PRODUCT([.O6];[.P5];[.Q4];[.R3])" office:value-type="float" office:value="43575" calcext:value-type="float">
            <text:p>43575</text:p>
          </table:table-cell>
          <table:table-cell table:formula="of:=PRODUCT([.P6];[.Q5];[.R4];[.S3])" office:value-type="float" office:value="111888" calcext:value-type="float">
            <text:p>111888</text:p>
          </table:table-cell>
          <table:table-cell table:formula="of:=PRODUCT([.Q6];[.R5];[.S4];[.T3])" office:value-type="float" office:value="76160" calcext:value-type="float">
            <text:p>7616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7];[.B6];[.C5];[.D4])" office:value-type="float" office:value="962880" calcext:value-type="float">
            <text:p>962880</text:p>
          </table:table-cell>
          <table:table-cell table:formula="of:=PRODUCT([.B7];[.C6];[.D5];[.E4])" office:value-type="float" office:value="127224" calcext:value-type="float">
            <text:p>127224</text:p>
          </table:table-cell>
          <table:table-cell table:formula="of:=PRODUCT([.C7];[.D6];[.E5];[.F4])" office:value-type="float" office:value="414000" calcext:value-type="float">
            <text:p>414000</text:p>
          </table:table-cell>
          <table:table-cell table:formula="of:=PRODUCT([.D7];[.E6];[.F5];[.G4])" office:value-type="float" office:value="585858" calcext:value-type="float">
            <text:p>585858</text:p>
          </table:table-cell>
          <table:table-cell table:formula="of:=PRODUCT([.E7];[.F6];[.G5];[.H4])" office:value-type="float" office:value="2339064" calcext:value-type="float">
            <text:p>2339064</text:p>
          </table:table-cell>
          <table:table-cell table:formula="of:=PRODUCT([.F7];[.G6];[.H5];[.I4])" office:value-type="float" office:value="549045" calcext:value-type="float">
            <text:p>549045</text:p>
          </table:table-cell>
          <table:table-cell table:formula="of:=PRODUCT([.G7];[.H6];[.I5];[.J4])" office:value-type="float" office:value="24534" calcext:value-type="float">
            <text:p>24534</text:p>
          </table:table-cell>
          <table:table-cell table:formula="of:=PRODUCT([.H7];[.I6];[.J5];[.K4])" office:value-type="float" office:value="439920" calcext:value-type="float">
            <text:p>439920</text:p>
          </table:table-cell>
          <table:table-cell table:formula="of:=PRODUCT([.I7];[.J6];[.K5];[.L4])" office:value-type="float" office:value="2457000" calcext:value-type="float">
            <text:p>2457000</text:p>
          </table:table-cell>
          <table:table-cell table:formula="of:=PRODUCT([.J7];[.K6];[.L5];[.M4])" office:value-type="float" office:value="739206" calcext:value-type="float">
            <text:p>739206</text:p>
          </table:table-cell>
          <table:table-cell table:formula="of:=PRODUCT([.K7];[.L6];[.M5];[.N4])" office:value-type="float" office:value="1494402" calcext:value-type="float">
            <text:p>1494402</text:p>
          </table:table-cell>
          <table:table-cell table:formula="of:=PRODUCT([.L7];[.M6];[.N5];[.O4])" office:value-type="float" office:value="184800" calcext:value-type="float">
            <text:p>184800</text:p>
          </table:table-cell>
          <table:table-cell table:formula="of:=PRODUCT([.M7];[.N6];[.O5];[.P4])" office:value-type="float" office:value="200640" calcext:value-type="float">
            <text:p>200640</text:p>
          </table:table-cell>
          <table:table-cell table:formula="of:=PRODUCT([.N7];[.O6];[.P5];[.Q4])" office:value-type="float" office:value="25200" calcext:value-type="float">
            <text:p>25200</text:p>
          </table:table-cell>
          <table:table-cell table:formula="of:=PRODUCT([.O7];[.P6];[.Q5];[.R4])" office:value-type="float" office:value="242424" calcext:value-type="float">
            <text:p>242424</text:p>
          </table:table-cell>
          <table:table-cell table:formula="of:=PRODUCT([.P7];[.Q6];[.R5];[.S4])" office:value-type="float" office:value="199920" calcext:value-type="float">
            <text:p>199920</text:p>
          </table:table-cell>
          <table:table-cell table:formula="of:=PRODUCT([.Q7];[.R6];[.S5];[.T4])" office:value-type="float" office:value="190608" calcext:value-type="float">
            <text:p>190608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8];[.B7];[.C6];[.D5])" office:value-type="float" office:value="678528" calcext:value-type="float">
            <text:p>678528</text:p>
          </table:table-cell>
          <table:table-cell table:formula="of:=PRODUCT([.B8];[.C7];[.D6];[.E5])" office:value-type="float" office:value="621000" calcext:value-type="float">
            <text:p>621000</text:p>
          </table:table-cell>
          <table:table-cell table:formula="of:=PRODUCT([.C8];[.D7];[.E6];[.F5])" office:value-type="float" office:value="1339104" calcext:value-type="float">
            <text:p>1339104</text:p>
          </table:table-cell>
          <table:table-cell table:formula="of:=PRODUCT([.D8];[.E7];[.F6];[.G5])" office:value-type="float" office:value="3302208" calcext:value-type="float">
            <text:p>3302208</text:p>
          </table:table-cell>
          <table:table-cell table:formula="of:=PRODUCT([.E8];[.F7];[.G6];[.H5])" office:value-type="float" office:value="324135" calcext:value-type="float">
            <text:p>324135</text:p>
          </table:table-cell>
          <table:table-cell table:formula="of:=PRODUCT([.F8];[.G7];[.H6];[.I5])" office:value-type="float" office:value="103588" calcext:value-type="float">
            <text:p>103588</text:p>
          </table:table-cell>
          <table:table-cell table:formula="of:=PRODUCT([.G8];[.H7];[.I6];[.J5])" office:value-type="float" office:value="604890" calcext:value-type="float">
            <text:p>604890</text:p>
          </table:table-cell>
          <table:table-cell table:formula="of:=PRODUCT([.H8];[.I7];[.J6];[.K5])" office:value-type="float" office:value="2194920" calcext:value-type="float">
            <text:p>2194920</text:p>
          </table:table-cell>
          <table:table-cell table:formula="of:=PRODUCT([.I8];[.J7];[.K6];[.L5])" office:value-type="float" office:value="164268" calcext:value-type="float">
            <text:p>164268</text:p>
          </table:table-cell>
          <table:table-cell table:formula="of:=PRODUCT([.J8];[.K7];[.L6];[.M5])" office:value-type="float" office:value="527436" calcext:value-type="float">
            <text:p>527436</text:p>
          </table:table-cell>
          <table:table-cell table:formula="of:=PRODUCT([.K8];[.L7];[.M6];[.N5])" office:value-type="float" office:value="266112" calcext:value-type="float">
            <text:p>266112</text:p>
          </table:table-cell>
          <table:table-cell table:formula="of:=PRODUCT([.L8];[.M7];[.N6];[.O5])" office:value-type="float" office:value="200640" calcext:value-type="float">
            <text:p>200640</text:p>
          </table:table-cell>
          <table:table-cell table:formula="of:=PRODUCT([.M8];[.N7];[.O6];[.P5])" office:value-type="float" office:value="80640" calcext:value-type="float">
            <text:p>80640</text:p>
          </table:table-cell>
          <table:table-cell table:formula="of:=PRODUCT([.N8];[.O7];[.P6];[.Q5])" office:value-type="float" office:value="277056" calcext:value-type="float">
            <text:p>277056</text:p>
          </table:table-cell>
          <table:table-cell table:formula="of:=PRODUCT([.O8];[.P7];[.Q6];[.R5])" office:value-type="float" office:value="42840" calcext:value-type="float">
            <text:p>42840</text:p>
          </table:table-cell>
          <table:table-cell table:formula="of:=PRODUCT([.P8];[.Q7];[.R6];[.S5])" office:value-type="float" office:value="173280" calcext:value-type="float">
            <text:p>173280</text:p>
          </table:table-cell>
          <table:table-cell table:formula="of:=PRODUCT([.Q8];[.R7];[.S6];[.T5])" office:value-type="float" office:value="187200" calcext:value-type="float">
            <text:p>18720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9];[.B8];[.C7];[.D6])" office:value-type="float" office:value="455400" calcext:value-type="float">
            <text:p>455400</text:p>
          </table:table-cell>
          <table:table-cell table:formula="of:=PRODUCT([.B9];[.C8];[.D7];[.E6])" office:value-type="float" office:value="2101008" calcext:value-type="float">
            <text:p>2101008</text:p>
          </table:table-cell>
          <table:table-cell table:formula="of:=PRODUCT([.C9];[.D8];[.E7];[.F6])" office:value-type="float" office:value="2568384" calcext:value-type="float">
            <text:p>2568384</text:p>
          </table:table-cell>
          <table:table-cell table:formula="of:=PRODUCT([.D9];[.E8];[.F7];[.G6])" office:value-type="float" office:value="46305" calcext:value-type="float">
            <text:p>46305</text:p>
          </table:table-cell>
          <table:table-cell table:formula="of:=PRODUCT([.E9];[.F8];[.G7];[.H6])" office:value-type="float" office:value="1553820" calcext:value-type="float">
            <text:p>1553820</text:p>
          </table:table-cell>
          <table:table-cell table:formula="of:=PRODUCT([.F9];[.G8];[.H7];[.I6])" office:value-type="float" office:value="309166" calcext:value-type="float">
            <text:p>309166</text:p>
          </table:table-cell>
          <table:table-cell table:formula="of:=PRODUCT([.G9];[.H8];[.I7];[.J6])" office:value-type="float" office:value="862290" calcext:value-type="float">
            <text:p>862290</text:p>
          </table:table-cell>
          <table:table-cell table:formula="of:=PRODUCT([.H9];[.I8];[.J7];[.K6])" office:value-type="float" office:value="200772" calcext:value-type="float">
            <text:p>200772</text:p>
          </table:table-cell>
          <table:table-cell table:formula="of:=PRODUCT([.I9];[.J8];[.K7];[.L6])" office:value-type="float" office:value="871416" calcext:value-type="float">
            <text:p>871416</text:p>
          </table:table-cell>
          <table:table-cell table:formula="of:=PRODUCT([.J9];[.K8];[.L7];[.M6])" office:value-type="float" office:value="324324" calcext:value-type="float">
            <text:p>324324</text:p>
          </table:table-cell>
          <table:table-cell table:formula="of:=PRODUCT([.K9];[.L8];[.M7];[.N6])" office:value-type="float" office:value="68640" calcext:value-type="float">
            <text:p>68640</text:p>
          </table:table-cell>
          <table:table-cell table:formula="of:=PRODUCT([.L9];[.M8];[.N7];[.O6])" office:value-type="float" office:value="967680" calcext:value-type="float">
            <text:p>967680</text:p>
          </table:table-cell>
          <table:table-cell table:formula="of:=PRODUCT([.M9];[.N8];[.O7];[.P6])" office:value-type="float" office:value="277056" calcext:value-type="float">
            <text:p>277056</text:p>
          </table:table-cell>
          <table:table-cell table:formula="of:=PRODUCT([.N9];[.O8];[.P7];[.Q6])" office:value-type="float" office:value="261324" calcext:value-type="float">
            <text:p>261324</text:p>
          </table:table-cell>
          <table:table-cell table:formula="of:=PRODUCT([.O9];[.P8];[.Q7];[.R6])" office:value-type="float" office:value="13680" calcext:value-type="float">
            <text:p>13680</text:p>
          </table:table-cell>
          <table:table-cell table:formula="of:=PRODUCT([.P9];[.Q8];[.R7];[.S6])" office:value-type="float" office:value="948480" calcext:value-type="float">
            <text:p>948480</text:p>
          </table:table-cell>
          <table:table-cell table:formula="of:=PRODUCT([.Q9];[.R8];[.S7];[.T6])" office:value-type="float" office:value="1421088" calcext:value-type="float">
            <text:p>1421088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0];[.B9];[.C8];[.D7])" office:value-type="float" office:value="3179904" calcext:value-type="float">
            <text:p>3179904</text:p>
          </table:table-cell>
          <table:table-cell table:formula="of:=PRODUCT([.B10];[.C9];[.D8];[.E7])" office:value-type="float" office:value="1317120" calcext:value-type="float">
            <text:p>1317120</text:p>
          </table:table-cell>
          <table:table-cell table:formula="of:=PRODUCT([.C10];[.D9];[.E8];[.F7])" office:value-type="float" office:value="22638" calcext:value-type="float">
            <text:p>22638</text:p>
          </table:table-cell>
          <table:table-cell table:formula="of:=PRODUCT([.D10];[.E9];[.F8];[.G7])" office:value-type="float" office:value="264480" calcext:value-type="float">
            <text:p>264480</text:p>
          </table:table-cell>
          <table:table-cell table:formula="of:=PRODUCT([.E10];[.F9];[.G8];[.H7])" office:value-type="float" office:value="832370" calcext:value-type="float">
            <text:p>832370</text:p>
          </table:table-cell>
          <table:table-cell table:formula="of:=PRODUCT([.F10];[.G9];[.H8];[.I7])" office:value-type="float" office:value="442200" calcext:value-type="float">
            <text:p>442200</text:p>
          </table:table-cell>
          <table:table-cell table:formula="of:=PRODUCT([.G10];[.H9];[.I8];[.J7])" office:value-type="float" office:value="2131272" calcext:value-type="float">
            <text:p>2131272</text:p>
          </table:table-cell>
          <table:table-cell table:formula="of:=PRODUCT([.H10];[.I9];[.J8];[.K7])" office:value-type="float" office:value="1072512" calcext:value-type="float">
            <text:p>1072512</text:p>
          </table:table-cell>
          <table:table-cell table:formula="of:=PRODUCT([.I10];[.J9];[.K8];[.L7])" office:value-type="float" office:value="277992" calcext:value-type="float">
            <text:p>277992</text:p>
          </table:table-cell>
          <table:table-cell table:formula="of:=PRODUCT([.J10];[.K9];[.L8];[.M7])" office:value-type="float" office:value="192192" calcext:value-type="float">
            <text:p>192192</text:p>
          </table:table-cell>
          <table:table-cell table:formula="of:=PRODUCT([.K10];[.L9];[.M8];[.N7])" office:value-type="float" office:value="4423680" calcext:value-type="float">
            <text:p>4423680</text:p>
          </table:table-cell>
          <table:table-cell table:formula="of:=PRODUCT([.L10];[.M9];[.N8];[.O7])" office:value-type="float" office:value="202176" calcext:value-type="float">
            <text:p>202176</text:p>
          </table:table-cell>
          <table:table-cell table:formula="of:=PRODUCT([.M10];[.N9];[.O8];[.P7])" office:value-type="float" office:value="199836" calcext:value-type="float">
            <text:p>199836</text:p>
          </table:table-cell>
          <table:table-cell table:formula="of:=PRODUCT([.N10];[.O9];[.P8];[.Q7])" office:value-type="float" office:value="109440" calcext:value-type="float">
            <text:p>109440</text:p>
          </table:table-cell>
          <table:table-cell table:formula="of:=PRODUCT([.O10];[.P9];[.Q8];[.R7])" office:value-type="float" office:value="1459200" calcext:value-type="float">
            <text:p>1459200</text:p>
          </table:table-cell>
          <table:table-cell table:formula="of:=PRODUCT([.P10];[.Q9];[.R8];[.S7])" office:value-type="float" office:value="301824" calcext:value-type="float">
            <text:p>301824</text:p>
          </table:table-cell>
          <table:table-cell table:formula="of:=PRODUCT([.Q10];[.R9];[.S8];[.T7])" office:value-type="float" office:value="1292280" calcext:value-type="float">
            <text:p>129228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1];[.B10];[.C9];[.D8])" office:value-type="float" office:value="1559040" calcext:value-type="float">
            <text:p>1559040</text:p>
          </table:table-cell>
          <table:table-cell table:formula="of:=PRODUCT([.B11];[.C10];[.D9];[.E8])" office:value-type="float" office:value="158466" calcext:value-type="float">
            <text:p>158466</text:p>
          </table:table-cell>
          <table:table-cell table:formula="of:=PRODUCT([.C11];[.D10];[.E9];[.F8])" office:value-type="float" office:value="246240" calcext:value-type="float">
            <text:p>246240</text:p>
          </table:table-cell>
          <table:table-cell table:formula="of:=PRODUCT([.D11];[.E10];[.F9];[.G8])" office:value-type="float" office:value="389620" calcext:value-type="float">
            <text:p>389620</text:p>
          </table:table-cell>
          <table:table-cell table:formula="of:=PRODUCT([.E11];[.F10];[.G9];[.H8])" office:value-type="float" office:value="191620" calcext:value-type="float">
            <text:p>191620</text:p>
          </table:table-cell>
          <table:table-cell table:formula="of:=PRODUCT([.F11];[.G10];[.H9];[.I8])" office:value-type="float" office:value="1038312" calcext:value-type="float">
            <text:p>1038312</text:p>
          </table:table-cell>
          <table:table-cell table:formula="of:=PRODUCT([.G11];[.H10];[.I9];[.J8])" office:value-type="float" office:value="919296" calcext:value-type="float">
            <text:p>919296</text:p>
          </table:table-cell>
          <table:table-cell table:formula="of:=PRODUCT([.H11];[.I10];[.J9];[.K8])" office:value-type="float" office:value="707616" calcext:value-type="float">
            <text:p>707616</text:p>
          </table:table-cell>
          <table:table-cell table:formula="of:=PRODUCT([.I11];[.J10];[.K9];[.L8])" office:value-type="float" office:value="628992" calcext:value-type="float">
            <text:p>628992</text:p>
          </table:table-cell>
          <table:table-cell table:formula="of:=PRODUCT([.J11];[.K10];[.L9];[.M8])" office:value-type="float" office:value="2396160" calcext:value-type="float">
            <text:p>2396160</text:p>
          </table:table-cell>
          <table:table-cell table:formula="of:=PRODUCT([.K11];[.L10];[.M9];[.N8])" office:value-type="float" office:value="181440" calcext:value-type="float">
            <text:p>181440</text:p>
          </table:table-cell>
          <table:table-cell table:formula="of:=PRODUCT([.L11];[.M10];[.N9];[.O8])" office:value-type="float" office:value="128466" calcext:value-type="float">
            <text:p>128466</text:p>
          </table:table-cell>
          <table:table-cell table:formula="of:=PRODUCT([.M11];[.N10];[.O9];[.P8])" office:value-type="float" office:value="708480" calcext:value-type="float">
            <text:p>708480</text:p>
          </table:table-cell>
          <table:table-cell table:formula="of:=PRODUCT([.N11];[.O10];[.P9];[.Q8])" office:value-type="float" office:value="608000" calcext:value-type="float">
            <text:p>608000</text:p>
          </table:table-cell>
          <table:table-cell table:formula="of:=PRODUCT([.O11];[.P10];[.Q9];[.R8])" office:value-type="float" office:value="27648" calcext:value-type="float">
            <text:p>27648</text:p>
          </table:table-cell>
          <table:table-cell table:formula="of:=PRODUCT([.P11];[.Q10];[.R9];[.S8])" office:value-type="float" office:value="1950168" calcext:value-type="float">
            <text:p>1950168</text:p>
          </table:table-cell>
          <table:table-cell table:formula="of:=PRODUCT([.Q11];[.R10];[.S9];[.T8])" office:value-type="float" office:value="188496" calcext:value-type="float">
            <text:p>188496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2];[.B11];[.C10];[.D9])" office:value-type="float" office:value="103488" calcext:value-type="float">
            <text:p>103488</text:p>
          </table:table-cell>
          <table:table-cell table:formula="of:=PRODUCT([.B12];[.C11];[.D10];[.E9])" office:value-type="float" office:value="103680" calcext:value-type="float">
            <text:p>103680</text:p>
          </table:table-cell>
          <table:table-cell table:formula="of:=PRODUCT([.C12];[.D11];[.E10];[.F9])" office:value-type="float" office:value="283360" calcext:value-type="float">
            <text:p>283360</text:p>
          </table:table-cell>
          <table:table-cell table:formula="of:=PRODUCT([.D12];[.E11];[.F10];[.G9])" office:value-type="float" office:value="489060" calcext:value-type="float">
            <text:p>489060</text:p>
          </table:table-cell>
          <table:table-cell table:formula="of:=PRODUCT([.E12];[.F11];[.G10];[.H9])" office:value-type="float" office:value="3028410" calcext:value-type="float">
            <text:p>3028410</text:p>
          </table:table-cell>
          <table:table-cell table:formula="of:=PRODUCT([.F12];[.G11];[.H10];[.I9])" office:value-type="float" office:value="1072512" calcext:value-type="float">
            <text:p>1072512</text:p>
          </table:table-cell>
          <table:table-cell table:formula="of:=PRODUCT([.G12];[.H11];[.I10];[.J9])" office:value-type="float" office:value="216216" calcext:value-type="float">
            <text:p>216216</text:p>
          </table:table-cell>
          <table:table-cell table:formula="of:=PRODUCT([.H12];[.I11];[.J10];[.K9])" office:value-type="float" office:value="733824" calcext:value-type="float">
            <text:p>733824</text:p>
          </table:table-cell>
          <table:table-cell table:formula="of:=PRODUCT([.I12];[.J11];[.K10];[.L9])" office:value-type="float" office:value="1697280" calcext:value-type="float">
            <text:p>1697280</text:p>
          </table:table-cell>
          <table:table-cell table:formula="of:=PRODUCT([.J12];[.K11];[.L10];[.M9])" office:value-type="float" office:value="725760" calcext:value-type="float">
            <text:p>725760</text:p>
          </table:table-cell>
          <table:table-cell table:formula="of:=PRODUCT([.K12];[.L11];[.M10];[.N9])" office:value-type="float" office:value="856440" calcext:value-type="float">
            <text:p>856440</text:p>
          </table:table-cell>
          <table:table-cell table:formula="of:=PRODUCT([.L12];[.M11];[.N10];[.O9])" office:value-type="float" office:value="779328" calcext:value-type="float">
            <text:p>779328</text:p>
          </table:table-cell>
          <table:table-cell table:formula="of:=PRODUCT([.M12];[.N11];[.O10];[.P9])" office:value-type="float" office:value="1216000" calcext:value-type="float">
            <text:p>1216000</text:p>
          </table:table-cell>
          <table:table-cell table:formula="of:=PRODUCT([.N12];[.O11];[.P10];[.Q9])" office:value-type="float" office:value="241920" calcext:value-type="float">
            <text:p>241920</text:p>
          </table:table-cell>
          <table:table-cell table:formula="of:=PRODUCT([.O12];[.P11];[.Q10];[.R9])" office:value-type="float" office:value="3900336" calcext:value-type="float">
            <text:p>3900336</text:p>
          </table:table-cell>
          <table:table-cell table:formula="of:=PRODUCT([.P12];[.Q11];[.R10];[.S9])" office:value-type="float" office:value="55692" calcext:value-type="float">
            <text:p>55692</text:p>
          </table:table-cell>
          <table:table-cell table:formula="of:=PRODUCT([.Q12];[.R11];[.S10];[.T9])" office:value-type="float" office:value="176120" calcext:value-type="float">
            <text:p>17612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3];[.B12];[.C11];[.D10])" office:value-type="float" office:value="93312" calcext:value-type="float">
            <text:p>93312</text:p>
          </table:table-cell>
          <table:table-cell table:formula="of:=PRODUCT([.B13];[.C12];[.D11];[.E10])" office:value-type="float" office:value="1219680" calcext:value-type="float">
            <text:p>1219680</text:p>
          </table:table-cell>
          <table:table-cell table:formula="of:=PRODUCT([.C13];[.D12];[.E11];[.F10])" office:value-type="float" office:value="1733940" calcext:value-type="float">
            <text:p>1733940</text:p>
          </table:table-cell>
          <table:table-cell table:formula="of:=PRODUCT([.D13];[.E12];[.F11];[.G10])" office:value-type="float" office:value="1009470" calcext:value-type="float">
            <text:p>1009470</text:p>
          </table:table-cell>
          <table:table-cell table:formula="of:=PRODUCT([.E13];[.F12];[.G11];[.H10])" office:value-type="float" office:value="705600" calcext:value-type="float">
            <text:p>705600</text:p>
          </table:table-cell>
          <table:table-cell table:formula="of:=PRODUCT([.F13];[.G12];[.H11];[.I10])" office:value-type="float" office:value="238392" calcext:value-type="float">
            <text:p>238392</text:p>
          </table:table-cell>
          <table:table-cell table:formula="of:=PRODUCT([.G13];[.H12];[.I11];[.J10])" office:value-type="float" office:value="508032" calcext:value-type="float">
            <text:p>508032</text:p>
          </table:table-cell>
          <table:table-cell table:formula="of:=PRODUCT([.H13];[.I12];[.J11];[.K10])" office:value-type="float" office:value="990080" calcext:value-type="float">
            <text:p>990080</text:p>
          </table:table-cell>
          <table:table-cell table:formula="of:=PRODUCT([.I13];[.J12];[.K11];[.L10])" office:value-type="float" office:value="1481760" calcext:value-type="float">
            <text:p>1481760</text:p>
          </table:table-cell>
          <table:table-cell table:formula="of:=PRODUCT([.J13];[.K12];[.L11];[.M10])" office:value-type="float" office:value="519480" calcext:value-type="float">
            <text:p>519480</text:p>
          </table:table-cell>
          <table:table-cell table:formula="of:=PRODUCT([.K13];[.L12];[.M11];[.N10])" office:value-type="float" office:value="3117312" calcext:value-type="float">
            <text:p>3117312</text:p>
          </table:table-cell>
          <table:table-cell table:formula="of:=PRODUCT([.L13];[.M12];[.N11];[.O10])" office:value-type="float" office:value="864000" calcext:value-type="float">
            <text:p>864000</text:p>
          </table:table-cell>
          <table:table-cell table:formula="of:=PRODUCT([.M13];[.N12];[.O11];[.P10])" office:value-type="float" office:value="141120" calcext:value-type="float">
            <text:p>141120</text:p>
          </table:table-cell>
          <table:table-cell table:formula="of:=PRODUCT([.N13];[.O12];[.P11];[.Q10])" office:value-type="float" office:value="2659320" calcext:value-type="float">
            <text:p>2659320</text:p>
          </table:table-cell>
          <table:table-cell table:formula="of:=PRODUCT([.O13];[.P12];[.Q11];[.R10])" office:value-type="float" office:value="40222" calcext:value-type="float">
            <text:p>40222</text:p>
          </table:table-cell>
          <table:table-cell table:formula="of:=PRODUCT([.P13];[.Q12];[.R11];[.S10])" office:value-type="float" office:value="2311575" calcext:value-type="float">
            <text:p>2311575</text:p>
          </table:table-cell>
          <table:table-cell table:formula="of:=PRODUCT([.Q13];[.R12];[.S11];[.T10])" office:value-type="float" office:value="320352" calcext:value-type="float">
            <text:p>320352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4];[.B13];[.C12];[.D11])" office:value-type="float" office:value="2857536" calcext:value-type="float">
            <text:p>2857536</text:p>
          </table:table-cell>
          <table:table-cell table:formula="of:=PRODUCT([.B14];[.C13];[.D12];[.E11])" office:value-type="float" office:value="2514213" calcext:value-type="float">
            <text:p>2514213</text:p>
          </table:table-cell>
          <table:table-cell table:formula="of:=PRODUCT([.C14];[.D13];[.E12];[.F11])" office:value-type="float" office:value="124355" calcext:value-type="float">
            <text:p>124355</text:p>
          </table:table-cell>
          <table:table-cell table:formula="of:=PRODUCT([.D14];[.E13];[.F12];[.G11])" office:value-type="float" office:value="904050" calcext:value-type="float">
            <text:p>904050</text:p>
          </table:table-cell>
          <table:table-cell table:formula="of:=PRODUCT([.E14];[.F13];[.G12];[.H11])" office:value-type="float" office:value="26488" calcext:value-type="float">
            <text:p>26488</text:p>
          </table:table-cell>
          <table:table-cell table:formula="of:=PRODUCT([.F14];[.G13];[.H12];[.I11])" office:value-type="float" office:value="208656" calcext:value-type="float">
            <text:p>208656</text:p>
          </table:table-cell>
          <table:table-cell table:formula="of:=PRODUCT([.G14];[.H13];[.I12];[.J11])" office:value-type="float" office:value="711620" calcext:value-type="float">
            <text:p>711620</text:p>
          </table:table-cell>
          <table:table-cell table:formula="of:=PRODUCT([.H14];[.I13];[.J12];[.K11])" office:value-type="float" office:value="1207360" calcext:value-type="float">
            <text:p>1207360</text:p>
          </table:table-cell>
          <table:table-cell table:formula="of:=PRODUCT([.I14];[.J13];[.K12];[.L11])" office:value-type="float" office:value="959040" calcext:value-type="float">
            <text:p>959040</text:p>
          </table:table-cell>
          <table:table-cell table:formula="of:=PRODUCT([.J14];[.K13];[.L12];[.M11])" office:value-type="float" office:value="1298880" calcext:value-type="float">
            <text:p>1298880</text:p>
          </table:table-cell>
          <table:table-cell table:formula="of:=PRODUCT([.K14];[.L13];[.M12];[.N11])" office:value-type="float" office:value="2592000" calcext:value-type="float">
            <text:p>2592000</text:p>
          </table:table-cell>
          <table:table-cell table:formula="of:=PRODUCT([.L14];[.M13];[.N12];[.O11])" office:value-type="float" office:value="211680" calcext:value-type="float">
            <text:p>211680</text:p>
          </table:table-cell>
          <table:table-cell table:formula="of:=PRODUCT([.M14];[.N13];[.O12];[.P11])" office:value-type="float" office:value="1135440" calcext:value-type="float">
            <text:p>1135440</text:p>
          </table:table-cell>
          <table:table-cell table:formula="of:=PRODUCT([.N14];[.O13];[.P12];[.Q11])" office:value-type="float" office:value="113568" calcext:value-type="float">
            <text:p>113568</text:p>
          </table:table-cell>
          <table:table-cell table:formula="of:=PRODUCT([.O14];[.P13];[.Q12];[.R11])" office:value-type="float" office:value="4123350" calcext:value-type="float">
            <text:p>4123350</text:p>
          </table:table-cell>
          <table:table-cell table:formula="of:=PRODUCT([.P14];[.Q13];[.R12];[.S11])" office:value-type="float" office:value="72192" calcext:value-type="float">
            <text:p>72192</text:p>
          </table:table-cell>
          <table:table-cell table:formula="of:=PRODUCT([.Q14];[.R13];[.S12];[.T11])" office:value-type="float" office:value="3982680" calcext:value-type="float">
            <text:p>398268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5];[.B14];[.C13];[.D12])" office:value-type="float" office:value="580203" calcext:value-type="float">
            <text:p>580203</text:p>
          </table:table-cell>
          <table:table-cell table:formula="of:=PRODUCT([.B15];[.C14];[.D13];[.E12])" office:value-type="float" office:value="536690" calcext:value-type="float">
            <text:p>536690</text:p>
          </table:table-cell>
          <table:table-cell table:formula="of:=PRODUCT([.C15];[.D14];[.E13];[.F12])" office:value-type="float" office:value="172200" calcext:value-type="float">
            <text:p>172200</text:p>
          </table:table-cell>
          <table:table-cell table:formula="of:=PRODUCT([.D15];[.E14];[.F13];[.G12])" office:value-type="float" office:value="18920" calcext:value-type="float">
            <text:p>18920</text:p>
          </table:table-cell>
          <table:table-cell table:formula="of:=PRODUCT([.E15];[.F14];[.G13];[.H12])" office:value-type="float" office:value="284004" calcext:value-type="float">
            <text:p>284004</text:p>
          </table:table-cell>
          <table:table-cell table:formula="of:=PRODUCT([.F15];[.G14];[.H13];[.I12])" office:value-type="float" office:value="4981340" calcext:value-type="float">
            <text:p>4981340</text:p>
          </table:table-cell>
          <table:table-cell table:formula="of:=PRODUCT([.G15];[.H14];[.I13];[.J12])" office:value-type="float" office:value="965888" calcext:value-type="float">
            <text:p>965888</text:p>
          </table:table-cell>
          <table:table-cell table:formula="of:=PRODUCT([.H15];[.I14];[.J13];[.K12])" office:value-type="float" office:value="568320" calcext:value-type="float">
            <text:p>568320</text:p>
          </table:table-cell>
          <table:table-cell table:formula="of:=PRODUCT([.I15];[.J14];[.K13];[.L12])" office:value-type="float" office:value="253440" calcext:value-type="float">
            <text:p>253440</text:p>
          </table:table-cell>
          <table:table-cell table:formula="of:=PRODUCT([.J15];[.K14];[.L13];[.M12])" office:value-type="float" office:value="3110400" calcext:value-type="float">
            <text:p>3110400</text:p>
          </table:table-cell>
          <table:table-cell table:formula="of:=PRODUCT([.K15];[.L14];[.M13];[.N12])" office:value-type="float" office:value="652680" calcext:value-type="float">
            <text:p>652680</text:p>
          </table:table-cell>
          <table:table-cell table:formula="of:=PRODUCT([.L15];[.M14];[.N13];[.O12])" office:value-type="float" office:value="82080" calcext:value-type="float">
            <text:p>82080</text:p>
          </table:table-cell>
          <table:table-cell table:formula="of:=PRODUCT([.M15];[.N14];[.O13];[.P12])" office:value-type="float" office:value="356928" calcext:value-type="float">
            <text:p>356928</text:p>
          </table:table-cell>
          <table:table-cell table:formula="of:=PRODUCT([.N15];[.O14];[.P13];[.Q12])" office:value-type="float" office:value="2238390" calcext:value-type="float">
            <text:p>2238390</text:p>
          </table:table-cell>
          <table:table-cell table:formula="of:=PRODUCT([.O15];[.P14];[.Q13];[.R12])" office:value-type="float" office:value="84224" calcext:value-type="float">
            <text:p>84224</text:p>
          </table:table-cell>
          <table:table-cell table:formula="of:=PRODUCT([.P15];[.Q14];[.R13];[.S12])" office:value-type="float" office:value="102120" calcext:value-type="float">
            <text:p>102120</text:p>
          </table:table-cell>
          <table:table-cell table:formula="of:=PRODUCT([.Q15];[.R14];[.S13];[.T12])" office:value-type="float" office:value="61152" calcext:value-type="float">
            <text:p>61152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6];[.B15];[.C14];[.D13])" office:value-type="float" office:value="766700" calcext:value-type="float">
            <text:p>766700</text:p>
          </table:table-cell>
          <table:table-cell table:formula="of:=PRODUCT([.B16];[.C15];[.D14];[.E13])" office:value-type="float" office:value="90200" calcext:value-type="float">
            <text:p>90200</text:p>
          </table:table-cell>
          <table:table-cell table:formula="of:=PRODUCT([.C16];[.D15];[.E14];[.F13])" office:value-type="float" office:value="60200" calcext:value-type="float">
            <text:p>60200</text:p>
          </table:table-cell>
          <table:table-cell table:formula="of:=PRODUCT([.D16];[.E15];[.F14];[.G13])" office:value-type="float" office:value="547722" calcext:value-type="float">
            <text:p>547722</text:p>
          </table:table-cell>
          <table:table-cell table:formula="of:=PRODUCT([.E16];[.F15];[.G14];[.H13])" office:value-type="float" office:value="1465100" calcext:value-type="float">
            <text:p>1465100</text:p>
          </table:table-cell>
          <table:table-cell table:formula="of:=PRODUCT([.F16];[.G15];[.H14];[.I13])" office:value-type="float" office:value="694232" calcext:value-type="float">
            <text:p>694232</text:p>
          </table:table-cell>
          <table:table-cell table:formula="of:=PRODUCT([.G16];[.H15];[.I14];[.J13])" office:value-type="float" office:value="85248" calcext:value-type="float">
            <text:p>85248</text:p>
          </table:table-cell>
          <table:table-cell table:formula="of:=PRODUCT([.H16];[.I15];[.J14];[.K13])" office:value-type="float" office:value="241920" calcext:value-type="float">
            <text:p>241920</text:p>
          </table:table-cell>
          <table:table-cell table:formula="of:=PRODUCT([.I16];[.J15];[.K14];[.L13])" office:value-type="float" office:value="388800" calcext:value-type="float">
            <text:p>388800</text:p>
          </table:table-cell>
          <table:table-cell table:formula="of:=PRODUCT([.J16];[.K15];[.L14];[.M13])" office:value-type="float" office:value="568764" calcext:value-type="float">
            <text:p>568764</text:p>
          </table:table-cell>
          <table:table-cell table:formula="of:=PRODUCT([.K16];[.L15];[.M14];[.N13])" office:value-type="float" office:value="314640" calcext:value-type="float">
            <text:p>314640</text:p>
          </table:table-cell>
          <table:table-cell table:formula="of:=PRODUCT([.L16];[.M15];[.N14];[.O13])" office:value-type="float" office:value="2059200" calcext:value-type="float">
            <text:p>2059200</text:p>
          </table:table-cell>
          <table:table-cell table:formula="of:=PRODUCT([.M16];[.N15];[.O14];[.P13])" office:value-type="float" office:value="1316700" calcext:value-type="float">
            <text:p>1316700</text:p>
          </table:table-cell>
          <table:table-cell table:formula="of:=PRODUCT([.N16];[.O15];[.P14];[.Q13])" office:value-type="float" office:value="64512" calcext:value-type="float">
            <text:p>64512</text:p>
          </table:table-cell>
          <table:table-cell table:formula="of:=PRODUCT([.O16];[.P15];[.Q14];[.R13])" office:value-type="float" office:value="354016" calcext:value-type="float">
            <text:p>354016</text:p>
          </table:table-cell>
          <table:table-cell table:formula="of:=PRODUCT([.P16];[.Q15];[.R14];[.S13])" office:value-type="float" office:value="1109472" calcext:value-type="float">
            <text:p>1109472</text:p>
          </table:table-cell>
          <table:table-cell table:formula="of:=PRODUCT([.Q16];[.R15];[.S14];[.T13])" office:value-type="float" office:value="103968" calcext:value-type="float">
            <text:p>103968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7];[.B16];[.C15];[.D14])" office:value-type="float" office:value="46904" calcext:value-type="float">
            <text:p>46904</text:p>
          </table:table-cell>
          <table:table-cell table:formula="of:=PRODUCT([.B17];[.C16];[.D15];[.E14])" office:value-type="float" office:value="32200" calcext:value-type="float">
            <text:p>32200</text:p>
          </table:table-cell>
          <table:table-cell table:formula="of:=PRODUCT([.C17];[.D16];[.E15];[.F14])" office:value-type="float" office:value="2921184" calcext:value-type="float">
            <text:p>2921184</text:p>
          </table:table-cell>
          <table:table-cell table:formula="of:=PRODUCT([.D17];[.E16];[.F15];[.G14])" office:value-type="float" office:value="879060" calcext:value-type="float">
            <text:p>879060</text:p>
          </table:table-cell>
          <table:table-cell table:formula="of:=PRODUCT([.E17];[.F16];[.G15];[.H14])" office:value-type="float" office:value="127512" calcext:value-type="float">
            <text:p>127512</text:p>
          </table:table-cell>
          <table:table-cell table:formula="of:=PRODUCT([.F17];[.G16];[.H15];[.I14])" office:value-type="float" office:value="20736" calcext:value-type="float">
            <text:p>20736</text:p>
          </table:table-cell>
          <table:table-cell table:formula="of:=PRODUCT([.G17];[.H16];[.I15];[.J14])" office:value-type="float" office:value="120960" calcext:value-type="float">
            <text:p>120960</text:p>
          </table:table-cell>
          <table:table-cell table:formula="of:=PRODUCT([.H17];[.I16];[.J15];[.K14])" office:value-type="float" office:value="93600" calcext:value-type="float">
            <text:p>93600</text:p>
          </table:table-cell>
          <table:table-cell table:formula="of:=PRODUCT([.I17];[.J16];[.K15];[.L14])" office:value-type="float" office:value="2112552" calcext:value-type="float">
            <text:p>2112552</text:p>
          </table:table-cell>
          <table:table-cell table:formula="of:=PRODUCT([.J17];[.K16];[.L15];[.M14])" office:value-type="float" office:value="650256" calcext:value-type="float">
            <text:p>650256</text:p>
          </table:table-cell>
          <table:table-cell table:formula="of:=PRODUCT([.K17];[.L16];[.M15];[.N14])" office:value-type="float" office:value="2692800" calcext:value-type="float">
            <text:p>2692800</text:p>
          </table:table-cell>
          <table:table-cell table:formula="of:=PRODUCT([.L17];[.M16];[.N15];[.O14])" office:value-type="float" office:value="313500" calcext:value-type="float">
            <text:p>313500</text:p>
          </table:table-cell>
          <table:table-cell table:formula="of:=PRODUCT([.M17];[.N16];[.O15];[.P14])" office:value-type="float" office:value="96768" calcext:value-type="float">
            <text:p>96768</text:p>
          </table:table-cell>
          <table:table-cell table:formula="of:=PRODUCT([.N17];[.O16];[.P15];[.Q14])" office:value-type="float" office:value="554112" calcext:value-type="float">
            <text:p>554112</text:p>
          </table:table-cell>
          <table:table-cell table:formula="of:=PRODUCT([.O17];[.P16];[.Q15];[.R14])" office:value-type="float" office:value="1320800" calcext:value-type="float">
            <text:p>1320800</text:p>
          </table:table-cell>
          <table:table-cell table:formula="of:=PRODUCT([.P17];[.Q16];[.R15];[.S14])" office:value-type="float" office:value="20520" calcext:value-type="float">
            <text:p>20520</text:p>
          </table:table-cell>
          <table:table-cell table:formula="of:=PRODUCT([.Q17];[.R16];[.S15];[.T14])" office:value-type="float" office:value="3233230" calcext:value-type="float">
            <text:p>3233230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8];[.B17];[.C16];[.D15])" office:value-type="float" office:value="2254000" calcext:value-type="float">
            <text:p>2254000</text:p>
          </table:table-cell>
          <table:table-cell table:formula="of:=PRODUCT([.B18];[.C17];[.D16];[.E15])" office:value-type="float" office:value="127008" calcext:value-type="float">
            <text:p>127008</text:p>
          </table:table-cell>
          <table:table-cell table:formula="of:=PRODUCT([.C18];[.D17];[.E16];[.F15])" office:value-type="float" office:value="1031940" calcext:value-type="float">
            <text:p>1031940</text:p>
          </table:table-cell>
          <table:table-cell table:formula="of:=PRODUCT([.D18];[.E17];[.F16];[.G15])" office:value-type="float" office:value="596988" calcext:value-type="float">
            <text:p>596988</text:p>
          </table:table-cell>
          <table:table-cell table:formula="of:=PRODUCT([.E18];[.F17];[.G16];[.H15])" office:value-type="float" office:value="15552" calcext:value-type="float">
            <text:p>15552</text:p>
          </table:table-cell>
          <table:table-cell table:formula="of:=PRODUCT([.F18];[.G17];[.H16];[.I15])" office:value-type="float" office:value="54432" calcext:value-type="float">
            <text:p>54432</text:p>
          </table:table-cell>
          <table:table-cell table:formula="of:=PRODUCT([.G18];[.H17];[.I16];[.J15])" office:value-type="float" office:value="269880" calcext:value-type="float">
            <text:p>269880</text:p>
          </table:table-cell>
          <table:table-cell table:formula="of:=PRODUCT([.H18];[.I17];[.J16];[.K15])" office:value-type="float" office:value="176046" calcext:value-type="float">
            <text:p>176046</text:p>
          </table:table-cell>
          <table:table-cell table:formula="of:=PRODUCT([.I18];[.J17];[.K16];[.L15])" office:value-type="float" office:value="975384" calcext:value-type="float">
            <text:p>975384</text:p>
          </table:table-cell>
          <table:table-cell table:formula="of:=PRODUCT([.J18];[.K17];[.L16];[.M15])" office:value-type="float" office:value="1009800" calcext:value-type="float">
            <text:p>1009800</text:p>
          </table:table-cell>
          <table:table-cell table:formula="of:=PRODUCT([.K18];[.L17];[.M16];[.N15])" office:value-type="float" office:value="80750" calcext:value-type="float">
            <text:p>80750</text:p>
          </table:table-cell>
          <table:table-cell table:formula="of:=PRODUCT([.L18];[.M17];[.N16];[.O15])" office:value-type="float" office:value="199584" calcext:value-type="float">
            <text:p>199584</text:p>
          </table:table-cell>
          <table:table-cell table:formula="of:=PRODUCT([.M18];[.N17];[.O16];[.P15])" office:value-type="float" office:value="217152" calcext:value-type="float">
            <text:p>217152</text:p>
          </table:table-cell>
          <table:table-cell table:formula="of:=PRODUCT([.N18];[.O17];[.P16];[.Q15])" office:value-type="float" office:value="1816100" calcext:value-type="float">
            <text:p>1816100</text:p>
          </table:table-cell>
          <table:table-cell table:formula="of:=PRODUCT([.O18];[.P17];[.Q16];[.R15])" office:value-type="float" office:value="129960" calcext:value-type="float">
            <text:p>129960</text:p>
          </table:table-cell>
          <table:table-cell table:formula="of:=PRODUCT([.P18];[.Q17];[.R16];[.S15])" office:value-type="float" office:value="461890" calcext:value-type="float">
            <text:p>461890</text:p>
          </table:table-cell>
          <table:table-cell table:formula="of:=PRODUCT([.Q18];[.R17];[.S16];[.T15])" office:value-type="float" office:value="534681" calcext:value-type="float">
            <text:p>534681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19];[.B18];[.C17];[.D16])" office:value-type="float" office:value="69984" calcext:value-type="float">
            <text:p>69984</text:p>
          </table:table-cell>
          <table:table-cell table:formula="of:=PRODUCT([.B19];[.C18];[.D17];[.E16])" office:value-type="float" office:value="311850" calcext:value-type="float">
            <text:p>311850</text:p>
          </table:table-cell>
          <table:table-cell table:formula="of:=PRODUCT([.C19];[.D18];[.E17];[.F16])" office:value-type="float" office:value="660951" calcext:value-type="float">
            <text:p>660951</text:p>
          </table:table-cell>
          <table:table-cell table:formula="of:=PRODUCT([.D19];[.E18];[.F17];[.G16])" office:value-type="float" office:value="37908" calcext:value-type="float">
            <text:p>37908</text:p>
          </table:table-cell>
          <table:table-cell table:formula="of:=PRODUCT([.E19];[.F18];[.G17];[.H16])" office:value-type="float" office:value="77112" calcext:value-type="float">
            <text:p>77112</text:p>
          </table:table-cell>
          <table:table-cell table:formula="of:=PRODUCT([.F19];[.G18];[.H17];[.I16])" office:value-type="float" office:value="1889160" calcext:value-type="float">
            <text:p>1889160</text:p>
          </table:table-cell>
          <table:table-cell table:formula="of:=PRODUCT([.G19];[.H18];[.I17];[.J16])" office:value-type="float" office:value="137982" calcext:value-type="float">
            <text:p>137982</text:p>
          </table:table-cell>
          <table:table-cell table:formula="of:=PRODUCT([.H19];[.I18];[.J17];[.K16])" office:value-type="float" office:value="2601024" calcext:value-type="float">
            <text:p>2601024</text:p>
          </table:table-cell>
          <table:table-cell table:formula="of:=PRODUCT([.I19];[.J18];[.K17];[.L16])" office:value-type="float" office:value="1009800" calcext:value-type="float">
            <text:p>1009800</text:p>
          </table:table-cell>
          <table:table-cell table:formula="of:=PRODUCT([.J19];[.K18];[.L17];[.M16])" office:value-type="float" office:value="21250" calcext:value-type="float">
            <text:p>21250</text:p>
          </table:table-cell>
          <table:table-cell table:formula="of:=PRODUCT([.K19];[.L18];[.M17];[.N16])" office:value-type="float" office:value="384912" calcext:value-type="float">
            <text:p>384912</text:p>
          </table:table-cell>
          <table:table-cell table:formula="of:=PRODUCT([.L19];[.M18];[.N17];[.O16])" office:value-type="float" office:value="1737216" calcext:value-type="float">
            <text:p>1737216</text:p>
          </table:table-cell>
          <table:table-cell table:formula="of:=PRODUCT([.M19];[.N18];[.O17];[.P16])" office:value-type="float" office:value="2794000" calcext:value-type="float">
            <text:p>2794000</text:p>
          </table:table-cell>
          <table:table-cell table:formula="of:=PRODUCT([.N19];[.O18];[.P17];[.Q16])" office:value-type="float" office:value="1711140" calcext:value-type="float">
            <text:p>1711140</text:p>
          </table:table-cell>
          <table:table-cell table:formula="of:=PRODUCT([.O19];[.P18];[.Q17];[.R16])" office:value-type="float" office:value="167960" calcext:value-type="float">
            <text:p>167960</text:p>
          </table:table-cell>
          <table:table-cell table:formula="of:=PRODUCT([.P19];[.Q18];[.R17];[.S16])" office:value-type="float" office:value="101844" calcext:value-type="float">
            <text:p>101844</text:p>
          </table:table-cell>
          <table:table-cell table:formula="of:=PRODUCT([.Q19];[.R18];[.S17];[.T16])" office:value-type="float" office:value="414477" calcext:value-type="float">
            <text:p>414477</text:p>
          </table:table-cell>
          <table:table-cell table:style-name="ce2" table:number-columns-repeated="2"/>
          <table:table-cell table:number-columns-repeated="236"/>
        </table:table-row>
        <table:table-row table:style-name="ro1">
          <table:table-cell/>
          <table:table-cell table:formula="of:=PRODUCT([.A20];[.B19];[.C18];[.D17])" office:value-type="float" office:value="155925" calcext:value-type="float">
            <text:p>155925</text:p>
          </table:table-cell>
          <table:table-cell table:formula="of:=PRODUCT([.B20];[.C19];[.D18];[.E17])" office:value-type="float" office:value="4080654" calcext:value-type="float">
            <text:p>4080654</text:p>
          </table:table-cell>
          <table:table-cell table:formula="of:=PRODUCT([.C20];[.D19];[.E18];[.F17])" office:value-type="float" office:value="612846" calcext:value-type="float">
            <text:p>612846</text:p>
          </table:table-cell>
          <table:table-cell table:formula="of:=PRODUCT([.D20];[.E19];[.F18];[.G17])" office:value-type="float" office:value="216648" calcext:value-type="float">
            <text:p>216648</text:p>
          </table:table-cell>
          <table:table-cell table:formula="of:=PRODUCT([.E20];[.F19];[.G18];[.H17])" office:value-type="float" office:value="1133496" calcext:value-type="float">
            <text:p>1133496</text:p>
          </table:table-cell>
          <table:table-cell table:formula="of:=PRODUCT([.F20];[.G19];[.H18];[.I17])" office:value-type="float" office:value="52026" calcext:value-type="float">
            <text:p>52026</text:p>
          </table:table-cell>
          <table:table-cell table:formula="of:=PRODUCT([.G20];[.H19];[.I18];[.J17])" office:value-type="float" office:value="565440" calcext:value-type="float">
            <text:p>565440</text:p>
          </table:table-cell>
          <table:table-cell table:formula="of:=PRODUCT([.H20];[.I19];[.J18];[.K17])" office:value-type="float" office:value="1696464" calcext:value-type="float">
            <text:p>1696464</text:p>
          </table:table-cell>
          <table:table-cell table:formula="of:=PRODUCT([.I20];[.J19];[.K18];[.L17])" office:value-type="float" office:value="150875" calcext:value-type="float">
            <text:p>150875</text:p>
          </table:table-cell>
          <table:table-cell table:formula="of:=PRODUCT([.J20];[.K19];[.L18];[.M17])" office:value-type="float" office:value="64152" calcext:value-type="float">
            <text:p>64152</text:p>
          </table:table-cell>
          <table:table-cell table:formula="of:=PRODUCT([.K20];[.L19];[.M18];[.N17])" office:value-type="float" office:value="1269504" calcext:value-type="float">
            <text:p>1269504</text:p>
          </table:table-cell>
          <table:table-cell table:formula="of:=PRODUCT([.L20];[.M19];[.N18];[.O17])" office:value-type="float" office:value="1430000" calcext:value-type="float">
            <text:p>1430000</text:p>
          </table:table-cell>
          <table:table-cell table:formula="of:=PRODUCT([.M20];[.N19];[.O18];[.P17])" office:value-type="float" office:value="2611740" calcext:value-type="float">
            <text:p>2611740</text:p>
          </table:table-cell>
          <table:table-cell table:formula="of:=PRODUCT([.N20];[.O19];[.P18];[.Q17])" office:value-type="float" office:value="128440" calcext:value-type="float">
            <text:p>128440</text:p>
          </table:table-cell>
          <table:table-cell table:formula="of:=PRODUCT([.O20];[.P19];[.Q18];[.R17])" office:value-type="float" office:value="69552" calcext:value-type="float">
            <text:p>69552</text:p>
          </table:table-cell>
          <table:table-cell table:formula="of:=PRODUCT([.P20];[.Q19];[.R18];[.S17])" office:value-type="float" office:value="243423" calcext:value-type="float">
            <text:p>243423</text:p>
          </table:table-cell>
          <table:table-cell table:formula="of:=PRODUCT([.Q20];[.R19];[.S18];[.T17])" office:value-type="float" office:value="890820" calcext:value-type="float">
            <text:p>890820</text:p>
          </table:table-cell>
          <table:table-cell table:style-name="ce2" table:number-columns-repeated="2"/>
          <table:table-cell table:number-columns-repeated="236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235"/>
        </table:table-row>
        <table:table-row table:style-name="ro3">
          <table:table-cell table:number-columns-repeated="20"/>
          <table:table-cell table:style-name="Default"/>
          <table:table-cell table:number-columns-repeated="235"/>
        </table:table-row>
        <table:table-row table:style-name="ro3">
          <table:table-cell table:style-name="ce3" office:value-type="string" calcext:value-type="string">
            <text:p>Maximum</text:p>
          </table:table-cell>
          <table:table-cell table:style-name="ce5" table:formula="of:=MAX([.B112:.B131])" office:value-type="float" office:value="3179904" calcext:value-type="float">
            <text:p>3179904</text:p>
          </table:table-cell>
          <table:table-cell table:style-name="ce5" table:formula="of:=MAX([.C112:.C131])" office:value-type="float" office:value="4080654" calcext:value-type="float">
            <text:p>4080654</text:p>
          </table:table-cell>
          <table:table-cell table:style-name="ce5" table:formula="of:=MAX([.D112:.D131])" office:value-type="float" office:value="2921184" calcext:value-type="float">
            <text:p>2921184</text:p>
          </table:table-cell>
          <table:table-cell table:style-name="ce5" table:formula="of:=MAX([.E112:.E131])" office:value-type="float" office:value="3302208" calcext:value-type="float">
            <text:p>3302208</text:p>
          </table:table-cell>
          <table:table-cell table:style-name="ce5" table:formula="of:=MAX([.F112:.F131])" office:value-type="float" office:value="3028410" calcext:value-type="float">
            <text:p>3028410</text:p>
          </table:table-cell>
          <table:table-cell table:style-name="ce5" table:formula="of:=MAX([.G112:.G131])" office:value-type="float" office:value="4981340" calcext:value-type="float">
            <text:p>4981340</text:p>
          </table:table-cell>
          <table:table-cell table:style-name="ce5" table:formula="of:=MAX([.H112:.H131])" office:value-type="float" office:value="3451140" calcext:value-type="float">
            <text:p>3451140</text:p>
          </table:table-cell>
          <table:table-cell table:style-name="ce5" table:formula="of:=MAX([.I112:.I131])" office:value-type="float" office:value="2684220" calcext:value-type="float">
            <text:p>2684220</text:p>
          </table:table-cell>
          <table:table-cell table:style-name="ce5" table:formula="of:=MAX([.J112:.J131])" office:value-type="float" office:value="3195500" calcext:value-type="float">
            <text:p>3195500</text:p>
          </table:table-cell>
          <table:table-cell table:style-name="ce5" table:formula="of:=MAX([.K112:.K131])" office:value-type="float" office:value="3110400" calcext:value-type="float">
            <text:p>3110400</text:p>
          </table:table-cell>
          <table:table-cell table:style-name="ce5" table:formula="of:=MAX([.L112:.L131])" office:value-type="float" office:value="4423680" calcext:value-type="float">
            <text:p>4423680</text:p>
          </table:table-cell>
          <table:table-cell table:style-name="ce5" table:formula="of:=MAX([.M112:.M131])" office:value-type="float" office:value="2059200" calcext:value-type="float">
            <text:p>2059200</text:p>
          </table:table-cell>
          <table:table-cell table:style-name="ce5" table:formula="of:=MAX([.N112:.N131])" office:value-type="float" office:value="5067360" calcext:value-type="float">
            <text:p>5067360</text:p>
          </table:table-cell>
          <table:table-cell table:style-name="ce5" table:formula="of:=MAX([.O112:.O131])" office:value-type="float" office:value="3525120" calcext:value-type="float">
            <text:p>3525120</text:p>
          </table:table-cell>
          <table:table-cell table:style-name="ce5" table:formula="of:=MAX([.P112:.P131])" office:value-type="float" office:value="4123350" calcext:value-type="float">
            <text:p>4123350</text:p>
          </table:table-cell>
          <table:table-cell table:style-name="ce5" table:formula="of:=MAX([.Q112:.Q131])" office:value-type="float" office:value="2311575" calcext:value-type="float">
            <text:p>2311575</text:p>
          </table:table-cell>
          <table:table-cell table:style-name="ce5" table:formula="of:=MAX([.R112:.R131])" office:value-type="float" office:value="3982680" calcext:value-type="float">
            <text:p>3982680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3">
          <table:table-cell table:style-name="ce3" office:value-type="string" calcext:value-type="string">
            <text:p>Minimum</text:p>
          </table:table-cell>
          <table:table-cell table:style-name="ce5" table:formula="of:=MIN([.B112:.B131])" office:value-type="float" office:value="46904" calcext:value-type="float">
            <text:p>46904</text:p>
          </table:table-cell>
          <table:table-cell table:style-name="ce5" table:formula="of:=MIN([.C112:.C131])" office:value-type="float" office:value="32200" calcext:value-type="float">
            <text:p>32200</text:p>
          </table:table-cell>
          <table:table-cell table:style-name="ce5" table:formula="of:=MIN([.D112:.D131])" office:value-type="float" office:value="22638" calcext:value-type="float">
            <text:p>22638</text:p>
          </table:table-cell>
          <table:table-cell table:style-name="ce5" table:formula="of:=MIN([.E112:.E131])" office:value-type="float" office:value="18920" calcext:value-type="float">
            <text:p>18920</text:p>
          </table:table-cell>
          <table:table-cell table:style-name="ce5" table:formula="of:=MIN([.F112:.F131])" office:value-type="float" office:value="15552" calcext:value-type="float">
            <text:p>15552</text:p>
          </table:table-cell>
          <table:table-cell table:style-name="ce5" table:formula="of:=MIN([.G112:.G131])" office:value-type="float" office:value="20736" calcext:value-type="float">
            <text:p>20736</text:p>
          </table:table-cell>
          <table:table-cell table:style-name="ce5" table:formula="of:=MIN([.H112:.H131])" office:value-type="float" office:value="24534" calcext:value-type="float">
            <text:p>24534</text:p>
          </table:table-cell>
          <table:table-cell table:style-name="ce5" table:formula="of:=MIN([.I112:.I131])" office:value-type="float" office:value="32148" calcext:value-type="float">
            <text:p>32148</text:p>
          </table:table-cell>
          <table:table-cell table:style-name="ce5" table:formula="of:=MIN([.J112:.J131])" office:value-type="float" office:value="44460" calcext:value-type="float">
            <text:p>44460</text:p>
          </table:table-cell>
          <table:table-cell table:style-name="ce5" table:formula="of:=MIN([.K112:.K131])" office:value-type="float" office:value="21250" calcext:value-type="float">
            <text:p>21250</text:p>
          </table:table-cell>
          <table:table-cell table:style-name="ce5" table:formula="of:=MIN([.L112:.L131])" office:value-type="float" office:value="68640" calcext:value-type="float">
            <text:p>68640</text:p>
          </table:table-cell>
          <table:table-cell table:style-name="ce5" table:formula="of:=MIN([.M112:.M131])" office:value-type="float" office:value="82080" calcext:value-type="float">
            <text:p>82080</text:p>
          </table:table-cell>
          <table:table-cell table:style-name="ce5" table:formula="of:=MIN([.N112:.N131])" office:value-type="float" office:value="80640" calcext:value-type="float">
            <text:p>80640</text:p>
          </table:table-cell>
          <table:table-cell table:style-name="ce5" table:formula="of:=MIN([.O112:.O131])" office:value-type="float" office:value="25200" calcext:value-type="float">
            <text:p>25200</text:p>
          </table:table-cell>
          <table:table-cell table:style-name="ce5" table:formula="of:=MIN([.P112:.P131])" office:value-type="float" office:value="13680" calcext:value-type="float">
            <text:p>13680</text:p>
          </table:table-cell>
          <table:table-cell table:style-name="ce5" table:formula="of:=MIN([.Q112:.Q131])" office:value-type="float" office:value="12450" calcext:value-type="float">
            <text:p>12450</text:p>
          </table:table-cell>
          <table:table-cell table:style-name="ce5" table:formula="of:=MIN([.R112:.R131])" office:value-type="float" office:value="61152" calcext:value-type="float">
            <text:p>61152</text:p>
          </table:table-cell>
          <table:table-cell table:number-columns-repeated="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ax(Vertical)</text:p>
          </table:table-cell>
          <table:table-cell table:formula="of:=MAX([.B132:.U132])" office:value-type="float" office:value="5067360" calcext:value-type="float">
            <text:p>5067360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1">
          <table:table-cell office:value-type="string" calcext:value-type="string">
            <text:p>min(Vertical)</text:p>
          </table:table-cell>
          <table:table-cell table:formula="of:=MIN([.B133:.U133])" office:value-type="float" office:value="12450" calcext:value-type="float">
            <text:p>12450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2" table:number-rows-repeated="2">
          <table:table-cell table:style-name="Default" table:number-columns-repeated="18"/>
          <table:table-cell table:number-columns-repeated="2"/>
          <table:table-cell table:style-name="Default"/>
          <table:table-cell table:number-columns-repeated="235"/>
        </table:table-row>
        <table:table-row table:style-name="ro3">
          <table:table-cell table:style-name="ce4" office:value-type="string" calcext:value-type="string">
            <text:p>Solution to the cache:</text:p>
          </table:table-cell>
          <table:table-cell table:style-name="ce6"/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3">
          <table:table-cell table:style-name="ce4" office:value-type="string" calcext:value-type="string">
            <text:p>max(All)</text:p>
          </table:table-cell>
          <table:table-cell table:style-name="ce4" table:formula="of:=MAX([.B53];[.B80];[.B107];[.B135])" office:value-type="float" office:value="5211765" calcext:value-type="float">
            <text:p>5211765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  <table:table-row table:style-name="ro3">
          <table:table-cell table:style-name="ce4" office:value-type="string" calcext:value-type="string">
            <text:p>min(All)</text:p>
          </table:table-cell>
          <table:table-cell table:style-name="ce4" table:formula="of:=MIN([.B54];[.B81];[.B108];[.B136])" office:value-type="float" office:value="7488" calcext:value-type="float">
            <text:p>7488</text:p>
          </table:table-cell>
          <table:table-cell table:style-name="Default" table:number-columns-repeated="16"/>
          <table:table-cell table:number-columns-repeated="2"/>
          <table:table-cell table:style-name="Default"/>
          <table:table-cell table:number-columns-repeated="235"/>
        </table:table-row>
      </table:table>
      <table:table table:name="Euler" table:style-name="ta2" table:print="false">
        <office:forms form:automatic-focus="false" form:apply-design-mode="false"/>
        <table:table-column table:style-name="co5" table:default-cell-style-name="ce2"/>
        <table:table-column table:style-name="co6" table:number-columns-repeated="17" table:default-cell-style-name="ce2"/>
        <table:table-column table:style-name="co6" table:number-columns-repeated="3" table:default-cell-style-name="Default"/>
        <table:table-column table:style-name="co7" table:number-columns-repeated="1003" table:default-cell-style-name="Default"/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number-columns-repeated="2" table:style-name="ce8" office:value-type="float" office:value="49" calcext:value-type="float">
            <text:p>4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0" calcext:value-type="float">
            <text:p>0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65" calcext:value-type="float">
            <text:p>65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91" calcext:value-type="float">
            <text:p>91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0" calcext:value-type="float">
            <text:p>80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0" calcext:value-type="float">
            <text:p>70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78" calcext:value-type="float">
            <text:p>7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2" calcext:value-type="float">
            <text:p>72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5" calcext:value-type="float">
            <text:p>95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92" calcext:value-type="float">
            <text:p>92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7" calcext:value-type="float">
            <text:p>57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8" calcext:value-type="float">
            <text:p>58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0" calcext:value-type="float">
            <text:p>40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66" calcext:value-type="float">
            <text:p>66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9" calcext:value-type="float">
            <text:p>69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36" calcext:value-type="float">
            <text:p>36</text:p>
          </table:table-cell>
          <table:table-cell table:style-name="ce2" table:number-columns-repeated="24"/>
          <table:table-cell table:number-columns-repeated="98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6" calcext:value-type="float">
            <text:p>16</text:p>
          </table:table-cell>
          <table:table-cell table:style-name="ce2" table:number-columns-repeated="24"/>
          <table:table-cell table:number-columns-repeated="98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4" calcext:value-type="float">
            <text:p>54</text:p>
          </table:table-cell>
          <table:table-cell/>
          <table:table-cell table:style-name="ce2" table:number-columns-repeated="23"/>
          <table:table-cell table:number-columns-repeated="98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style-name="ce2" table:number-columns-repeated="18"/>
          <table:table-cell table:style-name="ce7" table:number-columns-repeated="5"/>
          <table:table-cell table:number-columns-repeated="980"/>
        </table:table-row>
        <table:table-row table:style-name="ro2" table:number-rows-repeated="9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Horizontal</text:p>
          </table:table-cell>
          <table:table-cell table:formula="of:=PRODUCT([.A1:.D1])" office:value-type="float" office:value="34144" calcext:value-type="float">
            <text:p>34144</text:p>
          </table:table-cell>
          <table:table-cell table:formula="of:=PRODUCT([.B1:.E1])" office:value-type="float" office:value="162184" calcext:value-type="float">
            <text:p>162184</text:p>
          </table:table-cell>
          <table:table-cell table:formula="of:=PRODUCT([.C1:.F1])" office:value-type="float" office:value="1216380" calcext:value-type="float">
            <text:p>1216380</text:p>
          </table:table-cell>
          <table:table-cell table:formula="of:=PRODUCT([.D1:.G1])" office:value-type="float" office:value="0" calcext:value-type="float">
            <text:p>0</text:p>
          </table:table-cell>
          <table:table-cell table:formula="of:=PRODUCT([.E1:.H1])" office:value-type="float" office:value="0" calcext:value-type="float">
            <text:p>0</text:p>
          </table:table-cell>
          <table:table-cell table:formula="of:=PRODUCT([.F1:.I1])" office:value-type="float" office:value="0" calcext:value-type="float">
            <text:p>0</text:p>
          </table:table-cell>
          <table:table-cell table:formula="of:=PRODUCT([.G1:.J1])" office:value-type="float" office:value="0" calcext:value-type="float">
            <text:p>0</text:p>
          </table:table-cell>
          <table:table-cell table:formula="of:=PRODUCT([.H1:.K1])" office:value-type="float" office:value="0" calcext:value-type="float">
            <text:p>0</text:p>
          </table:table-cell>
          <table:table-cell table:formula="of:=PRODUCT([.I1:.L1])" office:value-type="float" office:value="0" calcext:value-type="float">
            <text:p>0</text:p>
          </table:table-cell>
          <table:table-cell table:formula="of:=PRODUCT([.J1:.M1])" office:value-type="float" office:value="10500" calcext:value-type="float">
            <text:p>10500</text:p>
          </table:table-cell>
          <table:table-cell table:formula="of:=PRODUCT([.K1:.N1])" office:value-type="float" office:value="10920" calcext:value-type="float">
            <text:p>10920</text:p>
          </table:table-cell>
          <table:table-cell table:formula="of:=PRODUCT([.L1:.O1])" office:value-type="float" office:value="141960" calcext:value-type="float">
            <text:p>141960</text:p>
          </table:table-cell>
          <table:table-cell table:formula="of:=PRODUCT([.M1:.P1])" office:value-type="float" office:value="340704" calcext:value-type="float">
            <text:p>340704</text:p>
          </table:table-cell>
          <table:table-cell table:formula="of:=PRODUCT([.N1:.Q1])" office:value-type="float" office:value="2433600" calcext:value-type="float">
            <text:p>2433600</text:p>
          </table:table-cell>
          <table:table-cell table:formula="of:=PRODUCT([.O1:.R1])" office:value-type="float" office:value="2402400" calcext:value-type="float">
            <text:p>2402400</text:p>
          </table:table-cell>
          <table:table-cell table:formula="of:=PRODUCT([.P1:.S1])" office:value-type="float" office:value="4204200" calcext:value-type="float">
            <text:p>4204200</text:p>
          </table:table-cell>
          <table:table-cell table:formula="of:=PRODUCT([.Q1:.T1])" office:value-type="float" office:value="2802800" calcext:value-type="float">
            <text:p>2802800</text:p>
          </table:table-cell>
          <table:table-cell table:number-columns-repeated="1006"/>
        </table:table-row>
        <table:table-row table:style-name="ro1">
          <table:table-cell/>
          <table:table-cell table:formula="of:=PRODUCT([.A2:.D2])" office:value-type="float" office:value="9507960" calcext:value-type="float">
            <text:p>9507960</text:p>
          </table:table-cell>
          <table:table-cell table:formula="of:=PRODUCT([.B2:.E2])" office:value-type="float" office:value="3298680" calcext:value-type="float">
            <text:p>3298680</text:p>
          </table:table-cell>
          <table:table-cell table:formula="of:=PRODUCT([.C2:.F2])" office:value-type="float" office:value="5452920" calcext:value-type="float">
            <text:p>5452920</text:p>
          </table:table-cell>
          <table:table-cell table:formula="of:=PRODUCT([.D2:.G2])" office:value-type="float" office:value="991440" calcext:value-type="float">
            <text:p>991440</text:p>
          </table:table-cell>
          <table:table-cell table:formula="of:=PRODUCT([.E2:.H2])" office:value-type="float" office:value="1412802" calcext:value-type="float">
            <text:p>1412802</text:p>
          </table:table-cell>
          <table:table-cell table:formula="of:=PRODUCT([.F2:.I2])" office:value-type="float" office:value="4986360" calcext:value-type="float">
            <text:p>4986360</text:p>
          </table:table-cell>
          <table:table-cell table:formula="of:=PRODUCT([.G2:.J2])" office:value-type="float" office:value="5355720" calcext:value-type="float">
            <text:p>5355720</text:p>
          </table:table-cell>
          <table:table-cell table:formula="of:=PRODUCT([.H2:.K2])" office:value-type="float" office:value="5058180" calcext:value-type="float">
            <text:p>5058180</text:p>
          </table:table-cell>
          <table:table-cell table:formula="of:=PRODUCT([.I2:.L2])" office:value-type="float" office:value="3549600" calcext:value-type="float">
            <text:p>3549600</text:p>
          </table:table-cell>
          <table:table-cell table:formula="of:=PRODUCT([.J2:.M2])" office:value-type="float" office:value="5797680" calcext:value-type="float">
            <text:p>5797680</text:p>
          </table:table-cell>
          <table:table-cell table:formula="of:=PRODUCT([.K2:.N2])" office:value-type="float" office:value="2865520" calcext:value-type="float">
            <text:p>2865520</text:p>
          </table:table-cell>
          <table:table-cell table:formula="of:=PRODUCT([.L2:.O2])" office:value-type="float" office:value="11630640" calcext:value-type="float">
            <text:p>11630640</text:p>
          </table:table-cell>
          <table:table-cell table:formula="of:=PRODUCT([.M2:.P2])" office:value-type="float" office:value="13956768" calcext:value-type="float">
            <text:p>13956768</text:p>
          </table:table-cell>
          <table:table-cell table:formula="of:=PRODUCT([.N2:.Q2])" office:value-type="float" office:value="569664" calcext:value-type="float">
            <text:p>569664</text:p>
          </table:table-cell>
          <table:table-cell table:formula="of:=PRODUCT([.O2:.R2])" office:value-type="float" office:value="741888" calcext:value-type="float">
            <text:p>741888</text:p>
          </table:table-cell>
          <table:table-cell table:formula="of:=PRODUCT([.P2:.S2])" office:value-type="float" office:value="666624" calcext:value-type="float">
            <text:p>666624</text:p>
          </table:table-cell>
          <table:table-cell table:formula="of:=PRODUCT([.Q2:.T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formula="of:=PRODUCT([.A3:.D3])" office:value-type="float" office:value="8981847" calcext:value-type="float">
            <text:p>8981847</text:p>
          </table:table-cell>
          <table:table-cell table:formula="of:=PRODUCT([.B3:.E3])" office:value-type="float" office:value="6098785" calcext:value-type="float">
            <text:p>6098785</text:p>
          </table:table-cell>
          <table:table-cell table:formula="of:=PRODUCT([.C3:.F3])" office:value-type="float" office:value="9832735" calcext:value-type="float">
            <text:p>9832735</text:p>
          </table:table-cell>
          <table:table-cell table:formula="of:=PRODUCT([.D3:.G3])" office:value-type="float" office:value="4440590" calcext:value-type="float">
            <text:p>4440590</text:p>
          </table:table-cell>
          <table:table-cell table:formula="of:=PRODUCT([.E3:.H3])" office:value-type="float" office:value="1764070" calcext:value-type="float">
            <text:p>1764070</text:p>
          </table:table-cell>
          <table:table-cell table:formula="of:=PRODUCT([.F3:.I3])" office:value-type="float" office:value="2982882" calcext:value-type="float">
            <text:p>2982882</text:p>
          </table:table-cell>
          <table:table-cell table:formula="of:=PRODUCT([.G3:.J3])" office:value-type="float" office:value="2680818" calcext:value-type="float">
            <text:p>2680818</text:p>
          </table:table-cell>
          <table:table-cell table:formula="of:=PRODUCT([.H3:.K3])" office:value-type="float" office:value="7659480" calcext:value-type="float">
            <text:p>7659480</text:p>
          </table:table-cell>
          <table:table-cell table:formula="of:=PRODUCT([.I3:.L3])" office:value-type="float" office:value="17696040" calcext:value-type="float">
            <text:p>17696040</text:p>
          </table:table-cell>
          <table:table-cell table:formula="of:=PRODUCT([.J3:.M3])" office:value-type="float" office:value="10084840" calcext:value-type="float">
            <text:p>10084840</text:p>
          </table:table-cell>
          <table:table-cell table:formula="of:=PRODUCT([.K3:.N3])" office:value-type="float" office:value="12499520" calcext:value-type="float">
            <text:p>12499520</text:p>
          </table:table-cell>
          <table:table-cell table:formula="of:=PRODUCT([.L3:.O3])" office:value-type="float" office:value="9374640" calcext:value-type="float">
            <text:p>9374640</text:p>
          </table:table-cell>
          <table:table-cell table:formula="of:=PRODUCT([.M3:.P3])" office:value-type="float" office:value="419760" calcext:value-type="float">
            <text:p>419760</text:p>
          </table:table-cell>
          <table:table-cell table:formula="of:=PRODUCT([.N3:.Q3])" office:value-type="float" office:value="388080" calcext:value-type="float">
            <text:p>388080</text:p>
          </table:table-cell>
          <table:table-cell table:formula="of:=PRODUCT([.O3:.R3])" office:value-type="float" office:value="57330" calcext:value-type="float">
            <text:p>57330</text:p>
          </table:table-cell>
          <table:table-cell table:formula="of:=PRODUCT([.P3:.S3])" office:value-type="float" office:value="68796" calcext:value-type="float">
            <text:p>68796</text:p>
          </table:table-cell>
          <table:table-cell table:formula="of:=PRODUCT([.Q3:.T3])" office:value-type="float" office:value="1490580" calcext:value-type="float">
            <text:p>1490580</text:p>
          </table:table-cell>
          <table:table-cell table:number-columns-repeated="1006"/>
        </table:table-row>
        <table:table-row table:style-name="ro1">
          <table:table-cell/>
          <table:table-cell table:formula="of:=PRODUCT([.A4:.D4])" office:value-type="float" office:value="7953400" calcext:value-type="float">
            <text:p>7953400</text:p>
          </table:table-cell>
          <table:table-cell table:formula="of:=PRODUCT([.B4:.E4])" office:value-type="float" office:value="611800" calcext:value-type="float">
            <text:p>611800</text:p>
          </table:table-cell>
          <table:table-cell table:formula="of:=PRODUCT([.C4:.F4])" office:value-type="float" office:value="524400" calcext:value-type="float">
            <text:p>524400</text:p>
          </table:table-cell>
          <table:table-cell table:formula="of:=PRODUCT([.D4:.G4])" office:value-type="float" office:value="60720" calcext:value-type="float">
            <text:p>60720</text:p>
          </table:table-cell>
          <table:table-cell table:formula="of:=PRODUCT([.E4:.H4])" office:value-type="float" office:value="110880" calcext:value-type="float">
            <text:p>110880</text:p>
          </table:table-cell>
          <table:table-cell table:formula="of:=PRODUCT([.F4:.I4])" office:value-type="float" office:value="1912680" calcext:value-type="float">
            <text:p>1912680</text:p>
          </table:table-cell>
          <table:table-cell table:formula="of:=PRODUCT([.G4:.J4])" office:value-type="float" office:value="765072" calcext:value-type="float">
            <text:p>765072</text:p>
          </table:table-cell>
          <table:table-cell table:formula="of:=PRODUCT([.H4:.K4])" office:value-type="float" office:value="4729536" calcext:value-type="float">
            <text:p>4729536</text:p>
          </table:table-cell>
          <table:table-cell table:formula="of:=PRODUCT([.I4:.L4])" office:value-type="float" office:value="6306048" calcext:value-type="float">
            <text:p>6306048</text:p>
          </table:table-cell>
          <table:table-cell table:formula="of:=PRODUCT([.J4:.M4])" office:value-type="float" office:value="91392" calcext:value-type="float">
            <text:p>91392</text:p>
          </table:table-cell>
          <table:table-cell table:formula="of:=PRODUCT([.K4:.N4])" office:value-type="float" office:value="121856" calcext:value-type="float">
            <text:p>121856</text:p>
          </table:table-cell>
          <table:table-cell table:formula="of:=PRODUCT([.L4:.O4])" office:value-type="float" office:value="100352" calcext:value-type="float">
            <text:p>100352</text:p>
          </table:table-cell>
          <table:table-cell table:formula="of:=PRODUCT([.M4:.P4])" office:value-type="float" office:value="127232" calcext:value-type="float">
            <text:p>127232</text:p>
          </table:table-cell>
          <table:table-cell table:formula="of:=PRODUCT([.N4:.Q4])" office:value-type="float" office:value="4707584" calcext:value-type="float">
            <text:p>4707584</text:p>
          </table:table-cell>
          <table:table-cell table:formula="of:=PRODUCT([.O4:.R4])" office:value-type="float" office:value="294224" calcext:value-type="float">
            <text:p>294224</text:p>
          </table:table-cell>
          <table:table-cell table:formula="of:=PRODUCT([.P4:.S4])" office:value-type="float" office:value="189144" calcext:value-type="float">
            <text:p>189144</text:p>
          </table:table-cell>
          <table:table-cell table:formula="of:=PRODUCT([.Q4:.T4])" office:value-type="float" office:value="242424" calcext:value-type="float">
            <text:p>242424</text:p>
          </table:table-cell>
          <table:table-cell table:number-columns-repeated="1006"/>
        </table:table-row>
        <table:table-row table:style-name="ro1">
          <table:table-cell/>
          <table:table-cell table:formula="of:=PRODUCT([.A5:.D5])" office:value-type="float" office:value="774752" calcext:value-type="float">
            <text:p>774752</text:p>
          </table:table-cell>
          <table:table-cell table:formula="of:=PRODUCT([.B5:.E5])" office:value-type="float" office:value="1796016" calcext:value-type="float">
            <text:p>1796016</text:p>
          </table:table-cell>
          <table:table-cell table:formula="of:=PRODUCT([.C5:.F5])" office:value-type="float" office:value="3881712" calcext:value-type="float">
            <text:p>3881712</text:p>
          </table:table-cell>
          <table:table-cell table:formula="of:=PRODUCT([.D5:.G5])" office:value-type="float" office:value="15284241" calcext:value-type="float">
            <text:p>15284241</text:p>
          </table:table-cell>
          <table:table-cell table:formula="of:=PRODUCT([.E5:.H5])" office:value-type="float" office:value="19159119" calcext:value-type="float">
            <text:p>19159119</text:p>
          </table:table-cell>
          <table:table-cell table:formula="of:=PRODUCT([.F5:.I5])" office:value-type="float" office:value="15402429" calcext:value-type="float">
            <text:p>15402429</text:p>
          </table:table-cell>
          <table:table-cell table:formula="of:=PRODUCT([.G5:.J5])" office:value-type="float" office:value="21149604" calcext:value-type="float">
            <text:p>21149604</text:p>
          </table:table-cell>
          <table:table-cell table:formula="of:=PRODUCT([.H5:.K5])" office:value-type="float" office:value="12085488" calcext:value-type="float">
            <text:p>12085488</text:p>
          </table:table-cell>
          <table:table-cell table:formula="of:=PRODUCT([.I5:.L5])" office:value-type="float" office:value="7332768" calcext:value-type="float">
            <text:p>7332768</text:p>
          </table:table-cell>
          <table:table-cell table:formula="of:=PRODUCT([.J5:.M5])" office:value-type="float" office:value="3934656" calcext:value-type="float">
            <text:p>3934656</text:p>
          </table:table-cell>
          <table:table-cell table:formula="of:=PRODUCT([.K5:.N5])" office:value-type="float" office:value="1710720" calcext:value-type="float">
            <text:p>1710720</text:p>
          </table:table-cell>
          <table:table-cell table:formula="of:=PRODUCT([.L5:.O5])" office:value-type="float" office:value="1900800" calcext:value-type="float">
            <text:p>1900800</text:p>
          </table:table-cell>
          <table:table-cell table:formula="of:=PRODUCT([.M5:.P5])" office:value-type="float" office:value="985600" calcext:value-type="float">
            <text:p>985600</text:p>
          </table:table-cell>
          <table:table-cell table:formula="of:=PRODUCT([.N5:.Q5])" office:value-type="float" office:value="2956800" calcext:value-type="float">
            <text:p>2956800</text:p>
          </table:table-cell>
          <table:table-cell table:formula="of:=PRODUCT([.O5:.R5])" office:value-type="float" office:value="2439360" calcext:value-type="float">
            <text:p>2439360</text:p>
          </table:table-cell>
          <table:table-cell table:formula="of:=PRODUCT([.P5:.S5])" office:value-type="float" office:value="792792" calcext:value-type="float">
            <text:p>792792</text:p>
          </table:table-cell>
          <table:table-cell table:formula="of:=PRODUCT([.Q5:.T5])" office:value-type="float" office:value="2265120" calcext:value-type="float">
            <text:p>2265120</text:p>
          </table:table-cell>
          <table:table-cell table:number-columns-repeated="1006"/>
        </table:table-row>
        <table:table-row table:style-name="ro1">
          <table:table-cell/>
          <table:table-cell table:formula="of:=PRODUCT([.A6:.D6])" office:value-type="float" office:value="2165760" calcext:value-type="float">
            <text:p>2165760</text:p>
          </table:table-cell>
          <table:table-cell table:formula="of:=PRODUCT([.B6:.E6])" office:value-type="float" office:value="8933760" calcext:value-type="float">
            <text:p>8933760</text:p>
          </table:table-cell>
          <table:table-cell table:formula="of:=PRODUCT([.C6:.F6])" office:value-type="float" office:value="570240" calcext:value-type="float">
            <text:p>570240</text:p>
          </table:table-cell>
          <table:table-cell table:formula="of:=PRODUCT([.D6:.G6])" office:value-type="float" office:value="801900" calcext:value-type="float">
            <text:p>801900</text:p>
          </table:table-cell>
          <table:table-cell table:formula="of:=PRODUCT([.E6:.H6])" office:value-type="float" office:value="26730" calcext:value-type="float">
            <text:p>26730</text:p>
          </table:table-cell>
          <table:table-cell table:formula="of:=PRODUCT([.F6:.I6])" office:value-type="float" office:value="11880" calcext:value-type="float">
            <text:p>11880</text:p>
          </table:table-cell>
          <table:table-cell table:formula="of:=PRODUCT([.G6:.J6])" office:value-type="float" office:value="297000" calcext:value-type="float">
            <text:p>297000</text:p>
          </table:table-cell>
          <table:table-cell table:formula="of:=PRODUCT([.H6:.K6])" office:value-type="float" office:value="217800" calcext:value-type="float">
            <text:p>217800</text:p>
          </table:table-cell>
          <table:table-cell table:formula="of:=PRODUCT([.I6:.L6])" office:value-type="float" office:value="5771700" calcext:value-type="float">
            <text:p>5771700</text:p>
          </table:table-cell>
          <table:table-cell table:formula="of:=PRODUCT([.J6:.M6])" office:value-type="float" office:value="10231650" calcext:value-type="float">
            <text:p>10231650</text:p>
          </table:table-cell>
          <table:table-cell table:formula="of:=PRODUCT([.K6:.N6])" office:value-type="float" office:value="4911192" calcext:value-type="float">
            <text:p>4911192</text:p>
          </table:table-cell>
          <table:table-cell table:formula="of:=PRODUCT([.L6:.O6])" office:value-type="float" office:value="12501216" calcext:value-type="float">
            <text:p>12501216</text:p>
          </table:table-cell>
          <table:table-cell table:formula="of:=PRODUCT([.M6:.P6])" office:value-type="float" office:value="4717440" calcext:value-type="float">
            <text:p>4717440</text:p>
          </table:table-cell>
          <table:table-cell table:formula="of:=PRODUCT([.N6:.Q6])" office:value-type="float" office:value="2116800" calcext:value-type="float">
            <text:p>2116800</text:p>
          </table:table-cell>
          <table:table-cell table:formula="of:=PRODUCT([.O6:.R6])" office:value-type="float" office:value="999600" calcext:value-type="float">
            <text:p>999600</text:p>
          </table:table-cell>
          <table:table-cell table:formula="of:=PRODUCT([.P6:.S6])" office:value-type="float" office:value="142800" calcext:value-type="float">
            <text:p>142800</text:p>
          </table:table-cell>
          <table:table-cell table:formula="of:=PRODUCT([.Q6:.T6])" office:value-type="float" office:value="357000" calcext:value-type="float">
            <text:p>357000</text:p>
          </table:table-cell>
          <table:table-cell table:number-columns-repeated="1006"/>
        </table:table-row>
        <table:table-row table:style-name="ro1">
          <table:table-cell/>
          <table:table-cell table:formula="of:=PRODUCT([.A7:.D7])" office:value-type="float" office:value="7112448" calcext:value-type="float">
            <text:p>7112448</text:p>
          </table:table-cell>
          <table:table-cell table:formula="of:=PRODUCT([.B7:.E7])" office:value-type="float" office:value="14224896" calcext:value-type="float">
            <text:p>14224896</text:p>
          </table:table-cell>
          <table:table-cell table:formula="of:=PRODUCT([.C7:.F7])" office:value-type="float" office:value="3338496" calcext:value-type="float">
            <text:p>3338496</text:p>
          </table:table-cell>
          <table:table-cell table:formula="of:=PRODUCT([.D7:.G7])" office:value-type="float" office:value="2761472" calcext:value-type="float">
            <text:p>2761472</text:p>
          </table:table-cell>
          <table:table-cell table:formula="of:=PRODUCT([.E7:.H7])" office:value-type="float" office:value="986240" calcext:value-type="float">
            <text:p>986240</text:p>
          </table:table-cell>
          <table:table-cell table:formula="of:=PRODUCT([.F7:.I7])" office:value-type="float" office:value="400660" calcext:value-type="float">
            <text:p>400660</text:p>
          </table:table-cell>
          <table:table-cell table:formula="of:=PRODUCT([.G7:.J7])" office:value-type="float" office:value="661960" calcext:value-type="float">
            <text:p>661960</text:p>
          </table:table-cell>
          <table:table-cell table:formula="of:=PRODUCT([.H7:.K7])" office:value-type="float" office:value="395200" calcext:value-type="float">
            <text:p>395200</text:p>
          </table:table-cell>
          <table:table-cell table:formula="of:=PRODUCT([.I7:.L7])" office:value-type="float" office:value="2647840" calcext:value-type="float">
            <text:p>2647840</text:p>
          </table:table-cell>
          <table:table-cell table:formula="of:=PRODUCT([.J7:.M7])" office:value-type="float" office:value="6008560" calcext:value-type="float">
            <text:p>6008560</text:p>
          </table:table-cell>
          <table:table-cell table:formula="of:=PRODUCT([.K7:.N7])" office:value-type="float" office:value="8538480" calcext:value-type="float">
            <text:p>8538480</text:p>
          </table:table-cell>
          <table:table-cell table:formula="of:=PRODUCT([.L7:.O7])" office:value-type="float" office:value="14942340" calcext:value-type="float">
            <text:p>14942340</text:p>
          </table:table-cell>
          <table:table-cell table:formula="of:=PRODUCT([.M7:.P7])" office:value-type="float" office:value="14719320" calcext:value-type="float">
            <text:p>14719320</text:p>
          </table:table-cell>
          <table:table-cell table:formula="of:=PRODUCT([.N7:.Q7])" office:value-type="float" office:value="4490640" calcext:value-type="float">
            <text:p>4490640</text:p>
          </table:table-cell>
          <table:table-cell table:formula="of:=PRODUCT([.O7:.R7])" office:value-type="float" office:value="3160080" calcext:value-type="float">
            <text:p>3160080</text:p>
          </table:table-cell>
          <table:table-cell table:formula="of:=PRODUCT([.P7:.S7])" office:value-type="float" office:value="2889216" calcext:value-type="float">
            <text:p>2889216</text:p>
          </table:table-cell>
          <table:table-cell table:formula="of:=PRODUCT([.Q7:.T7])" office:value-type="float" office:value="3064320" calcext:value-type="float">
            <text:p>3064320</text:p>
          </table:table-cell>
          <table:table-cell table:number-columns-repeated="1006"/>
        </table:table-row>
        <table:table-row table:style-name="ro1">
          <table:table-cell/>
          <table:table-cell table:formula="of:=PRODUCT([.A8:.D8])" office:value-type="float" office:value="2369120" calcext:value-type="float">
            <text:p>2369120</text:p>
          </table:table-cell>
          <table:table-cell table:formula="of:=PRODUCT([.B8:.E8])" office:value-type="float" office:value="70720" calcext:value-type="float">
            <text:p>70720</text:p>
          </table:table-cell>
          <table:table-cell table:formula="of:=PRODUCT([.C8:.F8])" office:value-type="float" office:value="168640" calcext:value-type="float">
            <text:p>168640</text:p>
          </table:table-cell>
          <table:table-cell table:formula="of:=PRODUCT([.D8:.G8])" office:value-type="float" office:value="101184" calcext:value-type="float">
            <text:p>101184</text:p>
          </table:table-cell>
          <table:table-cell table:formula="of:=PRODUCT([.E8:.H8])" office:value-type="float" office:value="29760" calcext:value-type="float">
            <text:p>29760</text:p>
          </table:table-cell>
          <table:table-cell table:formula="of:=PRODUCT([.F8:.I8])" office:value-type="float" office:value="1413600" calcext:value-type="float">
            <text:p>1413600</text:p>
          </table:table-cell>
          <table:table-cell table:formula="of:=PRODUCT([.G8:.J8])" office:value-type="float" office:value="1436400" calcext:value-type="float">
            <text:p>1436400</text:p>
          </table:table-cell>
          <table:table-cell table:formula="of:=PRODUCT([.H8:.K8])" office:value-type="float" office:value="11251800" calcext:value-type="float">
            <text:p>11251800</text:p>
          </table:table-cell>
          <table:table-cell table:formula="of:=PRODUCT([.I8:.L8])" office:value-type="float" office:value="21941010" calcext:value-type="float">
            <text:p>21941010</text:p>
          </table:table-cell>
          <table:table-cell table:formula="of:=PRODUCT([.J8:.M8])" office:value-type="float" office:value="14550354" calcext:value-type="float">
            <text:p>14550354</text:p>
          </table:table-cell>
          <table:table-cell table:formula="of:=PRODUCT([.K8:.N8])" office:value-type="float" office:value="1847664" calcext:value-type="float">
            <text:p>1847664</text:p>
          </table:table-cell>
          <table:table-cell table:formula="of:=PRODUCT([.L8:.O8])" office:value-type="float" office:value="786240" calcext:value-type="float">
            <text:p>786240</text:p>
          </table:table-cell>
          <table:table-cell table:formula="of:=PRODUCT([.M8:.P8])" office:value-type="float" office:value="1834560" calcext:value-type="float">
            <text:p>1834560</text:p>
          </table:table-cell>
          <table:table-cell table:formula="of:=PRODUCT([.N8:.Q8])" office:value-type="float" office:value="1921920" calcext:value-type="float">
            <text:p>1921920</text:p>
          </table:table-cell>
          <table:table-cell table:formula="of:=PRODUCT([.O8:.R8])" office:value-type="float" office:value="11771760" calcext:value-type="float">
            <text:p>11771760</text:p>
          </table:table-cell>
          <table:table-cell table:formula="of:=PRODUCT([.P8:.S8])" office:value-type="float" office:value="27663636" calcext:value-type="float">
            <text:p>27663636</text:p>
          </table:table-cell>
          <table:table-cell table:formula="of:=PRODUCT([.Q8:.T8])" office:value-type="float" office:value="6383916" calcext:value-type="float">
            <text:p>6383916</text:p>
          </table:table-cell>
          <table:table-cell table:number-columns-repeated="1006"/>
        </table:table-row>
        <table:table-row table:style-name="ro1">
          <table:table-cell/>
          <table:table-cell table:formula="of:=PRODUCT([.A9:.D9])" office:value-type="float" office:value="382800" calcext:value-type="float">
            <text:p>382800</text:p>
          </table:table-cell>
          <table:table-cell table:formula="of:=PRODUCT([.B9:.E9])" office:value-type="float" office:value="1052700" calcext:value-type="float">
            <text:p>1052700</text:p>
          </table:table-cell>
          <table:table-cell table:formula="of:=PRODUCT([.C9:.F9])" office:value-type="float" office:value="1397220" calcext:value-type="float">
            <text:p>1397220</text:p>
          </table:table-cell>
          <table:table-cell table:formula="of:=PRODUCT([.D9:.G9])" office:value-type="float" office:value="2384910" calcext:value-type="float">
            <text:p>2384910</text:p>
          </table:table-cell>
          <table:table-cell table:formula="of:=PRODUCT([.E9:.H9])" office:value-type="float" office:value="12401532" calcext:value-type="float">
            <text:p>12401532</text:p>
          </table:table-cell>
          <table:table-cell table:formula="of:=PRODUCT([.F9:.I9])" office:value-type="float" office:value="18226494" calcext:value-type="float">
            <text:p>18226494</text:p>
          </table:table-cell>
          <table:table-cell table:formula="of:=PRODUCT([.G9:.J9])" office:value-type="float" office:value="4244526" calcext:value-type="float">
            <text:p>4244526</text:p>
          </table:table-cell>
          <table:table-cell table:formula="of:=PRODUCT([.H9:.K9])" office:value-type="float" office:value="3344172" calcext:value-type="float">
            <text:p>3344172</text:p>
          </table:table-cell>
          <table:table-cell table:formula="of:=PRODUCT([.I9:.L9])" office:value-type="float" office:value="10032516" calcext:value-type="float">
            <text:p>10032516</text:p>
          </table:table-cell>
          <table:table-cell table:formula="of:=PRODUCT([.J9:.M9])" office:value-type="float" office:value="9929088" calcext:value-type="float">
            <text:p>9929088</text:p>
          </table:table-cell>
          <table:table-cell table:formula="of:=PRODUCT([.K9:.N9])" office:value-type="float" office:value="48477312" calcext:value-type="float">
            <text:p>48477312</text:p>
          </table:table-cell>
          <table:table-cell table:formula="of:=PRODUCT([.L9:.O9])" office:value-type="float" office:value="8701056" calcext:value-type="float">
            <text:p>8701056</text:p>
          </table:table-cell>
          <table:table-cell table:formula="of:=PRODUCT([.M9:.P9])" office:value-type="float" office:value="9816576" calcext:value-type="float">
            <text:p>9816576</text:p>
          </table:table-cell>
          <table:table-cell table:formula="of:=PRODUCT([.N9:.Q9])" office:value-type="float" office:value="3476704" calcext:value-type="float">
            <text:p>3476704</text:p>
          </table:table-cell>
          <table:table-cell table:formula="of:=PRODUCT([.O9:.R9])" office:value-type="float" office:value="3728032" calcext:value-type="float">
            <text:p>3728032</text:p>
          </table:table-cell>
          <table:table-cell table:formula="of:=PRODUCT([.P9:.S9])" office:value-type="float" office:value="16776144" calcext:value-type="float">
            <text:p>16776144</text:p>
          </table:table-cell>
          <table:table-cell table:formula="of:=PRODUCT([.Q9:.T9])" office:value-type="float" office:value="13725936" calcext:value-type="float">
            <text:p>13725936</text:p>
          </table:table-cell>
          <table:table-cell table:number-columns-repeated="1006"/>
        </table:table-row>
        <table:table-row table:style-name="ro1">
          <table:table-cell/>
          <table:table-cell table:formula="of:=PRODUCT([.A10:.D10])" office:value-type="float" office:value="156492" calcext:value-type="float">
            <text:p>156492</text:p>
          </table:table-cell>
          <table:table-cell table:formula="of:=PRODUCT([.B10:.E10])" office:value-type="float" office:value="558900" calcext:value-type="float">
            <text:p>558900</text:p>
          </table:table-cell>
          <table:table-cell table:formula="of:=PRODUCT([.C10:.F10])" office:value-type="float" office:value="0" calcext:value-type="float">
            <text:p>0</text:p>
          </table:table-cell>
          <table:table-cell table:formula="of:=PRODUCT([.D10:.G10])" office:value-type="float" office:value="0" calcext:value-type="float">
            <text:p>0</text:p>
          </table:table-cell>
          <table:table-cell table:formula="of:=PRODUCT([.E10:.H10])" office:value-type="float" office:value="0" calcext:value-type="float">
            <text:p>0</text:p>
          </table:table-cell>
          <table:table-cell table:formula="of:=PRODUCT([.F10:.I10])" office:value-type="float" office:value="0" calcext:value-type="float">
            <text:p>0</text:p>
          </table:table-cell>
          <table:table-cell table:formula="of:=PRODUCT([.G10:.J10])" office:value-type="float" office:value="3009600" calcext:value-type="float">
            <text:p>3009600</text:p>
          </table:table-cell>
          <table:table-cell table:formula="of:=PRODUCT([.H10:.K10])" office:value-type="float" office:value="1386000" calcext:value-type="float">
            <text:p>1386000</text:p>
          </table:table-cell>
          <table:table-cell table:formula="of:=PRODUCT([.I10:.L10])" office:value-type="float" office:value="441000" calcext:value-type="float">
            <text:p>441000</text:p>
          </table:table-cell>
          <table:table-cell table:formula="of:=PRODUCT([.J10:.M10])" office:value-type="float" office:value="0" calcext:value-type="float">
            <text:p>0</text:p>
          </table:table-cell>
          <table:table-cell table:formula="of:=PRODUCT([.K10:.N10])" office:value-type="float" office:value="0" calcext:value-type="float">
            <text:p>0</text:p>
          </table:table-cell>
          <table:table-cell table:formula="of:=PRODUCT([.L10:.O10])" office:value-type="float" office:value="0" calcext:value-type="float">
            <text:p>0</text:p>
          </table:table-cell>
          <table:table-cell table:formula="of:=PRODUCT([.M10:.P10])" office:value-type="float" office:value="0" calcext:value-type="float">
            <text:p>0</text:p>
          </table:table-cell>
          <table:table-cell table:formula="of:=PRODUCT([.N10:.Q10])" office:value-type="float" office:value="6638874" calcext:value-type="float">
            <text:p>6638874</text:p>
          </table:table-cell>
          <table:table-cell table:formula="of:=PRODUCT([.O10:.R10])" office:value-type="float" office:value="3373854" calcext:value-type="float">
            <text:p>3373854</text:p>
          </table:table-cell>
          <table:table-cell table:formula="of:=PRODUCT([.P10:.S10])" office:value-type="float" office:value="3373854" calcext:value-type="float">
            <text:p>3373854</text:p>
          </table:table-cell>
          <table:table-cell table:formula="of:=PRODUCT([.Q10:.T10])" office:value-type="float" office:value="3304290" calcext:value-type="float">
            <text:p>3304290</text:p>
          </table:table-cell>
          <table:table-cell table:number-columns-repeated="1006"/>
        </table:table-row>
        <table:table-row table:style-name="ro1">
          <table:table-cell/>
          <table:table-cell table:formula="of:=PRODUCT([.A11:.D11])" office:value-type="float" office:value="1967784" calcext:value-type="float">
            <text:p>1967784</text:p>
          </table:table-cell>
          <table:table-cell table:formula="of:=PRODUCT([.B11:.E11])" office:value-type="float" office:value="555016" calcext:value-type="float">
            <text:p>555016</text:p>
          </table:table-cell>
          <table:table-cell table:formula="of:=PRODUCT([.C11:.F11])" office:value-type="float" office:value="2448600" calcext:value-type="float">
            <text:p>2448600</text:p>
          </table:table-cell>
          <table:table-cell table:formula="of:=PRODUCT([.D11:.G11])" office:value-type="float" office:value="1432200" calcext:value-type="float">
            <text:p>1432200</text:p>
          </table:table-cell>
          <table:table-cell table:formula="of:=PRODUCT([.E11:.H11])" office:value-type="float" office:value="3427050" calcext:value-type="float">
            <text:p>3427050</text:p>
          </table:table-cell>
          <table:table-cell table:formula="of:=PRODUCT([.F11:.I11])" office:value-type="float" office:value="2336625" calcext:value-type="float">
            <text:p>2336625</text:p>
          </table:table-cell>
          <table:table-cell table:formula="of:=PRODUCT([.G11:.J11])" office:value-type="float" office:value="2928570" calcext:value-type="float">
            <text:p>2928570</text:p>
          </table:table-cell>
          <table:table-cell table:formula="of:=PRODUCT([.H11:.K11])" office:value-type="float" office:value="283410" calcext:value-type="float">
            <text:p>283410</text:p>
          </table:table-cell>
          <table:table-cell table:formula="of:=PRODUCT([.I11:.L11])" office:value-type="float" office:value="338400" calcext:value-type="float">
            <text:p>338400</text:p>
          </table:table-cell>
          <table:table-cell table:formula="of:=PRODUCT([.J11:.M11])" office:value-type="float" office:value="90240" calcext:value-type="float">
            <text:p>90240</text:p>
          </table:table-cell>
          <table:table-cell table:formula="of:=PRODUCT([.K11:.N11])" office:value-type="float" office:value="59520" calcext:value-type="float">
            <text:p>59520</text:p>
          </table:table-cell>
          <table:table-cell table:formula="of:=PRODUCT([.L11:.O11])" office:value-type="float" office:value="317440" calcext:value-type="float">
            <text:p>317440</text:p>
          </table:table-cell>
          <table:table-cell table:formula="of:=PRODUCT([.M11:.P11])" office:value-type="float" office:value="55552" calcext:value-type="float">
            <text:p>55552</text:p>
          </table:table-cell>
          <table:table-cell table:formula="of:=PRODUCT([.N11:.Q11])" office:value-type="float" office:value="124992" calcext:value-type="float">
            <text:p>124992</text:p>
          </table:table-cell>
          <table:table-cell table:formula="of:=PRODUCT([.O11:.R11])" office:value-type="float" office:value="106848" calcext:value-type="float">
            <text:p>106848</text:p>
          </table:table-cell>
          <table:table-cell table:formula="of:=PRODUCT([.P11:.S11])" office:value-type="float" office:value="373968" calcext:value-type="float">
            <text:p>373968</text:p>
          </table:table-cell>
          <table:table-cell table:formula="of:=PRODUCT([.Q11:.T11])" office:value-type="float" office:value="2457504" calcext:value-type="float">
            <text:p>2457504</text:p>
          </table:table-cell>
          <table:table-cell table:number-columns-repeated="1006"/>
        </table:table-row>
        <table:table-row table:style-name="ro1">
          <table:table-cell/>
          <table:table-cell table:formula="of:=PRODUCT([.A12:.D12])" office:value-type="float" office:value="131040" calcext:value-type="float">
            <text:p>131040</text:p>
          </table:table-cell>
          <table:table-cell table:formula="of:=PRODUCT([.B12:.E12])" office:value-type="float" office:value="786240" calcext:value-type="float">
            <text:p>786240</text:p>
          </table:table-cell>
          <table:table-cell table:formula="of:=PRODUCT([.C12:.F12])" office:value-type="float" office:value="705600" calcext:value-type="float">
            <text:p>705600</text:p>
          </table:table-cell>
          <table:table-cell table:formula="of:=PRODUCT([.D12:.G12])" office:value-type="float" office:value="4374720" calcext:value-type="float">
            <text:p>4374720</text:p>
          </table:table-cell>
          <table:table-cell table:formula="of:=PRODUCT([.E12:.H12])" office:value-type="float" office:value="4895520" calcext:value-type="float">
            <text:p>4895520</text:p>
          </table:table-cell>
          <table:table-cell table:formula="of:=PRODUCT([.F12:.I12])" office:value-type="float" office:value="2804725" calcext:value-type="float">
            <text:p>2804725</text:p>
          </table:table-cell>
          <table:table-cell table:formula="of:=PRODUCT([.G12:.J12])" office:value-type="float" office:value="4647830" calcext:value-type="float">
            <text:p>4647830</text:p>
          </table:table-cell>
          <table:table-cell table:formula="of:=PRODUCT([.H12:.K12])" office:value-type="float" office:value="13193840" calcext:value-type="float">
            <text:p>13193840</text:p>
          </table:table-cell>
          <table:table-cell table:formula="of:=PRODUCT([.I12:.L12])" office:value-type="float" office:value="6737280" calcext:value-type="float">
            <text:p>6737280</text:p>
          </table:table-cell>
          <table:table-cell table:formula="of:=PRODUCT([.J12:.M12])" office:value-type="float" office:value="0" calcext:value-type="float">
            <text:p>0</text:p>
          </table:table-cell>
          <table:table-cell table:formula="of:=PRODUCT([.K12:.N12])" office:value-type="float" office:value="0" calcext:value-type="float">
            <text:p>0</text:p>
          </table:table-cell>
          <table:table-cell table:formula="of:=PRODUCT([.L12:.O12])" office:value-type="float" office:value="0" calcext:value-type="float">
            <text:p>0</text:p>
          </table:table-cell>
          <table:table-cell table:formula="of:=PRODUCT([.M12:.P12])" office:value-type="float" office:value="0" calcext:value-type="float">
            <text:p>0</text:p>
          </table:table-cell>
          <table:table-cell table:formula="of:=PRODUCT([.N12:.Q12])" office:value-type="float" office:value="793152" calcext:value-type="float">
            <text:p>793152</text:p>
          </table:table-cell>
          <table:table-cell table:formula="of:=PRODUCT([.O12:.R12])" office:value-type="float" office:value="1353024" calcext:value-type="float">
            <text:p>1353024</text:p>
          </table:table-cell>
          <table:table-cell table:formula="of:=PRODUCT([.P12:.S12])" office:value-type="float" office:value="2129760" calcext:value-type="float">
            <text:p>2129760</text:p>
          </table:table-cell>
          <table:table-cell table:formula="of:=PRODUCT([.Q12:.T12])" office:value-type="float" office:value="5058180" calcext:value-type="float">
            <text:p>5058180</text:p>
          </table:table-cell>
          <table:table-cell table:number-columns-repeated="1006"/>
        </table:table-row>
        <table:table-row table:style-name="ro1">
          <table:table-cell/>
          <table:table-cell table:formula="of:=PRODUCT([.A13:.D13])" office:value-type="float" office:value="0" calcext:value-type="float">
            <text:p>0</text:p>
          </table:table-cell>
          <table:table-cell table:formula="of:=PRODUCT([.B13:.E13])" office:value-type="float" office:value="0" calcext:value-type="float">
            <text:p>0</text:p>
          </table:table-cell>
          <table:table-cell table:formula="of:=PRODUCT([.C13:.F13])" office:value-type="float" office:value="0" calcext:value-type="float">
            <text:p>0</text:p>
          </table:table-cell>
          <table:table-cell table:formula="of:=PRODUCT([.D13:.G13])" office:value-type="float" office:value="10615920" calcext:value-type="float">
            <text:p>10615920</text:p>
          </table:table-cell>
          <table:table-cell table:formula="of:=PRODUCT([.E13:.H13])" office:value-type="float" office:value="1548155" calcext:value-type="float">
            <text:p>1548155</text:p>
          </table:table-cell>
          <table:table-cell table:formula="of:=PRODUCT([.F13:.I13])" office:value-type="float" office:value="221165" calcext:value-type="float">
            <text:p>221165</text:p>
          </table:table-cell>
          <table:table-cell table:formula="of:=PRODUCT([.G13:.J13])" office:value-type="float" office:value="137060" calcext:value-type="float">
            <text:p>137060</text:p>
          </table:table-cell>
          <table:table-cell table:formula="of:=PRODUCT([.H13:.K13])" office:value-type="float" office:value="67760" calcext:value-type="float">
            <text:p>67760</text:p>
          </table:table-cell>
          <table:table-cell table:formula="of:=PRODUCT([.I13:.L13])" office:value-type="float" office:value="358160" calcext:value-type="float">
            <text:p>358160</text:p>
          </table:table-cell>
          <table:table-cell table:formula="of:=PRODUCT([.J13:.M13])" office:value-type="float" office:value="3151808" calcext:value-type="float">
            <text:p>3151808</text:p>
          </table:table-cell>
          <table:table-cell table:formula="of:=PRODUCT([.K13:.N13])" office:value-type="float" office:value="4297920" calcext:value-type="float">
            <text:p>4297920</text:p>
          </table:table-cell>
          <table:table-cell table:formula="of:=PRODUCT([.L13:.O13])" office:value-type="float" office:value="2051280" calcext:value-type="float">
            <text:p>2051280</text:p>
          </table:table-cell>
          <table:table-cell table:formula="of:=PRODUCT([.M13:.P13])" office:value-type="float" office:value="3215520" calcext:value-type="float">
            <text:p>3215520</text:p>
          </table:table-cell>
          <table:table-cell table:formula="of:=PRODUCT([.N13:.Q13])" office:value-type="float" office:value="3727080" calcext:value-type="float">
            <text:p>3727080</text:p>
          </table:table-cell>
          <table:table-cell table:formula="of:=PRODUCT([.O13:.R13])" office:value-type="float" office:value="3354372" calcext:value-type="float">
            <text:p>3354372</text:p>
          </table:table-cell>
          <table:table-cell table:formula="of:=PRODUCT([.P13:.S13])" office:value-type="float" office:value="2715444" calcext:value-type="float">
            <text:p>2715444</text:p>
          </table:table-cell>
          <table:table-cell table:formula="of:=PRODUCT([.Q13:.T13])" office:value-type="float" office:value="2715444" calcext:value-type="float">
            <text:p>2715444</text:p>
          </table:table-cell>
          <table:table-cell table:number-columns-repeated="1006"/>
        </table:table-row>
        <table:table-row table:style-name="ro1">
          <table:table-cell/>
          <table:table-cell table:formula="of:=PRODUCT([.A14:.D14])" office:value-type="float" office:value="8372160" calcext:value-type="float">
            <text:p>8372160</text:p>
          </table:table-cell>
          <table:table-cell table:formula="of:=PRODUCT([.B14:.E14])" office:value-type="float" office:value="2203200" calcext:value-type="float">
            <text:p>2203200</text:p>
          </table:table-cell>
          <table:table-cell table:formula="of:=PRODUCT([.C14:.F14])" office:value-type="float" office:value="2588760" calcext:value-type="float">
            <text:p>2588760</text:p>
          </table:table-cell>
          <table:table-cell table:formula="of:=PRODUCT([.D14:.G14])" office:value-type="float" office:value="1502120" calcext:value-type="float">
            <text:p>1502120</text:p>
          </table:table-cell>
          <table:table-cell table:formula="of:=PRODUCT([.E14:.H14])" office:value-type="float" office:value="1524210" calcext:value-type="float">
            <text:p>1524210</text:p>
          </table:table-cell>
          <table:table-cell table:formula="of:=PRODUCT([.F14:.I14])" office:value-type="float" office:value="8535576" calcext:value-type="float">
            <text:p>8535576</text:p>
          </table:table-cell>
          <table:table-cell table:formula="of:=PRODUCT([.G14:.J14])" office:value-type="float" office:value="6628692" calcext:value-type="float">
            <text:p>6628692</text:p>
          </table:table-cell>
          <table:table-cell table:formula="of:=PRODUCT([.H14:.K14])" office:value-type="float" office:value="12975312" calcext:value-type="float">
            <text:p>12975312</text:p>
          </table:table-cell>
          <table:table-cell table:formula="of:=PRODUCT([.I14:.L14])" office:value-type="float" office:value="2444624" calcext:value-type="float">
            <text:p>2444624</text:p>
          </table:table-cell>
          <table:table-cell table:formula="of:=PRODUCT([.J14:.M14])" office:value-type="float" office:value="7508488" calcext:value-type="float">
            <text:p>7508488</text:p>
          </table:table-cell>
          <table:table-cell table:formula="of:=PRODUCT([.K14:.N14])" office:value-type="float" office:value="5348512" calcext:value-type="float">
            <text:p>5348512</text:p>
          </table:table-cell>
          <table:table-cell table:formula="of:=PRODUCT([.L14:.O14])" office:value-type="float" office:value="988312" calcext:value-type="float">
            <text:p>988312</text:p>
          </table:table-cell>
          <table:table-cell table:formula="of:=PRODUCT([.M14:.P14])" office:value-type="float" office:value="5853848" calcext:value-type="float">
            <text:p>5853848</text:p>
          </table:table-cell>
          <table:table-cell table:formula="of:=PRODUCT([.N14:.Q14])" office:value-type="float" office:value="272272" calcext:value-type="float">
            <text:p>272272</text:p>
          </table:table-cell>
          <table:table-cell table:formula="of:=PRODUCT([.O14:.R14])" office:value-type="float" office:value="466004" calcext:value-type="float">
            <text:p>466004</text:p>
          </table:table-cell>
          <table:table-cell table:formula="of:=PRODUCT([.P14:.S14])" office:value-type="float" office:value="1507660" calcext:value-type="float">
            <text:p>1507660</text:p>
          </table:table-cell>
          <table:table-cell table:formula="of:=PRODUCT([.Q14:.T14])" office:value-type="float" office:value="783200" calcext:value-type="float">
            <text:p>783200</text:p>
          </table:table-cell>
          <table:table-cell table:number-columns-repeated="1006"/>
        </table:table-row>
        <table:table-row table:style-name="ro1">
          <table:table-cell/>
          <table:table-cell table:formula="of:=PRODUCT([.A15:.D15])" office:value-type="float" office:value="138112" calcext:value-type="float">
            <text:p>138112</text:p>
          </table:table-cell>
          <table:table-cell table:formula="of:=PRODUCT([.B15:.E15])" office:value-type="float" office:value="3349216" calcext:value-type="float">
            <text:p>3349216</text:p>
          </table:table-cell>
          <table:table-cell table:formula="of:=PRODUCT([.C15:.F15])" office:value-type="float" office:value="2254280" calcext:value-type="float">
            <text:p>2254280</text:p>
          </table:table-cell>
          <table:table-cell table:formula="of:=PRODUCT([.D15:.G15])" office:value-type="float" office:value="27896715" calcext:value-type="float">
            <text:p>27896715</text:p>
          </table:table-cell>
          <table:table-cell table:formula="of:=PRODUCT([.E15:.H15])" office:value-type="float" office:value="5377680" calcext:value-type="float">
            <text:p>5377680</text:p>
          </table:table-cell>
          <table:table-cell table:formula="of:=PRODUCT([.F15:.I15])" office:value-type="float" office:value="388080" calcext:value-type="float">
            <text:p>388080</text:p>
          </table:table-cell>
          <table:table-cell table:formula="of:=PRODUCT([.G15:.J15])" office:value-type="float" office:value="1075536" calcext:value-type="float">
            <text:p>1075536</text:p>
          </table:table-cell>
          <table:table-cell table:formula="of:=PRODUCT([.H15:.K15])" office:value-type="float" office:value="619248" calcext:value-type="float">
            <text:p>619248</text:p>
          </table:table-cell>
          <table:table-cell table:formula="of:=PRODUCT([.I15:.L15])" office:value-type="float" office:value="1238496" calcext:value-type="float">
            <text:p>1238496</text:p>
          </table:table-cell>
          <table:table-cell table:formula="of:=PRODUCT([.J15:.M15])" office:value-type="float" office:value="2830848" calcext:value-type="float">
            <text:p>2830848</text:p>
          </table:table-cell>
          <table:table-cell table:formula="of:=PRODUCT([.K15:.N15])" office:value-type="float" office:value="758784" calcext:value-type="float">
            <text:p>758784</text:p>
          </table:table-cell>
          <table:table-cell table:formula="of:=PRODUCT([.L15:.O15])" office:value-type="float" office:value="346112" calcext:value-type="float">
            <text:p>346112</text:p>
          </table:table-cell>
          <table:table-cell table:formula="of:=PRODUCT([.M15:.P15])" office:value-type="float" office:value="854464" calcext:value-type="float">
            <text:p>854464</text:p>
          </table:table-cell>
          <table:table-cell table:formula="of:=PRODUCT([.N15:.Q15])" office:value-type="float" office:value="1762332" calcext:value-type="float">
            <text:p>1762332</text:p>
          </table:table-cell>
          <table:table-cell table:formula="of:=PRODUCT([.O15:.R15])" office:value-type="float" office:value="1830114" calcext:value-type="float">
            <text:p>1830114</text:p>
          </table:table-cell>
          <table:table-cell table:formula="of:=PRODUCT([.P15:.S15])" office:value-type="float" office:value="6898122" calcext:value-type="float">
            <text:p>6898122</text:p>
          </table:table-cell>
          <table:table-cell table:formula="of:=PRODUCT([.Q15:.T15])" office:value-type="float" office:value="5762988" calcext:value-type="float">
            <text:p>5762988</text:p>
          </table:table-cell>
          <table:table-cell table:number-columns-repeated="1006"/>
        </table:table-row>
        <table:table-row table:style-name="ro1">
          <table:table-cell/>
          <table:table-cell table:formula="of:=PRODUCT([.A16:.D16])" office:value-type="float" office:value="18741888" calcext:value-type="float">
            <text:p>18741888</text:p>
          </table:table-cell>
          <table:table-cell table:formula="of:=PRODUCT([.B16:.E16])" office:value-type="float" office:value="12139632" calcext:value-type="float">
            <text:p>12139632</text:p>
          </table:table-cell>
          <table:table-cell table:formula="of:=PRODUCT([.C16:.F16])" office:value-type="float" office:value="20907144" calcext:value-type="float">
            <text:p>20907144</text:p>
          </table:table-cell>
          <table:table-cell table:formula="of:=PRODUCT([.D16:.G16])" office:value-type="float" office:value="6149160" calcext:value-type="float">
            <text:p>6149160</text:p>
          </table:table-cell>
          <table:table-cell table:formula="of:=PRODUCT([.E16:.H16])" office:value-type="float" office:value="5088960" calcext:value-type="float">
            <text:p>5088960</text:p>
          </table:table-cell>
          <table:table-cell table:formula="of:=PRODUCT([.F16:.I16])" office:value-type="float" office:value="267840" calcext:value-type="float">
            <text:p>267840</text:p>
          </table:table-cell>
          <table:table-cell table:formula="of:=PRODUCT([.G16:.J16])" office:value-type="float" office:value="198720" calcext:value-type="float">
            <text:p>198720</text:p>
          </table:table-cell>
          <table:table-cell table:formula="of:=PRODUCT([.H16:.K16])" office:value-type="float" office:value="327888" calcext:value-type="float">
            <text:p>327888</text:p>
          </table:table-cell>
          <table:table-cell table:formula="of:=PRODUCT([.I16:.L16])" office:value-type="float" office:value="305118" calcext:value-type="float">
            <text:p>305118</text:p>
          </table:table-cell>
          <table:table-cell table:formula="of:=PRODUCT([.J16:.M16])" office:value-type="float" office:value="4678476" calcext:value-type="float">
            <text:p>4678476</text:p>
          </table:table-cell>
          <table:table-cell table:formula="of:=PRODUCT([.K16:.N16])" office:value-type="float" office:value="5593830" calcext:value-type="float">
            <text:p>5593830</text:p>
          </table:table-cell>
          <table:table-cell table:formula="of:=PRODUCT([.L16:.O16])" office:value-type="float" office:value="2034120" calcext:value-type="float">
            <text:p>2034120</text:p>
          </table:table-cell>
          <table:table-cell table:formula="of:=PRODUCT([.M16:.P16])" office:value-type="float" office:value="971520" calcext:value-type="float">
            <text:p>971520</text:p>
          </table:table-cell>
          <table:table-cell table:formula="of:=PRODUCT([.N16:.Q16])" office:value-type="float" office:value="1330560" calcext:value-type="float">
            <text:p>1330560</text:p>
          </table:table-cell>
          <table:table-cell table:formula="of:=PRODUCT([.O16:.R16])" office:value-type="float" office:value="2249856" calcext:value-type="float">
            <text:p>2249856</text:p>
          </table:table-cell>
          <table:table-cell table:formula="of:=PRODUCT([.P16:.S16])" office:value-type="float" office:value="9936864" calcext:value-type="float">
            <text:p>9936864</text:p>
          </table:table-cell>
          <table:table-cell table:formula="of:=PRODUCT([.Q16:.T16])" office:value-type="float" office:value="21426363" calcext:value-type="float">
            <text:p>21426363</text:p>
          </table:table-cell>
          <table:table-cell table:number-columns-repeated="1006"/>
        </table:table-row>
        <table:table-row table:style-name="ro1">
          <table:table-cell/>
          <table:table-cell table:formula="of:=PRODUCT([.A17:.D17])" office:value-type="float" office:value="196224" calcext:value-type="float">
            <text:p>196224</text:p>
          </table:table-cell>
          <table:table-cell table:formula="of:=PRODUCT([.B17:.E17])" office:value-type="float" office:value="1864128" calcext:value-type="float">
            <text:p>1864128</text:p>
          </table:table-cell>
          <table:table-cell table:formula="of:=PRODUCT([.C17:.F17])" office:value-type="float" office:value="1109600" calcext:value-type="float">
            <text:p>1109600</text:p>
          </table:table-cell>
          <table:table-cell table:formula="of:=PRODUCT([.D17:.G17])" office:value-type="float" office:value="2704650" calcext:value-type="float">
            <text:p>2704650</text:p>
          </table:table-cell>
          <table:table-cell table:formula="of:=PRODUCT([.E17:.H17])" office:value-type="float" office:value="407550" calcext:value-type="float">
            <text:p>407550</text:p>
          </table:table-cell>
          <table:table-cell table:formula="of:=PRODUCT([.F17:.I17])" office:value-type="float" office:value="257400" calcext:value-type="float">
            <text:p>257400</text:p>
          </table:table-cell>
          <table:table-cell table:formula="of:=PRODUCT([.G17:.J17])" office:value-type="float" office:value="967824" calcext:value-type="float">
            <text:p>967824</text:p>
          </table:table-cell>
          <table:table-cell table:formula="of:=PRODUCT([.H17:.K17])" office:value-type="float" office:value="1786752" calcext:value-type="float">
            <text:p>1786752</text:p>
          </table:table-cell>
          <table:table-cell table:formula="of:=PRODUCT([.I17:.L17])" office:value-type="float" office:value="2923776" calcext:value-type="float">
            <text:p>2923776</text:p>
          </table:table-cell>
          <table:table-cell table:formula="of:=PRODUCT([.J17:.M17])" office:value-type="float" office:value="974592" calcext:value-type="float">
            <text:p>974592</text:p>
          </table:table-cell>
          <table:table-cell table:formula="of:=PRODUCT([.K17:.N17])" office:value-type="float" office:value="476928" calcext:value-type="float">
            <text:p>476928</text:p>
          </table:table-cell>
          <table:table-cell table:formula="of:=PRODUCT([.L17:.O17])" office:value-type="float" office:value="192096" calcext:value-type="float">
            <text:p>192096</text:p>
          </table:table-cell>
          <table:table-cell table:formula="of:=PRODUCT([.M17:.P17])" office:value-type="float" office:value="341504" calcext:value-type="float">
            <text:p>341504</text:p>
          </table:table-cell>
          <table:table-cell table:formula="of:=PRODUCT([.N17:.Q17])" office:value-type="float" office:value="1707520" calcext:value-type="float">
            <text:p>1707520</text:p>
          </table:table-cell>
          <table:table-cell table:formula="of:=PRODUCT([.O17:.R17])" office:value-type="float" office:value="2301440" calcext:value-type="float">
            <text:p>2301440</text:p>
          </table:table-cell>
          <table:table-cell table:formula="of:=PRODUCT([.P17:.S17])" office:value-type="float" office:value="6031360" calcext:value-type="float">
            <text:p>6031360</text:p>
          </table:table-cell>
          <table:table-cell table:formula="of:=PRODUCT([.Q17:.T17])" office:value-type="float" office:value="6785280" calcext:value-type="float">
            <text:p>6785280</text:p>
          </table:table-cell>
          <table:table-cell table:number-columns-repeated="1006"/>
        </table:table-row>
        <table:table-row table:style-name="ro1">
          <table:table-cell/>
          <table:table-cell table:formula="of:=PRODUCT([.A18:.D18])" office:value-type="float" office:value="2036880" calcext:value-type="float">
            <text:p>2036880</text:p>
          </table:table-cell>
          <table:table-cell table:formula="of:=PRODUCT([.B18:.E18])" office:value-type="float" office:value="7332768" calcext:value-type="float">
            <text:p>7332768</text:p>
          </table:table-cell>
          <table:table-cell table:formula="of:=PRODUCT([.C18:.F18])" office:value-type="float" office:value="3188160" calcext:value-type="float">
            <text:p>3188160</text:p>
          </table:table-cell>
          <table:table-cell table:formula="of:=PRODUCT([.D18:.G18])" office:value-type="float" office:value="2036880" calcext:value-type="float">
            <text:p>2036880</text:p>
          </table:table-cell>
          <table:table-cell table:formula="of:=PRODUCT([.E18:.H18])" office:value-type="float" office:value="4371840" calcext:value-type="float">
            <text:p>4371840</text:p>
          </table:table-cell>
          <table:table-cell table:formula="of:=PRODUCT([.F18:.I18])" office:value-type="float" office:value="2064480" calcext:value-type="float">
            <text:p>2064480</text:p>
          </table:table-cell>
          <table:table-cell table:formula="of:=PRODUCT([.G18:.J18])" office:value-type="float" office:value="4266592" calcext:value-type="float">
            <text:p>4266592</text:p>
          </table:table-cell>
          <table:table-cell table:formula="of:=PRODUCT([.H18:.K18])" office:value-type="float" office:value="18364896" calcext:value-type="float">
            <text:p>18364896</text:p>
          </table:table-cell>
          <table:table-cell table:formula="of:=PRODUCT([.I18:.L18])" office:value-type="float" office:value="14399748" calcext:value-type="float">
            <text:p>14399748</text:p>
          </table:table-cell>
          <table:table-cell table:formula="of:=PRODUCT([.J18:.M18])" office:value-type="float" office:value="34728804" calcext:value-type="float">
            <text:p>34728804</text:p>
          </table:table-cell>
          <table:table-cell table:formula="of:=PRODUCT([.K18:.N18])" office:value-type="float" office:value="37529514" calcext:value-type="float">
            <text:p>37529514</text:p>
          </table:table-cell>
          <table:table-cell table:formula="of:=PRODUCT([.L18:.O18])" office:value-type="float" office:value="22366074" calcext:value-type="float">
            <text:p>22366074</text:p>
          </table:table-cell>
          <table:table-cell table:formula="of:=PRODUCT([.M18:.P18])" office:value-type="float" office:value="27552410" calcext:value-type="float">
            <text:p>27552410</text:p>
          </table:table-cell>
          <table:table-cell table:formula="of:=PRODUCT([.N18:.Q18])" office:value-type="float" office:value="24864370" calcext:value-type="float">
            <text:p>24864370</text:p>
          </table:table-cell>
          <table:table-cell table:formula="of:=PRODUCT([.O18:.R18])" office:value-type="float" office:value="1484440" calcext:value-type="float">
            <text:p>1484440</text:p>
          </table:table-cell>
          <table:table-cell table:formula="of:=PRODUCT([.P18:.S18])" office:value-type="float" office:value="905760" calcext:value-type="float">
            <text:p>905760</text:p>
          </table:table-cell>
          <table:table-cell table:formula="of:=PRODUCT([.Q18:.T18])" office:value-type="float" office:value="170496" calcext:value-type="float">
            <text:p>170496</text:p>
          </table:table-cell>
          <table:table-cell table:number-columns-repeated="1006"/>
        </table:table-row>
        <table:table-row table:style-name="ro1">
          <table:table-cell/>
          <table:table-cell table:formula="of:=PRODUCT([.A19:.D19])" office:value-type="float" office:value="1481900" calcext:value-type="float">
            <text:p>1481900</text:p>
          </table:table-cell>
          <table:table-cell table:formula="of:=PRODUCT([.B19:.E19])" office:value-type="float" office:value="5779410" calcext:value-type="float">
            <text:p>5779410</text:p>
          </table:table-cell>
          <table:table-cell table:formula="of:=PRODUCT([.C19:.F19])" office:value-type="float" office:value="2454270" calcext:value-type="float">
            <text:p>2454270</text:p>
          </table:table-cell>
          <table:table-cell table:formula="of:=PRODUCT([.D19:.G19])" office:value-type="float" office:value="6310980" calcext:value-type="float">
            <text:p>6310980</text:p>
          </table:table-cell>
          <table:table-cell table:formula="of:=PRODUCT([.E19:.H19])" office:value-type="float" office:value="217620" calcext:value-type="float">
            <text:p>217620</text:p>
          </table:table-cell>
          <table:table-cell table:formula="of:=PRODUCT([.F19:.I19])" office:value-type="float" office:value="206460" calcext:value-type="float">
            <text:p>206460</text:p>
          </table:table-cell>
          <table:table-cell table:formula="of:=PRODUCT([.G19:.J19])" office:value-type="float" office:value="206460" calcext:value-type="float">
            <text:p>206460</text:p>
          </table:table-cell>
          <table:table-cell table:formula="of:=PRODUCT([.H19:.K19])" office:value-type="float" office:value="112406" calcext:value-type="float">
            <text:p>112406</text:p>
          </table:table-cell>
          <table:table-cell table:formula="of:=PRODUCT([.I19:.L19])" office:value-type="float" office:value="7980826" calcext:value-type="float">
            <text:p>7980826</text:p>
          </table:table-cell>
          <table:table-cell table:formula="of:=PRODUCT([.J19:.M19])" office:value-type="float" office:value="5176752" calcext:value-type="float">
            <text:p>5176752</text:p>
          </table:table-cell>
          <table:table-cell table:formula="of:=PRODUCT([.K19:.N19])" office:value-type="float" office:value="14361312" calcext:value-type="float">
            <text:p>14361312</text:p>
          </table:table-cell>
          <table:table-cell table:formula="of:=PRODUCT([.L19:.O19])" office:value-type="float" office:value="23740128" calcext:value-type="float">
            <text:p>23740128</text:p>
          </table:table-cell>
          <table:table-cell table:formula="of:=PRODUCT([.M19:.P19])" office:value-type="float" office:value="5349888" calcext:value-type="float">
            <text:p>5349888</text:p>
          </table:table-cell>
          <table:table-cell table:formula="of:=PRODUCT([.N19:.Q19])" office:value-type="float" office:value="2563488" calcext:value-type="float">
            <text:p>2563488</text:p>
          </table:table-cell>
          <table:table-cell table:formula="of:=PRODUCT([.O19:.R19])" office:value-type="float" office:value="1699056" calcext:value-type="float">
            <text:p>1699056</text:p>
          </table:table-cell>
          <table:table-cell table:formula="of:=PRODUCT([.P19:.S19])" office:value-type="float" office:value="104880" calcext:value-type="float">
            <text:p>104880</text:p>
          </table:table-cell>
          <table:table-cell table:formula="of:=PRODUCT([.Q19:.T19])" office:value-type="float" office:value="353970" calcext:value-type="float">
            <text:p>353970</text:p>
          </table:table-cell>
          <table:table-cell table:number-columns-repeated="1006"/>
        </table:table-row>
        <table:table-row table:style-name="ro1">
          <table:table-cell/>
          <table:table-cell table:formula="of:=PRODUCT([.A20:.D20])" office:value-type="float" office:value="268380" calcext:value-type="float">
            <text:p>268380</text:p>
          </table:table-cell>
          <table:table-cell table:formula="of:=PRODUCT([.B20:.E20])" office:value-type="float" office:value="22275540" calcext:value-type="float">
            <text:p>22275540</text:p>
          </table:table-cell>
          <table:table-cell table:formula="of:=PRODUCT([.C20:.F20])" office:value-type="float" office:value="16229322" calcext:value-type="float">
            <text:p>16229322</text:p>
          </table:table-cell>
          <table:table-cell table:formula="of:=PRODUCT([.D20:.G20])" office:value-type="float" office:value="16229322" calcext:value-type="float">
            <text:p>16229322</text:p>
          </table:table-cell>
          <table:table-cell table:formula="of:=PRODUCT([.E20:.H20])" office:value-type="float" office:value="15772158" calcext:value-type="float">
            <text:p>15772158</text:p>
          </table:table-cell>
          <table:table-cell table:formula="of:=PRODUCT([.F20:.I20])" office:value-type="float" office:value="3040416" calcext:value-type="float">
            <text:p>3040416</text:p>
          </table:table-cell>
          <table:table-cell table:formula="of:=PRODUCT([.G20:.J20])" office:value-type="float" office:value="5484672" calcext:value-type="float">
            <text:p>5484672</text:p>
          </table:table-cell>
          <table:table-cell table:formula="of:=PRODUCT([.H20:.K20])" office:value-type="float" office:value="3351744" calcext:value-type="float">
            <text:p>3351744</text:p>
          </table:table-cell>
          <table:table-cell table:formula="of:=PRODUCT([.I20:.L20])" office:value-type="float" office:value="2331648" calcext:value-type="float">
            <text:p>2331648</text:p>
          </table:table-cell>
          <table:table-cell table:formula="of:=PRODUCT([.J20:.M20])" office:value-type="float" office:value="8889408" calcext:value-type="float">
            <text:p>8889408</text:p>
          </table:table-cell>
          <table:table-cell table:formula="of:=PRODUCT([.K20:.N20])" office:value-type="float" office:value="4154832" calcext:value-type="float">
            <text:p>4154832</text:p>
          </table:table-cell>
          <table:table-cell table:formula="of:=PRODUCT([.L20:.O20])" office:value-type="float" office:value="6547008" calcext:value-type="float">
            <text:p>6547008</text:p>
          </table:table-cell>
          <table:table-cell table:formula="of:=PRODUCT([.M20:.P20])" office:value-type="float" office:value="136396" calcext:value-type="float">
            <text:p>136396</text:p>
          </table:table-cell>
          <table:table-cell table:formula="of:=PRODUCT([.N20:.Q20])" office:value-type="float" office:value="199004" calcext:value-type="float">
            <text:p>199004</text:p>
          </table:table-cell>
          <table:table-cell table:formula="of:=PRODUCT([.O20:.R20])" office:value-type="float" office:value="87932" calcext:value-type="float">
            <text:p>87932</text:p>
          </table:table-cell>
          <table:table-cell table:formula="of:=PRODUCT([.P20:.S20])" office:value-type="float" office:value="113297" calcext:value-type="float">
            <text:p>113297</text:p>
          </table:table-cell>
          <table:table-cell table:formula="of:=PRODUCT([.Q20:.T20])" office:value-type="float" office:value="5438256" calcext:value-type="float">
            <text:p>5438256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5" table:formula="of:=MAX([.B30:.B49])" office:value-type="float" office:value="18741888" calcext:value-type="float">
            <text:p>18741888</text:p>
          </table:table-cell>
          <table:table-cell table:style-name="ce5" table:formula="of:=MAX([.C30:.C49])" office:value-type="float" office:value="22275540" calcext:value-type="float">
            <text:p>22275540</text:p>
          </table:table-cell>
          <table:table-cell table:style-name="ce5" table:formula="of:=MAX([.D30:.D49])" office:value-type="float" office:value="20907144" calcext:value-type="float">
            <text:p>20907144</text:p>
          </table:table-cell>
          <table:table-cell table:style-name="ce5" table:formula="of:=MAX([.E30:.E49])" office:value-type="float" office:value="27896715" calcext:value-type="float">
            <text:p>27896715</text:p>
          </table:table-cell>
          <table:table-cell table:style-name="ce5" table:formula="of:=MAX([.F30:.F49])" office:value-type="float" office:value="19159119" calcext:value-type="float">
            <text:p>19159119</text:p>
          </table:table-cell>
          <table:table-cell table:style-name="ce5" table:formula="of:=MAX([.G30:.G49])" office:value-type="float" office:value="18226494" calcext:value-type="float">
            <text:p>18226494</text:p>
          </table:table-cell>
          <table:table-cell table:style-name="ce5" table:formula="of:=MAX([.H30:.H49])" office:value-type="float" office:value="21149604" calcext:value-type="float">
            <text:p>21149604</text:p>
          </table:table-cell>
          <table:table-cell table:style-name="ce5" table:formula="of:=MAX([.I30:.I49])" office:value-type="float" office:value="18364896" calcext:value-type="float">
            <text:p>18364896</text:p>
          </table:table-cell>
          <table:table-cell table:style-name="ce5" table:formula="of:=MAX([.J30:.J49])" office:value-type="float" office:value="21941010" calcext:value-type="float">
            <text:p>21941010</text:p>
          </table:table-cell>
          <table:table-cell table:style-name="ce5" table:formula="of:=MAX([.K30:.K49])" office:value-type="float" office:value="34728804" calcext:value-type="float">
            <text:p>34728804</text:p>
          </table:table-cell>
          <table:table-cell table:style-name="ce5" table:formula="of:=MAX([.L30:.L49])" office:value-type="float" office:value="48477312" calcext:value-type="float">
            <text:p>48477312</text:p>
          </table:table-cell>
          <table:table-cell table:style-name="ce5" table:formula="of:=MAX([.M30:.M49])" office:value-type="float" office:value="23740128" calcext:value-type="float">
            <text:p>23740128</text:p>
          </table:table-cell>
          <table:table-cell table:style-name="ce5" table:formula="of:=MAX([.N30:.N49])" office:value-type="float" office:value="27552410" calcext:value-type="float">
            <text:p>27552410</text:p>
          </table:table-cell>
          <table:table-cell table:style-name="ce5" table:formula="of:=MAX([.O30:.O49])" office:value-type="float" office:value="24864370" calcext:value-type="float">
            <text:p>24864370</text:p>
          </table:table-cell>
          <table:table-cell table:style-name="ce5" table:formula="of:=MAX([.P30:.P49])" office:value-type="float" office:value="11771760" calcext:value-type="float">
            <text:p>11771760</text:p>
          </table:table-cell>
          <table:table-cell table:style-name="ce5" table:formula="of:=MAX([.Q30:.Q49])" office:value-type="float" office:value="27663636" calcext:value-type="float">
            <text:p>27663636</text:p>
          </table:table-cell>
          <table:table-cell table:style-name="ce5" table:formula="of:=MAX([.R30:.R49])" office:value-type="float" office:value="21426363" calcext:value-type="float">
            <text:p>2142636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5" table:formula="of:=MIN([.B30:.B49])" office:value-type="float" office:value="0" calcext:value-type="float">
            <text:p>0</text:p>
          </table:table-cell>
          <table:table-cell table:style-name="ce5" table:formula="of:=MIN([.C30:.C49])" office:value-type="float" office:value="0" calcext:value-type="float">
            <text:p>0</text:p>
          </table:table-cell>
          <table:table-cell table:style-name="ce5" table:formula="of:=MIN([.D30:.D49])" office:value-type="float" office:value="0" calcext:value-type="float">
            <text:p>0</text:p>
          </table:table-cell>
          <table:table-cell table:style-name="ce5" table:formula="of:=MIN([.E30:.E49])" office:value-type="float" office:value="0" calcext:value-type="float">
            <text:p>0</text:p>
          </table:table-cell>
          <table:table-cell table:style-name="ce5" table:formula="of:=MIN([.F30:.F49])" office:value-type="float" office:value="0" calcext:value-type="float">
            <text:p>0</text:p>
          </table:table-cell>
          <table:table-cell table:style-name="ce5" table:formula="of:=MIN([.G30:.G49])" office:value-type="float" office:value="0" calcext:value-type="float">
            <text:p>0</text:p>
          </table:table-cell>
          <table:table-cell table:style-name="ce5" table:formula="of:=MIN([.H30:.H49])" office:value-type="float" office:value="0" calcext:value-type="float">
            <text:p>0</text:p>
          </table:table-cell>
          <table:table-cell table:style-name="ce5" table:formula="of:=MIN([.I30:.I49])" office:value-type="float" office:value="0" calcext:value-type="float">
            <text:p>0</text:p>
          </table:table-cell>
          <table:table-cell table:style-name="ce5" table:formula="of:=MIN([.J30:.J49])" office:value-type="float" office:value="0" calcext:value-type="float">
            <text:p>0</text:p>
          </table:table-cell>
          <table:table-cell table:style-name="ce5" table:formula="of:=MIN([.K30:.K49])" office:value-type="float" office:value="0" calcext:value-type="float">
            <text:p>0</text:p>
          </table:table-cell>
          <table:table-cell table:style-name="ce5" table:formula="of:=MIN([.L30:.L49])" office:value-type="float" office:value="0" calcext:value-type="float">
            <text:p>0</text:p>
          </table:table-cell>
          <table:table-cell table:style-name="ce5" table:formula="of:=MIN([.M30:.M49])" office:value-type="float" office:value="0" calcext:value-type="float">
            <text:p>0</text:p>
          </table:table-cell>
          <table:table-cell table:style-name="ce5" table:formula="of:=MIN([.N30:.N49])" office:value-type="float" office:value="0" calcext:value-type="float">
            <text:p>0</text:p>
          </table:table-cell>
          <table:table-cell table:style-name="ce5" table:formula="of:=MIN([.O30:.O49])" office:value-type="float" office:value="124992" calcext:value-type="float">
            <text:p>124992</text:p>
          </table:table-cell>
          <table:table-cell table:style-name="ce5" table:formula="of:=MIN([.P30:.P49])" office:value-type="float" office:value="57330" calcext:value-type="float">
            <text:p>57330</text:p>
          </table:table-cell>
          <table:table-cell table:style-name="ce5" table:formula="of:=MIN([.Q30:.Q49])" office:value-type="float" office:value="68796" calcext:value-type="float">
            <text:p>68796</text:p>
          </table:table-cell>
          <table:table-cell table:style-name="ce5" table:formula="of:=MIN([.R30:.R4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max(horizontal)</text:p>
          </table:table-cell>
          <table:table-cell table:formula="of:=MAX([.B50:.R50])" office:value-type="float" office:value="48477312" calcext:value-type="float">
            <text:p>48477312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office:value-type="string" calcext:value-type="string">
            <text:p>min(horizontal)</text:p>
          </table:table-cell>
          <table:table-cell table:formula="of:=MIN([.B51:.R51])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Vertical</text:p>
          </table:table-cell>
          <table:table-cell table:formula="of:=PRODUCT([.A1:.A4])" office:value-type="float" office:value="1651104" calcext:value-type="float">
            <text:p>1651104</text:p>
          </table:table-cell>
          <table:table-cell table:formula="of:=PRODUCT([.B1:.B4])" office:value-type="float" office:value="336140" calcext:value-type="float">
            <text:p>336140</text:p>
          </table:table-cell>
          <table:table-cell table:formula="of:=PRODUCT([.C1:.C4])" office:value-type="float" office:value="6414210" calcext:value-type="float">
            <text:p>6414210</text:p>
          </table:table-cell>
          <table:table-cell table:formula="of:=PRODUCT([.D1:.D4])" office:value-type="float" office:value="6514520" calcext:value-type="float">
            <text:p>6514520</text:p>
          </table:table-cell>
          <table:table-cell table:formula="of:=PRODUCT([.E1:.E4])" office:value-type="float" office:value="142120" calcext:value-type="float">
            <text:p>142120</text:p>
          </table:table-cell>
          <table:table-cell table:formula="of:=PRODUCT([.F1:.F4])" office:value-type="float" office:value="5759100" calcext:value-type="float">
            <text:p>5759100</text:p>
          </table:table-cell>
          <table:table-cell table:formula="of:=PRODUCT([.G1:.G4])" office:value-type="float" office:value="0" calcext:value-type="float">
            <text:p>0</text:p>
          </table:table-cell>
          <table:table-cell table:formula="of:=PRODUCT([.H1:.H4])" office:value-type="float" office:value="2777040" calcext:value-type="float">
            <text:p>2777040</text:p>
          </table:table-cell>
          <table:table-cell table:formula="of:=PRODUCT([.I1:.I4])" office:value-type="float" office:value="0" calcext:value-type="float">
            <text:p>0</text:p>
          </table:table-cell>
          <table:table-cell table:formula="of:=PRODUCT([.J1:.J4])" office:value-type="float" office:value="11118600" calcext:value-type="float">
            <text:p>11118600</text:p>
          </table:table-cell>
          <table:table-cell table:formula="of:=PRODUCT([.K1:.K4])" office:value-type="float" office:value="184960" calcext:value-type="float">
            <text:p>184960</text:p>
          </table:table-cell>
          <table:table-cell table:formula="of:=PRODUCT([.L1:.L4])" office:value-type="float" office:value="750400" calcext:value-type="float">
            <text:p>750400</text:p>
          </table:table-cell>
          <table:table-cell table:formula="of:=PRODUCT([.M1:.M4])" office:value-type="float" office:value="36358" calcext:value-type="float">
            <text:p>36358</text:p>
          </table:table-cell>
          <table:table-cell table:formula="of:=PRODUCT([.N1:.N4])" office:value-type="float" office:value="9444864" calcext:value-type="float">
            <text:p>9444864</text:p>
          </table:table-cell>
          <table:table-cell table:formula="of:=PRODUCT([.O1:.O4])" office:value-type="float" office:value="6027840" calcext:value-type="float">
            <text:p>6027840</text:p>
          </table:table-cell>
          <table:table-cell table:formula="of:=PRODUCT([.P1:.P4])" office:value-type="float" office:value="122688" calcext:value-type="float">
            <text:p>122688</text:p>
          </table:table-cell>
          <table:table-cell table:formula="of:=PRODUCT([.Q1:.Q4])" office:value-type="float" office:value="362600" calcext:value-type="float">
            <text:p>362600</text:p>
          </table:table-cell>
          <table:table-cell table:style-name="ce2" table:formula="of:=PRODUCT([.R1:.R4])" office:value-type="float" office:value="112112" calcext:value-type="float">
            <text:p>112112</text:p>
          </table:table-cell>
          <table:table-cell table:style-name="ce2" table:formula="of:=PRODUCT([.S1:.S4])" office:value-type="float" office:value="7312032" calcext:value-type="float">
            <text:p>7312032</text:p>
          </table:table-cell>
          <table:table-cell table:style-name="ce2" table:formula="of:=PRODUCT([.T1:.T4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PRODUCT([.A2:.A5])" office:value-type="float" office:value="4540536" calcext:value-type="float">
            <text:p>4540536</text:p>
          </table:table-cell>
          <table:table-cell table:formula="of:=PRODUCT([.B2:.B5])" office:value-type="float" office:value="5210170" calcext:value-type="float">
            <text:p>5210170</text:p>
          </table:table-cell>
          <table:table-cell table:formula="of:=PRODUCT([.C2:.C5])" office:value-type="float" office:value="4664880" calcext:value-type="float">
            <text:p>4664880</text:p>
          </table:table-cell>
          <table:table-cell table:formula="of:=PRODUCT([.D2:.D5])" office:value-type="float" office:value="4768360" calcext:value-type="float">
            <text:p>4768360</text:p>
          </table:table-cell>
          <table:table-cell table:formula="of:=PRODUCT([.E2:.E5])" office:value-type="float" office:value="190740" calcext:value-type="float">
            <text:p>190740</text:p>
          </table:table-cell>
          <table:table-cell table:formula="of:=PRODUCT([.F2:.F5])" office:value-type="float" office:value="25723980" calcext:value-type="float">
            <text:p>25723980</text:p>
          </table:table-cell>
          <table:table-cell table:formula="of:=PRODUCT([.G2:.G5])" office:value-type="float" office:value="174636" calcext:value-type="float">
            <text:p>174636</text:p>
          </table:table-cell>
          <table:table-cell table:formula="of:=PRODUCT([.H2:.H5])" office:value-type="float" office:value="6178914" calcext:value-type="float">
            <text:p>6178914</text:p>
          </table:table-cell>
          <table:table-cell table:formula="of:=PRODUCT([.I2:.I5])" office:value-type="float" office:value="15785820" calcext:value-type="float">
            <text:p>15785820</text:p>
          </table:table-cell>
          <table:table-cell table:formula="of:=PRODUCT([.J2:.J5])" office:value-type="float" office:value="13638816" calcext:value-type="float">
            <text:p>13638816</text:p>
          </table:table-cell>
          <table:table-cell table:formula="of:=PRODUCT([.K2:.K5])" office:value-type="float" office:value="1664640" calcext:value-type="float">
            <text:p>1664640</text:p>
          </table:table-cell>
          <table:table-cell table:formula="of:=PRODUCT([.L2:.L5])" office:value-type="float" office:value="8104320" calcext:value-type="float">
            <text:p>8104320</text:p>
          </table:table-cell>
          <table:table-cell table:formula="of:=PRODUCT([.M2:.M5])" office:value-type="float" office:value="114268" calcext:value-type="float">
            <text:p>114268</text:p>
          </table:table-cell>
          <table:table-cell table:formula="of:=PRODUCT([.N2:.N5])" office:value-type="float" office:value="4843520" calcext:value-type="float">
            <text:p>4843520</text:p>
          </table:table-cell>
          <table:table-cell table:formula="of:=PRODUCT([.O2:.O5])" office:value-type="float" office:value="4636800" calcext:value-type="float">
            <text:p>4636800</text:p>
          </table:table-cell>
          <table:table-cell table:formula="of:=PRODUCT([.P2:.P5])" office:value-type="float" office:value="286272" calcext:value-type="float">
            <text:p>286272</text:p>
          </table:table-cell>
          <table:table-cell table:formula="of:=PRODUCT([.Q2:.Q5])" office:value-type="float" office:value="478632" calcext:value-type="float">
            <text:p>478632</text:p>
          </table:table-cell>
          <table:table-cell table:style-name="ce2" table:formula="of:=PRODUCT([.R2:.R5])" office:value-type="float" office:value="48048" calcext:value-type="float">
            <text:p>48048</text:p>
          </table:table-cell>
          <table:table-cell table:style-name="ce2" table:formula="of:=PRODUCT([.S2:.S5])" office:value-type="float" office:value="1044576" calcext:value-type="float">
            <text:p>1044576</text:p>
          </table:table-cell>
          <table:table-cell table:style-name="ce2" table:formula="of:=PRODUCT([.T2:.T5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PRODUCT([.A3:.A6])" office:value-type="float" office:value="2223936" calcext:value-type="float">
            <text:p>2223936</text:p>
          </table:table-cell>
          <table:table-cell table:formula="of:=PRODUCT([.B3:.B6])" office:value-type="float" office:value="4997510" calcext:value-type="float">
            <text:p>4997510</text:p>
          </table:table-cell>
          <table:table-cell table:formula="of:=PRODUCT([.C3:.C6])" office:value-type="float" office:value="1507840" calcext:value-type="float">
            <text:p>1507840</text:p>
          </table:table-cell>
          <table:table-cell table:formula="of:=PRODUCT([.D3:.D6])" office:value-type="float" office:value="7152540" calcext:value-type="float">
            <text:p>7152540</text:p>
          </table:table-cell>
          <table:table-cell table:formula="of:=PRODUCT([.E3:.E6])" office:value-type="float" office:value="1110780" calcext:value-type="float">
            <text:p>1110780</text:p>
          </table:table-cell>
          <table:table-cell table:formula="of:=PRODUCT([.F3:.F6])" office:value-type="float" office:value="952740" calcext:value-type="float">
            <text:p>952740</text:p>
          </table:table-cell>
          <table:table-cell table:formula="of:=PRODUCT([.G3:.G6])" office:value-type="float" office:value="436590" calcext:value-type="float">
            <text:p>436590</text:p>
          </table:table-cell>
          <table:table-cell table:formula="of:=PRODUCT([.H3:.H6])" office:value-type="float" office:value="216804" calcext:value-type="float">
            <text:p>216804</text:p>
          </table:table-cell>
          <table:table-cell table:formula="of:=PRODUCT([.I3:.I6])" office:value-type="float" office:value="11576268" calcext:value-type="float">
            <text:p>11576268</text:p>
          </table:table-cell>
          <table:table-cell table:formula="of:=PRODUCT([.J3:.J6])" office:value-type="float" office:value="11757600" calcext:value-type="float">
            <text:p>11757600</text:p>
          </table:table-cell>
          <table:table-cell table:formula="of:=PRODUCT([.K3:.K6])" office:value-type="float" office:value="3231360" calcext:value-type="float">
            <text:p>3231360</text:p>
          </table:table-cell>
          <table:table-cell table:formula="of:=PRODUCT([.L3:.L6])" office:value-type="float" office:value="10738224" calcext:value-type="float">
            <text:p>10738224</text:p>
          </table:table-cell>
          <table:table-cell table:formula="of:=PRODUCT([.M3:.M6])" office:value-type="float" office:value="90948" calcext:value-type="float">
            <text:p>90948</text:p>
          </table:table-cell>
          <table:table-cell table:formula="of:=PRODUCT([.N3:.N6])" office:value-type="float" office:value="4055040" calcext:value-type="float">
            <text:p>4055040</text:p>
          </table:table-cell>
          <table:table-cell table:formula="of:=PRODUCT([.O3:.O6])" office:value-type="float" office:value="5644800" calcext:value-type="float">
            <text:p>5644800</text:p>
          </table:table-cell>
          <table:table-cell table:formula="of:=PRODUCT([.P3:.P6])" office:value-type="float" office:value="119280" calcext:value-type="float">
            <text:p>119280</text:p>
          </table:table-cell>
          <table:table-cell table:formula="of:=PRODUCT([.Q3:.Q6])" office:value-type="float" office:value="4188030" calcext:value-type="float">
            <text:p>4188030</text:p>
          </table:table-cell>
          <table:table-cell table:style-name="ce2" table:formula="of:=PRODUCT([.R3:.R6])" office:value-type="float" office:value="14586" calcext:value-type="float">
            <text:p>14586</text:p>
          </table:table-cell>
          <table:table-cell table:style-name="ce2" table:formula="of:=PRODUCT([.S3:.S6])" office:value-type="float" office:value="202176" calcext:value-type="float">
            <text:p>202176</text:p>
          </table:table-cell>
          <table:table-cell table:style-name="ce2" table:formula="of:=PRODUCT([.T3:.T6])" office:value-type="float" office:value="23660000" calcext:value-type="float">
            <text:p>23660000</text:p>
          </table:table-cell>
          <table:table-cell table:number-columns-repeated="1003"/>
        </table:table-row>
        <table:table-row table:style-name="ro1">
          <table:table-cell/>
          <table:table-cell table:formula="of:=PRODUCT([.A4:.A7])" office:value-type="float" office:value="878592" calcext:value-type="float">
            <text:p>878592</text:p>
          </table:table-cell>
          <table:table-cell table:formula="of:=PRODUCT([.B4:.B7])" office:value-type="float" office:value="9995020" calcext:value-type="float">
            <text:p>9995020</text:p>
          </table:table-cell>
          <table:table-cell table:formula="of:=PRODUCT([.C4:.C7])" office:value-type="float" office:value="3939840" calcext:value-type="float">
            <text:p>3939840</text:p>
          </table:table-cell>
          <table:table-cell table:formula="of:=PRODUCT([.D4:.D7])" office:value-type="float" office:value="2743440" calcext:value-type="float">
            <text:p>2743440</text:p>
          </table:table-cell>
          <table:table-cell table:formula="of:=PRODUCT([.E4:.E7])" office:value-type="float" office:value="1292544" calcext:value-type="float">
            <text:p>1292544</text:p>
          </table:table-cell>
          <table:table-cell table:formula="of:=PRODUCT([.F4:.F7])" office:value-type="float" office:value="277380" calcext:value-type="float">
            <text:p>277380</text:p>
          </table:table-cell>
          <table:table-cell table:formula="of:=PRODUCT([.G4:.G7])" office:value-type="float" office:value="2089395" calcext:value-type="float">
            <text:p>2089395</text:p>
          </table:table-cell>
          <table:table-cell table:formula="of:=PRODUCT([.H4:.H7])" office:value-type="float" office:value="74760" calcext:value-type="float">
            <text:p>74760</text:p>
          </table:table-cell>
          <table:table-cell table:formula="of:=PRODUCT([.I4:.I7])" office:value-type="float" office:value="3236376" calcext:value-type="float">
            <text:p>3236376</text:p>
          </table:table-cell>
          <table:table-cell table:formula="of:=PRODUCT([.J4:.J7])" office:value-type="float" office:value="6292800" calcext:value-type="float">
            <text:p>6292800</text:p>
          </table:table-cell>
          <table:table-cell table:formula="of:=PRODUCT([.K4:.K7])" office:value-type="float" office:value="3231360" calcext:value-type="float">
            <text:p>3231360</text:p>
          </table:table-cell>
          <table:table-cell table:formula="of:=PRODUCT([.L4:.L7])" office:value-type="float" office:value="10738224" calcext:value-type="float">
            <text:p>10738224</text:p>
          </table:table-cell>
          <table:table-cell table:formula="of:=PRODUCT([.M4:.M7])" office:value-type="float" office:value="101244" calcext:value-type="float">
            <text:p>101244</text:p>
          </table:table-cell>
          <table:table-cell table:formula="of:=PRODUCT([.N4:.N7])" office:value-type="float" office:value="2488320" calcext:value-type="float">
            <text:p>2488320</text:p>
          </table:table-cell>
          <table:table-cell table:formula="of:=PRODUCT([.O4:.O7])" office:value-type="float" office:value="13171200" calcext:value-type="float">
            <text:p>13171200</text:p>
          </table:table-cell>
          <table:table-cell table:formula="of:=PRODUCT([.P4:.P7])" office:value-type="float" office:value="2624160" calcext:value-type="float">
            <text:p>2624160</text:p>
          </table:table-cell>
          <table:table-cell table:formula="of:=PRODUCT([.Q4:.Q7])" office:value-type="float" office:value="1538460" calcext:value-type="float">
            <text:p>1538460</text:p>
          </table:table-cell>
          <table:table-cell table:style-name="ce2" table:formula="of:=PRODUCT([.R4:.R7])" office:value-type="float" office:value="42636" calcext:value-type="float">
            <text:p>42636</text:p>
          </table:table-cell>
          <table:table-cell table:style-name="ce2" table:formula="of:=PRODUCT([.S4:.S7])" office:value-type="float" office:value="359424" calcext:value-type="float">
            <text:p>359424</text:p>
          </table:table-cell>
          <table:table-cell table:style-name="ce2" table:formula="of:=PRODUCT([.T4:.T7])" office:value-type="float" office:value="25480000" calcext:value-type="float">
            <text:p>25480000</text:p>
          </table:table-cell>
          <table:table-cell table:number-columns-repeated="1003"/>
        </table:table-row>
        <table:table-row table:style-name="ro1">
          <table:table-cell/>
          <table:table-cell table:formula="of:=PRODUCT([.A5:.A8])" office:value-type="float" office:value="1132032" calcext:value-type="float">
            <text:p>1132032</text:p>
          </table:table-cell>
          <table:table-cell table:formula="of:=PRODUCT([.B5:.B8])" office:value-type="float" office:value="3712436" calcext:value-type="float">
            <text:p>3712436</text:p>
          </table:table-cell>
          <table:table-cell table:formula="of:=PRODUCT([.C5:.C8])" office:value-type="float" office:value="829440" calcext:value-type="float">
            <text:p>829440</text:p>
          </table:table-cell>
          <table:table-cell table:formula="of:=PRODUCT([.D5:.D8])" office:value-type="float" office:value="8111040" calcext:value-type="float">
            <text:p>8111040</text:p>
          </table:table-cell>
          <table:table-cell table:formula="of:=PRODUCT([.E5:.E8])" office:value-type="float" office:value="646272" calcext:value-type="float">
            <text:p>646272</text:p>
          </table:table-cell>
          <table:table-cell table:formula="of:=PRODUCT([.F5:.F8])" office:value-type="float" office:value="286626" calcext:value-type="float">
            <text:p>286626</text:p>
          </table:table-cell>
          <table:table-cell table:formula="of:=PRODUCT([.G5:.G8])" office:value-type="float" office:value="2279340" calcext:value-type="float">
            <text:p>2279340</text:p>
          </table:table-cell>
          <table:table-cell table:formula="of:=PRODUCT([.H5:.H8])" office:value-type="float" office:value="35600" calcext:value-type="float">
            <text:p>35600</text:p>
          </table:table-cell>
          <table:table-cell table:formula="of:=PRODUCT([.I5:.I8])" office:value-type="float" office:value="4455880" calcext:value-type="float">
            <text:p>4455880</text:p>
          </table:table-cell>
          <table:table-cell table:formula="of:=PRODUCT([.J5:.J8])" office:value-type="float" office:value="16518600" calcext:value-type="float">
            <text:p>16518600</text:p>
          </table:table-cell>
          <table:table-cell table:formula="of:=PRODUCT([.K5:.K8])" office:value-type="float" office:value="4466880" calcext:value-type="float">
            <text:p>4466880</text:p>
          </table:table-cell>
          <table:table-cell table:formula="of:=PRODUCT([.L5:.L8])" office:value-type="float" office:value="7478406" calcext:value-type="float">
            <text:p>7478406</text:p>
          </table:table-cell>
          <table:table-cell table:formula="of:=PRODUCT([.M5:.M8])" office:value-type="float" office:value="6378372" calcext:value-type="float">
            <text:p>6378372</text:p>
          </table:table-cell>
          <table:table-cell table:formula="of:=PRODUCT([.N5:.N8])" office:value-type="float" office:value="622080" calcext:value-type="float">
            <text:p>622080</text:p>
          </table:table-cell>
          <table:table-cell table:formula="of:=PRODUCT([.O5:.O8])" office:value-type="float" office:value="9408000" calcext:value-type="float">
            <text:p>9408000</text:p>
          </table:table-cell>
          <table:table-cell table:formula="of:=PRODUCT([.P5:.P8])" office:value-type="float" office:value="3363360" calcext:value-type="float">
            <text:p>3363360</text:p>
          </table:table-cell>
          <table:table-cell table:formula="of:=PRODUCT([.Q5:.Q8])" office:value-type="float" office:value="2744280" calcext:value-type="float">
            <text:p>2744280</text:p>
          </table:table-cell>
          <table:table-cell table:style-name="ce2" table:formula="of:=PRODUCT([.R5:.R8])" office:value-type="float" office:value="1044582" calcext:value-type="float">
            <text:p>1044582</text:p>
          </table:table-cell>
          <table:table-cell table:style-name="ce2" table:formula="of:=PRODUCT([.S5:.S8])" office:value-type="float" office:value="938496" calcext:value-type="float">
            <text:p>938496</text:p>
          </table:table-cell>
          <table:table-cell table:style-name="ce2" table:formula="of:=PRODUCT([.T5:.T8])" office:value-type="float" office:value="5880000" calcext:value-type="float">
            <text:p>5880000</text:p>
          </table:table-cell>
          <table:table-cell table:number-columns-repeated="1003"/>
        </table:table-row>
        <table:table-row table:style-name="ro1">
          <table:table-cell/>
          <table:table-cell table:formula="of:=PRODUCT([.A6:.A9])" office:value-type="float" office:value="1234944" calcext:value-type="float">
            <text:p>1234944</text:p>
          </table:table-cell>
          <table:table-cell table:formula="of:=PRODUCT([.B6:.B9])" office:value-type="float" office:value="6586580" calcext:value-type="float">
            <text:p>6586580</text:p>
          </table:table-cell>
          <table:table-cell table:formula="of:=PRODUCT([.C6:.C9])" office:value-type="float" office:value="3006720" calcext:value-type="float">
            <text:p>3006720</text:p>
          </table:table-cell>
          <table:table-cell table:formula="of:=PRODUCT([.D6:.D9])" office:value-type="float" office:value="571200" calcext:value-type="float">
            <text:p>571200</text:p>
          </table:table-cell>
          <table:table-cell table:formula="of:=PRODUCT([.E6:.E9])" office:value-type="float" office:value="836352" calcext:value-type="float">
            <text:p>836352</text:p>
          </table:table-cell>
          <table:table-cell table:formula="of:=PRODUCT([.F6:.F9])" office:value-type="float" office:value="312294" calcext:value-type="float">
            <text:p>312294</text:p>
          </table:table-cell>
          <table:table-cell table:formula="of:=PRODUCT([.G6:.G9])" office:value-type="float" office:value="3581820" calcext:value-type="float">
            <text:p>3581820</text:p>
          </table:table-cell>
          <table:table-cell table:formula="of:=PRODUCT([.H6:.H9])" office:value-type="float" office:value="10400" calcext:value-type="float">
            <text:p>10400</text:p>
          </table:table-cell>
          <table:table-cell table:formula="of:=PRODUCT([.I6:.I9])" office:value-type="float" office:value="10541960" calcext:value-type="float">
            <text:p>10541960</text:p>
          </table:table-cell>
          <table:table-cell table:formula="of:=PRODUCT([.J6:.J9])" office:value-type="float" office:value="3052350" calcext:value-type="float">
            <text:p>3052350</text:p>
          </table:table-cell>
          <table:table-cell table:formula="of:=PRODUCT([.K6:.K9])" office:value-type="float" office:value="9678240" calcext:value-type="float">
            <text:p>9678240</text:p>
          </table:table-cell>
          <table:table-cell table:formula="of:=PRODUCT([.L6:.L9])" office:value-type="float" office:value="10802142" calcext:value-type="float">
            <text:p>10802142</text:p>
          </table:table-cell>
          <table:table-cell table:formula="of:=PRODUCT([.M6:.M9])" office:value-type="float" office:value="27832896" calcext:value-type="float">
            <text:p>27832896</text:p>
          </table:table-cell>
          <table:table-cell table:formula="of:=PRODUCT([.N6:.N9])" office:value-type="float" office:value="1290816" calcext:value-type="float">
            <text:p>1290816</text:p>
          </table:table-cell>
          <table:table-cell table:formula="of:=PRODUCT([.O6:.O9])" office:value-type="float" office:value="3292800" calcext:value-type="float">
            <text:p>3292800</text:p>
          </table:table-cell>
          <table:table-cell table:formula="of:=PRODUCT([.P6:.P9])" office:value-type="float" office:value="10570560" calcext:value-type="float">
            <text:p>10570560</text:p>
          </table:table-cell>
          <table:table-cell table:formula="of:=PRODUCT([.Q6:.Q9])" office:value-type="float" office:value="1413720" calcext:value-type="float">
            <text:p>1413720</text:p>
          </table:table-cell>
          <table:table-cell table:style-name="ce2" table:formula="of:=PRODUCT([.R6:.R9])" office:value-type="float" office:value="2817206" calcext:value-type="float">
            <text:p>2817206</text:p>
          </table:table-cell>
          <table:table-cell table:style-name="ce2" table:formula="of:=PRODUCT([.S6:.S9])" office:value-type="float" office:value="4548096" calcext:value-type="float">
            <text:p>4548096</text:p>
          </table:table-cell>
          <table:table-cell table:style-name="ce2" table:formula="of:=PRODUCT([.T6:.T9])" office:value-type="float" office:value="5292000" calcext:value-type="float">
            <text:p>5292000</text:p>
          </table:table-cell>
          <table:table-cell table:number-columns-repeated="1003"/>
        </table:table-row>
        <table:table-row table:style-name="ro1">
          <table:table-cell/>
          <table:table-cell table:formula="of:=PRODUCT([.A7:.A10])" office:value-type="float" office:value="1080576" calcext:value-type="float">
            <text:p>1080576</text:p>
          </table:table-cell>
          <table:table-cell table:formula="of:=PRODUCT([.B7:.B10])" office:value-type="float" office:value="5045040" calcext:value-type="float">
            <text:p>5045040</text:p>
          </table:table-cell>
          <table:table-cell table:formula="of:=PRODUCT([.C7:.C10])" office:value-type="float" office:value="2161080" calcext:value-type="float">
            <text:p>2161080</text:p>
          </table:table-cell>
          <table:table-cell table:formula="of:=PRODUCT([.D7:.D10])" office:value-type="float" office:value="85680" calcext:value-type="float">
            <text:p>85680</text:p>
          </table:table-cell>
          <table:table-cell table:formula="of:=PRODUCT([.E7:.E10])" office:value-type="float" office:value="633600" calcext:value-type="float">
            <text:p>633600</text:p>
          </table:table-cell>
          <table:table-cell table:formula="of:=PRODUCT([.F7:.F10])" office:value-type="float" office:value="0" calcext:value-type="float">
            <text:p>0</text:p>
          </table:table-cell>
          <table:table-cell table:formula="of:=PRODUCT([.G7:.G10])" office:value-type="float" office:value="6049296" calcext:value-type="float">
            <text:p>6049296</text:p>
          </table:table-cell>
          <table:table-cell table:formula="of:=PRODUCT([.H7:.H10])" office:value-type="float" office:value="228800" calcext:value-type="float">
            <text:p>228800</text:p>
          </table:table-cell>
          <table:table-cell table:formula="of:=PRODUCT([.I7:.I10])" office:value-type="float" office:value="4791800" calcext:value-type="float">
            <text:p>4791800</text:p>
          </table:table-cell>
          <table:table-cell table:formula="of:=PRODUCT([.J7:.J10])" office:value-type="float" office:value="1831410" calcext:value-type="float">
            <text:p>1831410</text:p>
          </table:table-cell>
          <table:table-cell table:formula="of:=PRODUCT([.K7:.K10])" office:value-type="float" office:value="10264800" calcext:value-type="float">
            <text:p>10264800</text:p>
          </table:table-cell>
          <table:table-cell table:formula="of:=PRODUCT([.L7:.L10])" office:value-type="float" office:value="2853396" calcext:value-type="float">
            <text:p>2853396</text:p>
          </table:table-cell>
          <table:table-cell table:formula="of:=PRODUCT([.M7:.M10])" office:value-type="float" office:value="0" calcext:value-type="float">
            <text:p>0</text:p>
          </table:table-cell>
          <table:table-cell table:formula="of:=PRODUCT([.N7:.N10])" office:value-type="float" office:value="2187216" calcext:value-type="float">
            <text:p>2187216</text:p>
          </table:table-cell>
          <table:table-cell table:formula="of:=PRODUCT([.O7:.O10])" office:value-type="float" office:value="1293600" calcext:value-type="float">
            <text:p>1293600</text:p>
          </table:table-cell>
          <table:table-cell table:formula="of:=PRODUCT([.P7:.P10])" office:value-type="float" office:value="51267216" calcext:value-type="float">
            <text:p>51267216</text:p>
          </table:table-cell>
          <table:table-cell table:formula="of:=PRODUCT([.Q7:.Q10])" office:value-type="float" office:value="1373328" calcext:value-type="float">
            <text:p>1373328</text:p>
          </table:table-cell>
          <table:table-cell table:style-name="ce2" table:formula="of:=PRODUCT([.R7:.R10])" office:value-type="float" office:value="5137258" calcext:value-type="float">
            <text:p>5137258</text:p>
          </table:table-cell>
          <table:table-cell table:style-name="ce2" table:formula="of:=PRODUCT([.S7:.S10])" office:value-type="float" office:value="12507264" calcext:value-type="float">
            <text:p>12507264</text:p>
          </table:table-cell>
          <table:table-cell table:style-name="ce2" table:formula="of:=PRODUCT([.T7:.T10])" office:value-type="float" office:value="10054800" calcext:value-type="float">
            <text:p>10054800</text:p>
          </table:table-cell>
          <table:table-cell table:number-columns-repeated="1003"/>
        </table:table-row>
        <table:table-row table:style-name="ro1">
          <table:table-cell/>
          <table:table-cell table:formula="of:=PRODUCT([.A8:.A11])" office:value-type="float" office:value="2633904" calcext:value-type="float">
            <text:p>2633904</text:p>
          </table:table-cell>
          <table:table-cell table:formula="of:=PRODUCT([.B8:.B11])" office:value-type="float" office:value="875160" calcext:value-type="float">
            <text:p>875160</text:p>
          </table:table-cell>
          <table:table-cell table:formula="of:=PRODUCT([.C8:.C11])" office:value-type="float" office:value="1414040" calcext:value-type="float">
            <text:p>1414040</text:p>
          </table:table-cell>
          <table:table-cell table:formula="of:=PRODUCT([.D8:.D11])" office:value-type="float" office:value="85680" calcext:value-type="float">
            <text:p>85680</text:p>
          </table:table-cell>
          <table:table-cell table:formula="of:=PRODUCT([.E8:.E11])" office:value-type="float" office:value="217800" calcext:value-type="float">
            <text:p>217800</text:p>
          </table:table-cell>
          <table:table-cell table:formula="of:=PRODUCT([.F8:.F11])" office:value-type="float" office:value="0" calcext:value-type="float">
            <text:p>0</text:p>
          </table:table-cell>
          <table:table-cell table:formula="of:=PRODUCT([.G8:.G11])" office:value-type="float" office:value="2798928" calcext:value-type="float">
            <text:p>2798928</text:p>
          </table:table-cell>
          <table:table-cell table:formula="of:=PRODUCT([.H8:.H11])" office:value-type="float" office:value="1532960" calcext:value-type="float">
            <text:p>1532960</text:p>
          </table:table-cell>
          <table:table-cell table:formula="of:=PRODUCT([.I8:.I11])" office:value-type="float" office:value="2764500" calcext:value-type="float">
            <text:p>2764500</text:p>
          </table:table-cell>
          <table:table-cell table:formula="of:=PRODUCT([.J8:.J11])" office:value-type="float" office:value="4530330" calcext:value-type="float">
            <text:p>4530330</text:p>
          </table:table-cell>
          <table:table-cell table:formula="of:=PRODUCT([.K8:.K11])" office:value-type="float" office:value="769860" calcext:value-type="float">
            <text:p>769860</text:p>
          </table:table-cell>
          <table:table-cell table:formula="of:=PRODUCT([.L8:.L11])" office:value-type="float" office:value="3407040" calcext:value-type="float">
            <text:p>3407040</text:p>
          </table:table-cell>
          <table:table-cell table:formula="of:=PRODUCT([.M8:.M11])" office:value-type="float" office:value="0" calcext:value-type="float">
            <text:p>0</text:p>
          </table:table-cell>
          <table:table-cell table:formula="of:=PRODUCT([.N8:.N11])" office:value-type="float" office:value="2511248" calcext:value-type="float">
            <text:p>2511248</text:p>
          </table:table-cell>
          <table:table-cell table:formula="of:=PRODUCT([.O8:.O11])" office:value-type="float" office:value="295680" calcext:value-type="float">
            <text:p>295680</text:p>
          </table:table-cell>
          <table:table-cell table:formula="of:=PRODUCT([.P8:.P11])" office:value-type="float" office:value="10874864" calcext:value-type="float">
            <text:p>10874864</text:p>
          </table:table-cell>
          <table:table-cell table:formula="of:=PRODUCT([.Q8:.Q11])" office:value-type="float" office:value="686664" calcext:value-type="float">
            <text:p>686664</text:p>
          </table:table-cell>
          <table:table-cell table:style-name="ce2" table:formula="of:=PRODUCT([.R8:.R11])" office:value-type="float" office:value="7165123" calcext:value-type="float">
            <text:p>7165123</text:p>
          </table:table-cell>
          <table:table-cell table:style-name="ce2" table:formula="of:=PRODUCT([.S8:.S11])" office:value-type="float" office:value="10943856" calcext:value-type="float">
            <text:p>10943856</text:p>
          </table:table-cell>
          <table:table-cell table:style-name="ce2" table:formula="of:=PRODUCT([.T8:.T11])" office:value-type="float" office:value="13214880" calcext:value-type="float">
            <text:p>13214880</text:p>
          </table:table-cell>
          <table:table-cell table:number-columns-repeated="1003"/>
        </table:table-row>
        <table:table-row table:style-name="ro1">
          <table:table-cell/>
          <table:table-cell table:formula="of:=PRODUCT([.A9:.A12])" office:value-type="float" office:value="628992" calcext:value-type="float">
            <text:p>628992</text:p>
          </table:table-cell>
          <table:table-cell table:formula="of:=PRODUCT([.B9:.B12])" office:value-type="float" office:value="1312740" calcext:value-type="float">
            <text:p>1312740</text:p>
          </table:table-cell>
          <table:table-cell table:formula="of:=PRODUCT([.C9:.C12])" office:value-type="float" office:value="353510" calcext:value-type="float">
            <text:p>353510</text:p>
          </table:table-cell>
          <table:table-cell table:formula="of:=PRODUCT([.D9:.D12])" office:value-type="float" office:value="52920" calcext:value-type="float">
            <text:p>52920</text:p>
          </table:table-cell>
          <table:table-cell table:formula="of:=PRODUCT([.E9:.E12])" office:value-type="float" office:value="10454400" calcext:value-type="float">
            <text:p>10454400</text:p>
          </table:table-cell>
          <table:table-cell table:formula="of:=PRODUCT([.F9:.F12])" office:value-type="float" office:value="0" calcext:value-type="float">
            <text:p>0</text:p>
          </table:table-cell>
          <table:table-cell table:formula="of:=PRODUCT([.G9:.G12])" office:value-type="float" office:value="7230564" calcext:value-type="float">
            <text:p>7230564</text:p>
          </table:table-cell>
          <table:table-cell table:formula="of:=PRODUCT([.H9:.H12])" office:value-type="float" office:value="3602456" calcext:value-type="float">
            <text:p>3602456</text:p>
          </table:table-cell>
          <table:table-cell table:formula="of:=PRODUCT([.I9:.I12])" office:value-type="float" office:value="1600500" calcext:value-type="float">
            <text:p>1600500</text:p>
          </table:table-cell>
          <table:table-cell table:formula="of:=PRODUCT([.J9:.J12])" office:value-type="float" office:value="4170780" calcext:value-type="float">
            <text:p>4170780</text:p>
          </table:table-cell>
          <table:table-cell table:formula="of:=PRODUCT([.K9:.K12])" office:value-type="float" office:value="720720" calcext:value-type="float">
            <text:p>720720</text:p>
          </table:table-cell>
          <table:table-cell table:formula="of:=PRODUCT([.L9:.L12])" office:value-type="float" office:value="2096640" calcext:value-type="float">
            <text:p>2096640</text:p>
          </table:table-cell>
          <table:table-cell table:formula="of:=PRODUCT([.M9:.M12])" office:value-type="float" office:value="0" calcext:value-type="float">
            <text:p>0</text:p>
          </table:table-cell>
          <table:table-cell table:formula="of:=PRODUCT([.N9:.N12])" office:value-type="float" office:value="5336402" calcext:value-type="float">
            <text:p>5336402</text:p>
          </table:table-cell>
          <table:table-cell table:formula="of:=PRODUCT([.O9:.O12])" office:value-type="float" office:value="399168" calcext:value-type="float">
            <text:p>399168</text:p>
          </table:table-cell>
          <table:table-cell table:formula="of:=PRODUCT([.P9:.P12])" office:value-type="float" office:value="2868096" calcext:value-type="float">
            <text:p>2868096</text:p>
          </table:table-cell>
          <table:table-cell table:formula="of:=PRODUCT([.Q9:.Q12])" office:value-type="float" office:value="374544" calcext:value-type="float">
            <text:p>374544</text:p>
          </table:table-cell>
          <table:table-cell table:style-name="ce2" table:formula="of:=PRODUCT([.R9:.R12])" office:value-type="float" office:value="4240583" calcext:value-type="float">
            <text:p>4240583</text:p>
          </table:table-cell>
          <table:table-cell table:style-name="ce2" table:formula="of:=PRODUCT([.S9:.S12])" office:value-type="float" office:value="9896040" calcext:value-type="float">
            <text:p>9896040</text:p>
          </table:table-cell>
          <table:table-cell table:style-name="ce2" table:formula="of:=PRODUCT([.T9:.T12])" office:value-type="float" office:value="35868960" calcext:value-type="float">
            <text:p>35868960</text:p>
          </table:table-cell>
          <table:table-cell table:number-columns-repeated="1003"/>
        </table:table-row>
        <table:table-row table:style-name="ro1">
          <table:table-cell/>
          <table:table-cell table:formula="of:=PRODUCT([.A10:.A13])" office:value-type="float" office:value="2253888" calcext:value-type="float">
            <text:p>2253888</text:p>
          </table:table-cell>
          <table:table-cell table:formula="of:=PRODUCT([.B10:.B13])" office:value-type="float" office:value="1336608" calcext:value-type="float">
            <text:p>1336608</text:p>
          </table:table-cell>
          <table:table-cell table:formula="of:=PRODUCT([.C10:.C13])" office:value-type="float" office:value="0" calcext:value-type="float">
            <text:p>0</text:p>
          </table:table-cell>
          <table:table-cell table:formula="of:=PRODUCT([.D10:.D13])" office:value-type="float" office:value="508032" calcext:value-type="float">
            <text:p>508032</text:p>
          </table:table-cell>
          <table:table-cell table:formula="of:=PRODUCT([.E10:.E13])" office:value-type="float" office:value="5544000" calcext:value-type="float">
            <text:p>5544000</text:p>
          </table:table-cell>
          <table:table-cell table:formula="of:=PRODUCT([.F10:.F13])" office:value-type="float" office:value="0" calcext:value-type="float">
            <text:p>0</text:p>
          </table:table-cell>
          <table:table-cell table:formula="of:=PRODUCT([.G10:.G13])" office:value-type="float" office:value="6500204" calcext:value-type="float">
            <text:p>6500204</text:p>
          </table:table-cell>
          <table:table-cell table:formula="of:=PRODUCT([.H10:.H13])" office:value-type="float" office:value="969892" calcext:value-type="float">
            <text:p>969892</text:p>
          </table:table-cell>
          <table:table-cell table:formula="of:=PRODUCT([.I10:.I13])" office:value-type="float" office:value="82500" calcext:value-type="float">
            <text:p>82500</text:p>
          </table:table-cell>
          <table:table-cell table:formula="of:=PRODUCT([.J10:.J13])" office:value-type="float" office:value="10794960" calcext:value-type="float">
            <text:p>10794960</text:p>
          </table:table-cell>
          <table:table-cell table:formula="of:=PRODUCT([.K10:.K13])" office:value-type="float" office:value="406560" calcext:value-type="float">
            <text:p>406560</text:p>
          </table:table-cell>
          <table:table-cell table:formula="of:=PRODUCT([.L10:.L13])" office:value-type="float" office:value="994560" calcext:value-type="float">
            <text:p>994560</text:p>
          </table:table-cell>
          <table:table-cell table:formula="of:=PRODUCT([.M10:.M13])" office:value-type="float" office:value="0" calcext:value-type="float">
            <text:p>0</text:p>
          </table:table-cell>
          <table:table-cell table:formula="of:=PRODUCT([.N10:.N13])" office:value-type="float" office:value="3857640" calcext:value-type="float">
            <text:p>3857640</text:p>
          </table:table-cell>
          <table:table-cell table:formula="of:=PRODUCT([.O10:.O13])" office:value-type="float" office:value="598752" calcext:value-type="float">
            <text:p>598752</text:p>
          </table:table-cell>
          <table:table-cell table:formula="of:=PRODUCT([.P10:.P13])" office:value-type="float" office:value="1890336" calcext:value-type="float">
            <text:p>1890336</text:p>
          </table:table-cell>
          <table:table-cell table:formula="of:=PRODUCT([.Q10:.Q13])" office:value-type="float" office:value="561816" calcext:value-type="float">
            <text:p>561816</text:p>
          </table:table-cell>
          <table:table-cell table:style-name="ce2" table:formula="of:=PRODUCT([.R10:.R13])" office:value-type="float" office:value="2572938" calcext:value-type="float">
            <text:p>2572938</text:p>
          </table:table-cell>
          <table:table-cell table:style-name="ce2" table:formula="of:=PRODUCT([.S10:.S13])" office:value-type="float" office:value="2670360" calcext:value-type="float">
            <text:p>2670360</text:p>
          </table:table-cell>
          <table:table-cell table:style-name="ce2" table:formula="of:=PRODUCT([.T10:.T13])" office:value-type="float" office:value="28894440" calcext:value-type="float">
            <text:p>28894440</text:p>
          </table:table-cell>
          <table:table-cell table:number-columns-repeated="1003"/>
        </table:table-row>
        <table:table-row table:style-name="ro1">
          <table:table-cell/>
          <table:table-cell table:formula="of:=PRODUCT([.A11:.A14])" office:value-type="float" office:value="2039232" calcext:value-type="float">
            <text:p>2039232</text:p>
          </table:table-cell>
          <table:table-cell table:formula="of:=PRODUCT([.B11:.B14])" office:value-type="float" office:value="2970240" calcext:value-type="float">
            <text:p>2970240</text:p>
          </table:table-cell>
          <table:table-cell table:formula="of:=PRODUCT([.C11:.C14])" office:value-type="float" office:value="0" calcext:value-type="float">
            <text:p>0</text:p>
          </table:table-cell>
          <table:table-cell table:formula="of:=PRODUCT([.D11:.D14])" office:value-type="float" office:value="3838464" calcext:value-type="float">
            <text:p>3838464</text:p>
          </table:table-cell>
          <table:table-cell table:formula="of:=PRODUCT([.E11:.E14])" office:value-type="float" office:value="369600" calcext:value-type="float">
            <text:p>369600</text:p>
          </table:table-cell>
          <table:table-cell table:formula="of:=PRODUCT([.F11:.F14])" office:value-type="float" office:value="17519250" calcext:value-type="float">
            <text:p>17519250</text:p>
          </table:table-cell>
          <table:table-cell table:formula="of:=PRODUCT([.G11:.G14])" office:value-type="float" office:value="4019863" calcext:value-type="float">
            <text:p>4019863</text:p>
          </table:table-cell>
          <table:table-cell table:formula="of:=PRODUCT([.H11:.H14])" office:value-type="float" office:value="1520967" calcext:value-type="float">
            <text:p>1520967</text:p>
          </table:table-cell>
          <table:table-cell table:formula="of:=PRODUCT([.I11:.I14])" office:value-type="float" office:value="115500" calcext:value-type="float">
            <text:p>115500</text:p>
          </table:table-cell>
          <table:table-cell table:formula="of:=PRODUCT([.J11:.J14])" office:value-type="float" office:value="17511824" calcext:value-type="float">
            <text:p>17511824</text:p>
          </table:table-cell>
          <table:table-cell table:formula="of:=PRODUCT([.K11:.K14])" office:value-type="float" office:value="1068672" calcext:value-type="float">
            <text:p>1068672</text:p>
          </table:table-cell>
          <table:table-cell table:formula="of:=PRODUCT([.L11:.L14])" office:value-type="float" office:value="923520" calcext:value-type="float">
            <text:p>923520</text:p>
          </table:table-cell>
          <table:table-cell table:formula="of:=PRODUCT([.M11:.M14])" office:value-type="float" office:value="0" calcext:value-type="float">
            <text:p>0</text:p>
          </table:table-cell>
          <table:table-cell table:formula="of:=PRODUCT([.N11:.N14])" office:value-type="float" office:value="3288480" calcext:value-type="float">
            <text:p>3288480</text:p>
          </table:table-cell>
          <table:table-cell table:formula="of:=PRODUCT([.O11:.O14])" office:value-type="float" office:value="308448" calcext:value-type="float">
            <text:p>308448</text:p>
          </table:table-cell>
          <table:table-cell table:formula="of:=PRODUCT([.P11:.P14])" office:value-type="float" office:value="1500576" calcext:value-type="float">
            <text:p>1500576</text:p>
          </table:table-cell>
          <table:table-cell table:formula="of:=PRODUCT([.Q11:.Q14])" office:value-type="float" office:value="66096" calcext:value-type="float">
            <text:p>66096</text:p>
          </table:table-cell>
          <table:table-cell table:style-name="ce2" table:formula="of:=PRODUCT([.R11:.R14])" office:value-type="float" office:value="7386822" calcext:value-type="float">
            <text:p>7386822</text:p>
          </table:table-cell>
          <table:table-cell table:style-name="ce2" table:formula="of:=PRODUCT([.S11:.S14])" office:value-type="float" office:value="4450600" calcext:value-type="float">
            <text:p>4450600</text:p>
          </table:table-cell>
          <table:table-cell table:style-name="ce2" table:formula="of:=PRODUCT([.T11:.T14])" office:value-type="float" office:value="12166080" calcext:value-type="float">
            <text:p>12166080</text:p>
          </table:table-cell>
          <table:table-cell table:number-columns-repeated="1003"/>
        </table:table-row>
        <table:table-row table:style-name="ro1">
          <table:table-cell/>
          <table:table-cell table:formula="of:=PRODUCT([.A12:.A15])" office:value-type="float" office:value="104576" calcext:value-type="float">
            <text:p>104576</text:p>
          </table:table-cell>
          <table:table-cell table:formula="of:=PRODUCT([.B12:.B15])" office:value-type="float" office:value="9085440" calcext:value-type="float">
            <text:p>9085440</text:p>
          </table:table-cell>
          <table:table-cell table:formula="of:=PRODUCT([.C12:.C15])" office:value-type="float" office:value="0" calcext:value-type="float">
            <text:p>0</text:p>
          </table:table-cell>
          <table:table-cell table:formula="of:=PRODUCT([.D12:.D15])" office:value-type="float" office:value="11378304" calcext:value-type="float">
            <text:p>11378304</text:p>
          </table:table-cell>
          <table:table-cell table:formula="of:=PRODUCT([.E12:.E15])" office:value-type="float" office:value="1629600" calcext:value-type="float">
            <text:p>1629600</text:p>
          </table:table-cell>
          <table:table-cell table:formula="of:=PRODUCT([.F12:.F15])" office:value-type="float" office:value="8175650" calcext:value-type="float">
            <text:p>8175650</text:p>
          </table:table-cell>
          <table:table-cell table:formula="of:=PRODUCT([.G12:.G15])" office:value-type="float" office:value="12837627" calcext:value-type="float">
            <text:p>12837627</text:p>
          </table:table-cell>
          <table:table-cell table:formula="of:=PRODUCT([.H12:.H15])" office:value-type="float" office:value="363216" calcext:value-type="float">
            <text:p>363216</text:p>
          </table:table-cell>
          <table:table-cell table:formula="of:=PRODUCT([.I12:.I15])" office:value-type="float" office:value="53900" calcext:value-type="float">
            <text:p>53900</text:p>
          </table:table-cell>
          <table:table-cell table:formula="of:=PRODUCT([.J12:.J15])" office:value-type="float" office:value="18070712" calcext:value-type="float">
            <text:p>18070712</text:p>
          </table:table-cell>
          <table:table-cell table:formula="of:=PRODUCT([.K12:.K15])" office:value-type="float" office:value="20304768" calcext:value-type="float">
            <text:p>20304768</text:p>
          </table:table-cell>
          <table:table-cell table:formula="of:=PRODUCT([.L12:.L15])" office:value-type="float" office:value="369408" calcext:value-type="float">
            <text:p>369408</text:p>
          </table:table-cell>
          <table:table-cell table:formula="of:=PRODUCT([.M12:.M15])" office:value-type="float" office:value="0" calcext:value-type="float">
            <text:p>0</text:p>
          </table:table-cell>
          <table:table-cell table:formula="of:=PRODUCT([.N12:.N15])" office:value-type="float" office:value="1379040" calcext:value-type="float">
            <text:p>1379040</text:p>
          </table:table-cell>
          <table:table-cell table:formula="of:=PRODUCT([.O12:.O15])" office:value-type="float" office:value="501228" calcext:value-type="float">
            <text:p>501228</text:p>
          </table:table-cell>
          <table:table-cell table:formula="of:=PRODUCT([.P12:.P15])" office:value-type="float" office:value="8467536" calcext:value-type="float">
            <text:p>8467536</text:p>
          </table:table-cell>
          <table:table-cell table:formula="of:=PRODUCT([.Q12:.Q15])" office:value-type="float" office:value="242352" calcext:value-type="float">
            <text:p>242352</text:p>
          </table:table-cell>
          <table:table-cell table:style-name="ce2" table:formula="of:=PRODUCT([.R12:.R15])" office:value-type="float" office:value="3763098" calcext:value-type="float">
            <text:p>3763098</text:p>
          </table:table-cell>
          <table:table-cell table:style-name="ce2" table:formula="of:=PRODUCT([.S12:.S15])" office:value-type="float" office:value="7788550" calcext:value-type="float">
            <text:p>7788550</text:p>
          </table:table-cell>
          <table:table-cell table:style-name="ce2" table:formula="of:=PRODUCT([.T12:.T15])" office:value-type="float" office:value="8727840" calcext:value-type="float">
            <text:p>8727840</text:p>
          </table:table-cell>
          <table:table-cell table:number-columns-repeated="1003"/>
        </table:table-row>
        <table:table-row table:style-name="ro1">
          <table:table-cell/>
          <table:table-cell table:formula="of:=PRODUCT([.A13:.A16])" office:value-type="float" office:value="575168" calcext:value-type="float">
            <text:p>575168</text:p>
          </table:table-cell>
          <table:table-cell table:formula="of:=PRODUCT([.B13:.B16])" office:value-type="float" office:value="8386560" calcext:value-type="float">
            <text:p>8386560</text:p>
          </table:table-cell>
          <table:table-cell table:formula="of:=PRODUCT([.C13:.C16])" office:value-type="float" office:value="0" calcext:value-type="float">
            <text:p>0</text:p>
          </table:table-cell>
          <table:table-cell table:formula="of:=PRODUCT([.D13:.D16])" office:value-type="float" office:value="23569344" calcext:value-type="float">
            <text:p>23569344</text:p>
          </table:table-cell>
          <table:table-cell table:formula="of:=PRODUCT([.E13:.E16])" office:value-type="float" office:value="967575" calcext:value-type="float">
            <text:p>967575</text:p>
          </table:table-cell>
          <table:table-cell table:formula="of:=PRODUCT([.F13:.F16])" office:value-type="float" office:value="14482580" calcext:value-type="float">
            <text:p>14482580</text:p>
          </table:table-cell>
          <table:table-cell table:formula="of:=PRODUCT([.G13:.G16])" office:value-type="float" office:value="8282340" calcext:value-type="float">
            <text:p>8282340</text:p>
          </table:table-cell>
          <table:table-cell table:formula="of:=PRODUCT([.H13:.H16])" office:value-type="float" office:value="556416" calcext:value-type="float">
            <text:p>556416</text:p>
          </table:table-cell>
          <table:table-cell table:formula="of:=PRODUCT([.I13:.I16])" office:value-type="float" office:value="2940" calcext:value-type="float">
            <text:p>2940</text:p>
          </table:table-cell>
          <table:table-cell table:formula="of:=PRODUCT([.J13:.J16])" office:value-type="float" office:value="14331944" calcext:value-type="float">
            <text:p>14331944</text:p>
          </table:table-cell>
          <table:table-cell table:formula="of:=PRODUCT([.K13:.K16])" office:value-type="float" office:value="7614288" calcext:value-type="float">
            <text:p>7614288</text:p>
          </table:table-cell>
          <table:table-cell table:formula="of:=PRODUCT([.L13:.L16])" office:value-type="float" office:value="1031264" calcext:value-type="float">
            <text:p>1031264</text:p>
          </table:table-cell>
          <table:table-cell table:formula="of:=PRODUCT([.M13:.M16])" office:value-type="float" office:value="2785024" calcext:value-type="float">
            <text:p>2785024</text:p>
          </table:table-cell>
          <table:table-cell table:formula="of:=PRODUCT([.N13:.N16])" office:value-type="float" office:value="4461600" calcext:value-type="float">
            <text:p>4461600</text:p>
          </table:table-cell>
          <table:table-cell table:formula="of:=PRODUCT([.O13:.O16])" office:value-type="float" office:value="111384" calcext:value-type="float">
            <text:p>111384</text:p>
          </table:table-cell>
          <table:table-cell table:formula="of:=PRODUCT([.P13:.P16])" office:value-type="float" office:value="11290048" calcext:value-type="float">
            <text:p>11290048</text:p>
          </table:table-cell>
          <table:table-cell table:formula="of:=PRODUCT([.Q13:.Q16])" office:value-type="float" office:value="424116" calcext:value-type="float">
            <text:p>424116</text:p>
          </table:table-cell>
          <table:table-cell table:style-name="ce2" table:formula="of:=PRODUCT([.R13:.R16])" office:value-type="float" office:value="12067866" calcext:value-type="float">
            <text:p>12067866</text:p>
          </table:table-cell>
          <table:table-cell table:style-name="ce2" table:formula="of:=PRODUCT([.S13:.S16])" office:value-type="float" office:value="4856390" calcext:value-type="float">
            <text:p>4856390</text:p>
          </table:table-cell>
          <table:table-cell table:style-name="ce2" table:formula="of:=PRODUCT([.T13:.T16])" office:value-type="float" office:value="10565280" calcext:value-type="float">
            <text:p>10565280</text:p>
          </table:table-cell>
          <table:table-cell table:number-columns-repeated="1003"/>
        </table:table-row>
        <table:table-row table:style-name="ro1">
          <table:table-cell/>
          <table:table-cell table:formula="of:=PRODUCT([.A14:.A17])" office:value-type="float" office:value="26752" calcext:value-type="float">
            <text:p>26752</text:p>
          </table:table-cell>
          <table:table-cell table:formula="of:=PRODUCT([.B14:.B17])" office:value-type="float" office:value="6289920" calcext:value-type="float">
            <text:p>6289920</text:p>
          </table:table-cell>
          <table:table-cell table:formula="of:=PRODUCT([.C14:.C17])" office:value-type="float" office:value="705024" calcext:value-type="float">
            <text:p>705024</text:p>
          </table:table-cell>
          <table:table-cell table:formula="of:=PRODUCT([.D14:.D17])" office:value-type="float" office:value="35845044" calcext:value-type="float">
            <text:p>35845044</text:p>
          </table:table-cell>
          <table:table-cell table:formula="of:=PRODUCT([.E14:.E17])" office:value-type="float" office:value="1050510" calcext:value-type="float">
            <text:p>1050510</text:p>
          </table:table-cell>
          <table:table-cell table:formula="of:=PRODUCT([.F14:.F17])" office:value-type="float" office:value="5099500" calcext:value-type="float">
            <text:p>5099500</text:p>
          </table:table-cell>
          <table:table-cell table:formula="of:=PRODUCT([.G14:.G17])" office:value-type="float" office:value="3629340" calcext:value-type="float">
            <text:p>3629340</text:p>
          </table:table-cell>
          <table:table-cell table:formula="of:=PRODUCT([.H14:.H17])" office:value-type="float" office:value="874368" calcext:value-type="float">
            <text:p>874368</text:p>
          </table:table-cell>
          <table:table-cell table:formula="of:=PRODUCT([.I14:.I17])" office:value-type="float" office:value="14112" calcext:value-type="float">
            <text:p>14112</text:p>
          </table:table-cell>
          <table:table-cell table:formula="of:=PRODUCT([.J14:.J17])" office:value-type="float" office:value="30618244" calcext:value-type="float">
            <text:p>30618244</text:p>
          </table:table-cell>
          <table:table-cell table:formula="of:=PRODUCT([.K14:.K17])" office:value-type="float" office:value="12459744" calcext:value-type="float">
            <text:p>12459744</text:p>
          </table:table-cell>
          <table:table-cell table:formula="of:=PRODUCT([.L14:.L17])" office:value-type="float" office:value="501696" calcext:value-type="float">
            <text:p>501696</text:p>
          </table:table-cell>
          <table:table-cell table:formula="of:=PRODUCT([.M14:.M17])" office:value-type="float" office:value="506368" calcext:value-type="float">
            <text:p>506368</text:p>
          </table:table-cell>
          <table:table-cell table:formula="of:=PRODUCT([.N14:.N17])" office:value-type="float" office:value="3420560" calcext:value-type="float">
            <text:p>3420560</text:p>
          </table:table-cell>
          <table:table-cell table:formula="of:=PRODUCT([.O14:.O17])" office:value-type="float" office:value="153816" calcext:value-type="float">
            <text:p>153816</text:p>
          </table:table-cell>
          <table:table-cell table:formula="of:=PRODUCT([.P14:.P17])" office:value-type="float" office:value="6228992" calcext:value-type="float">
            <text:p>6228992</text:p>
          </table:table-cell>
          <table:table-cell table:formula="of:=PRODUCT([.Q14:.Q17])" office:value-type="float" office:value="332640" calcext:value-type="float">
            <text:p>332640</text:p>
          </table:table-cell>
          <table:table-cell table:style-name="ce2" table:formula="of:=PRODUCT([.R14:.R17])" office:value-type="float" office:value="13855698" calcext:value-type="float">
            <text:p>13855698</text:p>
          </table:table-cell>
          <table:table-cell table:style-name="ce2" table:formula="of:=PRODUCT([.S14:.S17])" office:value-type="float" office:value="21710920" calcext:value-type="float">
            <text:p>21710920</text:p>
          </table:table-cell>
          <table:table-cell table:style-name="ce2" table:formula="of:=PRODUCT([.T14:.T17])" office:value-type="float" office:value="6557760" calcext:value-type="float">
            <text:p>6557760</text:p>
          </table:table-cell>
          <table:table-cell table:number-columns-repeated="1003"/>
        </table:table-row>
        <table:table-row table:style-name="ro1">
          <table:table-cell/>
          <table:table-cell table:formula="of:=PRODUCT([.A15:.A18])" office:value-type="float" office:value="28160" calcext:value-type="float">
            <text:p>28160</text:p>
          </table:table-cell>
          <table:table-cell table:formula="of:=PRODUCT([.B15:.B18])" office:value-type="float" office:value="5425056" calcext:value-type="float">
            <text:p>5425056</text:p>
          </table:table-cell>
          <table:table-cell table:formula="of:=PRODUCT([.C15:.C18])" office:value-type="float" office:value="313344" calcext:value-type="float">
            <text:p>313344</text:p>
          </table:table-cell>
          <table:table-cell table:formula="of:=PRODUCT([.D15:.D18])" office:value-type="float" office:value="21612453" calcext:value-type="float">
            <text:p>21612453</text:p>
          </table:table-cell>
          <table:table-cell table:formula="of:=PRODUCT([.E15:.E18])" office:value-type="float" office:value="15127344" calcext:value-type="float">
            <text:p>15127344</text:p>
          </table:table-cell>
          <table:table-cell table:formula="of:=PRODUCT([.F15:.F18])" office:value-type="float" office:value="1627500" calcext:value-type="float">
            <text:p>1627500</text:p>
          </table:table-cell>
          <table:table-cell table:formula="of:=PRODUCT([.G15:.G18])" office:value-type="float" office:value="1776060" calcext:value-type="float">
            <text:p>1776060</text:p>
          </table:table-cell>
          <table:table-cell table:formula="of:=PRODUCT([.H15:.H18])" office:value-type="float" office:value="1115136" calcext:value-type="float">
            <text:p>1115136</text:p>
          </table:table-cell>
          <table:table-cell table:formula="of:=PRODUCT([.I15:.I18])" office:value-type="float" office:value="17136" calcext:value-type="float">
            <text:p>17136</text:p>
          </table:table-cell>
          <table:table-cell table:formula="of:=PRODUCT([.J15:.J18])" office:value-type="float" office:value="26004536" calcext:value-type="float">
            <text:p>26004536</text:p>
          </table:table-cell>
          <table:table-cell table:formula="of:=PRODUCT([.K15:.K18])" office:value-type="float" office:value="13407768" calcext:value-type="float">
            <text:p>13407768</text:p>
          </table:table-cell>
          <table:table-cell table:formula="of:=PRODUCT([.L15:.L18])" office:value-type="float" office:value="2662848" calcext:value-type="float">
            <text:p>2662848</text:p>
          </table:table-cell>
          <table:table-cell table:formula="of:=PRODUCT([.M15:.M18])" office:value-type="float" office:value="482816" calcext:value-type="float">
            <text:p>482816</text:p>
          </table:table-cell>
          <table:table-cell table:formula="of:=PRODUCT([.N15:.N18])" office:value-type="float" office:value="4407260" calcext:value-type="float">
            <text:p>4407260</text:p>
          </table:table-cell>
          <table:table-cell table:formula="of:=PRODUCT([.O15:.O18])" office:value-type="float" office:value="533832" calcext:value-type="float">
            <text:p>533832</text:p>
          </table:table-cell>
          <table:table-cell table:formula="of:=PRODUCT([.P15:.P18])" office:value-type="float" office:value="6876160" calcext:value-type="float">
            <text:p>6876160</text:p>
          </table:table-cell>
          <table:table-cell table:formula="of:=PRODUCT([.Q15:.Q18])" office:value-type="float" office:value="6153840" calcext:value-type="float">
            <text:p>6153840</text:p>
          </table:table-cell>
          <table:table-cell table:style-name="ce2" table:formula="of:=PRODUCT([.R15:.R18])" office:value-type="float" office:value="622728" calcext:value-type="float">
            <text:p>622728</text:p>
          </table:table-cell>
          <table:table-cell table:style-name="ce2" table:formula="of:=PRODUCT([.S15:.S18])" office:value-type="float" office:value="14210784" calcext:value-type="float">
            <text:p>14210784</text:p>
          </table:table-cell>
          <table:table-cell table:style-name="ce2" table:formula="of:=PRODUCT([.T15:.T18])" office:value-type="float" office:value="2623104" calcext:value-type="float">
            <text:p>2623104</text:p>
          </table:table-cell>
          <table:table-cell table:number-columns-repeated="1003"/>
        </table:table-row>
        <table:table-row table:style-name="ro1">
          <table:table-cell/>
          <table:table-cell table:formula="of:=PRODUCT([.A16:.A19])" office:value-type="float" office:value="140800" calcext:value-type="float">
            <text:p>140800</text:p>
          </table:table-cell>
          <table:table-cell table:formula="of:=PRODUCT([.B16:.B19])" office:value-type="float" office:value="7615944" calcext:value-type="float">
            <text:p>7615944</text:p>
          </table:table-cell>
          <table:table-cell table:formula="of:=PRODUCT([.C16:.C19])" office:value-type="float" office:value="1370880" calcext:value-type="float">
            <text:p>1370880</text:p>
          </table:table-cell>
          <table:table-cell table:formula="of:=PRODUCT([.D16:.D19])" office:value-type="float" office:value="7551339" calcext:value-type="float">
            <text:p>7551339</text:p>
          </table:table-cell>
          <table:table-cell table:formula="of:=PRODUCT([.E16:.E19])" office:value-type="float" office:value="12164256" calcext:value-type="float">
            <text:p>12164256</text:p>
          </table:table-cell>
          <table:table-cell table:formula="of:=PRODUCT([.F16:.F19])" office:value-type="float" office:value="1441500" calcext:value-type="float">
            <text:p>1441500</text:p>
          </table:table-cell>
          <table:table-cell table:formula="of:=PRODUCT([.G16:.G19])" office:value-type="float" office:value="1614600" calcext:value-type="float">
            <text:p>1614600</text:p>
          </table:table-cell>
          <table:table-cell table:formula="of:=PRODUCT([.H16:.H19])" office:value-type="float" office:value="69696" calcext:value-type="float">
            <text:p>69696</text:p>
          </table:table-cell>
          <table:table-cell table:formula="of:=PRODUCT([.I16:.I19])" office:value-type="float" office:value="181152" calcext:value-type="float">
            <text:p>181152</text:p>
          </table:table-cell>
          <table:table-cell table:formula="of:=PRODUCT([.J16:.J19])" office:value-type="float" office:value="8310728" calcext:value-type="float">
            <text:p>8310728</text:p>
          </table:table-cell>
          <table:table-cell table:formula="of:=PRODUCT([.K16:.K19])" office:value-type="float" office:value="11525976" calcext:value-type="float">
            <text:p>11525976</text:p>
          </table:table-cell>
          <table:table-cell table:formula="of:=PRODUCT([.L16:.L19])" office:value-type="float" office:value="5908194" calcext:value-type="float">
            <text:p>5908194</text:p>
          </table:table-cell>
          <table:table-cell table:formula="of:=PRODUCT([.M16:.M19])" office:value-type="float" office:value="1448448" calcext:value-type="float">
            <text:p>1448448</text:p>
          </table:table-cell>
          <table:table-cell table:formula="of:=PRODUCT([.N16:.N19])" office:value-type="float" office:value="14577860" calcext:value-type="float">
            <text:p>14577860</text:p>
          </table:table-cell>
          <table:table-cell table:formula="of:=PRODUCT([.O16:.O19])" office:value-type="float" office:value="1663092" calcext:value-type="float">
            <text:p>1663092</text:p>
          </table:table-cell>
          <table:table-cell table:formula="of:=PRODUCT([.P16:.P19])" office:value-type="float" office:value="1392640" calcext:value-type="float">
            <text:p>1392640</text:p>
          </table:table-cell>
          <table:table-cell table:formula="of:=PRODUCT([.Q16:.Q19])" office:value-type="float" office:value="4289040" calcext:value-type="float">
            <text:p>4289040</text:p>
          </table:table-cell>
          <table:table-cell table:style-name="ce2" table:formula="of:=PRODUCT([.R16:.R19])" office:value-type="float" office:value="1314648" calcext:value-type="float">
            <text:p>1314648</text:p>
          </table:table-cell>
          <table:table-cell table:style-name="ce2" table:formula="of:=PRODUCT([.S16:.S19])" office:value-type="float" office:value="725040" calcext:value-type="float">
            <text:p>725040</text:p>
          </table:table-cell>
          <table:table-cell table:style-name="ce2" table:formula="of:=PRODUCT([.T16:.T19])" office:value-type="float" office:value="2146176" calcext:value-type="float">
            <text:p>2146176</text:p>
          </table:table-cell>
          <table:table-cell table:number-columns-repeated="1003"/>
        </table:table-row>
        <table:table-row table:style-name="ro1">
          <table:table-cell/>
          <table:table-cell table:formula="of:=PRODUCT([.A17:.A20])" office:value-type="float" office:value="1600" calcext:value-type="float">
            <text:p>1600</text:p>
          </table:table-cell>
          <table:table-cell table:formula="of:=PRODUCT([.B17:.B20])" office:value-type="float" office:value="14808780" calcext:value-type="float">
            <text:p>14808780</text:p>
          </table:table-cell>
          <table:table-cell table:formula="of:=PRODUCT([.C17:.C20])" office:value-type="float" office:value="1088640" calcext:value-type="float">
            <text:p>1088640</text:p>
          </table:table-cell>
          <table:table-cell table:formula="of:=PRODUCT([.D17:.D20])" office:value-type="float" office:value="6162587" calcext:value-type="float">
            <text:p>6162587</text:p>
          </table:table-cell>
          <table:table-cell table:formula="of:=PRODUCT([.E17:.E20])" office:value-type="float" office:value="17712864" calcext:value-type="float">
            <text:p>17712864</text:p>
          </table:table-cell>
          <table:table-cell table:formula="of:=PRODUCT([.F17:.F20])" office:value-type="float" office:value="1185750" calcext:value-type="float">
            <text:p>1185750</text:p>
          </table:table-cell>
          <table:table-cell table:formula="of:=PRODUCT([.G17:.G20])" office:value-type="float" office:value="4359420" calcext:value-type="float">
            <text:p>4359420</text:p>
          </table:table-cell>
          <table:table-cell table:formula="of:=PRODUCT([.H17:.H20])" office:value-type="float" office:value="66792" calcext:value-type="float">
            <text:p>66792</text:p>
          </table:table-cell>
          <table:table-cell table:formula="of:=PRODUCT([.I17:.I20])" office:value-type="float" office:value="966144" calcext:value-type="float">
            <text:p>966144</text:p>
          </table:table-cell>
          <table:table-cell table:formula="of:=PRODUCT([.J17:.J20])" office:value-type="float" office:value="16621456" calcext:value-type="float">
            <text:p>16621456</text:p>
          </table:table-cell>
          <table:table-cell table:formula="of:=PRODUCT([.K17:.K20])" office:value-type="float" office:value="11525976" calcext:value-type="float">
            <text:p>11525976</text:p>
          </table:table-cell>
          <table:table-cell table:formula="of:=PRODUCT([.L17:.L20])" office:value-type="float" office:value="4232736" calcext:value-type="float">
            <text:p>4232736</text:p>
          </table:table-cell>
          <table:table-cell table:formula="of:=PRODUCT([.M17:.M20])" office:value-type="float" office:value="1920768" calcext:value-type="float">
            <text:p>1920768</text:p>
          </table:table-cell>
          <table:table-cell table:formula="of:=PRODUCT([.N17:.N20])" office:value-type="float" office:value="11397236" calcext:value-type="float">
            <text:p>11397236</text:p>
          </table:table-cell>
          <table:table-cell table:formula="of:=PRODUCT([.O17:.O20])" office:value-type="float" office:value="7206732" calcext:value-type="float">
            <text:p>7206732</text:p>
          </table:table-cell>
          <table:table-cell table:formula="of:=PRODUCT([.P17:.P20])" office:value-type="float" office:value="43520" calcext:value-type="float">
            <text:p>43520</text:p>
          </table:table-cell>
          <table:table-cell table:formula="of:=PRODUCT([.Q17:.Q20])" office:value-type="float" office:value="6059120" calcext:value-type="float">
            <text:p>6059120</text:p>
          </table:table-cell>
          <table:table-cell table:style-name="ce2" table:formula="of:=PRODUCT([.R17:.R20])" office:value-type="float" office:value="268584" calcext:value-type="float">
            <text:p>268584</text:p>
          </table:table-cell>
          <table:table-cell table:style-name="ce2" table:formula="of:=PRODUCT([.S17:.S20])" office:value-type="float" office:value="916560" calcext:value-type="float">
            <text:p>916560</text:p>
          </table:table-cell>
          <table:table-cell table:style-name="ce2" table:formula="of:=PRODUCT([.T17:.T20])" office:value-type="float" office:value="1492992" calcext:value-type="float">
            <text:p>1492992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5" table:formula="of:=MAX([.B57:.B76])" office:value-type="float" office:value="4540536" calcext:value-type="float">
            <text:p>4540536</text:p>
          </table:table-cell>
          <table:table-cell table:style-name="ce5" table:formula="of:=MAX([.C57:.C76])" office:value-type="float" office:value="14808780" calcext:value-type="float">
            <text:p>14808780</text:p>
          </table:table-cell>
          <table:table-cell table:style-name="ce5" table:formula="of:=MAX([.D57:.D76])" office:value-type="float" office:value="6414210" calcext:value-type="float">
            <text:p>6414210</text:p>
          </table:table-cell>
          <table:table-cell table:style-name="ce5" table:formula="of:=MAX([.E57:.E76])" office:value-type="float" office:value="35845044" calcext:value-type="float">
            <text:p>35845044</text:p>
          </table:table-cell>
          <table:table-cell table:style-name="ce5" table:formula="of:=MAX([.F57:.F76])" office:value-type="float" office:value="17712864" calcext:value-type="float">
            <text:p>17712864</text:p>
          </table:table-cell>
          <table:table-cell table:style-name="ce5" table:formula="of:=MAX([.G57:.G76])" office:value-type="float" office:value="25723980" calcext:value-type="float">
            <text:p>25723980</text:p>
          </table:table-cell>
          <table:table-cell table:style-name="ce5" table:formula="of:=MAX([.H57:.H76])" office:value-type="float" office:value="12837627" calcext:value-type="float">
            <text:p>12837627</text:p>
          </table:table-cell>
          <table:table-cell table:style-name="ce5" table:formula="of:=MAX([.I57:.I76])" office:value-type="float" office:value="6178914" calcext:value-type="float">
            <text:p>6178914</text:p>
          </table:table-cell>
          <table:table-cell table:style-name="ce5" table:formula="of:=MAX([.J57:.J76])" office:value-type="float" office:value="15785820" calcext:value-type="float">
            <text:p>15785820</text:p>
          </table:table-cell>
          <table:table-cell table:style-name="ce5" table:formula="of:=MAX([.K57:.K76])" office:value-type="float" office:value="30618244" calcext:value-type="float">
            <text:p>30618244</text:p>
          </table:table-cell>
          <table:table-cell table:style-name="ce5" table:formula="of:=MAX([.L57:.L76])" office:value-type="float" office:value="20304768" calcext:value-type="float">
            <text:p>20304768</text:p>
          </table:table-cell>
          <table:table-cell table:style-name="ce5" table:formula="of:=MAX([.M57:.M76])" office:value-type="float" office:value="10802142" calcext:value-type="float">
            <text:p>10802142</text:p>
          </table:table-cell>
          <table:table-cell table:style-name="ce5" table:formula="of:=MAX([.N57:.N76])" office:value-type="float" office:value="27832896" calcext:value-type="float">
            <text:p>27832896</text:p>
          </table:table-cell>
          <table:table-cell table:style-name="ce5" table:formula="of:=MAX([.O57:.O76])" office:value-type="float" office:value="14577860" calcext:value-type="float">
            <text:p>14577860</text:p>
          </table:table-cell>
          <table:table-cell table:style-name="ce5" table:formula="of:=MAX([.P57:.P76])" office:value-type="float" office:value="13171200" calcext:value-type="float">
            <text:p>13171200</text:p>
          </table:table-cell>
          <table:table-cell table:style-name="ce5" table:formula="of:=MAX([.Q57:.Q76])" office:value-type="float" office:value="51267216" calcext:value-type="float">
            <text:p>51267216</text:p>
          </table:table-cell>
          <table:table-cell table:style-name="ce5" table:formula="of:=MAX([.R57:.R76])" office:value-type="float" office:value="6153840" calcext:value-type="float">
            <text:p>6153840</text:p>
          </table:table-cell>
          <table:table-cell table:style-name="ce5" table:formula="of:=MAX([.S57:.S76])" office:value-type="float" office:value="13855698" calcext:value-type="float">
            <text:p>13855698</text:p>
          </table:table-cell>
          <table:table-cell table:style-name="ce5" table:formula="of:=MAX([.T57:.T76])" office:value-type="float" office:value="21710920" calcext:value-type="float">
            <text:p>21710920</text:p>
          </table:table-cell>
          <table:table-cell table:style-name="ce5" table:formula="of:=MAX([.U57:.U76])" office:value-type="float" office:value="35868960" calcext:value-type="float">
            <text:p>3586896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5" table:formula="of:=MIN([.B57:.B76])" office:value-type="float" office:value="1600" calcext:value-type="float">
            <text:p>1600</text:p>
          </table:table-cell>
          <table:table-cell table:style-name="ce5" table:formula="of:=MIN([.C57:.C76])" office:value-type="float" office:value="336140" calcext:value-type="float">
            <text:p>336140</text:p>
          </table:table-cell>
          <table:table-cell table:style-name="ce5" table:formula="of:=MIN([.D57:.D76])" office:value-type="float" office:value="0" calcext:value-type="float">
            <text:p>0</text:p>
          </table:table-cell>
          <table:table-cell table:style-name="ce5" table:formula="of:=MIN([.E57:.E76])" office:value-type="float" office:value="52920" calcext:value-type="float">
            <text:p>52920</text:p>
          </table:table-cell>
          <table:table-cell table:style-name="ce5" table:formula="of:=MIN([.F57:.F76])" office:value-type="float" office:value="142120" calcext:value-type="float">
            <text:p>142120</text:p>
          </table:table-cell>
          <table:table-cell table:style-name="ce5" table:formula="of:=MIN([.G57:.G76])" office:value-type="float" office:value="0" calcext:value-type="float">
            <text:p>0</text:p>
          </table:table-cell>
          <table:table-cell table:style-name="ce5" table:formula="of:=MIN([.H57:.H76])" office:value-type="float" office:value="0" calcext:value-type="float">
            <text:p>0</text:p>
          </table:table-cell>
          <table:table-cell table:style-name="ce5" table:formula="of:=MIN([.I57:.I76])" office:value-type="float" office:value="10400" calcext:value-type="float">
            <text:p>10400</text:p>
          </table:table-cell>
          <table:table-cell table:style-name="ce5" table:formula="of:=MIN([.J57:.J76])" office:value-type="float" office:value="0" calcext:value-type="float">
            <text:p>0</text:p>
          </table:table-cell>
          <table:table-cell table:style-name="ce5" table:formula="of:=MIN([.K57:.K76])" office:value-type="float" office:value="1831410" calcext:value-type="float">
            <text:p>1831410</text:p>
          </table:table-cell>
          <table:table-cell table:style-name="ce5" table:formula="of:=MIN([.L57:.L76])" office:value-type="float" office:value="184960" calcext:value-type="float">
            <text:p>184960</text:p>
          </table:table-cell>
          <table:table-cell table:style-name="ce5" table:formula="of:=MIN([.M57:.M76])" office:value-type="float" office:value="369408" calcext:value-type="float">
            <text:p>369408</text:p>
          </table:table-cell>
          <table:table-cell table:style-name="ce5" table:formula="of:=MIN([.N57:.N76])" office:value-type="float" office:value="0" calcext:value-type="float">
            <text:p>0</text:p>
          </table:table-cell>
          <table:table-cell table:style-name="ce5" table:formula="of:=MIN([.O57:.O76])" office:value-type="float" office:value="622080" calcext:value-type="float">
            <text:p>622080</text:p>
          </table:table-cell>
          <table:table-cell table:style-name="ce5" table:formula="of:=MIN([.P57:.P76])" office:value-type="float" office:value="111384" calcext:value-type="float">
            <text:p>111384</text:p>
          </table:table-cell>
          <table:table-cell table:style-name="ce5" table:formula="of:=MIN([.Q57:.Q76])" office:value-type="float" office:value="43520" calcext:value-type="float">
            <text:p>43520</text:p>
          </table:table-cell>
          <table:table-cell table:style-name="ce5" table:formula="of:=MIN([.R57:.R76])" office:value-type="float" office:value="66096" calcext:value-type="float">
            <text:p>66096</text:p>
          </table:table-cell>
          <table:table-cell table:style-name="ce5" table:formula="of:=MIN([.S57:.S76])" office:value-type="float" office:value="14586" calcext:value-type="float">
            <text:p>14586</text:p>
          </table:table-cell>
          <table:table-cell table:style-name="ce5" table:formula="of:=MIN([.T57:.T76])" office:value-type="float" office:value="202176" calcext:value-type="float">
            <text:p>202176</text:p>
          </table:table-cell>
          <table:table-cell table:style-name="ce5" table:formula="of:=MIN([.U57:.U76]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max(Vertical)</text:p>
          </table:table-cell>
          <table:table-cell table:formula="of:=MAX([.B77:.U77])" office:value-type="float" office:value="51267216" calcext:value-type="float">
            <text:p>51267216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office:value-type="string" calcext:value-type="string">
            <text:p>min(Vertical)</text:p>
          </table:table-cell>
          <table:table-cell table:formula="of:=MIN([.B78:.U78])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Diagonal 1</text:p>
          </table:table-cell>
          <table:table-cell table:formula="of:=PRODUCT([.A1];[.B2];[.C3];[.D4])" office:value-type="float" office:value="279496" calcext:value-type="float">
            <text:p>279496</text:p>
          </table:table-cell>
          <table:table-cell table:formula="of:=PRODUCT([.B1];[.C2];[.D3];[.E4])" office:value-type="float" office:value="57816" calcext:value-type="float">
            <text:p>57816</text:p>
          </table:table-cell>
          <table:table-cell table:formula="of:=PRODUCT([.C1];[.D2];[.E3];[.F4])" office:value-type="float" office:value="2904000" calcext:value-type="float">
            <text:p>2904000</text:p>
          </table:table-cell>
          <table:table-cell table:formula="of:=PRODUCT([.D1];[.E2];[.F3];[.G4])" office:value-type="float" office:value="1432981" calcext:value-type="float">
            <text:p>1432981</text:p>
          </table:table-cell>
          <table:table-cell table:formula="of:=PRODUCT([.E1];[.F2];[.G3];[.H4])" office:value-type="float" office:value="1809864" calcext:value-type="float">
            <text:p>1809864</text:p>
          </table:table-cell>
          <table:table-cell table:formula="of:=PRODUCT([.F1];[.G2];[.H3];[.I4])" office:value-type="float" office:value="540270" calcext:value-type="float">
            <text:p>540270</text:p>
          </table:table-cell>
          <table:table-cell table:formula="of:=PRODUCT([.G1];[.H2];[.I3];[.J4])" office:value-type="float" office:value="0" calcext:value-type="float">
            <text:p>0</text:p>
          </table:table-cell>
          <table:table-cell table:formula="of:=PRODUCT([.H1];[.I2];[.J3];[.K4])" office:value-type="float" office:value="11587200" calcext:value-type="float">
            <text:p>11587200</text:p>
          </table:table-cell>
          <table:table-cell table:formula="of:=PRODUCT([.I1];[.J2];[.K3];[.L4])" office:value-type="float" office:value="0" calcext:value-type="float">
            <text:p>0</text:p>
          </table:table-cell>
          <table:table-cell table:formula="of:=PRODUCT([.J1];[.K2];[.L3];[.M4])" office:value-type="float" office:value="85425" calcext:value-type="float">
            <text:p>85425</text:p>
          </table:table-cell>
          <table:table-cell table:formula="of:=PRODUCT([.K1];[.L2];[.M3];[.N4])" office:value-type="float" office:value="271360" calcext:value-type="float">
            <text:p>271360</text:p>
          </table:table-cell>
          <table:table-cell table:formula="of:=PRODUCT([.L1];[.M2];[.N3];[.O4])" office:value-type="float" office:value="2414720" calcext:value-type="float">
            <text:p>2414720</text:p>
          </table:table-cell>
          <table:table-cell table:formula="of:=PRODUCT([.M1];[.N2];[.O3];[.P4])" office:value-type="float" office:value="641130" calcext:value-type="float">
            <text:p>641130</text:p>
          </table:table-cell>
          <table:table-cell table:formula="of:=PRODUCT([.N1];[.O2];[.P3];[.Q4])" office:value-type="float" office:value="597402" calcext:value-type="float">
            <text:p>597402</text:p>
          </table:table-cell>
          <table:table-cell table:formula="of:=PRODUCT([.O1];[.P2];[.Q3];[.R4])" office:value-type="float" office:value="244608" calcext:value-type="float">
            <text:p>244608</text:p>
          </table:table-cell>
          <table:table-cell table:formula="of:=PRODUCT([.P1];[.Q2];[.R3];[.S4])" office:value-type="float" office:value="22464" calcext:value-type="float">
            <text:p>22464</text:p>
          </table:table-cell>
          <table:table-cell table:formula="of:=PRODUCT([.Q1];[.R2];[.S3];[.T4])" office:value-type="float" office:value="9172800" calcext:value-type="float">
            <text:p>917280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2];[.B3];[.C4];[.D5])" office:value-type="float" office:value="16194745" calcext:value-type="float">
            <text:p>16194745</text:p>
          </table:table-cell>
          <table:table-cell table:formula="of:=PRODUCT([.B2];[.C3];[.D4];[.E5])" office:value-type="float" office:value="1781787" calcext:value-type="float">
            <text:p>1781787</text:p>
          </table:table-cell>
          <table:table-cell table:formula="of:=PRODUCT([.C2];[.D3];[.E4];[.F5])" office:value-type="float" office:value="1936836" calcext:value-type="float">
            <text:p>1936836</text:p>
          </table:table-cell>
          <table:table-cell table:formula="of:=PRODUCT([.D2];[.E3];[.F4];[.G5])" office:value-type="float" office:value="8316000" calcext:value-type="float">
            <text:p>8316000</text:p>
          </table:table-cell>
          <table:table-cell table:formula="of:=PRODUCT([.E2];[.F3];[.G4];[.H5])" office:value-type="float" office:value="1314797" calcext:value-type="float">
            <text:p>1314797</text:p>
          </table:table-cell>
          <table:table-cell table:formula="of:=PRODUCT([.F2];[.G3];[.H4];[.I5])" office:value-type="float" office:value="1952748" calcext:value-type="float">
            <text:p>1952748</text:p>
          </table:table-cell>
          <table:table-cell table:formula="of:=PRODUCT([.G2];[.H3];[.I4];[.J5])" office:value-type="float" office:value="3313656" calcext:value-type="float">
            <text:p>3313656</text:p>
          </table:table-cell>
          <table:table-cell table:formula="of:=PRODUCT([.H2];[.I3];[.J4];[.K5])" office:value-type="float" office:value="4580064" calcext:value-type="float">
            <text:p>4580064</text:p>
          </table:table-cell>
          <table:table-cell table:formula="of:=PRODUCT([.I2];[.J3];[.K4];[.L5])" office:value-type="float" office:value="15642720" calcext:value-type="float">
            <text:p>15642720</text:p>
          </table:table-cell>
          <table:table-cell table:formula="of:=PRODUCT([.J2];[.K3];[.L4];[.M5])" office:value-type="float" office:value="4287360" calcext:value-type="float">
            <text:p>4287360</text:p>
          </table:table-cell>
          <table:table-cell table:formula="of:=PRODUCT([.K2];[.L3];[.M4];[.N5])" office:value-type="float" office:value="45560" calcext:value-type="float">
            <text:p>45560</text:p>
          </table:table-cell>
          <table:table-cell table:formula="of:=PRODUCT([.L2];[.M3];[.N4];[.O5])" office:value-type="float" office:value="2713600" calcext:value-type="float">
            <text:p>2713600</text:p>
          </table:table-cell>
          <table:table-cell table:formula="of:=PRODUCT([.M2];[.N3];[.O4];[.P5])" office:value-type="float" office:value="13522432" calcext:value-type="float">
            <text:p>13522432</text:p>
          </table:table-cell>
          <table:table-cell table:formula="of:=PRODUCT([.N2];[.O3];[.P4];[.Q5])" office:value-type="float" office:value="6044940" calcext:value-type="float">
            <text:p>6044940</text:p>
          </table:table-cell>
          <table:table-cell table:formula="of:=PRODUCT([.O2];[.P3];[.Q4];[.R5])" office:value-type="float" office:value="252747" calcext:value-type="float">
            <text:p>252747</text:p>
          </table:table-cell>
          <table:table-cell table:formula="of:=PRODUCT([.P2];[.Q3];[.R4];[.S5])" office:value-type="float" office:value="61152" calcext:value-type="float">
            <text:p>61152</text:p>
          </table:table-cell>
          <table:table-cell table:formula="of:=PRODUCT([.Q2];[.R3];[.S4];[.T5])" office:value-type="float" office:value="149760" calcext:value-type="float">
            <text:p>14976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3];[.B4];[.C5];[.D6])" office:value-type="float" office:value="5443200" calcext:value-type="float">
            <text:p>5443200</text:p>
          </table:table-cell>
          <table:table-cell table:formula="of:=PRODUCT([.B3];[.C4];[.D5];[.E6])" office:value-type="float" office:value="32719995" calcext:value-type="float">
            <text:p>32719995</text:p>
          </table:table-cell>
          <table:table-cell table:formula="of:=PRODUCT([.C3];[.D4];[.E5];[.F6])" office:value-type="float" office:value="109089" calcext:value-type="float">
            <text:p>109089</text:p>
          </table:table-cell>
          <table:table-cell table:formula="of:=PRODUCT([.D3];[.E4];[.F5];[.G6])" office:value-type="float" office:value="880380" calcext:value-type="float">
            <text:p>880380</text:p>
          </table:table-cell>
          <table:table-cell table:formula="of:=PRODUCT([.E3];[.F4];[.G5];[.H6])" office:value-type="float" office:value="415800" calcext:value-type="float">
            <text:p>415800</text:p>
          </table:table-cell>
          <table:table-cell table:formula="of:=PRODUCT([.F3];[.G4];[.H5];[.I6])" office:value-type="float" office:value="3403004" calcext:value-type="float">
            <text:p>3403004</text:p>
          </table:table-cell>
          <table:table-cell table:formula="of:=PRODUCT([.G3];[.H4];[.I5];[.J6])" office:value-type="float" office:value="1808100" calcext:value-type="float">
            <text:p>1808100</text:p>
          </table:table-cell>
          <table:table-cell table:formula="of:=PRODUCT([.H3];[.I4];[.J5];[.K6])" office:value-type="float" office:value="6075036" calcext:value-type="float">
            <text:p>6075036</text:p>
          </table:table-cell>
          <table:table-cell table:formula="of:=PRODUCT([.I3];[.J4];[.K5];[.L6])" office:value-type="float" office:value="4258656" calcext:value-type="float">
            <text:p>4258656</text:p>
          </table:table-cell>
          <table:table-cell table:formula="of:=PRODUCT([.J3];[.K4];[.L5];[.M6])" office:value-type="float" office:value="20335536" calcext:value-type="float">
            <text:p>20335536</text:p>
          </table:table-cell>
          <table:table-cell table:formula="of:=PRODUCT([.K3];[.L4];[.M5];[.N6])" office:value-type="float" office:value="1774080" calcext:value-type="float">
            <text:p>1774080</text:p>
          </table:table-cell>
          <table:table-cell table:formula="of:=PRODUCT([.L3];[.M4];[.N5];[.O6])" office:value-type="float" office:value="225120" calcext:value-type="float">
            <text:p>225120</text:p>
          </table:table-cell>
          <table:table-cell table:formula="of:=PRODUCT([.M3];[.N4];[.O5];[.P6])" office:value-type="float" office:value="1356800" calcext:value-type="float">
            <text:p>1356800</text:p>
          </table:table-cell>
          <table:table-cell table:formula="of:=PRODUCT([.N3];[.O4];[.P5];[.Q6])" office:value-type="float" office:value="4829440" calcext:value-type="float">
            <text:p>4829440</text:p>
          </table:table-cell>
          <table:table-cell table:formula="of:=PRODUCT([.O3];[.P4];[.Q5];[.R6])" office:value-type="float" office:value="2389860" calcext:value-type="float">
            <text:p>2389860</text:p>
          </table:table-cell>
          <table:table-cell table:formula="of:=PRODUCT([.P3];[.Q4];[.R5];[.S6])" office:value-type="float" office:value="43956" calcext:value-type="float">
            <text:p>43956</text:p>
          </table:table-cell>
          <table:table-cell table:formula="of:=PRODUCT([.Q3];[.R4];[.S5];[.T6])" office:value-type="float" office:value="63700" calcext:value-type="float">
            <text:p>6370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4];[.B5];[.C6];[.D7])" office:value-type="float" office:value="1444352" calcext:value-type="float">
            <text:p>1444352</text:p>
          </table:table-cell>
          <table:table-cell table:formula="of:=PRODUCT([.B4];[.C5];[.D6];[.E7])" office:value-type="float" office:value="4300800" calcext:value-type="float">
            <text:p>4300800</text:p>
          </table:table-cell>
          <table:table-cell table:formula="of:=PRODUCT([.C4];[.D5];[.E6];[.F7])" office:value-type="float" office:value="15358365" calcext:value-type="float">
            <text:p>15358365</text:p>
          </table:table-cell>
          <table:table-cell table:formula="of:=PRODUCT([.D4];[.E5];[.F6];[.G7])" office:value-type="float" office:value="235773" calcext:value-type="float">
            <text:p>235773</text:p>
          </table:table-cell>
          <table:table-cell table:formula="of:=PRODUCT([.E4];[.F5];[.G6];[.H7])" office:value-type="float" office:value="120600" calcext:value-type="float">
            <text:p>120600</text:p>
          </table:table-cell>
          <table:table-cell table:formula="of:=PRODUCT([.F4];[.G5];[.H6];[.I7])" office:value-type="float" office:value="196560" calcext:value-type="float">
            <text:p>196560</text:p>
          </table:table-cell>
          <table:table-cell table:formula="of:=PRODUCT([.G4];[.H5];[.I6];[.J7])" office:value-type="float" office:value="1636888" calcext:value-type="float">
            <text:p>1636888</text:p>
          </table:table-cell>
          <table:table-cell table:formula="of:=PRODUCT([.H4];[.I5];[.J6];[.K7])" office:value-type="float" office:value="5166000" calcext:value-type="float">
            <text:p>5166000</text:p>
          </table:table-cell>
          <table:table-cell table:formula="of:=PRODUCT([.I4];[.J5];[.K6];[.L7])" office:value-type="float" office:value="14035428" calcext:value-type="float">
            <text:p>14035428</text:p>
          </table:table-cell>
          <table:table-cell table:formula="of:=PRODUCT([.J4];[.K5];[.L6];[.M7])" office:value-type="float" office:value="2701728" calcext:value-type="float">
            <text:p>2701728</text:p>
          </table:table-cell>
          <table:table-cell table:formula="of:=PRODUCT([.K4];[.L5];[.M6];[.N7])" office:value-type="float" office:value="15466464" calcext:value-type="float">
            <text:p>15466464</text:p>
          </table:table-cell>
          <table:table-cell table:formula="of:=PRODUCT([.L4];[.M5];[.N6];[.O7])" office:value-type="float" office:value="3104640" calcext:value-type="float">
            <text:p>3104640</text:p>
          </table:table-cell>
          <table:table-cell table:formula="of:=PRODUCT([.M4];[.N5];[.O6];[.P7])" office:value-type="float" office:value="221760" calcext:value-type="float">
            <text:p>221760</text:p>
          </table:table-cell>
          <table:table-cell table:formula="of:=PRODUCT([.N4];[.O5];[.P6];[.Q7])" office:value-type="float" office:value="460800" calcext:value-type="float">
            <text:p>460800</text:p>
          </table:table-cell>
          <table:table-cell table:formula="of:=PRODUCT([.O4];[.P5];[.Q6];[.R7])" office:value-type="float" office:value="2085440" calcext:value-type="float">
            <text:p>2085440</text:p>
          </table:table-cell>
          <table:table-cell table:formula="of:=PRODUCT([.P4];[.Q5];[.R6];[.S7])" office:value-type="float" office:value="5098368" calcext:value-type="float">
            <text:p>5098368</text:p>
          </table:table-cell>
          <table:table-cell table:formula="of:=PRODUCT([.Q4];[.R5];[.S6];[.T7])" office:value-type="float" office:value="1025640" calcext:value-type="float">
            <text:p>102564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5];[.B6];[.C7];[.D8])" office:value-type="float" office:value="5695272" calcext:value-type="float">
            <text:p>5695272</text:p>
          </table:table-cell>
          <table:table-cell table:formula="of:=PRODUCT([.B5];[.C6];[.D7];[.E8])" office:value-type="float" office:value="55552" calcext:value-type="float">
            <text:p>55552</text:p>
          </table:table-cell>
          <table:table-cell table:formula="of:=PRODUCT([.C5];[.D6];[.E7];[.F8])" office:value-type="float" office:value="3809280" calcext:value-type="float">
            <text:p>3809280</text:p>
          </table:table-cell>
          <table:table-cell table:formula="of:=PRODUCT([.D5];[.E6];[.F7];[.G8])" office:value-type="float" office:value="1940004" calcext:value-type="float">
            <text:p>1940004</text:p>
          </table:table-cell>
          <table:table-cell table:formula="of:=PRODUCT([.E5];[.F6];[.G7];[.H8])" office:value-type="float" office:value="205020" calcext:value-type="float">
            <text:p>205020</text:p>
          </table:table-cell>
          <table:table-cell table:formula="of:=PRODUCT([.F5];[.G6];[.H7];[.I8])" office:value-type="float" office:value="2864250" calcext:value-type="float">
            <text:p>2864250</text:p>
          </table:table-cell>
          <table:table-cell table:formula="of:=PRODUCT([.G5];[.H6];[.I7];[.J8])" office:value-type="float" office:value="206388" calcext:value-type="float">
            <text:p>206388</text:p>
          </table:table-cell>
          <table:table-cell table:formula="of:=PRODUCT([.H5];[.I6];[.J7];[.K8])" office:value-type="float" office:value="13987952" calcext:value-type="float">
            <text:p>13987952</text:p>
          </table:table-cell>
          <table:table-cell table:formula="of:=PRODUCT([.I5];[.J6];[.K7];[.L8])" office:value-type="float" office:value="4797000" calcext:value-type="float">
            <text:p>4797000</text:p>
          </table:table-cell>
          <table:table-cell table:formula="of:=PRODUCT([.J5];[.K6];[.L7];[.M8])" office:value-type="float" office:value="12814956" calcext:value-type="float">
            <text:p>12814956</text:p>
          </table:table-cell>
          <table:table-cell table:formula="of:=PRODUCT([.K5];[.L6];[.M7];[.N8])" office:value-type="float" office:value="900576" calcext:value-type="float">
            <text:p>900576</text:p>
          </table:table-cell>
          <table:table-cell table:formula="of:=PRODUCT([.L5];[.M6];[.N7];[.O8])" office:value-type="float" office:value="9097920" calcext:value-type="float">
            <text:p>9097920</text:p>
          </table:table-cell>
          <table:table-cell table:formula="of:=PRODUCT([.M5];[.N6];[.O7];[.P8])" office:value-type="float" office:value="5045040" calcext:value-type="float">
            <text:p>5045040</text:p>
          </table:table-cell>
          <table:table-cell table:formula="of:=PRODUCT([.N5];[.O6];[.P7];[.Q8])" office:value-type="float" office:value="14636160" calcext:value-type="float">
            <text:p>14636160</text:p>
          </table:table-cell>
          <table:table-cell table:formula="of:=PRODUCT([.O5];[.P6];[.Q7];[.R8])" office:value-type="float" office:value="705600" calcext:value-type="float">
            <text:p>705600</text:p>
          </table:table-cell>
          <table:table-cell table:formula="of:=PRODUCT([.P5];[.Q6];[.R7];[.S8])" office:value-type="float" office:value="3500560" calcext:value-type="float">
            <text:p>3500560</text:p>
          </table:table-cell>
          <table:table-cell table:formula="of:=PRODUCT([.Q5];[.R6];[.S7];[.T8])" office:value-type="float" office:value="1507968" calcext:value-type="float">
            <text:p>150796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6];[.B7];[.C8];[.D9])" office:value-type="float" office:value="235200" calcext:value-type="float">
            <text:p>235200</text:p>
          </table:table-cell>
          <table:table-cell table:formula="of:=PRODUCT([.B6];[.C7];[.D8];[.E9])" office:value-type="float" office:value="17085816" calcext:value-type="float">
            <text:p>17085816</text:p>
          </table:table-cell>
          <table:table-cell table:formula="of:=PRODUCT([.C6];[.D7];[.E8];[.F9])" office:value-type="float" office:value="130816" calcext:value-type="float">
            <text:p>130816</text:p>
          </table:table-cell>
          <table:table-cell table:formula="of:=PRODUCT([.D6];[.E7];[.F8];[.G9])" office:value-type="float" office:value="23569920" calcext:value-type="float">
            <text:p>23569920</text:p>
          </table:table-cell>
          <table:table-cell table:formula="of:=PRODUCT([.E6];[.F7];[.G8];[.H9])" office:value-type="float" office:value="710424" calcext:value-type="float">
            <text:p>710424</text:p>
          </table:table-cell>
          <table:table-cell table:formula="of:=PRODUCT([.F6];[.G7];[.H8];[.I9])" office:value-type="float" office:value="389940" calcext:value-type="float">
            <text:p>389940</text:p>
          </table:table-cell>
          <table:table-cell table:formula="of:=PRODUCT([.G6];[.H7];[.I8];[.J9])" office:value-type="float" office:value="726750" calcext:value-type="float">
            <text:p>726750</text:p>
          </table:table-cell>
          <table:table-cell table:formula="of:=PRODUCT([.H6];[.I7];[.J8];[.K9])" office:value-type="float" office:value="255528" calcext:value-type="float">
            <text:p>255528</text:p>
          </table:table-cell>
          <table:table-cell table:formula="of:=PRODUCT([.I6];[.J7];[.K8];[.L9])" office:value-type="float" office:value="12259104" calcext:value-type="float">
            <text:p>12259104</text:p>
          </table:table-cell>
          <table:table-cell table:formula="of:=PRODUCT([.J6];[.K7];[.L8];[.M9])" office:value-type="float" office:value="11232000" calcext:value-type="float">
            <text:p>11232000</text:p>
          </table:table-cell>
          <table:table-cell table:formula="of:=PRODUCT([.K6];[.L7];[.M8];[.N9])" office:value-type="float" office:value="11561319" calcext:value-type="float">
            <text:p>11561319</text:p>
          </table:table-cell>
          <table:table-cell table:formula="of:=PRODUCT([.L6];[.M7];[.N8];[.O9])" office:value-type="float" office:value="350224" calcext:value-type="float">
            <text:p>350224</text:p>
          </table:table-cell>
          <table:table-cell table:formula="of:=PRODUCT([.M6];[.N7];[.O8];[.P9])" office:value-type="float" office:value="14826240" calcext:value-type="float">
            <text:p>14826240</text:p>
          </table:table-cell>
          <table:table-cell table:formula="of:=PRODUCT([.N6];[.O7];[.P8];[.Q9])" office:value-type="float" office:value="7796880" calcext:value-type="float">
            <text:p>7796880</text:p>
          </table:table-cell>
          <table:table-cell table:formula="of:=PRODUCT([.O6];[.P7];[.Q8];[.R9])" office:value-type="float" office:value="32565456" calcext:value-type="float">
            <text:p>32565456</text:p>
          </table:table-cell>
          <table:table-cell table:formula="of:=PRODUCT([.P6];[.Q7];[.R8];[.S9])" office:value-type="float" office:value="1111320" calcext:value-type="float">
            <text:p>1111320</text:p>
          </table:table-cell>
          <table:table-cell table:formula="of:=PRODUCT([.Q6];[.R7];[.S8];[.T9])" office:value-type="float" office:value="9001440" calcext:value-type="float">
            <text:p>900144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7];[.B8];[.C9];[.D10])" office:value-type="float" office:value="434304" calcext:value-type="float">
            <text:p>434304</text:p>
          </table:table-cell>
          <table:table-cell table:formula="of:=PRODUCT([.B7];[.C8];[.D9];[.E10])" office:value-type="float" office:value="735000" calcext:value-type="float">
            <text:p>735000</text:p>
          </table:table-cell>
          <table:table-cell table:formula="of:=PRODUCT([.C7];[.D8];[.E9];[.F10])" office:value-type="float" office:value="0" calcext:value-type="float">
            <text:p>0</text:p>
          </table:table-cell>
          <table:table-cell table:formula="of:=PRODUCT([.D7];[.E8];[.F9];[.G10])" office:value-type="float" office:value="310688" calcext:value-type="float">
            <text:p>310688</text:p>
          </table:table-cell>
          <table:table-cell table:formula="of:=PRODUCT([.E7];[.F8];[.G9];[.H10])" office:value-type="float" office:value="17284608" calcext:value-type="float">
            <text:p>17284608</text:p>
          </table:table-cell>
          <table:table-cell table:formula="of:=PRODUCT([.F7];[.G8];[.H9];[.I10])" office:value-type="float" office:value="143520" calcext:value-type="float">
            <text:p>143520</text:p>
          </table:table-cell>
          <table:table-cell table:formula="of:=PRODUCT([.G7];[.H8];[.I9];[.J10])" office:value-type="float" office:value="5849100" calcext:value-type="float">
            <text:p>5849100</text:p>
          </table:table-cell>
          <table:table-cell table:formula="of:=PRODUCT([.H7];[.I8];[.J9];[.K10])" office:value-type="float" office:value="565250" calcext:value-type="float">
            <text:p>565250</text:p>
          </table:table-cell>
          <table:table-cell table:formula="of:=PRODUCT([.I7];[.J8];[.K9];[.L10])" office:value-type="float" office:value="1788696" calcext:value-type="float">
            <text:p>1788696</text:p>
          </table:table-cell>
          <table:table-cell table:formula="of:=PRODUCT([.J7];[.K8];[.L9];[.M10])" office:value-type="float" office:value="0" calcext:value-type="float">
            <text:p>0</text:p>
          </table:table-cell>
          <table:table-cell table:formula="of:=PRODUCT([.K7];[.L8];[.M9];[.N10])" office:value-type="float" office:value="9135360" calcext:value-type="float">
            <text:p>9135360</text:p>
          </table:table-cell>
          <table:table-cell table:formula="of:=PRODUCT([.L7];[.M8];[.N9];[.O10])" office:value-type="float" office:value="11561319" calcext:value-type="float">
            <text:p>11561319</text:p>
          </table:table-cell>
          <table:table-cell table:formula="of:=PRODUCT([.M7];[.N8];[.O9];[.P10])" office:value-type="float" office:value="640976" calcext:value-type="float">
            <text:p>640976</text:p>
          </table:table-cell>
          <table:table-cell table:formula="of:=PRODUCT([.N7];[.O8];[.P9];[.Q10])" office:value-type="float" office:value="6462720" calcext:value-type="float">
            <text:p>6462720</text:p>
          </table:table-cell>
          <table:table-cell table:formula="of:=PRODUCT([.O7];[.P8];[.Q9];[.R10])" office:value-type="float" office:value="6713980" calcext:value-type="float">
            <text:p>6713980</text:p>
          </table:table-cell>
          <table:table-cell table:formula="of:=PRODUCT([.P7];[.Q8];[.R9];[.S10])" office:value-type="float" office:value="12793572" calcext:value-type="float">
            <text:p>12793572</text:p>
          </table:table-cell>
          <table:table-cell table:formula="of:=PRODUCT([.Q7];[.R8];[.S9];[.T10])" office:value-type="float" office:value="5278770" calcext:value-type="float">
            <text:p>527877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8];[.B9];[.C10];[.D11])" office:value-type="float" office:value="2373140" calcext:value-type="float">
            <text:p>2373140</text:p>
          </table:table-cell>
          <table:table-cell table:formula="of:=PRODUCT([.B8];[.C9];[.D10];[.E11])" office:value-type="float" office:value="298584" calcext:value-type="float">
            <text:p>298584</text:p>
          </table:table-cell>
          <table:table-cell table:formula="of:=PRODUCT([.C8];[.D9];[.E10];[.F11])" office:value-type="float" office:value="562500" calcext:value-type="float">
            <text:p>562500</text:p>
          </table:table-cell>
          <table:table-cell table:formula="of:=PRODUCT([.D8];[.E9];[.F10];[.G11])" office:value-type="float" office:value="0" calcext:value-type="float">
            <text:p>0</text:p>
          </table:table-cell>
          <table:table-cell table:formula="of:=PRODUCT([.E8];[.F9];[.G10];[.H11])" office:value-type="float" office:value="743432" calcext:value-type="float">
            <text:p>743432</text:p>
          </table:table-cell>
          <table:table-cell table:formula="of:=PRODUCT([.F8];[.G9];[.H10];[.I11])" office:value-type="float" office:value="4051080" calcext:value-type="float">
            <text:p>4051080</text:p>
          </table:table-cell>
          <table:table-cell table:formula="of:=PRODUCT([.G8];[.H9];[.I10];[.J11])" office:value-type="float" office:value="586560" calcext:value-type="float">
            <text:p>586560</text:p>
          </table:table-cell>
          <table:table-cell table:formula="of:=PRODUCT([.H8];[.I9];[.J10];[.K11])" office:value-type="float" office:value="261900" calcext:value-type="float">
            <text:p>261900</text:p>
          </table:table-cell>
          <table:table-cell table:formula="of:=PRODUCT([.I8];[.J9];[.K10];[.L11])" office:value-type="float" office:value="4522000" calcext:value-type="float">
            <text:p>4522000</text:p>
          </table:table-cell>
          <table:table-cell table:formula="of:=PRODUCT([.J8];[.K9];[.L10];[.M11])" office:value-type="float" office:value="275184" calcext:value-type="float">
            <text:p>275184</text:p>
          </table:table-cell>
          <table:table-cell table:formula="of:=PRODUCT([.K8];[.L9];[.M10];[.N11])" office:value-type="float" office:value="0" calcext:value-type="float">
            <text:p>0</text:p>
          </table:table-cell>
          <table:table-cell table:formula="of:=PRODUCT([.L8];[.M9];[.N10];[.O11])" office:value-type="float" office:value="3654144" calcext:value-type="float">
            <text:p>3654144</text:p>
          </table:table-cell>
          <table:table-cell table:formula="of:=PRODUCT([.M8];[.N9];[.O10];[.P11])" office:value-type="float" office:value="2415798" calcext:value-type="float">
            <text:p>2415798</text:p>
          </table:table-cell>
          <table:table-cell table:formula="of:=PRODUCT([.N8];[.O9];[.P10];[.Q11])" office:value-type="float" office:value="97776" calcext:value-type="float">
            <text:p>97776</text:p>
          </table:table-cell>
          <table:table-cell table:formula="of:=PRODUCT([.O8];[.P9];[.Q10];[.R11])" office:value-type="float" office:value="6343040" calcext:value-type="float">
            <text:p>6343040</text:p>
          </table:table-cell>
          <table:table-cell table:formula="of:=PRODUCT([.P8];[.Q9];[.R10];[.S11])" office:value-type="float" office:value="5371184" calcext:value-type="float">
            <text:p>5371184</text:p>
          </table:table-cell>
          <table:table-cell table:formula="of:=PRODUCT([.Q8];[.R9];[.S10];[.T11])" office:value-type="float" office:value="17833464" calcext:value-type="float">
            <text:p>1783346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9];[.B10];[.C11];[.D12])" office:value-type="float" office:value="1923264" calcext:value-type="float">
            <text:p>1923264</text:p>
          </table:table-cell>
          <table:table-cell table:formula="of:=PRODUCT([.B9];[.C10];[.D11];[.E12])" office:value-type="float" office:value="3400320" calcext:value-type="float">
            <text:p>3400320</text:p>
          </table:table-cell>
          <table:table-cell table:formula="of:=PRODUCT([.C9];[.D10];[.E11];[.F12])" office:value-type="float" office:value="401940" calcext:value-type="float">
            <text:p>401940</text:p>
          </table:table-cell>
          <table:table-cell table:formula="of:=PRODUCT([.D9];[.E10];[.F11];[.G12])" office:value-type="float" office:value="871875" calcext:value-type="float">
            <text:p>871875</text:p>
          </table:table-cell>
          <table:table-cell table:formula="of:=PRODUCT([.E9];[.F10];[.G11];[.H12])" office:value-type="float" office:value="0" calcext:value-type="float">
            <text:p>0</text:p>
          </table:table-cell>
          <table:table-cell table:formula="of:=PRODUCT([.F9];[.G10];[.H11];[.I12])" office:value-type="float" office:value="20444380" calcext:value-type="float">
            <text:p>20444380</text:p>
          </table:table-cell>
          <table:table-cell table:formula="of:=PRODUCT([.G9];[.H10];[.I11];[.J12])" office:value-type="float" office:value="3789720" calcext:value-type="float">
            <text:p>3789720</text:p>
          </table:table-cell>
          <table:table-cell table:formula="of:=PRODUCT([.H9];[.I10];[.J11];[.K12])" office:value-type="float" office:value="4301440" calcext:value-type="float">
            <text:p>4301440</text:p>
          </table:table-cell>
          <table:table-cell table:formula="of:=PRODUCT([.I9];[.J10];[.K11];[.L12])" office:value-type="float" office:value="314280" calcext:value-type="float">
            <text:p>314280</text:p>
          </table:table-cell>
          <table:table-cell table:formula="of:=PRODUCT([.J9];[.K10];[.L11];[.M12])" office:value-type="float" office:value="0" calcext:value-type="float">
            <text:p>0</text:p>
          </table:table-cell>
          <table:table-cell table:formula="of:=PRODUCT([.K9];[.L10];[.M11];[.N12])" office:value-type="float" office:value="74256" calcext:value-type="float">
            <text:p>74256</text:p>
          </table:table-cell>
          <table:table-cell table:formula="of:=PRODUCT([.L9];[.M10];[.N11];[.O12])" office:value-type="float" office:value="0" calcext:value-type="float">
            <text:p>0</text:p>
          </table:table-cell>
          <table:table-cell table:formula="of:=PRODUCT([.M9];[.N10];[.O11];[.P12])" office:value-type="float" office:value="2248704" calcext:value-type="float">
            <text:p>2248704</text:p>
          </table:table-cell>
          <table:table-cell table:formula="of:=PRODUCT([.N9];[.O10];[.P11];[.Q12])" office:value-type="float" office:value="1380456" calcext:value-type="float">
            <text:p>1380456</text:p>
          </table:table-cell>
          <table:table-cell table:formula="of:=PRODUCT([.O9];[.P10];[.Q11];[.R12])" office:value-type="float" office:value="354438" calcext:value-type="float">
            <text:p>354438</text:p>
          </table:table-cell>
          <table:table-cell table:formula="of:=PRODUCT([.P9];[.Q10];[.R11];[.S12])" office:value-type="float" office:value="13478960" calcext:value-type="float">
            <text:p>13478960</text:p>
          </table:table-cell>
          <table:table-cell table:formula="of:=PRODUCT([.Q9];[.R10];[.S11];[.T12])" office:value-type="float" office:value="3364368" calcext:value-type="float">
            <text:p>336436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0];[.B11];[.C12];[.D13])" office:value-type="float" office:value="85680" calcext:value-type="float">
            <text:p>85680</text:p>
          </table:table-cell>
          <table:table-cell table:formula="of:=PRODUCT([.B10];[.C11];[.D12];[.E13])" office:value-type="float" office:value="2804760" calcext:value-type="float">
            <text:p>2804760</text:p>
          </table:table-cell>
          <table:table-cell table:formula="of:=PRODUCT([.C10];[.D11];[.E12];[.F13])" office:value-type="float" office:value="4389504" calcext:value-type="float">
            <text:p>4389504</text:p>
          </table:table-cell>
          <table:table-cell table:formula="of:=PRODUCT([.D10];[.E11];[.F12];[.G13])" office:value-type="float" office:value="616770" calcext:value-type="float">
            <text:p>616770</text:p>
          </table:table-cell>
          <table:table-cell table:formula="of:=PRODUCT([.E10];[.F11];[.G12];[.H13])" office:value-type="float" office:value="1220625" calcext:value-type="float">
            <text:p>1220625</text:p>
          </table:table-cell>
          <table:table-cell table:formula="of:=PRODUCT([.F10];[.G11];[.H12];[.I13])" office:value-type="float" office:value="0" calcext:value-type="float">
            <text:p>0</text:p>
          </table:table-cell>
          <table:table-cell table:formula="of:=PRODUCT([.G10];[.H11];[.I12];[.J13])" office:value-type="float" office:value="12322640" calcext:value-type="float">
            <text:p>12322640</text:p>
          </table:table-cell>
          <table:table-cell table:formula="of:=PRODUCT([.H10];[.I11];[.J12];[.K13])" office:value-type="float" office:value="1684320" calcext:value-type="float">
            <text:p>1684320</text:p>
          </table:table-cell>
          <table:table-cell table:formula="of:=PRODUCT([.I10];[.J11];[.K12];[.L13])" office:value-type="float" office:value="6121280" calcext:value-type="float">
            <text:p>6121280</text:p>
          </table:table-cell>
          <table:table-cell table:formula="of:=PRODUCT([.J10];[.K11];[.L12];[.M13])" office:value-type="float" office:value="142560" calcext:value-type="float">
            <text:p>142560</text:p>
          </table:table-cell>
          <table:table-cell table:formula="of:=PRODUCT([.K10];[.L11];[.M12];[.N13])" office:value-type="float" office:value="0" calcext:value-type="float">
            <text:p>0</text:p>
          </table:table-cell>
          <table:table-cell table:formula="of:=PRODUCT([.L10];[.M11];[.N12];[.O13])" office:value-type="float" office:value="19992" calcext:value-type="float">
            <text:p>19992</text:p>
          </table:table-cell>
          <table:table-cell table:formula="of:=PRODUCT([.M10];[.N11];[.O12];[.P13])" office:value-type="float" office:value="0" calcext:value-type="float">
            <text:p>0</text:p>
          </table:table-cell>
          <table:table-cell table:formula="of:=PRODUCT([.N10];[.O11];[.P12];[.Q13])" office:value-type="float" office:value="1194624" calcext:value-type="float">
            <text:p>1194624</text:p>
          </table:table-cell>
          <table:table-cell table:formula="of:=PRODUCT([.O10];[.P11];[.Q12];[.R13])" office:value-type="float" office:value="898128" calcext:value-type="float">
            <text:p>898128</text:p>
          </table:table-cell>
          <table:table-cell table:formula="of:=PRODUCT([.P10];[.Q11];[.R12];[.S13])" office:value-type="float" office:value="430389" calcext:value-type="float">
            <text:p>430389</text:p>
          </table:table-cell>
          <table:table-cell table:formula="of:=PRODUCT([.Q10];[.R11];[.S12];[.T13])" office:value-type="float" office:value="8883860" calcext:value-type="float">
            <text:p>888386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1];[.B12];[.C13];[.D14])" office:value-type="float" office:value="0" calcext:value-type="float">
            <text:p>0</text:p>
          </table:table-cell>
          <table:table-cell table:formula="of:=PRODUCT([.B11];[.C12];[.D13];[.E14])" office:value-type="float" office:value="20400" calcext:value-type="float">
            <text:p>20400</text:p>
          </table:table-cell>
          <table:table-cell table:formula="of:=PRODUCT([.C11];[.D12];[.E13];[.F14])" office:value-type="float" office:value="7323540" calcext:value-type="float">
            <text:p>7323540</text:p>
          </table:table-cell>
          <table:table-cell table:formula="of:=PRODUCT([.D11];[.E12];[.F13];[.G14])" office:value-type="float" office:value="8969856" calcext:value-type="float">
            <text:p>8969856</text:p>
          </table:table-cell>
          <table:table-cell table:formula="of:=PRODUCT([.E11];[.F12];[.G13];[.H14])" office:value-type="float" office:value="4728570" calcext:value-type="float">
            <text:p>4728570</text:p>
          </table:table-cell>
          <table:table-cell table:formula="of:=PRODUCT([.F11];[.G12];[.H13];[.I14])" office:value-type="float" office:value="455700" calcext:value-type="float">
            <text:p>455700</text:p>
          </table:table-cell>
          <table:table-cell table:formula="of:=PRODUCT([.G11];[.H12];[.I13];[.J14])" office:value-type="float" office:value="531805" calcext:value-type="float">
            <text:p>531805</text:p>
          </table:table-cell>
          <table:table-cell table:formula="of:=PRODUCT([.H11];[.I12];[.J13];[.K14])" office:value-type="float" office:value="14916880" calcext:value-type="float">
            <text:p>14916880</text:p>
          </table:table-cell>
          <table:table-cell table:formula="of:=PRODUCT([.I11];[.J12];[.K13];[.L14])" office:value-type="float" office:value="497640" calcext:value-type="float">
            <text:p>497640</text:p>
          </table:table-cell>
          <table:table-cell table:formula="of:=PRODUCT([.J11];[.K12];[.L13];[.M14])" office:value-type="float" office:value="26321504" calcext:value-type="float">
            <text:p>26321504</text:p>
          </table:table-cell>
          <table:table-cell table:formula="of:=PRODUCT([.K11];[.L12];[.M13];[.N14])" office:value-type="float" office:value="164736" calcext:value-type="float">
            <text:p>164736</text:p>
          </table:table-cell>
          <table:table-cell table:formula="of:=PRODUCT([.L11];[.M12];[.N13];[.O14])" office:value-type="float" office:value="0" calcext:value-type="float">
            <text:p>0</text:p>
          </table:table-cell>
          <table:table-cell table:formula="of:=PRODUCT([.M11];[.N12];[.O13];[.P14])" office:value-type="float" office:value="109956" calcext:value-type="float">
            <text:p>109956</text:p>
          </table:table-cell>
          <table:table-cell table:formula="of:=PRODUCT([.N11];[.O12];[.P13];[.Q14])" office:value-type="float" office:value="776736" calcext:value-type="float">
            <text:p>776736</text:p>
          </table:table-cell>
          <table:table-cell table:formula="of:=PRODUCT([.O11];[.P12];[.Q13];[.R14])" office:value-type="float" office:value="1742976" calcext:value-type="float">
            <text:p>1742976</text:p>
          </table:table-cell>
          <table:table-cell table:formula="of:=PRODUCT([.P11];[.Q12];[.R13];[.S14])" office:value-type="float" office:value="1496880" calcext:value-type="float">
            <text:p>1496880</text:p>
          </table:table-cell>
          <table:table-cell table:formula="of:=PRODUCT([.Q11];[.R12];[.S13];[.T14])" office:value-type="float" office:value="177480" calcext:value-type="float">
            <text:p>17748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2];[.B13];[.C14];[.D15])" office:value-type="float" office:value="6023808" calcext:value-type="float">
            <text:p>6023808</text:p>
          </table:table-cell>
          <table:table-cell table:formula="of:=PRODUCT([.B12];[.C13];[.D14];[.E15])" office:value-type="float" office:value="0" calcext:value-type="float">
            <text:p>0</text:p>
          </table:table-cell>
          <table:table-cell table:formula="of:=PRODUCT([.C12];[.D13];[.E14];[.F15])" office:value-type="float" office:value="42000" calcext:value-type="float">
            <text:p>42000</text:p>
          </table:table-cell>
          <table:table-cell table:formula="of:=PRODUCT([.D12];[.E13];[.F14];[.G15])" office:value-type="float" office:value="13679820" calcext:value-type="float">
            <text:p>13679820</text:p>
          </table:table-cell>
          <table:table-cell table:formula="of:=PRODUCT([.E12];[.F13];[.G14];[.H15])" office:value-type="float" office:value="5125632" calcext:value-type="float">
            <text:p>5125632</text:p>
          </table:table-cell>
          <table:table-cell table:formula="of:=PRODUCT([.F12];[.G13];[.H14];[.I15])" office:value-type="float" office:value="1504545" calcext:value-type="float">
            <text:p>1504545</text:p>
          </table:table-cell>
          <table:table-cell table:formula="of:=PRODUCT([.G12];[.H13];[.I14];[.J15])" office:value-type="float" office:value="589372" calcext:value-type="float">
            <text:p>589372</text:p>
          </table:table-cell>
          <table:table-cell table:formula="of:=PRODUCT([.H12];[.I13];[.J14];[.K15])" office:value-type="float" office:value="977835" calcext:value-type="float">
            <text:p>977835</text:p>
          </table:table-cell>
          <table:table-cell table:formula="of:=PRODUCT([.I12];[.J13];[.K14];[.L15])" office:value-type="float" office:value="7124480" calcext:value-type="float">
            <text:p>7124480</text:p>
          </table:table-cell>
          <table:table-cell table:formula="of:=PRODUCT([.J12];[.K13];[.L14];[.M15])" office:value-type="float" office:value="530816" calcext:value-type="float">
            <text:p>530816</text:p>
          </table:table-cell>
          <table:table-cell table:formula="of:=PRODUCT([.K12];[.L13];[.M14];[.N15])" office:value-type="float" office:value="7280416" calcext:value-type="float">
            <text:p>7280416</text:p>
          </table:table-cell>
          <table:table-cell table:formula="of:=PRODUCT([.L12];[.M13];[.N14];[.O15])" office:value-type="float" office:value="1427712" calcext:value-type="float">
            <text:p>1427712</text:p>
          </table:table-cell>
          <table:table-cell table:formula="of:=PRODUCT([.M12];[.N13];[.O14];[.P15])" office:value-type="float" office:value="0" calcext:value-type="float">
            <text:p>0</text:p>
          </table:table-cell>
          <table:table-cell table:formula="of:=PRODUCT([.N12];[.O13];[.P14];[.Q15])" office:value-type="float" office:value="907137" calcext:value-type="float">
            <text:p>907137</text:p>
          </table:table-cell>
          <table:table-cell table:formula="of:=PRODUCT([.O12];[.P13];[.Q14];[.R15])" office:value-type="float" office:value="338256" calcext:value-type="float">
            <text:p>338256</text:p>
          </table:table-cell>
          <table:table-cell table:formula="of:=PRODUCT([.P12];[.Q13];[.R14];[.S15])" office:value-type="float" office:value="10675728" calcext:value-type="float">
            <text:p>10675728</text:p>
          </table:table-cell>
          <table:table-cell table:formula="of:=PRODUCT([.Q12];[.R13];[.S14];[.T15])" office:value-type="float" office:value="7056720" calcext:value-type="float">
            <text:p>705672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3];[.B14];[.C15];[.D16])" office:value-type="float" office:value="4788480" calcext:value-type="float">
            <text:p>4788480</text:p>
          </table:table-cell>
          <table:table-cell table:formula="of:=PRODUCT([.B13];[.C14];[.D15];[.E16])" office:value-type="float" office:value="21459816" calcext:value-type="float">
            <text:p>21459816</text:p>
          </table:table-cell>
          <table:table-cell table:formula="of:=PRODUCT([.C13];[.D14];[.E15];[.F16])" office:value-type="float" office:value="0" calcext:value-type="float">
            <text:p>0</text:p>
          </table:table-cell>
          <table:table-cell table:formula="of:=PRODUCT([.D13];[.E14];[.F15];[.G16])" office:value-type="float" office:value="168000" calcext:value-type="float">
            <text:p>168000</text:p>
          </table:table-cell>
          <table:table-cell table:formula="of:=PRODUCT([.E13];[.F14];[.G15];[.H16])" office:value-type="float" office:value="23451120" calcext:value-type="float">
            <text:p>23451120</text:p>
          </table:table-cell>
          <table:table-cell table:formula="of:=PRODUCT([.F13];[.G14];[.H15];[.I16])" office:value-type="float" office:value="160176" calcext:value-type="float">
            <text:p>160176</text:p>
          </table:table-cell>
          <table:table-cell table:formula="of:=PRODUCT([.G13];[.H14];[.I15];[.J16])" office:value-type="float" office:value="1977402" calcext:value-type="float">
            <text:p>1977402</text:p>
          </table:table-cell>
          <table:table-cell table:formula="of:=PRODUCT([.H13];[.I14];[.J15];[.K16])" office:value-type="float" office:value="627396" calcext:value-type="float">
            <text:p>627396</text:p>
          </table:table-cell>
          <table:table-cell table:formula="of:=PRODUCT([.I13];[.J14];[.K15];[.L16])" office:value-type="float" office:value="1393935" calcext:value-type="float">
            <text:p>1393935</text:p>
          </table:table-cell>
          <table:table-cell table:formula="of:=PRODUCT([.J13];[.K14];[.L15];[.M16])" office:value-type="float" office:value="5958656" calcext:value-type="float">
            <text:p>5958656</text:p>
          </table:table-cell>
          <table:table-cell table:formula="of:=PRODUCT([.K13];[.L14];[.M15];[.N16])" office:value-type="float" office:value="503360" calcext:value-type="float">
            <text:p>503360</text:p>
          </table:table-cell>
          <table:table-cell table:formula="of:=PRODUCT([.L13];[.M14];[.N15];[.O16])" office:value-type="float" office:value="992784" calcext:value-type="float">
            <text:p>992784</text:p>
          </table:table-cell>
          <table:table-cell table:formula="of:=PRODUCT([.M13];[.N14];[.O15];[.P16])" office:value-type="float" office:value="1903616" calcext:value-type="float">
            <text:p>1903616</text:p>
          </table:table-cell>
          <table:table-cell table:formula="of:=PRODUCT([.N13];[.O14];[.P15];[.Q16])" office:value-type="float" office:value="5076540" calcext:value-type="float">
            <text:p>5076540</text:p>
          </table:table-cell>
          <table:table-cell table:formula="of:=PRODUCT([.O13];[.P14];[.Q15];[.R16])" office:value-type="float" office:value="4962573" calcext:value-type="float">
            <text:p>4962573</text:p>
          </table:table-cell>
          <table:table-cell table:formula="of:=PRODUCT([.P13];[.Q14];[.R15];[.S16])" office:value-type="float" office:value="331992" calcext:value-type="float">
            <text:p>331992</text:p>
          </table:table-cell>
          <table:table-cell table:formula="of:=PRODUCT([.Q13];[.R14];[.S15];[.T16])" office:value-type="float" office:value="30692718" calcext:value-type="float">
            <text:p>3069271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4];[.B15];[.C16];[.D17])" office:value-type="float" office:value="4904432" calcext:value-type="float">
            <text:p>4904432</text:p>
          </table:table-cell>
          <table:table-cell table:formula="of:=PRODUCT([.B14];[.C15];[.D16];[.E17])" office:value-type="float" office:value="2115840" calcext:value-type="float">
            <text:p>2115840</text:p>
          </table:table-cell>
          <table:table-cell table:formula="of:=PRODUCT([.C14];[.D15];[.E16];[.F17])" office:value-type="float" office:value="9580275" calcext:value-type="float">
            <text:p>9580275</text:p>
          </table:table-cell>
          <table:table-cell table:formula="of:=PRODUCT([.D14];[.E15];[.F16];[.G17])" office:value-type="float" office:value="15949128" calcext:value-type="float">
            <text:p>15949128</text:p>
          </table:table-cell>
          <table:table-cell table:formula="of:=PRODUCT([.E14];[.F15];[.G16];[.H17])" office:value-type="float" office:value="38500" calcext:value-type="float">
            <text:p>38500</text:p>
          </table:table-cell>
          <table:table-cell table:formula="of:=PRODUCT([.F14];[.G15];[.H16];[.I17])" office:value-type="float" office:value="16080768" calcext:value-type="float">
            <text:p>16080768</text:p>
          </table:table-cell>
          <table:table-cell table:formula="of:=PRODUCT([.G14];[.H15];[.I16];[.J17])" office:value-type="float" office:value="212064" calcext:value-type="float">
            <text:p>212064</text:p>
          </table:table-cell>
          <table:table-cell table:formula="of:=PRODUCT([.H14];[.I15];[.J16];[.K17])" office:value-type="float" office:value="1599696" calcext:value-type="float">
            <text:p>1599696</text:p>
          </table:table-cell>
          <table:table-cell table:formula="of:=PRODUCT([.I14];[.J15];[.K16];[.L17])" office:value-type="float" office:value="1613304" calcext:value-type="float">
            <text:p>1613304</text:p>
          </table:table-cell>
          <table:table-cell table:formula="of:=PRODUCT([.J14];[.K15];[.L16];[.M17])" office:value-type="float" office:value="2230296" calcext:value-type="float">
            <text:p>2230296</text:p>
          </table:table-cell>
          <table:table-cell table:formula="of:=PRODUCT([.K14];[.L15];[.M16];[.N17])" office:value-type="float" office:value="6229504" calcext:value-type="float">
            <text:p>6229504</text:p>
          </table:table-cell>
          <table:table-cell table:formula="of:=PRODUCT([.L14];[.M15];[.N16];[.O17])" office:value-type="float" office:value="331760" calcext:value-type="float">
            <text:p>331760</text:p>
          </table:table-cell>
          <table:table-cell table:formula="of:=PRODUCT([.M14];[.N15];[.O16];[.P17])" office:value-type="float" office:value="858624" calcext:value-type="float">
            <text:p>858624</text:p>
          </table:table-cell>
          <table:table-cell table:formula="of:=PRODUCT([.N14];[.O15];[.P16];[.Q17])" office:value-type="float" office:value="1730560" calcext:value-type="float">
            <text:p>1730560</text:p>
          </table:table-cell>
          <table:table-cell table:formula="of:=PRODUCT([.O14];[.P15];[.Q16];[.R17])" office:value-type="float" office:value="5245758" calcext:value-type="float">
            <text:p>5245758</text:p>
          </table:table-cell>
          <table:table-cell table:formula="of:=PRODUCT([.P14];[.Q15];[.R16];[.S17])" office:value-type="float" office:value="17959788" calcext:value-type="float">
            <text:p>17959788</text:p>
          </table:table-cell>
          <table:table-cell table:formula="of:=PRODUCT([.Q14];[.R15];[.S16];[.T17])" office:value-type="float" office:value="206064" calcext:value-type="float">
            <text:p>20606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5];[.B16];[.C17];[.D18])" office:value-type="float" office:value="94464" calcext:value-type="float">
            <text:p>94464</text:p>
          </table:table-cell>
          <table:table-cell table:formula="of:=PRODUCT([.B15];[.C16];[.D17];[.E18])" office:value-type="float" office:value="18585216" calcext:value-type="float">
            <text:p>18585216</text:p>
          </table:table-cell>
          <table:table-cell table:formula="of:=PRODUCT([.C15];[.D16];[.E17];[.F18])" office:value-type="float" office:value="793440" calcext:value-type="float">
            <text:p>793440</text:p>
          </table:table-cell>
          <table:table-cell table:formula="of:=PRODUCT([.D15];[.E16];[.F17];[.G18])" office:value-type="float" office:value="2720325" calcext:value-type="float">
            <text:p>2720325</text:p>
          </table:table-cell>
          <table:table-cell table:formula="of:=PRODUCT([.E15];[.F16];[.G17];[.H18])" office:value-type="float" office:value="20640048" calcext:value-type="float">
            <text:p>20640048</text:p>
          </table:table-cell>
          <table:table-cell table:formula="of:=PRODUCT([.F15];[.G16];[.H17];[.I18])" office:value-type="float" office:value="261800" calcext:value-type="float">
            <text:p>261800</text:p>
          </table:table-cell>
          <table:table-cell table:formula="of:=PRODUCT([.G15];[.H16];[.I17];[.J18])" office:value-type="float" office:value="10606464" calcext:value-type="float">
            <text:p>10606464</text:p>
          </table:table-cell>
          <table:table-cell table:formula="of:=PRODUCT([.H15];[.I16];[.J17];[.K18])" office:value-type="float" office:value="446688" calcext:value-type="float">
            <text:p>446688</text:p>
          </table:table-cell>
          <table:table-cell table:formula="of:=PRODUCT([.I15];[.J16];[.K17];[.L18])" office:value-type="float" office:value="1599696" calcext:value-type="float">
            <text:p>1599696</text:p>
          </table:table-cell>
          <table:table-cell table:formula="of:=PRODUCT([.J15];[.K16];[.L17];[.M18])" office:value-type="float" office:value="4724676" calcext:value-type="float">
            <text:p>4724676</text:p>
          </table:table-cell>
          <table:table-cell table:formula="of:=PRODUCT([.K15];[.L16];[.M17];[.N18])" office:value-type="float" office:value="2046984" calcext:value-type="float">
            <text:p>2046984</text:p>
          </table:table-cell>
          <table:table-cell table:formula="of:=PRODUCT([.L15];[.M16];[.N17];[.O18])" office:value-type="float" office:value="3995008" calcext:value-type="float">
            <text:p>3995008</text:p>
          </table:table-cell>
          <table:table-cell table:formula="of:=PRODUCT([.M15];[.N16];[.O17];[.P18])" office:value-type="float" office:value="2169200" calcext:value-type="float">
            <text:p>2169200</text:p>
          </table:table-cell>
          <table:table-cell table:formula="of:=PRODUCT([.N15];[.O16];[.P17];[.Q18])" office:value-type="float" office:value="738816" calcext:value-type="float">
            <text:p>738816</text:p>
          </table:table-cell>
          <table:table-cell table:formula="of:=PRODUCT([.O15];[.P16];[.Q17];[.R18])" office:value-type="float" office:value="133120" calcext:value-type="float">
            <text:p>133120</text:p>
          </table:table-cell>
          <table:table-cell table:formula="of:=PRODUCT([.P15];[.Q16];[.R17];[.S18])" office:value-type="float" office:value="11108664" calcext:value-type="float">
            <text:p>11108664</text:p>
          </table:table-cell>
          <table:table-cell table:formula="of:=PRODUCT([.Q15];[.R16];[.S17];[.T18])" office:value-type="float" office:value="3731904" calcext:value-type="float">
            <text:p>373190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6];[.B17];[.C18];[.D19])" office:value-type="float" office:value="3858624" calcext:value-type="float">
            <text:p>3858624</text:p>
          </table:table-cell>
          <table:table-cell table:formula="of:=PRODUCT([.B16];[.C17];[.D18];[.E19])" office:value-type="float" office:value="1842048" calcext:value-type="float">
            <text:p>1842048</text:p>
          </table:table-cell>
          <table:table-cell table:formula="of:=PRODUCT([.C16];[.D17];[.E18];[.F19])" office:value-type="float" office:value="11079648" calcext:value-type="float">
            <text:p>11079648</text:p>
          </table:table-cell>
          <table:table-cell table:formula="of:=PRODUCT([.D16];[.E17];[.F18];[.G19])" office:value-type="float" office:value="8926200" calcext:value-type="float">
            <text:p>8926200</text:p>
          </table:table-cell>
          <table:table-cell table:formula="of:=PRODUCT([.E16];[.F17];[.G18];[.H19])" office:value-type="float" office:value="32775" calcext:value-type="float">
            <text:p>32775</text:p>
          </table:table-cell>
          <table:table-cell table:formula="of:=PRODUCT([.F16];[.G17];[.H18];[.I19])" office:value-type="float" office:value="15746016" calcext:value-type="float">
            <text:p>15746016</text:p>
          </table:table-cell>
          <table:table-cell table:formula="of:=PRODUCT([.G16];[.H17];[.I18];[.J19])" office:value-type="float" office:value="231880" calcext:value-type="float">
            <text:p>231880</text:p>
          </table:table-cell>
          <table:table-cell table:formula="of:=PRODUCT([.H16];[.I17];[.J18];[.K19])" office:value-type="float" office:value="5249664" calcext:value-type="float">
            <text:p>5249664</text:p>
          </table:table-cell>
          <table:table-cell table:formula="of:=PRODUCT([.I16];[.J17];[.K18];[.L19])" office:value-type="float" office:value="1982178" calcext:value-type="float">
            <text:p>1982178</text:p>
          </table:table-cell>
          <table:table-cell table:formula="of:=PRODUCT([.J16];[.K17];[.L18];[.M19])" office:value-type="float" office:value="10969344" calcext:value-type="float">
            <text:p>10969344</text:p>
          </table:table-cell>
          <table:table-cell table:formula="of:=PRODUCT([.K16];[.L17];[.M18];[.N19])" office:value-type="float" office:value="4188888" calcext:value-type="float">
            <text:p>4188888</text:p>
          </table:table-cell>
          <table:table-cell table:formula="of:=PRODUCT([.L16];[.M17];[.N18];[.O19])" office:value-type="float" office:value="2908872" calcext:value-type="float">
            <text:p>2908872</text:p>
          </table:table-cell>
          <table:table-cell table:formula="of:=PRODUCT([.M16];[.N17];[.O18];[.P19])" office:value-type="float" office:value="1997504" calcext:value-type="float">
            <text:p>1997504</text:p>
          </table:table-cell>
          <table:table-cell table:formula="of:=PRODUCT([.N16];[.O17];[.P18];[.Q19])" office:value-type="float" office:value="3118225" calcext:value-type="float">
            <text:p>3118225</text:p>
          </table:table-cell>
          <table:table-cell table:formula="of:=PRODUCT([.O16];[.P17];[.Q18];[.R19])" office:value-type="float" office:value="1619712" calcext:value-type="float">
            <text:p>1619712</text:p>
          </table:table-cell>
          <table:table-cell table:formula="of:=PRODUCT([.P16];[.Q17];[.R18];[.S19])" office:value-type="float" office:value="25600" calcext:value-type="float">
            <text:p>25600</text:p>
          </table:table-cell>
          <table:table-cell table:formula="of:=PRODUCT([.Q16];[.R17];[.S18];[.T19])" office:value-type="float" office:value="7593264" calcext:value-type="float">
            <text:p>759326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7];[.B18];[.C19];[.D20])" office:value-type="float" office:value="685860" calcext:value-type="float">
            <text:p>685860</text:p>
          </table:table-cell>
          <table:table-cell table:formula="of:=PRODUCT([.B17];[.C18];[.D19];[.E20])" office:value-type="float" office:value="3639384" calcext:value-type="float">
            <text:p>3639384</text:p>
          </table:table-cell>
          <table:table-cell table:formula="of:=PRODUCT([.C17];[.D18];[.E19];[.F20])" office:value-type="float" office:value="2609568" calcext:value-type="float">
            <text:p>2609568</text:p>
          </table:table-cell>
          <table:table-cell table:formula="of:=PRODUCT([.D17];[.E18];[.F19];[.G20])" office:value-type="float" office:value="8798544" calcext:value-type="float">
            <text:p>8798544</text:p>
          </table:table-cell>
          <table:table-cell table:formula="of:=PRODUCT([.E17];[.F18];[.G19];[.H20])" office:value-type="float" office:value="7079400" calcext:value-type="float">
            <text:p>7079400</text:p>
          </table:table-cell>
          <table:table-cell table:formula="of:=PRODUCT([.F17];[.G18];[.H19];[.I20])" office:value-type="float" office:value="9200" calcext:value-type="float">
            <text:p>9200</text:p>
          </table:table-cell>
          <table:table-cell table:formula="of:=PRODUCT([.G17];[.H18];[.I19];[.J20])" office:value-type="float" office:value="23365056" calcext:value-type="float">
            <text:p>23365056</text:p>
          </table:table-cell>
          <table:table-cell table:formula="of:=PRODUCT([.H17];[.I18];[.J19];[.K20])" office:value-type="float" office:value="382602" calcext:value-type="float">
            <text:p>382602</text:p>
          </table:table-cell>
          <table:table-cell table:formula="of:=PRODUCT([.I17];[.J18];[.K19];[.L20])" office:value-type="float" office:value="3499776" calcext:value-type="float">
            <text:p>3499776</text:p>
          </table:table-cell>
          <table:table-cell table:formula="of:=PRODUCT([.J17];[.K18];[.L19];[.M20])" office:value-type="float" office:value="40304286" calcext:value-type="float">
            <text:p>40304286</text:p>
          </table:table-cell>
          <table:table-cell table:formula="of:=PRODUCT([.K17];[.L18];[.M19];[.N20])" office:value-type="float" office:value="10253952" calcext:value-type="float">
            <text:p>10253952</text:p>
          </table:table-cell>
          <table:table-cell table:formula="of:=PRODUCT([.L17];[.M18];[.N19];[.O20])" office:value-type="float" office:value="6600672" calcext:value-type="float">
            <text:p>6600672</text:p>
          </table:table-cell>
          <table:table-cell table:formula="of:=PRODUCT([.M17];[.N18];[.O19];[.P20])" office:value-type="float" office:value="43416" calcext:value-type="float">
            <text:p>43416</text:p>
          </table:table-cell>
          <table:table-cell table:formula="of:=PRODUCT([.N17];[.O18];[.P19];[.Q20])" office:value-type="float" office:value="3864736" calcext:value-type="float">
            <text:p>3864736</text:p>
          </table:table-cell>
          <table:table-cell table:formula="of:=PRODUCT([.O17];[.P18];[.Q19];[.R20])" office:value-type="float" office:value="1077205" calcext:value-type="float">
            <text:p>1077205</text:p>
          </table:table-cell>
          <table:table-cell table:formula="of:=PRODUCT([.P17];[.Q18];[.R19];[.S20])" office:value-type="float" office:value="9043392" calcext:value-type="float">
            <text:p>9043392</text:p>
          </table:table-cell>
          <table:table-cell table:formula="of:=PRODUCT([.Q17];[.R18];[.S19];[.T20])" office:value-type="float" office:value="38400" calcext:value-type="float">
            <text:p>3840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Maximum</text:p>
          </table:table-cell>
          <table:table-cell table:style-name="ce5" table:formula="of:=MAX([.B84:.B103])" office:value-type="float" office:value="16194745" calcext:value-type="float">
            <text:p>16194745</text:p>
          </table:table-cell>
          <table:table-cell table:style-name="ce5" table:formula="of:=MAX([.C84:.C103])" office:value-type="float" office:value="32719995" calcext:value-type="float">
            <text:p>32719995</text:p>
          </table:table-cell>
          <table:table-cell table:style-name="ce5" table:formula="of:=MAX([.D84:.D103])" office:value-type="float" office:value="15358365" calcext:value-type="float">
            <text:p>15358365</text:p>
          </table:table-cell>
          <table:table-cell table:style-name="ce5" table:formula="of:=MAX([.E84:.E103])" office:value-type="float" office:value="23569920" calcext:value-type="float">
            <text:p>23569920</text:p>
          </table:table-cell>
          <table:table-cell table:style-name="ce5" table:formula="of:=MAX([.F84:.F103])" office:value-type="float" office:value="23451120" calcext:value-type="float">
            <text:p>23451120</text:p>
          </table:table-cell>
          <table:table-cell table:style-name="ce5" table:formula="of:=MAX([.G84:.G103])" office:value-type="float" office:value="20444380" calcext:value-type="float">
            <text:p>20444380</text:p>
          </table:table-cell>
          <table:table-cell table:style-name="ce5" table:formula="of:=MAX([.H84:.H103])" office:value-type="float" office:value="23365056" calcext:value-type="float">
            <text:p>23365056</text:p>
          </table:table-cell>
          <table:table-cell table:style-name="ce5" table:formula="of:=MAX([.I84:.I103])" office:value-type="float" office:value="14916880" calcext:value-type="float">
            <text:p>14916880</text:p>
          </table:table-cell>
          <table:table-cell table:style-name="ce5" table:formula="of:=MAX([.J84:.J103])" office:value-type="float" office:value="15642720" calcext:value-type="float">
            <text:p>15642720</text:p>
          </table:table-cell>
          <table:table-cell table:style-name="ce5" table:formula="of:=MAX([.K84:.K103])" office:value-type="float" office:value="40304286" calcext:value-type="float">
            <text:p>40304286</text:p>
          </table:table-cell>
          <table:table-cell table:style-name="ce5" table:formula="of:=MAX([.L84:.L103])" office:value-type="float" office:value="15466464" calcext:value-type="float">
            <text:p>15466464</text:p>
          </table:table-cell>
          <table:table-cell table:style-name="ce5" table:formula="of:=MAX([.M84:.M103])" office:value-type="float" office:value="11561319" calcext:value-type="float">
            <text:p>11561319</text:p>
          </table:table-cell>
          <table:table-cell table:style-name="ce5" table:formula="of:=MAX([.N84:.N103])" office:value-type="float" office:value="14826240" calcext:value-type="float">
            <text:p>14826240</text:p>
          </table:table-cell>
          <table:table-cell table:style-name="ce5" table:formula="of:=MAX([.O84:.O103])" office:value-type="float" office:value="14636160" calcext:value-type="float">
            <text:p>14636160</text:p>
          </table:table-cell>
          <table:table-cell table:style-name="ce5" table:formula="of:=MAX([.P84:.P103])" office:value-type="float" office:value="32565456" calcext:value-type="float">
            <text:p>32565456</text:p>
          </table:table-cell>
          <table:table-cell table:style-name="ce5" table:formula="of:=MAX([.Q84:.Q103])" office:value-type="float" office:value="17959788" calcext:value-type="float">
            <text:p>17959788</text:p>
          </table:table-cell>
          <table:table-cell table:style-name="ce5" table:formula="of:=MAX([.R84:.R103])" office:value-type="float" office:value="30692718" calcext:value-type="float">
            <text:p>3069271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inimum</text:p>
          </table:table-cell>
          <table:table-cell table:style-name="ce5" table:formula="of:=MIN([.B84:.B103])" office:value-type="float" office:value="0" calcext:value-type="float">
            <text:p>0</text:p>
          </table:table-cell>
          <table:table-cell table:style-name="ce5" table:formula="of:=MIN([.C84:.C103])" office:value-type="float" office:value="0" calcext:value-type="float">
            <text:p>0</text:p>
          </table:table-cell>
          <table:table-cell table:style-name="ce5" table:formula="of:=MIN([.D84:.D103])" office:value-type="float" office:value="0" calcext:value-type="float">
            <text:p>0</text:p>
          </table:table-cell>
          <table:table-cell table:style-name="ce5" table:formula="of:=MIN([.E84:.E103])" office:value-type="float" office:value="0" calcext:value-type="float">
            <text:p>0</text:p>
          </table:table-cell>
          <table:table-cell table:style-name="ce5" table:formula="of:=MIN([.F84:.F103])" office:value-type="float" office:value="0" calcext:value-type="float">
            <text:p>0</text:p>
          </table:table-cell>
          <table:table-cell table:style-name="ce5" table:formula="of:=MIN([.G84:.G103])" office:value-type="float" office:value="0" calcext:value-type="float">
            <text:p>0</text:p>
          </table:table-cell>
          <table:table-cell table:style-name="ce5" table:formula="of:=MIN([.H84:.H103])" office:value-type="float" office:value="0" calcext:value-type="float">
            <text:p>0</text:p>
          </table:table-cell>
          <table:table-cell table:style-name="ce5" table:formula="of:=MIN([.I84:.I103])" office:value-type="float" office:value="255528" calcext:value-type="float">
            <text:p>255528</text:p>
          </table:table-cell>
          <table:table-cell table:style-name="ce5" table:formula="of:=MIN([.J84:.J103])" office:value-type="float" office:value="0" calcext:value-type="float">
            <text:p>0</text:p>
          </table:table-cell>
          <table:table-cell table:style-name="ce5" table:formula="of:=MIN([.K84:.K103])" office:value-type="float" office:value="0" calcext:value-type="float">
            <text:p>0</text:p>
          </table:table-cell>
          <table:table-cell table:style-name="ce5" table:formula="of:=MIN([.L84:.L103])" office:value-type="float" office:value="0" calcext:value-type="float">
            <text:p>0</text:p>
          </table:table-cell>
          <table:table-cell table:style-name="ce5" table:formula="of:=MIN([.M84:.M103])" office:value-type="float" office:value="0" calcext:value-type="float">
            <text:p>0</text:p>
          </table:table-cell>
          <table:table-cell table:style-name="ce5" table:formula="of:=MIN([.N84:.N103])" office:value-type="float" office:value="0" calcext:value-type="float">
            <text:p>0</text:p>
          </table:table-cell>
          <table:table-cell table:style-name="ce5" table:formula="of:=MIN([.O84:.O103])" office:value-type="float" office:value="97776" calcext:value-type="float">
            <text:p>97776</text:p>
          </table:table-cell>
          <table:table-cell table:style-name="ce5" table:formula="of:=MIN([.P84:.P103])" office:value-type="float" office:value="133120" calcext:value-type="float">
            <text:p>133120</text:p>
          </table:table-cell>
          <table:table-cell table:style-name="ce5" table:formula="of:=MIN([.Q84:.Q103])" office:value-type="float" office:value="22464" calcext:value-type="float">
            <text:p>22464</text:p>
          </table:table-cell>
          <table:table-cell table:style-name="ce5" table:formula="of:=MIN([.R84:.R103])" office:value-type="float" office:value="38400" calcext:value-type="float">
            <text:p>38400</text:p>
          </table:table-cell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max(Vertical)</text:p>
          </table:table-cell>
          <table:table-cell table:formula="of:=MAX([.B104:.U104])" office:value-type="float" office:value="40304286" calcext:value-type="float">
            <text:p>40304286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office:value-type="string" calcext:value-type="string">
            <text:p>min(Vertical)</text:p>
          </table:table-cell>
          <table:table-cell table:formula="of:=MIN([.B105:.U105])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1006"/>
        </table:table-row>
        <table:table-row table:style-name="ro2" table:number-rows-repeated="3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Diagonal 2</text:p>
          </table:table-cell>
          <table:table-cell table:formula="of:=PRODUCT([.A4];[.B3];[.C2];[.D1])" office:value-type="float" office:value="24468444" calcext:value-type="float">
            <text:p>24468444</text:p>
          </table:table-cell>
          <table:table-cell table:formula="of:=PRODUCT([.B4];[.C3];[.D2];[.E1])" office:value-type="float" office:value="3298400" calcext:value-type="float">
            <text:p>3298400</text:p>
          </table:table-cell>
          <table:table-cell table:formula="of:=PRODUCT([.C4];[.D3];[.E2];[.F1])" office:value-type="float" office:value="1768425" calcext:value-type="float">
            <text:p>1768425</text:p>
          </table:table-cell>
          <table:table-cell table:formula="of:=PRODUCT([.D4];[.E3];[.F2];[.G1])" office:value-type="float" office:value="0" calcext:value-type="float">
            <text:p>0</text:p>
          </table:table-cell>
          <table:table-cell table:formula="of:=PRODUCT([.E4];[.F3];[.G2];[.H1])" office:value-type="float" office:value="227520" calcext:value-type="float">
            <text:p>227520</text:p>
          </table:table-cell>
          <table:table-cell table:formula="of:=PRODUCT([.F4];[.G3];[.H2];[.I1])" office:value-type="float" office:value="0" calcext:value-type="float">
            <text:p>0</text:p>
          </table:table-cell>
          <table:table-cell table:formula="of:=PRODUCT([.G4];[.H3];[.I2];[.J1])" office:value-type="float" office:value="1435500" calcext:value-type="float">
            <text:p>1435500</text:p>
          </table:table-cell>
          <table:table-cell table:formula="of:=PRODUCT([.H4];[.I3];[.J2];[.K1])" office:value-type="float" office:value="1359288" calcext:value-type="float">
            <text:p>1359288</text:p>
          </table:table-cell>
          <table:table-cell table:formula="of:=PRODUCT([.I4];[.J3];[.K2];[.L1])" office:value-type="float" office:value="416415" calcext:value-type="float">
            <text:p>416415</text:p>
          </table:table-cell>
          <table:table-cell table:formula="of:=PRODUCT([.J4];[.K3];[.L2];[.M1])" office:value-type="float" office:value="268800" calcext:value-type="float">
            <text:p>268800</text:p>
          </table:table-cell>
          <table:table-cell table:formula="of:=PRODUCT([.K4];[.L3];[.M2];[.N1])" office:value-type="float" office:value="34826064" calcext:value-type="float">
            <text:p>34826064</text:p>
          </table:table-cell>
          <table:table-cell table:formula="of:=PRODUCT([.L4];[.M3];[.N2];[.O1])" office:value-type="float" office:value="6636448" calcext:value-type="float">
            <text:p>6636448</text:p>
          </table:table-cell>
          <table:table-cell table:formula="of:=PRODUCT([.M4];[.N3];[.O2];[.P1])" office:value-type="float" office:value="72864" calcext:value-type="float">
            <text:p>72864</text:p>
          </table:table-cell>
          <table:table-cell table:formula="of:=PRODUCT([.N4];[.O3];[.P2];[.Q1])" office:value-type="float" office:value="2304000" calcext:value-type="float">
            <text:p>2304000</text:p>
          </table:table-cell>
          <table:table-cell table:formula="of:=PRODUCT([.O4];[.P3];[.Q2];[.R1])" office:value-type="float" office:value="51744" calcext:value-type="float">
            <text:p>51744</text:p>
          </table:table-cell>
          <table:table-cell table:formula="of:=PRODUCT([.P4];[.Q3];[.R2];[.S1])" office:value-type="float" office:value="17728984" calcext:value-type="float">
            <text:p>17728984</text:p>
          </table:table-cell>
          <table:table-cell table:formula="of:=PRODUCT([.Q4];[.R3];[.S2];[.T1])" office:value-type="float" office:value="238576" calcext:value-type="float">
            <text:p>238576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5];[.B4];[.C3];[.D2])" office:value-type="float" office:value="1909600" calcext:value-type="float">
            <text:p>1909600</text:p>
          </table:table-cell>
          <table:table-cell table:formula="of:=PRODUCT([.B5];[.C4];[.D3];[.E2])" office:value-type="float" office:value="3654745" calcext:value-type="float">
            <text:p>3654745</text:p>
          </table:table-cell>
          <table:table-cell table:formula="of:=PRODUCT([.C5];[.D4];[.E3];[.F2])" office:value-type="float" office:value="1639440" calcext:value-type="float">
            <text:p>1639440</text:p>
          </table:table-cell>
          <table:table-cell table:formula="of:=PRODUCT([.D5];[.E4];[.F3];[.G2])" office:value-type="float" office:value="403848" calcext:value-type="float">
            <text:p>403848</text:p>
          </table:table-cell>
          <table:table-cell table:formula="of:=PRODUCT([.E5];[.F4];[.G3];[.H2])" office:value-type="float" office:value="2441880" calcext:value-type="float">
            <text:p>2441880</text:p>
          </table:table-cell>
          <table:table-cell table:formula="of:=PRODUCT([.F5];[.G4];[.H3];[.I2])" office:value-type="float" office:value="1282380" calcext:value-type="float">
            <text:p>1282380</text:p>
          </table:table-cell>
          <table:table-cell table:formula="of:=PRODUCT([.G5];[.H4];[.I3];[.J2])" office:value-type="float" office:value="21408786" calcext:value-type="float">
            <text:p>21408786</text:p>
          </table:table-cell>
          <table:table-cell table:formula="of:=PRODUCT([.H5];[.I4];[.J3];[.K2])" office:value-type="float" office:value="7412187" calcext:value-type="float">
            <text:p>7412187</text:p>
          </table:table-cell>
          <table:table-cell table:formula="of:=PRODUCT([.I5];[.J4];[.K3];[.L2])" office:value-type="float" office:value="1574400" calcext:value-type="float">
            <text:p>1574400</text:p>
          </table:table-cell>
          <table:table-cell table:formula="of:=PRODUCT([.J5];[.K4];[.L3];[.M2])" office:value-type="float" office:value="41076896" calcext:value-type="float">
            <text:p>41076896</text:p>
          </table:table-cell>
          <table:table-cell table:formula="of:=PRODUCT([.K5];[.L4];[.M3];[.N2])" office:value-type="float" office:value="4594464" calcext:value-type="float">
            <text:p>4594464</text:p>
          </table:table-cell>
          <table:table-cell table:formula="of:=PRODUCT([.L5];[.M4];[.N3];[.O2])" office:value-type="float" office:value="327888" calcext:value-type="float">
            <text:p>327888</text:p>
          </table:table-cell>
          <table:table-cell table:formula="of:=PRODUCT([.M5];[.N4];[.O3];[.P2])" office:value-type="float" office:value="1013760" calcext:value-type="float">
            <text:p>1013760</text:p>
          </table:table-cell>
          <table:table-cell table:formula="of:=PRODUCT([.N5];[.O4];[.P3];[.Q2])" office:value-type="float" office:value="26880" calcext:value-type="float">
            <text:p>26880</text:p>
          </table:table-cell>
          <table:table-cell table:formula="of:=PRODUCT([.O5];[.P4];[.Q3];[.R2])" office:value-type="float" office:value="7792960" calcext:value-type="float">
            <text:p>7792960</text:p>
          </table:table-cell>
          <table:table-cell table:formula="of:=PRODUCT([.P5];[.Q4];[.R3];[.S2])" office:value-type="float" office:value="835016" calcext:value-type="float">
            <text:p>835016</text:p>
          </table:table-cell>
          <table:table-cell table:formula="of:=PRODUCT([.Q5];[.R4];[.S3];[.T2])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6];[.B5];[.C4];[.D3])" office:value-type="float" office:value="5159640" calcext:value-type="float">
            <text:p>5159640</text:p>
          </table:table-cell>
          <table:table-cell table:formula="of:=PRODUCT([.B6];[.C5];[.D4];[.E3])" office:value-type="float" office:value="951280" calcext:value-type="float">
            <text:p>951280</text:p>
          </table:table-cell>
          <table:table-cell table:formula="of:=PRODUCT([.C6];[.D5];[.E4];[.F3])" office:value-type="float" office:value="717952" calcext:value-type="float">
            <text:p>717952</text:p>
          </table:table-cell>
          <table:table-cell table:formula="of:=PRODUCT([.D6];[.E5];[.F4];[.G3])" office:value-type="float" office:value="2570400" calcext:value-type="float">
            <text:p>2570400</text:p>
          </table:table-cell>
          <table:table-cell table:formula="of:=PRODUCT([.E6];[.F5];[.G4];[.H3])" office:value-type="float" office:value="2115927" calcext:value-type="float">
            <text:p>2115927</text:p>
          </table:table-cell>
          <table:table-cell table:formula="of:=PRODUCT([.F6];[.G5];[.H4];[.I3])" office:value-type="float" office:value="738234" calcext:value-type="float">
            <text:p>738234</text:p>
          </table:table-cell>
          <table:table-cell table:formula="of:=PRODUCT([.G6];[.H5];[.I4];[.J3])" office:value-type="float" office:value="19620495" calcext:value-type="float">
            <text:p>19620495</text:p>
          </table:table-cell>
          <table:table-cell table:formula="of:=PRODUCT([.H6];[.I5];[.J4];[.K3])" office:value-type="float" office:value="78720" calcext:value-type="float">
            <text:p>78720</text:p>
          </table:table-cell>
          <table:table-cell table:formula="of:=PRODUCT([.I6];[.J5];[.K4];[.L3])" office:value-type="float" office:value="18442688" calcext:value-type="float">
            <text:p>18442688</text:p>
          </table:table-cell>
          <table:table-cell table:formula="of:=PRODUCT([.J6];[.K5];[.L4];[.M3])" office:value-type="float" office:value="8013600" calcext:value-type="float">
            <text:p>8013600</text:p>
          </table:table-cell>
          <table:table-cell table:formula="of:=PRODUCT([.K6];[.L5];[.M4];[.N3])" office:value-type="float" office:value="156816" calcext:value-type="float">
            <text:p>156816</text:p>
          </table:table-cell>
          <table:table-cell table:formula="of:=PRODUCT([.L6];[.M5];[.N4];[.O3])" office:value-type="float" office:value="1119360" calcext:value-type="float">
            <text:p>1119360</text:p>
          </table:table-cell>
          <table:table-cell table:formula="of:=PRODUCT([.M6];[.N5];[.O4];[.P3])" office:value-type="float" office:value="524160" calcext:value-type="float">
            <text:p>524160</text:p>
          </table:table-cell>
          <table:table-cell table:formula="of:=PRODUCT([.N6];[.O5];[.P4];[.Q3])" office:value-type="float" office:value="5009760" calcext:value-type="float">
            <text:p>5009760</text:p>
          </table:table-cell>
          <table:table-cell table:formula="of:=PRODUCT([.O6];[.P5];[.Q4];[.R3])" office:value-type="float" office:value="1131312" calcext:value-type="float">
            <text:p>1131312</text:p>
          </table:table-cell>
          <table:table-cell table:formula="of:=PRODUCT([.P6];[.Q5];[.R4];[.S3])" office:value-type="float" office:value="95040" calcext:value-type="float">
            <text:p>95040</text:p>
          </table:table-cell>
          <table:table-cell table:formula="of:=PRODUCT([.Q6];[.R5];[.S4];[.T3])" office:value-type="float" office:value="2702700" calcext:value-type="float">
            <text:p>270270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7];[.B6];[.C5];[.D4])" office:value-type="float" office:value="553472" calcext:value-type="float">
            <text:p>553472</text:p>
          </table:table-cell>
          <table:table-cell table:formula="of:=PRODUCT([.B7];[.C6];[.D5];[.E4])" office:value-type="float" office:value="890624" calcext:value-type="float">
            <text:p>890624</text:p>
          </table:table-cell>
          <table:table-cell table:formula="of:=PRODUCT([.C7];[.D6];[.E5];[.F4])" office:value-type="float" office:value="14871600" calcext:value-type="float">
            <text:p>14871600</text:p>
          </table:table-cell>
          <table:table-cell table:formula="of:=PRODUCT([.D7];[.E6];[.F5];[.G4])" office:value-type="float" office:value="2042964" calcext:value-type="float">
            <text:p>2042964</text:p>
          </table:table-cell>
          <table:table-cell table:formula="of:=PRODUCT([.E7];[.F6];[.G5];[.H4])" office:value-type="float" office:value="508032" calcext:value-type="float">
            <text:p>508032</text:p>
          </table:table-cell>
          <table:table-cell table:formula="of:=PRODUCT([.F7];[.G6];[.H5];[.I4])" office:value-type="float" office:value="6355935" calcext:value-type="float">
            <text:p>6355935</text:p>
          </table:table-cell>
          <table:table-cell table:formula="of:=PRODUCT([.G7];[.H6];[.I5];[.J4])" office:value-type="float" office:value="131856" calcext:value-type="float">
            <text:p>131856</text:p>
          </table:table-cell>
          <table:table-cell table:formula="of:=PRODUCT([.H7];[.I6];[.J5];[.K4])" office:value-type="float" office:value="2752640" calcext:value-type="float">
            <text:p>2752640</text:p>
          </table:table-cell>
          <table:table-cell table:formula="of:=PRODUCT([.I7];[.J6];[.K5];[.L4])" office:value-type="float" office:value="3931200" calcext:value-type="float">
            <text:p>3931200</text:p>
          </table:table-cell>
          <table:table-cell table:formula="of:=PRODUCT([.J7];[.K6];[.L5];[.M4])" office:value-type="float" office:value="67716" calcext:value-type="float">
            <text:p>67716</text:p>
          </table:table-cell>
          <table:table-cell table:formula="of:=PRODUCT([.K7];[.L6];[.M5];[.N4])" office:value-type="float" office:value="1492480" calcext:value-type="float">
            <text:p>1492480</text:p>
          </table:table-cell>
          <table:table-cell table:formula="of:=PRODUCT([.L7];[.M6];[.N5];[.O4])" office:value-type="float" office:value="11706240" calcext:value-type="float">
            <text:p>11706240</text:p>
          </table:table-cell>
          <table:table-cell table:formula="of:=PRODUCT([.M7];[.N6];[.O5];[.P4])" office:value-type="float" office:value="6032160" calcext:value-type="float">
            <text:p>6032160</text:p>
          </table:table-cell>
          <table:table-cell table:formula="of:=PRODUCT([.N7];[.O6];[.P5];[.Q4])" office:value-type="float" office:value="4699296" calcext:value-type="float">
            <text:p>4699296</text:p>
          </table:table-cell>
          <table:table-cell table:formula="of:=PRODUCT([.O7];[.P6];[.Q5];[.R4])" office:value-type="float" office:value="184800" calcext:value-type="float">
            <text:p>184800</text:p>
          </table:table-cell>
          <table:table-cell table:formula="of:=PRODUCT([.P7];[.Q6];[.R5];[.S4])" office:value-type="float" office:value="2744280" calcext:value-type="float">
            <text:p>2744280</text:p>
          </table:table-cell>
          <table:table-cell table:formula="of:=PRODUCT([.Q7];[.R6];[.S5];[.T4])" office:value-type="float" office:value="361998" calcext:value-type="float">
            <text:p>36199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8];[.B7];[.C6];[.D5])" office:value-type="float" office:value="14917952" calcext:value-type="float">
            <text:p>14917952</text:p>
          </table:table-cell>
          <table:table-cell table:formula="of:=PRODUCT([.B8];[.C7];[.D6];[.E5])" office:value-type="float" office:value="6444360" calcext:value-type="float">
            <text:p>6444360</text:p>
          </table:table-cell>
          <table:table-cell table:formula="of:=PRODUCT([.C8];[.D7];[.E6];[.F5])" office:value-type="float" office:value="3714480" calcext:value-type="float">
            <text:p>3714480</text:p>
          </table:table-cell>
          <table:table-cell table:formula="of:=PRODUCT([.D8];[.E7];[.F6];[.G5])" office:value-type="float" office:value="822528" calcext:value-type="float">
            <text:p>822528</text:p>
          </table:table-cell>
          <table:table-cell table:formula="of:=PRODUCT([.E8];[.F7];[.G6];[.H5])" office:value-type="float" office:value="184230" calcext:value-type="float">
            <text:p>184230</text:p>
          </table:table-cell>
          <table:table-cell table:formula="of:=PRODUCT([.F8];[.G7];[.H6];[.I5])" office:value-type="float" office:value="340628" calcext:value-type="float">
            <text:p>340628</text:p>
          </table:table-cell>
          <table:table-cell table:formula="of:=PRODUCT([.G8];[.H7];[.I6];[.J5])" office:value-type="float" office:value="485760" calcext:value-type="float">
            <text:p>485760</text:p>
          </table:table-cell>
          <table:table-cell table:formula="of:=PRODUCT([.H8];[.I7];[.J6];[.K5])" office:value-type="float" office:value="1404000" calcext:value-type="float">
            <text:p>1404000</text:p>
          </table:table-cell>
          <table:table-cell table:formula="of:=PRODUCT([.I8];[.J7];[.K6];[.L5])" office:value-type="float" office:value="6433020" calcext:value-type="float">
            <text:p>6433020</text:p>
          </table:table-cell>
          <table:table-cell table:formula="of:=PRODUCT([.J8];[.K7];[.L6];[.M5])" office:value-type="float" office:value="2938320" calcext:value-type="float">
            <text:p>2938320</text:p>
          </table:table-cell>
          <table:table-cell table:formula="of:=PRODUCT([.K8];[.L7];[.M6];[.N5])" office:value-type="float" office:value="19649760" calcext:value-type="float">
            <text:p>19649760</text:p>
          </table:table-cell>
          <table:table-cell table:formula="of:=PRODUCT([.L8];[.M7];[.N6];[.O5])" office:value-type="float" office:value="3313440" calcext:value-type="float">
            <text:p>3313440</text:p>
          </table:table-cell>
          <table:table-cell table:formula="of:=PRODUCT([.M8];[.N7];[.O6];[.P5])" office:value-type="float" office:value="8001504" calcext:value-type="float">
            <text:p>8001504</text:p>
          </table:table-cell>
          <table:table-cell table:formula="of:=PRODUCT([.N8];[.O7];[.P6];[.Q5])" office:value-type="float" office:value="739200" calcext:value-type="float">
            <text:p>739200</text:p>
          </table:table-cell>
          <table:table-cell table:formula="of:=PRODUCT([.O8];[.P7];[.Q6];[.R5])" office:value-type="float" office:value="3049200" calcext:value-type="float">
            <text:p>3049200</text:p>
          </table:table-cell>
          <table:table-cell table:formula="of:=PRODUCT([.P8];[.Q7];[.R6];[.S5])" office:value-type="float" office:value="361998" calcext:value-type="float">
            <text:p>361998</text:p>
          </table:table-cell>
          <table:table-cell table:formula="of:=PRODUCT([.Q8];[.R7];[.S6];[.T5])" office:value-type="float" office:value="2407680" calcext:value-type="float">
            <text:p>240768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9];[.B8];[.C7];[.D6])" office:value-type="float" office:value="3032640" calcext:value-type="float">
            <text:p>3032640</text:p>
          </table:table-cell>
          <table:table-cell table:formula="of:=PRODUCT([.B9];[.C8];[.D7];[.E6])" office:value-type="float" office:value="3049200" calcext:value-type="float">
            <text:p>3049200</text:p>
          </table:table-cell>
          <table:table-cell table:formula="of:=PRODUCT([.C9];[.D8];[.E7];[.F6])" office:value-type="float" office:value="757248" calcext:value-type="float">
            <text:p>757248</text:p>
          </table:table-cell>
          <table:table-cell table:formula="of:=PRODUCT([.D9];[.E8];[.F7];[.G6])" office:value-type="float" office:value="10350" calcext:value-type="float">
            <text:p>10350</text:p>
          </table:table-cell>
          <table:table-cell table:formula="of:=PRODUCT([.E9];[.F8];[.G7];[.H6])" office:value-type="float" office:value="548328" calcext:value-type="float">
            <text:p>548328</text:p>
          </table:table-cell>
          <table:table-cell table:formula="of:=PRODUCT([.F9];[.G8];[.H7];[.I6])" office:value-type="float" office:value="385440" calcext:value-type="float">
            <text:p>385440</text:p>
          </table:table-cell>
          <table:table-cell table:formula="of:=PRODUCT([.G9];[.H8];[.I7];[.J6])" office:value-type="float" office:value="3861000" calcext:value-type="float">
            <text:p>3861000</text:p>
          </table:table-cell>
          <table:table-cell table:formula="of:=PRODUCT([.H9];[.I8];[.J7];[.K6])" office:value-type="float" office:value="3097380" calcext:value-type="float">
            <text:p>3097380</text:p>
          </table:table-cell>
          <table:table-cell table:formula="of:=PRODUCT([.I9];[.J8];[.K7];[.L6])" office:value-type="float" office:value="12955320" calcext:value-type="float">
            <text:p>12955320</text:p>
          </table:table-cell>
          <table:table-cell table:formula="of:=PRODUCT([.J9];[.K8];[.L7];[.M6])" office:value-type="float" office:value="8351148" calcext:value-type="float">
            <text:p>8351148</text:p>
          </table:table-cell>
          <table:table-cell table:formula="of:=PRODUCT([.K9];[.L8];[.M7];[.N6])" office:value-type="float" office:value="6461208" calcext:value-type="float">
            <text:p>6461208</text:p>
          </table:table-cell>
          <table:table-cell table:formula="of:=PRODUCT([.L9];[.M8];[.N7];[.O6])" office:value-type="float" office:value="22289904" calcext:value-type="float">
            <text:p>22289904</text:p>
          </table:table-cell>
          <table:table-cell table:formula="of:=PRODUCT([.M9];[.N8];[.O7];[.P6])" office:value-type="float" office:value="1075200" calcext:value-type="float">
            <text:p>1075200</text:p>
          </table:table-cell>
          <table:table-cell table:formula="of:=PRODUCT([.N9];[.O8];[.P7];[.Q6])" office:value-type="float" office:value="7669200" calcext:value-type="float">
            <text:p>7669200</text:p>
          </table:table-cell>
          <table:table-cell table:formula="of:=PRODUCT([.O9];[.P8];[.Q7];[.R6])" office:value-type="float" office:value="389844" calcext:value-type="float">
            <text:p>389844</text:p>
          </table:table-cell>
          <table:table-cell table:formula="of:=PRODUCT([.P9];[.Q8];[.R7];[.S6])" office:value-type="float" office:value="2648448" calcext:value-type="float">
            <text:p>2648448</text:p>
          </table:table-cell>
          <table:table-cell table:formula="of:=PRODUCT([.Q9];[.R8];[.S7];[.T6])" office:value-type="float" office:value="5331200" calcext:value-type="float">
            <text:p>533120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0];[.B9];[.C8];[.D7])" office:value-type="float" office:value="646800" calcext:value-type="float">
            <text:p>646800</text:p>
          </table:table-cell>
          <table:table-cell table:formula="of:=PRODUCT([.B10];[.C9];[.D8];[.E7])" office:value-type="float" office:value="9086976" calcext:value-type="float">
            <text:p>9086976</text:p>
          </table:table-cell>
          <table:table-cell table:formula="of:=PRODUCT([.C10];[.D9];[.E8];[.F7])" office:value-type="float" office:value="5290" calcext:value-type="float">
            <text:p>5290</text:p>
          </table:table-cell>
          <table:table-cell table:formula="of:=PRODUCT([.D10];[.E9];[.F8];[.G7])" office:value-type="float" office:value="2467476" calcext:value-type="float">
            <text:p>2467476</text:p>
          </table:table-cell>
          <table:table-cell table:formula="of:=PRODUCT([.E10];[.F9];[.G8];[.H7])" office:value-type="float" office:value="657000" calcext:value-type="float">
            <text:p>657000</text:p>
          </table:table-cell>
          <table:table-cell table:formula="of:=PRODUCT([.F10];[.G9];[.H8];[.I7])" office:value-type="float" office:value="0" calcext:value-type="float">
            <text:p>0</text:p>
          </table:table-cell>
          <table:table-cell table:formula="of:=PRODUCT([.G10];[.H9];[.I8];[.J7])" office:value-type="float" office:value="7133360" calcext:value-type="float">
            <text:p>7133360</text:p>
          </table:table-cell>
          <table:table-cell table:formula="of:=PRODUCT([.H10];[.I9];[.J8];[.K7])" office:value-type="float" office:value="10755360" calcext:value-type="float">
            <text:p>10755360</text:p>
          </table:table-cell>
          <table:table-cell table:formula="of:=PRODUCT([.I10];[.J9];[.K8];[.L7])" office:value-type="float" office:value="2141320" calcext:value-type="float">
            <text:p>2141320</text:p>
          </table:table-cell>
          <table:table-cell table:formula="of:=PRODUCT([.J10];[.K9];[.L8];[.M7])" office:value-type="float" office:value="8076510" calcext:value-type="float">
            <text:p>8076510</text:p>
          </table:table-cell>
          <table:table-cell table:formula="of:=PRODUCT([.K10];[.L9];[.M8];[.N7])" office:value-type="float" office:value="9287460" calcext:value-type="float">
            <text:p>9287460</text:p>
          </table:table-cell>
          <table:table-cell table:formula="of:=PRODUCT([.L10];[.M9];[.N8];[.O7])" office:value-type="float" office:value="752640" calcext:value-type="float">
            <text:p>752640</text:p>
          </table:table-cell>
          <table:table-cell table:formula="of:=PRODUCT([.M10];[.N9];[.O8];[.P7])" office:value-type="float" office:value="0" calcext:value-type="float">
            <text:p>0</text:p>
          </table:table-cell>
          <table:table-cell table:formula="of:=PRODUCT([.N10];[.O9];[.P8];[.Q7])" office:value-type="float" office:value="1398852" calcext:value-type="float">
            <text:p>1398852</text:p>
          </table:table-cell>
          <table:table-cell table:formula="of:=PRODUCT([.O10];[.P9];[.Q8];[.R7])" office:value-type="float" office:value="7283232" calcext:value-type="float">
            <text:p>7283232</text:p>
          </table:table-cell>
          <table:table-cell table:formula="of:=PRODUCT([.P10];[.Q9];[.R8];[.S7])" office:value-type="float" office:value="10342528" calcext:value-type="float">
            <text:p>10342528</text:p>
          </table:table-cell>
          <table:table-cell table:formula="of:=PRODUCT([.Q10];[.R9];[.S8];[.T7])" office:value-type="float" office:value="19911080" calcext:value-type="float">
            <text:p>1991108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1];[.B10];[.C9];[.D8])" office:value-type="float" office:value="11074752" calcext:value-type="float">
            <text:p>11074752</text:p>
          </table:table-cell>
          <table:table-cell table:formula="of:=PRODUCT([.B11];[.C10];[.D9];[.E8])" office:value-type="float" office:value="3910" calcext:value-type="float">
            <text:p>3910</text:p>
          </table:table-cell>
          <table:table-cell table:formula="of:=PRODUCT([.C11];[.D10];[.E9];[.F8])" office:value-type="float" office:value="1951884" calcext:value-type="float">
            <text:p>1951884</text:p>
          </table:table-cell>
          <table:table-cell table:formula="of:=PRODUCT([.D11];[.E10];[.F9];[.G8])" office:value-type="float" office:value="1839600" calcext:value-type="float">
            <text:p>1839600</text:p>
          </table:table-cell>
          <table:table-cell table:formula="of:=PRODUCT([.E11];[.F10];[.G9];[.H8])" office:value-type="float" office:value="0" calcext:value-type="float">
            <text:p>0</text:p>
          </table:table-cell>
          <table:table-cell table:formula="of:=PRODUCT([.F11];[.G10];[.H9];[.I8])" office:value-type="float" office:value="14079000" calcext:value-type="float">
            <text:p>14079000</text:p>
          </table:table-cell>
          <table:table-cell table:formula="of:=PRODUCT([.G11];[.H10];[.I9];[.J8])" office:value-type="float" office:value="8335404" calcext:value-type="float">
            <text:p>8335404</text:p>
          </table:table-cell>
          <table:table-cell table:formula="of:=PRODUCT([.H11];[.I10];[.J9];[.K8])" office:value-type="float" office:value="2141320" calcext:value-type="float">
            <text:p>2141320</text:p>
          </table:table-cell>
          <table:table-cell table:formula="of:=PRODUCT([.I11];[.J10];[.K9];[.L8])" office:value-type="float" office:value="2053350" calcext:value-type="float">
            <text:p>2053350</text:p>
          </table:table-cell>
          <table:table-cell table:formula="of:=PRODUCT([.J11];[.K10];[.L9];[.M8])" office:value-type="float" office:value="16167060" calcext:value-type="float">
            <text:p>16167060</text:p>
          </table:table-cell>
          <table:table-cell table:formula="of:=PRODUCT([.K11];[.L10];[.M9];[.N8])" office:value-type="float" office:value="32256" calcext:value-type="float">
            <text:p>32256</text:p>
          </table:table-cell>
          <table:table-cell table:formula="of:=PRODUCT([.L11];[.M10];[.N9];[.O8])" office:value-type="float" office:value="0" calcext:value-type="float">
            <text:p>0</text:p>
          </table:table-cell>
          <table:table-cell table:formula="of:=PRODUCT([.M11];[.N10];[.O9];[.P8])" office:value-type="float" office:value="310856" calcext:value-type="float">
            <text:p>310856</text:p>
          </table:table-cell>
          <table:table-cell table:formula="of:=PRODUCT([.N11];[.O10];[.P9];[.Q8])" office:value-type="float" office:value="11883168" calcext:value-type="float">
            <text:p>11883168</text:p>
          </table:table-cell>
          <table:table-cell table:formula="of:=PRODUCT([.O11];[.P10];[.Q9];[.R8])" office:value-type="float" office:value="2585632" calcext:value-type="float">
            <text:p>2585632</text:p>
          </table:table-cell>
          <table:table-cell table:formula="of:=PRODUCT([.P11];[.Q10];[.R9];[.S8])" office:value-type="float" office:value="3982216" calcext:value-type="float">
            <text:p>3982216</text:p>
          </table:table-cell>
          <table:table-cell table:formula="of:=PRODUCT([.Q11];[.R10];[.S9];[.T8])" office:value-type="float" office:value="369117" calcext:value-type="float">
            <text:p>369117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2];[.B11];[.C10];[.D9])" office:value-type="float" office:value="31280" calcext:value-type="float">
            <text:p>31280</text:p>
          </table:table-cell>
          <table:table-cell table:formula="of:=PRODUCT([.B12];[.C11];[.D10];[.E9])" office:value-type="float" office:value="1227798" calcext:value-type="float">
            <text:p>1227798</text:p>
          </table:table-cell>
          <table:table-cell table:formula="of:=PRODUCT([.C12];[.D11];[.E10];[.F9])" office:value-type="float" office:value="766500" calcext:value-type="float">
            <text:p>766500</text:p>
          </table:table-cell>
          <table:table-cell table:formula="of:=PRODUCT([.D12];[.E11];[.F10];[.G9])" office:value-type="float" office:value="0" calcext:value-type="float">
            <text:p>0</text:p>
          </table:table-cell>
          <table:table-cell table:formula="of:=PRODUCT([.E12];[.F11];[.G10];[.H9])" office:value-type="float" office:value="14227200" calcext:value-type="float">
            <text:p>14227200</text:p>
          </table:table-cell>
          <table:table-cell table:formula="of:=PRODUCT([.F12];[.G11];[.H10];[.I9])" office:value-type="float" office:value="4630780" calcext:value-type="float">
            <text:p>4630780</text:p>
          </table:table-cell>
          <table:table-cell table:formula="of:=PRODUCT([.G12];[.H11];[.I10];[.J9])" office:value-type="float" office:value="706180" calcext:value-type="float">
            <text:p>706180</text:p>
          </table:table-cell>
          <table:table-cell table:formula="of:=PRODUCT([.H12];[.I11];[.J10];[.K9])" office:value-type="float" office:value="2474550" calcext:value-type="float">
            <text:p>2474550</text:p>
          </table:table-cell>
          <table:table-cell table:formula="of:=PRODUCT([.I12];[.J11];[.K10];[.L9])" office:value-type="float" office:value="14114100" calcext:value-type="float">
            <text:p>14114100</text:p>
          </table:table-cell>
          <table:table-cell table:formula="of:=PRODUCT([.J12];[.K11];[.L10];[.M9])" office:value-type="float" office:value="233856" calcext:value-type="float">
            <text:p>233856</text:p>
          </table:table-cell>
          <table:table-cell table:formula="of:=PRODUCT([.K12];[.L11];[.M10];[.N9])" office:value-type="float" office:value="0" calcext:value-type="float">
            <text:p>0</text:p>
          </table:table-cell>
          <table:table-cell table:formula="of:=PRODUCT([.L12];[.M11];[.N10];[.O9])" office:value-type="float" office:value="81984" calcext:value-type="float">
            <text:p>81984</text:p>
          </table:table-cell>
          <table:table-cell table:formula="of:=PRODUCT([.M12];[.N11];[.O10];[.P9])" office:value-type="float" office:value="0" calcext:value-type="float">
            <text:p>0</text:p>
          </table:table-cell>
          <table:table-cell table:formula="of:=PRODUCT([.N12];[.O11];[.P10];[.Q9])" office:value-type="float" office:value="897056" calcext:value-type="float">
            <text:p>897056</text:p>
          </table:table-cell>
          <table:table-cell table:formula="of:=PRODUCT([.O12];[.P11];[.Q10];[.R9])" office:value-type="float" office:value="2287656" calcext:value-type="float">
            <text:p>2287656</text:p>
          </table:table-cell>
          <table:table-cell table:formula="of:=PRODUCT([.P12];[.Q11];[.R10];[.S9])" office:value-type="float" office:value="421848" calcext:value-type="float">
            <text:p>421848</text:p>
          </table:table-cell>
          <table:table-cell table:formula="of:=PRODUCT([.Q12];[.R11];[.S10];[.T9])" office:value-type="float" office:value="4533408" calcext:value-type="float">
            <text:p>453340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3];[.B12];[.C11];[.D10])" office:value-type="float" office:value="1599858" calcext:value-type="float">
            <text:p>1599858</text:p>
          </table:table-cell>
          <table:table-cell table:formula="of:=PRODUCT([.B13];[.C12];[.D11];[.E10])" office:value-type="float" office:value="588000" calcext:value-type="float">
            <text:p>588000</text:p>
          </table:table-cell>
          <table:table-cell table:formula="of:=PRODUCT([.C13];[.D12];[.E11];[.F10])" office:value-type="float" office:value="0" calcext:value-type="float">
            <text:p>0</text:p>
          </table:table-cell>
          <table:table-cell table:formula="of:=PRODUCT([.D13];[.E12];[.F11];[.G10])" office:value-type="float" office:value="26265600" calcext:value-type="float">
            <text:p>26265600</text:p>
          </table:table-cell>
          <table:table-cell table:formula="of:=PRODUCT([.E13];[.F12];[.G11];[.H10])" office:value-type="float" office:value="1670900" calcext:value-type="float">
            <text:p>1670900</text:p>
          </table:table-cell>
          <table:table-cell table:formula="of:=PRODUCT([.F13];[.G12];[.H11];[.I10])" office:value-type="float" office:value="2949340" calcext:value-type="float">
            <text:p>2949340</text:p>
          </table:table-cell>
          <table:table-cell table:formula="of:=PRODUCT([.G13];[.H12];[.I11];[.J10])" office:value-type="float" office:value="2823525" calcext:value-type="float">
            <text:p>2823525</text:p>
          </table:table-cell>
          <table:table-cell table:formula="of:=PRODUCT([.H13];[.I12];[.J11];[.K10])" office:value-type="float" office:value="1266650" calcext:value-type="float">
            <text:p>1266650</text:p>
          </table:table-cell>
          <table:table-cell table:formula="of:=PRODUCT([.I13];[.J12];[.K11];[.L10])" office:value-type="float" office:value="12180" calcext:value-type="float">
            <text:p>12180</text:p>
          </table:table-cell>
          <table:table-cell table:formula="of:=PRODUCT([.J13];[.K12];[.L11];[.M10])" office:value-type="float" office:value="0" calcext:value-type="float">
            <text:p>0</text:p>
          </table:table-cell>
          <table:table-cell table:formula="of:=PRODUCT([.K13];[.L12];[.M11];[.N10])" office:value-type="float" office:value="257664" calcext:value-type="float">
            <text:p>257664</text:p>
          </table:table-cell>
          <table:table-cell table:formula="of:=PRODUCT([.L13];[.M12];[.N11];[.O10])" office:value-type="float" office:value="0" calcext:value-type="float">
            <text:p>0</text:p>
          </table:table-cell>
          <table:table-cell table:formula="of:=PRODUCT([.M13];[.N12];[.O11];[.P10])" office:value-type="float" office:value="1160896" calcext:value-type="float">
            <text:p>1160896</text:p>
          </table:table-cell>
          <table:table-cell table:formula="of:=PRODUCT([.N13];[.O12];[.P11];[.Q10])" office:value-type="float" office:value="1542240" calcext:value-type="float">
            <text:p>1542240</text:p>
          </table:table-cell>
          <table:table-cell table:formula="of:=PRODUCT([.O13];[.P12];[.Q11];[.R10])" office:value-type="float" office:value="140616" calcext:value-type="float">
            <text:p>140616</text:p>
          </table:table-cell>
          <table:table-cell table:formula="of:=PRODUCT([.P13];[.Q12];[.R11];[.S10])" office:value-type="float" office:value="3651912" calcext:value-type="float">
            <text:p>3651912</text:p>
          </table:table-cell>
          <table:table-cell table:formula="of:=PRODUCT([.Q13];[.R12];[.S11];[.T10])" office:value-type="float" office:value="7868280" calcext:value-type="float">
            <text:p>786828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4];[.B13];[.C12];[.D11])" office:value-type="float" office:value="148960" calcext:value-type="float">
            <text:p>148960</text:p>
          </table:table-cell>
          <table:table-cell table:formula="of:=PRODUCT([.B14];[.C13];[.D12];[.E11])" office:value-type="float" office:value="0" calcext:value-type="float">
            <text:p>0</text:p>
          </table:table-cell>
          <table:table-cell table:formula="of:=PRODUCT([.C14];[.D13];[.E12];[.F11])" office:value-type="float" office:value="27993600" calcext:value-type="float">
            <text:p>27993600</text:p>
          </table:table-cell>
          <table:table-cell table:formula="of:=PRODUCT([.D14];[.E13];[.F12];[.G11])" office:value-type="float" office:value="2582300" calcext:value-type="float">
            <text:p>2582300</text:p>
          </table:table-cell>
          <table:table-cell table:formula="of:=PRODUCT([.E14];[.F13];[.G12];[.H11])" office:value-type="float" office:value="737335" calcext:value-type="float">
            <text:p>737335</text:p>
          </table:table-cell>
          <table:table-cell table:formula="of:=PRODUCT([.F14];[.G13];[.H12];[.I11])" office:value-type="float" office:value="5898030" calcext:value-type="float">
            <text:p>5898030</text:p>
          </table:table-cell>
          <table:table-cell table:formula="of:=PRODUCT([.G14];[.H13];[.I12];[.J11])" office:value-type="float" office:value="1700930" calcext:value-type="float">
            <text:p>1700930</text:p>
          </table:table-cell>
          <table:table-cell table:formula="of:=PRODUCT([.H14];[.I13];[.J12];[.K11])" office:value-type="float" office:value="60030" calcext:value-type="float">
            <text:p>60030</text:p>
          </table:table-cell>
          <table:table-cell table:formula="of:=PRODUCT([.I14];[.J13];[.K12];[.L11])" office:value-type="float" office:value="8673280" calcext:value-type="float">
            <text:p>8673280</text:p>
          </table:table-cell>
          <table:table-cell table:formula="of:=PRODUCT([.J14];[.K13];[.L12];[.M11])" office:value-type="float" office:value="308352" calcext:value-type="float">
            <text:p>308352</text:p>
          </table:table-cell>
          <table:table-cell table:formula="of:=PRODUCT([.K14];[.L13];[.M12];[.N11])" office:value-type="float" office:value="0" calcext:value-type="float">
            <text:p>0</text:p>
          </table:table-cell>
          <table:table-cell table:formula="of:=PRODUCT([.L14];[.M13];[.N12];[.O11])" office:value-type="float" office:value="155584" calcext:value-type="float">
            <text:p>155584</text:p>
          </table:table-cell>
          <table:table-cell table:formula="of:=PRODUCT([.M14];[.N13];[.O12];[.P11])" office:value-type="float" office:value="3900960" calcext:value-type="float">
            <text:p>3900960</text:p>
          </table:table-cell>
          <table:table-cell table:formula="of:=PRODUCT([.N14];[.O13];[.P12];[.Q11])" office:value-type="float" office:value="235872" calcext:value-type="float">
            <text:p>235872</text:p>
          </table:table-cell>
          <table:table-cell table:formula="of:=PRODUCT([.O14];[.P13];[.Q12];[.R11])" office:value-type="float" office:value="1881288" calcext:value-type="float">
            <text:p>1881288</text:p>
          </table:table-cell>
          <table:table-cell table:formula="of:=PRODUCT([.P14];[.Q13];[.R12];[.S11])" office:value-type="float" office:value="6377448" calcext:value-type="float">
            <text:p>6377448</text:p>
          </table:table-cell>
          <table:table-cell table:formula="of:=PRODUCT([.Q14];[.R13];[.S12];[.T11])" office:value-type="float" office:value="1689120" calcext:value-type="float">
            <text:p>168912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5];[.B14];[.C13];[.D12])" office:value-type="float" office:value="0" calcext:value-type="float">
            <text:p>0</text:p>
          </table:table-cell>
          <table:table-cell table:formula="of:=PRODUCT([.B15];[.C14];[.D13];[.E12])" office:value-type="float" office:value="19408896" calcext:value-type="float">
            <text:p>19408896</text:p>
          </table:table-cell>
          <table:table-cell table:formula="of:=PRODUCT([.C15];[.D14];[.E13];[.F12])" office:value-type="float" office:value="666400" calcext:value-type="float">
            <text:p>666400</text:p>
          </table:table-cell>
          <table:table-cell table:formula="of:=PRODUCT([.D15];[.E14];[.F13];[.G12])" office:value-type="float" office:value="913415" calcext:value-type="float">
            <text:p>913415</text:p>
          </table:table-cell>
          <table:table-cell table:formula="of:=PRODUCT([.E15];[.F14];[.G13];[.H12])" office:value-type="float" office:value="38140594" calcext:value-type="float">
            <text:p>38140594</text:p>
          </table:table-cell>
          <table:table-cell table:formula="of:=PRODUCT([.F15];[.G14];[.H13];[.I12])" office:value-type="float" office:value="633325" calcext:value-type="float">
            <text:p>633325</text:p>
          </table:table-cell>
          <table:table-cell table:formula="of:=PRODUCT([.G15];[.H14];[.I13];[.J12])" office:value-type="float" office:value="1980990" calcext:value-type="float">
            <text:p>1980990</text:p>
          </table:table-cell>
          <table:table-cell table:formula="of:=PRODUCT([.H15];[.I14];[.J13];[.K12])" office:value-type="float" office:value="1734656" calcext:value-type="float">
            <text:p>1734656</text:p>
          </table:table-cell>
          <table:table-cell table:formula="of:=PRODUCT([.I15];[.J14];[.K13];[.L12])" office:value-type="float" office:value="539616" calcext:value-type="float">
            <text:p>539616</text:p>
          </table:table-cell>
          <table:table-cell table:formula="of:=PRODUCT([.J15];[.K14];[.L13];[.M12])" office:value-type="float" office:value="0" calcext:value-type="float">
            <text:p>0</text:p>
          </table:table-cell>
          <table:table-cell table:formula="of:=PRODUCT([.K15];[.L14];[.M13];[.N12])" office:value-type="float" office:value="554268" calcext:value-type="float">
            <text:p>554268</text:p>
          </table:table-cell>
          <table:table-cell table:formula="of:=PRODUCT([.L15];[.M14];[.N13];[.O12])" office:value-type="float" office:value="8916480" calcext:value-type="float">
            <text:p>8916480</text:p>
          </table:table-cell>
          <table:table-cell table:formula="of:=PRODUCT([.M15];[.N14];[.O13];[.P12])" office:value-type="float" office:value="419328" calcext:value-type="float">
            <text:p>419328</text:p>
          </table:table-cell>
          <table:table-cell table:formula="of:=PRODUCT([.N15];[.O14];[.P13];[.Q12])" office:value-type="float" office:value="922896" calcext:value-type="float">
            <text:p>922896</text:p>
          </table:table-cell>
          <table:table-cell table:formula="of:=PRODUCT([.O15];[.P14];[.Q13];[.R12])" office:value-type="float" office:value="2960958" calcext:value-type="float">
            <text:p>2960958</text:p>
          </table:table-cell>
          <table:table-cell table:formula="of:=PRODUCT([.P15];[.Q14];[.R13];[.S12])" office:value-type="float" office:value="1450440" calcext:value-type="float">
            <text:p>1450440</text:p>
          </table:table-cell>
          <table:table-cell table:formula="of:=PRODUCT([.Q15];[.R14];[.S13];[.T12])" office:value-type="float" office:value="2845953" calcext:value-type="float">
            <text:p>284595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6];[.B15];[.C14];[.D13])" office:value-type="float" office:value="17791488" calcext:value-type="float">
            <text:p>17791488</text:p>
          </table:table-cell>
          <table:table-cell table:formula="of:=PRODUCT([.B16];[.C15];[.D14];[.E13])" office:value-type="float" office:value="685440" calcext:value-type="float">
            <text:p>685440</text:p>
          </table:table-cell>
          <table:table-cell table:formula="of:=PRODUCT([.C16];[.D15];[.E14];[.F13])" office:value-type="float" office:value="2003620" calcext:value-type="float">
            <text:p>2003620</text:p>
          </table:table-cell>
          <table:table-cell table:formula="of:=PRODUCT([.D16];[.E15];[.F14];[.G13])" office:value-type="float" office:value="70600674" calcext:value-type="float">
            <text:p>70600674</text:p>
          </table:table-cell>
          <table:table-cell table:formula="of:=PRODUCT([.E16];[.F15];[.G14];[.H13])" office:value-type="float" office:value="656355" calcext:value-type="float">
            <text:p>656355</text:p>
          </table:table-cell>
          <table:table-cell table:formula="of:=PRODUCT([.F16];[.G15];[.H14];[.I13])" office:value-type="float" office:value="2117610" calcext:value-type="float">
            <text:p>2117610</text:p>
          </table:table-cell>
          <table:table-cell table:formula="of:=PRODUCT([.G16];[.H15];[.I14];[.J13])" office:value-type="float" office:value="394240" calcext:value-type="float">
            <text:p>394240</text:p>
          </table:table-cell>
          <table:table-cell table:formula="of:=PRODUCT([.H16];[.I15];[.J14];[.K13])" office:value-type="float" office:value="1618848" calcext:value-type="float">
            <text:p>1618848</text:p>
          </table:table-cell>
          <table:table-cell table:formula="of:=PRODUCT([.I16];[.J15];[.K14];[.L13])" office:value-type="float" office:value="990564" calcext:value-type="float">
            <text:p>990564</text:p>
          </table:table-cell>
          <table:table-cell table:formula="of:=PRODUCT([.J16];[.K15];[.L14];[.M13])" office:value-type="float" office:value="1499784" calcext:value-type="float">
            <text:p>1499784</text:p>
          </table:table-cell>
          <table:table-cell table:formula="of:=PRODUCT([.K16];[.L15];[.M14];[.N13])" office:value-type="float" office:value="5448960" calcext:value-type="float">
            <text:p>5448960</text:p>
          </table:table-cell>
          <table:table-cell table:formula="of:=PRODUCT([.L16];[.M15];[.N14];[.O13])" office:value-type="float" office:value="1170624" calcext:value-type="float">
            <text:p>1170624</text:p>
          </table:table-cell>
          <table:table-cell table:formula="of:=PRODUCT([.M16];[.N15];[.O14];[.P13])" office:value-type="float" office:value="1179256" calcext:value-type="float">
            <text:p>1179256</text:p>
          </table:table-cell>
          <table:table-cell table:formula="of:=PRODUCT([.N16];[.O15];[.P14];[.Q13])" office:value-type="float" office:value="5615610" calcext:value-type="float">
            <text:p>5615610</text:p>
          </table:table-cell>
          <table:table-cell table:formula="of:=PRODUCT([.O16];[.P15];[.Q14];[.R13])" office:value-type="float" office:value="204768" calcext:value-type="float">
            <text:p>204768</text:p>
          </table:table-cell>
          <table:table-cell table:formula="of:=PRODUCT([.P16];[.Q15];[.R14];[.S13])" office:value-type="float" office:value="1597728" calcext:value-type="float">
            <text:p>1597728</text:p>
          </table:table-cell>
          <table:table-cell table:formula="of:=PRODUCT([.Q16];[.R15];[.S14];[.T13])" office:value-type="float" office:value="5426190" calcext:value-type="float">
            <text:p>542619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7];[.B16];[.C15];[.D14])" office:value-type="float" office:value="78336" calcext:value-type="float">
            <text:p>78336</text:p>
          </table:table-cell>
          <table:table-cell table:formula="of:=PRODUCT([.B17];[.C16];[.D15];[.E14])" office:value-type="float" office:value="1185240" calcext:value-type="float">
            <text:p>1185240</text:p>
          </table:table-cell>
          <table:table-cell table:formula="of:=PRODUCT([.C17];[.D16];[.E15];[.F14])" office:value-type="float" office:value="12692256" calcext:value-type="float">
            <text:p>12692256</text:p>
          </table:table-cell>
          <table:table-cell table:formula="of:=PRODUCT([.D17];[.E16];[.F15];[.G14])" office:value-type="float" office:value="6844845" calcext:value-type="float">
            <text:p>6844845</text:p>
          </table:table-cell>
          <table:table-cell table:formula="of:=PRODUCT([.E17];[.F16];[.G15];[.H14])" office:value-type="float" office:value="16093836" calcext:value-type="float">
            <text:p>16093836</text:p>
          </table:table-cell>
          <table:table-cell table:formula="of:=PRODUCT([.F17];[.G16];[.H15];[.I14])" office:value-type="float" office:value="224000" calcext:value-type="float">
            <text:p>224000</text:p>
          </table:table-cell>
          <table:table-cell table:formula="of:=PRODUCT([.G17];[.H16];[.I15];[.J14])" office:value-type="float" office:value="1434888" calcext:value-type="float">
            <text:p>1434888</text:p>
          </table:table-cell>
          <table:table-cell table:formula="of:=PRODUCT([.H17];[.I16];[.J15];[.K14])" office:value-type="float" office:value="294492" calcext:value-type="float">
            <text:p>294492</text:p>
          </table:table-cell>
          <table:table-cell table:formula="of:=PRODUCT([.I17];[.J16];[.K15];[.L14])" office:value-type="float" office:value="818064" calcext:value-type="float">
            <text:p>818064</text:p>
          </table:table-cell>
          <table:table-cell table:formula="of:=PRODUCT([.J17];[.K16];[.L15];[.M14])" office:value-type="float" office:value="8536704" calcext:value-type="float">
            <text:p>8536704</text:p>
          </table:table-cell>
          <table:table-cell table:formula="of:=PRODUCT([.K17];[.L16];[.M15];[.N14])" office:value-type="float" office:value="4013568" calcext:value-type="float">
            <text:p>4013568</text:p>
          </table:table-cell>
          <table:table-cell table:formula="of:=PRODUCT([.L17];[.M16];[.N15];[.O14])" office:value-type="float" office:value="365976" calcext:value-type="float">
            <text:p>365976</text:p>
          </table:table-cell>
          <table:table-cell table:formula="of:=PRODUCT([.M17];[.N16];[.O15];[.P14])" office:value-type="float" office:value="880880" calcext:value-type="float">
            <text:p>880880</text:p>
          </table:table-cell>
          <table:table-cell table:formula="of:=PRODUCT([.N17];[.O16];[.P15];[.Q14])" office:value-type="float" office:value="174432" calcext:value-type="float">
            <text:p>174432</text:p>
          </table:table-cell>
          <table:table-cell table:formula="of:=PRODUCT([.O17];[.P16];[.Q15];[.R14])" office:value-type="float" office:value="2725536" calcext:value-type="float">
            <text:p>2725536</text:p>
          </table:table-cell>
          <table:table-cell table:formula="of:=PRODUCT([.P17];[.Q16];[.R15];[.S14])" office:value-type="float" office:value="2993760" calcext:value-type="float">
            <text:p>2993760</text:p>
          </table:table-cell>
          <table:table-cell table:formula="of:=PRODUCT([.Q17];[.R16];[.S15];[.T14])" office:value-type="float" office:value="14582400" calcext:value-type="float">
            <text:p>1458240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8];[.B17];[.C16];[.D15])" office:value-type="float" office:value="4740960" calcext:value-type="float">
            <text:p>4740960</text:p>
          </table:table-cell>
          <table:table-cell table:formula="of:=PRODUCT([.B18];[.C17];[.D16];[.E15])" office:value-type="float" office:value="9316656" calcext:value-type="float">
            <text:p>9316656</text:p>
          </table:table-cell>
          <table:table-cell table:formula="of:=PRODUCT([.C18];[.D17];[.E16];[.F15])" office:value-type="float" office:value="5242860" calcext:value-type="float">
            <text:p>5242860</text:p>
          </table:table-cell>
          <table:table-cell table:formula="of:=PRODUCT([.D18];[.E17];[.F16];[.G15])" office:value-type="float" office:value="9563004" calcext:value-type="float">
            <text:p>9563004</text:p>
          </table:table-cell>
          <table:table-cell table:formula="of:=PRODUCT([.E18];[.F17];[.G16];[.H15])" office:value-type="float" office:value="576000" calcext:value-type="float">
            <text:p>576000</text:p>
          </table:table-cell>
          <table:table-cell table:formula="of:=PRODUCT([.F18];[.G17];[.H16];[.I15])" office:value-type="float" office:value="589680" calcext:value-type="float">
            <text:p>589680</text:p>
          </table:table-cell>
          <table:table-cell table:formula="of:=PRODUCT([.G18];[.H17];[.I16];[.J15])" office:value-type="float" office:value="73623" calcext:value-type="float">
            <text:p>73623</text:p>
          </table:table-cell>
          <table:table-cell table:formula="of:=PRODUCT([.H18];[.I17];[.J16];[.K15])" office:value-type="float" office:value="5537664" calcext:value-type="float">
            <text:p>5537664</text:p>
          </table:table-cell>
          <table:table-cell table:formula="of:=PRODUCT([.I18];[.J17];[.K16];[.L15])" office:value-type="float" office:value="3374976" calcext:value-type="float">
            <text:p>3374976</text:p>
          </table:table-cell>
          <table:table-cell table:formula="of:=PRODUCT([.J18];[.K17];[.L16];[.M15])" office:value-type="float" office:value="4785408" calcext:value-type="float">
            <text:p>4785408</text:p>
          </table:table-cell>
          <table:table-cell table:formula="of:=PRODUCT([.K18];[.L17];[.M16];[.N15])" office:value-type="float" office:value="2131272" calcext:value-type="float">
            <text:p>2131272</text:p>
          </table:table-cell>
          <table:table-cell table:formula="of:=PRODUCT([.L18];[.M17];[.N16];[.O15])" office:value-type="float" office:value="789360" calcext:value-type="float">
            <text:p>789360</text:p>
          </table:table-cell>
          <table:table-cell table:formula="of:=PRODUCT([.M18];[.N17];[.O16];[.P15])" office:value-type="float" office:value="3575856" calcext:value-type="float">
            <text:p>3575856</text:p>
          </table:table-cell>
          <table:table-cell table:formula="of:=PRODUCT([.N18];[.O17];[.P16];[.Q15])" office:value-type="float" office:value="2051808" calcext:value-type="float">
            <text:p>2051808</text:p>
          </table:table-cell>
          <table:table-cell table:formula="of:=PRODUCT([.O18];[.P17];[.Q16];[.R15])" office:value-type="float" office:value="3211488" calcext:value-type="float">
            <text:p>3211488</text:p>
          </table:table-cell>
          <table:table-cell table:formula="of:=PRODUCT([.P18];[.Q17];[.R16];[.S15])" office:value-type="float" office:value="30987600" calcext:value-type="float">
            <text:p>30987600</text:p>
          </table:table-cell>
          <table:table-cell table:formula="of:=PRODUCT([.Q18];[.R17];[.S16];[.T15])" office:value-type="float" office:value="16048824" calcext:value-type="float">
            <text:p>1604882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19];[.B18];[.C17];[.D16])" office:value-type="float" office:value="1920960" calcext:value-type="float">
            <text:p>1920960</text:p>
          </table:table-cell>
          <table:table-cell table:formula="of:=PRODUCT([.B19];[.C18];[.D17];[.E16])" office:value-type="float" office:value="10935108" calcext:value-type="float">
            <text:p>10935108</text:p>
          </table:table-cell>
          <table:table-cell table:formula="of:=PRODUCT([.C19];[.D18];[.E17];[.F16])" office:value-type="float" office:value="3380860" calcext:value-type="float">
            <text:p>3380860</text:p>
          </table:table-cell>
          <table:table-cell table:formula="of:=PRODUCT([.D19];[.E18];[.F17];[.G16])" office:value-type="float" office:value="1044000" calcext:value-type="float">
            <text:p>1044000</text:p>
          </table:table-cell>
          <table:table-cell table:formula="of:=PRODUCT([.E19];[.F18];[.G17];[.H16])" office:value-type="float" office:value="6570720" calcext:value-type="float">
            <text:p>6570720</text:p>
          </table:table-cell>
          <table:table-cell table:formula="of:=PRODUCT([.F19];[.G18];[.H17];[.I16])" office:value-type="float" office:value="23529" calcext:value-type="float">
            <text:p>23529</text:p>
          </table:table-cell>
          <table:table-cell table:formula="of:=PRODUCT([.G19];[.H18];[.I17];[.J16])" office:value-type="float" office:value="8743680" calcext:value-type="float">
            <text:p>8743680</text:p>
          </table:table-cell>
          <table:table-cell table:formula="of:=PRODUCT([.H19];[.I18];[.J17];[.K16])" office:value-type="float" office:value="105468" calcext:value-type="float">
            <text:p>105468</text:p>
          </table:table-cell>
          <table:table-cell table:formula="of:=PRODUCT([.I19];[.J18];[.K17];[.L16])" office:value-type="float" office:value="22132512" calcext:value-type="float">
            <text:p>22132512</text:p>
          </table:table-cell>
          <table:table-cell table:formula="of:=PRODUCT([.J19];[.K18];[.L17];[.M16])" office:value-type="float" office:value="2541132" calcext:value-type="float">
            <text:p>2541132</text:p>
          </table:table-cell>
          <table:table-cell table:formula="of:=PRODUCT([.K19];[.L18];[.M17];[.N16])" office:value-type="float" office:value="1487640" calcext:value-type="float">
            <text:p>1487640</text:p>
          </table:table-cell>
          <table:table-cell table:formula="of:=PRODUCT([.L19];[.M18];[.N17];[.O16])" office:value-type="float" office:value="3213744" calcext:value-type="float">
            <text:p>3213744</text:p>
          </table:table-cell>
          <table:table-cell table:formula="of:=PRODUCT([.M19];[.N18];[.O17];[.P16])" office:value-type="float" office:value="2984448" calcext:value-type="float">
            <text:p>2984448</text:p>
          </table:table-cell>
          <table:table-cell table:formula="of:=PRODUCT([.N19];[.O18];[.P17];[.Q16])" office:value-type="float" office:value="10229184" calcext:value-type="float">
            <text:p>10229184</text:p>
          </table:table-cell>
          <table:table-cell table:formula="of:=PRODUCT([.O19];[.P18];[.Q17];[.R16])" office:value-type="float" office:value="25612200" calcext:value-type="float">
            <text:p>25612200</text:p>
          </table:table-cell>
          <table:table-cell table:formula="of:=PRODUCT([.P19];[.Q18];[.R17];[.S16])" office:value-type="float" office:value="3890624" calcext:value-type="float">
            <text:p>3890624</text:p>
          </table:table-cell>
          <table:table-cell table:formula="of:=PRODUCT([.Q19];[.R18];[.S17];[.T16])" office:value-type="float" office:value="482448" calcext:value-type="float">
            <text:p>48244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formula="of:=PRODUCT([.A20];[.B19];[.C18];[.D17])" office:value-type="float" office:value="191844" calcext:value-type="float">
            <text:p>191844</text:p>
          </table:table-cell>
          <table:table-cell table:formula="of:=PRODUCT([.B20];[.C19];[.D18];[.E17])" office:value-type="float" office:value="3817100" calcext:value-type="float">
            <text:p>3817100</text:p>
          </table:table-cell>
          <table:table-cell table:formula="of:=PRODUCT([.C20];[.D19];[.E18];[.F17])" office:value-type="float" office:value="2818800" calcext:value-type="float">
            <text:p>2818800</text:p>
          </table:table-cell>
          <table:table-cell table:formula="of:=PRODUCT([.D20];[.E19];[.F18];[.G17])" office:value-type="float" office:value="6479460" calcext:value-type="float">
            <text:p>6479460</text:p>
          </table:table-cell>
          <table:table-cell table:formula="of:=PRODUCT([.E20];[.F19];[.G18];[.H17])" office:value-type="float" office:value="650969" calcext:value-type="float">
            <text:p>650969</text:p>
          </table:table-cell>
          <table:table-cell table:formula="of:=PRODUCT([.F20];[.G19];[.H18];[.I17])" office:value-type="float" office:value="9694080" calcext:value-type="float">
            <text:p>9694080</text:p>
          </table:table-cell>
          <table:table-cell table:formula="of:=PRODUCT([.G20];[.H19];[.I18];[.J17])" office:value-type="float" office:value="172584" calcext:value-type="float">
            <text:p>172584</text:p>
          </table:table-cell>
          <table:table-cell table:formula="of:=PRODUCT([.H20];[.I19];[.J18];[.K17])" office:value-type="float" office:value="22793184" calcext:value-type="float">
            <text:p>22793184</text:p>
          </table:table-cell>
          <table:table-cell table:formula="of:=PRODUCT([.I20];[.J19];[.K18];[.L17])" office:value-type="float" office:value="883872" calcext:value-type="float">
            <text:p>883872</text:p>
          </table:table-cell>
          <table:table-cell table:formula="of:=PRODUCT([.J20];[.K19];[.L18];[.M17])" office:value-type="float" office:value="2488416" calcext:value-type="float">
            <text:p>2488416</text:p>
          </table:table-cell>
          <table:table-cell table:formula="of:=PRODUCT([.K20];[.L19];[.M18];[.N17])" office:value-type="float" office:value="8837796" calcext:value-type="float">
            <text:p>8837796</text:p>
          </table:table-cell>
          <table:table-cell table:formula="of:=PRODUCT([.L20];[.M19];[.N18];[.O17])" office:value-type="float" office:value="4476672" calcext:value-type="float">
            <text:p>4476672</text:p>
          </table:table-cell>
          <table:table-cell table:formula="of:=PRODUCT([.M20];[.N19];[.O18];[.P17])" office:value-type="float" office:value="9904448" calcext:value-type="float">
            <text:p>9904448</text:p>
          </table:table-cell>
          <table:table-cell table:formula="of:=PRODUCT([.N20];[.O19];[.P18];[.Q17])" office:value-type="float" office:value="11842200" calcext:value-type="float">
            <text:p>11842200</text:p>
          </table:table-cell>
          <table:table-cell table:formula="of:=PRODUCT([.O20];[.P19];[.Q18];[.R17])" office:value-type="float" office:value="3817216" calcext:value-type="float">
            <text:p>3817216</text:p>
          </table:table-cell>
          <table:table-cell table:formula="of:=PRODUCT([.P20];[.Q19];[.R18];[.S17])" office:value-type="float" office:value="6992" calcext:value-type="float">
            <text:p>6992</text:p>
          </table:table-cell>
          <table:table-cell table:formula="of:=PRODUCT([.Q20];[.R19];[.S18];[.T17])" office:value-type="float" office:value="6574608" calcext:value-type="float">
            <text:p>6574608</text:p>
          </table:table-cell>
          <table:table-cell table:style-name="ce2" table:number-columns-repeated="3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ximum</text:p>
          </table:table-cell>
          <table:table-cell table:style-name="ce5" table:formula="of:=MAX([.B112:.B131])" office:value-type="float" office:value="24468444" calcext:value-type="float">
            <text:p>24468444</text:p>
          </table:table-cell>
          <table:table-cell table:style-name="ce5" table:formula="of:=MAX([.C112:.C131])" office:value-type="float" office:value="19408896" calcext:value-type="float">
            <text:p>19408896</text:p>
          </table:table-cell>
          <table:table-cell table:style-name="ce5" table:formula="of:=MAX([.D112:.D131])" office:value-type="float" office:value="27993600" calcext:value-type="float">
            <text:p>27993600</text:p>
          </table:table-cell>
          <table:table-cell table:style-name="ce5" table:formula="of:=MAX([.E112:.E131])" office:value-type="float" office:value="70600674" calcext:value-type="float">
            <text:p>70600674</text:p>
          </table:table-cell>
          <table:table-cell table:style-name="ce5" table:formula="of:=MAX([.F112:.F131])" office:value-type="float" office:value="38140594" calcext:value-type="float">
            <text:p>38140594</text:p>
          </table:table-cell>
          <table:table-cell table:style-name="ce5" table:formula="of:=MAX([.G112:.G131])" office:value-type="float" office:value="14079000" calcext:value-type="float">
            <text:p>14079000</text:p>
          </table:table-cell>
          <table:table-cell table:style-name="ce5" table:formula="of:=MAX([.H112:.H131])" office:value-type="float" office:value="21408786" calcext:value-type="float">
            <text:p>21408786</text:p>
          </table:table-cell>
          <table:table-cell table:style-name="ce5" table:formula="of:=MAX([.I112:.I131])" office:value-type="float" office:value="22793184" calcext:value-type="float">
            <text:p>22793184</text:p>
          </table:table-cell>
          <table:table-cell table:style-name="ce5" table:formula="of:=MAX([.J112:.J131])" office:value-type="float" office:value="22132512" calcext:value-type="float">
            <text:p>22132512</text:p>
          </table:table-cell>
          <table:table-cell table:style-name="ce5" table:formula="of:=MAX([.K112:.K131])" office:value-type="float" office:value="41076896" calcext:value-type="float">
            <text:p>41076896</text:p>
          </table:table-cell>
          <table:table-cell table:style-name="ce5" table:formula="of:=MAX([.L112:.L131])" office:value-type="float" office:value="34826064" calcext:value-type="float">
            <text:p>34826064</text:p>
          </table:table-cell>
          <table:table-cell table:style-name="ce5" table:formula="of:=MAX([.M112:.M131])" office:value-type="float" office:value="22289904" calcext:value-type="float">
            <text:p>22289904</text:p>
          </table:table-cell>
          <table:table-cell table:style-name="ce5" table:formula="of:=MAX([.N112:.N131])" office:value-type="float" office:value="9904448" calcext:value-type="float">
            <text:p>9904448</text:p>
          </table:table-cell>
          <table:table-cell table:style-name="ce5" table:formula="of:=MAX([.O112:.O131])" office:value-type="float" office:value="11883168" calcext:value-type="float">
            <text:p>11883168</text:p>
          </table:table-cell>
          <table:table-cell table:style-name="ce5" table:formula="of:=MAX([.P112:.P131])" office:value-type="float" office:value="25612200" calcext:value-type="float">
            <text:p>25612200</text:p>
          </table:table-cell>
          <table:table-cell table:style-name="ce5" table:formula="of:=MAX([.Q112:.Q131])" office:value-type="float" office:value="30987600" calcext:value-type="float">
            <text:p>30987600</text:p>
          </table:table-cell>
          <table:table-cell table:style-name="ce5" table:formula="of:=MAX([.R112:.R131])" office:value-type="float" office:value="19911080" calcext:value-type="float">
            <text:p>1991108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inimum</text:p>
          </table:table-cell>
          <table:table-cell table:style-name="ce5" table:formula="of:=MIN([.B112:.B131])" office:value-type="float" office:value="0" calcext:value-type="float">
            <text:p>0</text:p>
          </table:table-cell>
          <table:table-cell table:style-name="ce5" table:formula="of:=MIN([.C112:.C131])" office:value-type="float" office:value="0" calcext:value-type="float">
            <text:p>0</text:p>
          </table:table-cell>
          <table:table-cell table:style-name="ce5" table:formula="of:=MIN([.D112:.D131])" office:value-type="float" office:value="0" calcext:value-type="float">
            <text:p>0</text:p>
          </table:table-cell>
          <table:table-cell table:style-name="ce5" table:formula="of:=MIN([.E112:.E131])" office:value-type="float" office:value="0" calcext:value-type="float">
            <text:p>0</text:p>
          </table:table-cell>
          <table:table-cell table:style-name="ce5" table:formula="of:=MIN([.F112:.F131])" office:value-type="float" office:value="0" calcext:value-type="float">
            <text:p>0</text:p>
          </table:table-cell>
          <table:table-cell table:style-name="ce5" table:formula="of:=MIN([.G112:.G131])" office:value-type="float" office:value="0" calcext:value-type="float">
            <text:p>0</text:p>
          </table:table-cell>
          <table:table-cell table:style-name="ce5" table:formula="of:=MIN([.H112:.H131])" office:value-type="float" office:value="73623" calcext:value-type="float">
            <text:p>73623</text:p>
          </table:table-cell>
          <table:table-cell table:style-name="ce5" table:formula="of:=MIN([.I112:.I131])" office:value-type="float" office:value="60030" calcext:value-type="float">
            <text:p>60030</text:p>
          </table:table-cell>
          <table:table-cell table:style-name="ce5" table:formula="of:=MIN([.J112:.J131])" office:value-type="float" office:value="12180" calcext:value-type="float">
            <text:p>12180</text:p>
          </table:table-cell>
          <table:table-cell table:style-name="ce5" table:formula="of:=MIN([.K112:.K131])" office:value-type="float" office:value="0" calcext:value-type="float">
            <text:p>0</text:p>
          </table:table-cell>
          <table:table-cell table:style-name="ce5" table:formula="of:=MIN([.L112:.L131])" office:value-type="float" office:value="0" calcext:value-type="float">
            <text:p>0</text:p>
          </table:table-cell>
          <table:table-cell table:style-name="ce5" table:formula="of:=MIN([.M112:.M131])" office:value-type="float" office:value="0" calcext:value-type="float">
            <text:p>0</text:p>
          </table:table-cell>
          <table:table-cell table:style-name="ce5" table:formula="of:=MIN([.N112:.N131])" office:value-type="float" office:value="0" calcext:value-type="float">
            <text:p>0</text:p>
          </table:table-cell>
          <table:table-cell table:style-name="ce5" table:formula="of:=MIN([.O112:.O131])" office:value-type="float" office:value="26880" calcext:value-type="float">
            <text:p>26880</text:p>
          </table:table-cell>
          <table:table-cell table:style-name="ce5" table:formula="of:=MIN([.P112:.P131])" office:value-type="float" office:value="51744" calcext:value-type="float">
            <text:p>51744</text:p>
          </table:table-cell>
          <table:table-cell table:style-name="ce5" table:formula="of:=MIN([.Q112:.Q131])" office:value-type="float" office:value="6992" calcext:value-type="float">
            <text:p>6992</text:p>
          </table:table-cell>
          <table:table-cell table:style-name="ce5" table:formula="of:=MIN([.R112:.R131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">
          <table:table-cell office:value-type="string" calcext:value-type="string">
            <text:p>max(Vertical)</text:p>
          </table:table-cell>
          <table:table-cell table:formula="of:=MAX([.B132:.U132])" office:value-type="float" office:value="70600674" calcext:value-type="float">
            <text:p>70600674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office:value-type="string" calcext:value-type="string">
            <text:p>min(Vertical)</text:p>
          </table:table-cell>
          <table:table-cell table:formula="of:=MIN([.B133:.U133])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3">
          <table:table-cell table:style-name="ce4" office:value-type="string" calcext:value-type="string">
            <text:p>Solution to the Euler project:</text:p>
          </table:table-cell>
          <table:table-cell table:style-name="ce6"/>
          <table:table-cell table:style-name="Default" table:number-columns-repeated="16"/>
          <table:table-cell table:number-columns-repeated="1006"/>
        </table:table-row>
        <table:table-row table:style-name="ro3">
          <table:table-cell table:style-name="ce4" office:value-type="string" calcext:value-type="string">
            <text:p>max(All)</text:p>
          </table:table-cell>
          <table:table-cell table:style-name="ce4" table:formula="of:=MAX([.B53];[.B80];[.B107];[.B135])" office:value-type="float" office:value="70600674" calcext:value-type="float">
            <text:p>70600674</text:p>
          </table:table-cell>
          <table:table-cell table:style-name="Default" table:number-columns-repeated="16"/>
          <table:table-cell table:number-columns-repeated="1006"/>
        </table:table-row>
        <table:table-row table:style-name="ro3">
          <table:table-cell table:style-name="ce4" office:value-type="string" calcext:value-type="string">
            <text:p>min(All)</text:p>
          </table:table-cell>
          <table:table-cell table:style-name="ce4" table:formula="of:=MIN([.B54];[.B81];[.B108];[.B136])" office:value-type="float" office:value="0" calcext:value-type="float">
            <text:p>0</text:p>
          </table:table-cell>
          <table:table-cell table:style-name="Default" table:number-columns-repeated="16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andale mono" svg:font-family="'andale mono'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ocaching" style:display-name="PageStyle_Geocac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uler" style:display-name="PageStyle_Eul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1.4.2$Linux_ARM_EABI LibreOffice_project/10m0$Build-2</meta:generator>
    <meta:creation-date>2016-09-07T18:28:20.935028134</meta:creation-date>
    <meta:document-statistic meta:table-count="2" meta:cell-count="3666" meta:object-count="0"/>
  </office:meta>
</office:document-meta>
</file>